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5">
      <text:list-level-style-bullet text:level="1" text:style-name="WW_CharLFO35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6">
      <text:list-level-style-bullet text:level="1" text:style-name="WW_CharLFO36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7">
      <text:list-level-style-bullet text:level="1" text:style-name="WW_CharLFO37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8">
      <text:list-level-style-bullet text:level="1" text:style-name="WW_CharLFO3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6">
      <text:list-level-style-bullet text:level="1" text:style-name="WW_CharLFO46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7">
      <text:list-level-style-bullet text:level="1" text:style-name="WW_CharLFO47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1">
      <text:list-level-style-bullet text:level="1" text:style-name="WW_CharLFO5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2">
      <text:list-level-style-bullet text:level="1" text:style-name="WW_CharLFO5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ContentsHeading" style:master-page-name="MP0" style:family="paragraph">
      <style:paragraph-properties fo:break-before="page">
        <style:tab-stops>
          <style:tab-stop style:type="right" style:leader-style="dotted" style:leader-text="." style:position="6.7284in"/>
        </style:tab-stops>
      </style:paragraph-properties>
    </style:style>
    <style:style style:name="P3" style:parent-style-name="Contents1" style:family="paragraph">
      <style:paragraph-properties>
        <style:tab-stops>
          <style:tab-stop style:type="right" style:leader-style="dotted" style:leader-text="." style:position="7.443in"/>
        </style:tab-stops>
      </style:paragraph-properties>
    </style:style>
    <style:style style:name="P4" style:parent-style-name="Contents1" style:family="paragraph">
      <style:paragraph-properties>
        <style:tab-stops>
          <style:tab-stop style:type="right" style:leader-style="dotted" style:leader-text="." style:position="7.443in"/>
        </style:tab-stops>
      </style:paragraph-properties>
    </style:style>
    <style:style style:name="P5" style:parent-style-name="Contents1" style:family="paragraph">
      <style:paragraph-properties>
        <style:tab-stops>
          <style:tab-stop style:type="right" style:leader-style="dotted" style:leader-text="." style:position="7.443in"/>
        </style:tab-stops>
      </style:paragraph-properties>
    </style:style>
    <style:style style:name="P6" style:parent-style-name="Contents1" style:family="paragraph">
      <style:paragraph-properties>
        <style:tab-stops>
          <style:tab-stop style:type="right" style:leader-style="dotted" style:leader-text="." style:position="7.443in"/>
        </style:tab-stops>
      </style:paragraph-properties>
    </style:style>
    <style:style style:name="P7" style:parent-style-name="Standard" style:family="paragraph">
      <style:paragraph-properties fo:text-align="justify"/>
    </style:style>
    <style:style style:name="P8" style:parent-style-name="Заголовок1" style:family="paragraph">
      <style:paragraph-properties fo:text-align="justify"/>
      <style:text-properties style:font-name="Liberation Serif"/>
    </style:style>
    <style:style style:name="P9" style:parent-style-name="Заголовок1" style:family="paragraph">
      <style:paragraph-properties fo:break-before="page" fo:text-align="justify"/>
      <style:text-properties style:font-name="Liberation Serif"/>
    </style:style>
    <style:style style:name="P10" style:parent-style-name="Standard" style:family="paragraph">
      <style:paragraph-properties fo:text-align="justify"/>
    </style:style>
    <style:style style:name="P11" style:parent-style-name="Заголовок2" style:family="paragraph">
      <style:paragraph-properties fo:text-align="justify"/>
      <style:text-properties style:font-name="Liberation Serif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Заголовок2" style:family="paragraph">
      <style:paragraph-properties fo:text-align="justify"/>
      <style:text-properties style:font-name="Liberation Serif"/>
    </style:style>
    <style:style style:name="P20" style:parent-style-name="Standard" style:family="paragraph">
      <style:paragraph-properties fo:text-align="justify"/>
    </style:style>
    <style:style style:name="P21" style:parent-style-name="Заголовок2" style:family="paragraph">
      <style:paragraph-properties fo:text-align="justify"/>
      <style:text-properties style:font-name="Liberation Serif"/>
    </style:style>
    <style:style style:name="P22" style:parent-style-name="Standard" style:family="paragraph">
      <style:paragraph-properties fo:text-align="justify"/>
    </style:style>
    <style:style style:name="T23" style:parent-style-name="Основнойшрифтабзаца" style:family="text">
      <style:text-properties fo:font-weight="bold" style:font-weight-asian="bold" style:font-weight-complex="bold"/>
    </style:style>
    <style:style style:name="T24" style:parent-style-name="Основнойшрифтабзаца" style:family="text">
      <style:text-properties fo:font-weight="bold" style:font-weight-asian="bold" style:font-weight-complex="bold"/>
    </style:style>
    <style:style style:name="P25" style:parent-style-name="Заголовок2" style:family="paragraph">
      <style:paragraph-properties fo:text-align="justify"/>
      <style:text-properties style:font-name="Liberation Serif"/>
    </style:style>
    <style:style style:name="P26" style:parent-style-name="Standard" style:family="paragraph">
      <style:paragraph-properties fo:text-align="justify"/>
    </style:style>
    <style:style style:name="P27" style:parent-style-name="Заголовок2" style:family="paragraph">
      <style:paragraph-properties fo:text-align="justify"/>
      <style:text-properties style:font-name="Liberation Serif"/>
    </style:style>
    <style:style style:name="P28" style:parent-style-name="Standard" style:family="paragraph">
      <style:paragraph-properties fo:text-align="justify"/>
    </style:style>
    <style:style style:name="T29" style:parent-style-name="Основнойшрифтабзаца" style:family="text">
      <style:text-properties fo:font-weight="bold" style:font-weight-asian="bold" style:font-weight-complex="bold"/>
    </style:style>
    <style:style style:name="P30" style:parent-style-name="Заголовок2" style:family="paragraph">
      <style:paragraph-properties fo:text-align="justify"/>
      <style:text-properties style:font-name="Liberation Serif"/>
    </style:style>
    <style:style style:name="P31" style:parent-style-name="Standard" style:family="paragraph">
      <style:paragraph-properties fo:text-align="justify"/>
    </style:style>
    <style:style style:name="T32" style:parent-style-name="Основнойшрифтабзаца" style:family="text">
      <style:text-properties fo:font-weight="bold" style:font-weight-asian="bold" style:font-weight-complex="bold"/>
    </style:style>
    <style:style style:name="P33" style:parent-style-name="Заголовок2" style:family="paragraph">
      <style:paragraph-properties fo:text-align="justify"/>
      <style:text-properties style:font-name="Liberation Serif"/>
    </style:style>
    <style:style style:name="P34" style:parent-style-name="Standard" style:family="paragraph">
      <style:paragraph-properties fo:text-align="justify"/>
    </style:style>
    <style:style style:name="P35" style:parent-style-name="Заголовок2" style:family="paragraph">
      <style:paragraph-properties fo:text-align="justify"/>
      <style:text-properties style:font-name="Liberation Serif"/>
    </style:style>
    <style:style style:name="P36" style:parent-style-name="Standard" style:family="paragraph">
      <style:paragraph-properties fo:text-align="justify"/>
    </style:style>
    <style:style style:name="P37" style:parent-style-name="Заголовок2" style:family="paragraph">
      <style:paragraph-properties fo:text-align="justify"/>
      <style:text-properties style:font-name="Liberation Serif"/>
    </style:style>
    <style:style style:name="P38" style:parent-style-name="Standard" style:family="paragraph">
      <style:paragraph-properties fo:text-align="justify"/>
    </style:style>
    <style:style style:name="P39" style:parent-style-name="Заголовок2" style:family="paragraph">
      <style:paragraph-properties fo:text-align="justify"/>
      <style:text-properties style:font-name="Liberation Serif"/>
    </style:style>
    <style:style style:name="P40" style:parent-style-name="Standard" style:family="paragraph">
      <style:paragraph-properties fo:text-align="justify"/>
    </style:style>
    <style:style style:name="P41" style:parent-style-name="Заголовок2" style:family="paragraph">
      <style:paragraph-properties fo:text-align="justify"/>
      <style:text-properties style:font-name="Liberation Serif"/>
    </style:style>
    <style:style style:name="P42" style:parent-style-name="Standard" style:family="paragraph">
      <style:paragraph-properties fo:text-align="justify"/>
    </style:style>
    <style:style style:name="P43" style:parent-style-name="Заголовок2" style:family="paragraph">
      <style:paragraph-properties fo:text-align="justify"/>
      <style:text-properties style:font-name="Liberation Serif"/>
    </style:style>
    <style:style style:name="P44" style:parent-style-name="Standard" style:family="paragraph">
      <style:paragraph-properties fo:text-align="justify"/>
    </style:style>
    <style:style style:name="P45" style:parent-style-name="Заголовок2" style:family="paragraph">
      <style:paragraph-properties fo:text-align="justify"/>
      <style:text-properties style:font-name="Liberation Serif"/>
    </style:style>
    <style:style style:name="P46" style:parent-style-name="Standard" style:family="paragraph">
      <style:paragraph-properties fo:text-align="justify"/>
    </style:style>
    <style:style style:name="P47" style:parent-style-name="Заголовок2" style:family="paragraph">
      <style:paragraph-properties fo:text-align="justify"/>
      <style:text-properties style:font-name="Liberation Serif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  <style:style style:name="T55" style:parent-style-name="Основнойшрифтабзаца" style:family="text">
      <style:text-properties fo:font-weight="bold" style:font-weight-asian="bold" style:font-weight-complex="bold"/>
    </style:style>
    <style:style style:name="P56" style:parent-style-name="Заголовок2" style:family="paragraph">
      <style:paragraph-properties fo:text-align="justify"/>
      <style:text-properties style:font-name="Liberation Serif"/>
    </style:style>
    <style:style style:name="P57" style:parent-style-name="Standard" style:family="paragraph">
      <style:paragraph-properties fo:text-align="justify"/>
    </style:style>
    <style:style style:name="P58" style:parent-style-name="Standard" style:family="paragraph">
      <style:paragraph-properties fo:text-align="justify"/>
    </style:style>
    <style:style style:name="P59" style:parent-style-name="Заголовок2" style:family="paragraph">
      <style:paragraph-properties fo:text-align="justify"/>
      <style:text-properties style:font-name="Liberation Serif"/>
    </style:style>
    <style:style style:name="P60" style:parent-style-name="Standard" style:family="paragraph">
      <style:paragraph-properties fo:text-align="justify"/>
    </style:style>
    <style:style style:name="P61" style:parent-style-name="Заголовок2" style:family="paragraph">
      <style:paragraph-properties fo:text-align="justify"/>
      <style:text-properties style:font-name="Liberation Serif"/>
    </style:style>
    <style:style style:name="P62" style:parent-style-name="Standard" style:family="paragraph">
      <style:paragraph-properties fo:text-align="justify"/>
    </style:style>
    <style:style style:name="T63" style:parent-style-name="Основнойшрифтабзаца" style:family="text">
      <style:text-properties fo:font-weight="bold" style:font-weight-asian="bold" style:font-weight-complex="bold"/>
    </style:style>
    <style:style style:name="P64" style:parent-style-name="Standard" style:family="paragraph">
      <style:paragraph-properties fo:text-align="justify"/>
    </style:style>
    <style:style style:name="T65" style:parent-style-name="Основнойшрифтабзаца" style:family="text">
      <style:text-properties fo:font-weight="bold" style:font-weight-asian="bold" style:font-weight-complex="bold"/>
    </style:style>
    <style:style style:name="T66" style:parent-style-name="Основнойшрифтабзаца" style:family="text">
      <style:text-properties fo:font-weight="bold" style:font-weight-asian="bold" style:font-weight-complex="bold"/>
    </style:style>
    <style:style style:name="P67" style:parent-style-name="Заголовок2" style:family="paragraph">
      <style:paragraph-properties fo:text-align="justify"/>
      <style:text-properties style:font-name="Liberation Serif"/>
    </style:style>
    <style:style style:name="P68" style:parent-style-name="Standard" style:family="paragraph">
      <style:paragraph-properties fo:text-align="justify"/>
    </style:style>
    <style:style style:name="P69" style:parent-style-name="Standard" style:family="paragraph">
      <style:paragraph-properties fo:text-align="justify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P72" style:parent-style-name="Standard" style:family="paragraph">
      <style:paragraph-properties fo:text-align="justify"/>
    </style:style>
    <style:style style:name="P73" style:parent-style-name="Заголовок2" style:family="paragraph">
      <style:paragraph-properties fo:text-align="justify"/>
      <style:text-properties style:font-name="Liberation Serif"/>
    </style:style>
    <style:style style:name="P74" style:parent-style-name="Textbody" style:family="paragraph">
      <style:paragraph-properties fo:text-align="justify"/>
    </style:style>
    <style:style style:name="P75" style:parent-style-name="Заголовок2" style:family="paragraph">
      <style:paragraph-properties fo:text-align="justify"/>
      <style:text-properties style:font-name="Liberation Serif"/>
    </style:style>
    <style:style style:name="P76" style:parent-style-name="Textbody" style:family="paragraph">
      <style:paragraph-properties fo:text-align="justify"/>
    </style:style>
    <style:style style:name="P77" style:parent-style-name="Заголовок2" style:family="paragraph">
      <style:paragraph-properties fo:text-align="justify"/>
      <style:text-properties style:font-name="Liberation Serif"/>
    </style:style>
    <style:style style:name="P78" style:parent-style-name="Textbody" style:family="paragraph">
      <style:paragraph-properties fo:text-align="justify"/>
    </style:style>
    <style:style style:name="P79" style:parent-style-name="Textbody" style:family="paragraph">
      <style:paragraph-properties fo:text-align="justify"/>
    </style:style>
    <style:style style:name="P80" style:parent-style-name="Textbody" style:family="paragraph">
      <style:paragraph-properties fo:text-align="justify"/>
    </style:style>
    <style:style style:name="P81" style:parent-style-name="Textbody" style:family="paragraph">
      <style:paragraph-properties fo:text-align="justify"/>
    </style:style>
    <style:style style:name="P82" style:parent-style-name="Textbody" style:family="paragraph">
      <style:paragraph-properties fo:text-align="justify"/>
    </style:style>
    <style:style style:name="P83" style:parent-style-name="Textbody" style:family="paragraph">
      <style:paragraph-properties fo:text-align="justify"/>
    </style:style>
    <style:style style:name="P84" style:parent-style-name="Textbody" style:family="paragraph">
      <style:paragraph-properties fo:text-align="justify"/>
    </style:style>
    <style:style style:name="P85" style:parent-style-name="Textbody" style:family="paragraph">
      <style:paragraph-properties fo:text-align="justify"/>
    </style:style>
    <style:style style:name="P86" style:parent-style-name="Textbody" style:family="paragraph">
      <style:paragraph-properties fo:text-align="justify"/>
    </style:style>
    <style:style style:name="P87" style:parent-style-name="Textbody" style:family="paragraph">
      <style:paragraph-properties fo:text-align="justify"/>
    </style:style>
    <style:style style:name="P88" style:parent-style-name="Textbody" style:family="paragraph">
      <style:paragraph-properties fo:text-align="justify"/>
    </style:style>
    <style:style style:name="P89" style:parent-style-name="Textbody" style:family="paragraph">
      <style:paragraph-properties fo:text-align="justify"/>
    </style:style>
    <style:style style:name="P90" style:parent-style-name="Textbody" style:family="paragraph">
      <style:paragraph-properties fo:text-align="justify"/>
    </style:style>
    <style:style style:name="P91" style:parent-style-name="Заголовок1" style:family="paragraph">
      <style:paragraph-properties fo:text-align="justify"/>
      <style:text-properties style:font-name="Liberation Serif"/>
    </style:style>
    <style:style style:name="P92" style:parent-style-name="Заголовок2" style:family="paragraph">
      <style:paragraph-properties fo:text-align="justify"/>
      <style:text-properties style:font-name="Liberation Serif"/>
    </style:style>
    <style:style style:name="P93" style:parent-style-name="Textbody" style:family="paragraph">
      <style:paragraph-properties fo:text-align="justify"/>
    </style:style>
    <style:style style:name="P94" style:parent-style-name="Textbody" style:family="paragraph">
      <style:paragraph-properties fo:text-align="justify"/>
    </style:style>
    <style:style style:name="P95" style:parent-style-name="Textbody" style:family="paragraph">
      <style:paragraph-properties fo:text-align="justify"/>
    </style:style>
    <style:style style:name="P96" style:parent-style-name="Textbody" style:family="paragraph">
      <style:paragraph-properties fo:text-align="justify"/>
    </style:style>
    <style:style style:name="P97" style:parent-style-name="Textbody" style:family="paragraph">
      <style:paragraph-properties fo:text-align="justify"/>
    </style:style>
    <style:style style:name="P98" style:parent-style-name="Заголовок2" style:family="paragraph">
      <style:paragraph-properties fo:text-align="justify"/>
      <style:text-properties style:font-name="Liberation Serif"/>
    </style:style>
    <style:style style:name="P99" style:parent-style-name="Textbody" style:family="paragraph">
      <style:paragraph-properties fo:text-align="justify"/>
    </style:style>
    <style:style style:name="T100" style:parent-style-name="Основнойшрифтабзаца" style:family="text">
      <style:text-properties fo:font-weight="bold" style:font-weight-asian="bold" style:font-weight-complex="bold"/>
    </style:style>
    <style:style style:name="T101" style:parent-style-name="Основнойшрифтабзаца" style:family="text">
      <style:text-properties fo:font-weight="bold" style:font-weight-asian="bold" style:font-weight-complex="bold"/>
    </style:style>
    <style:style style:name="P102" style:parent-style-name="Textbody" style:family="paragraph">
      <style:paragraph-properties fo:text-align="justify"/>
    </style:style>
    <style:style style:name="P103" style:parent-style-name="Textbody" style:family="paragraph">
      <style:paragraph-properties fo:text-align="justify"/>
    </style:style>
    <style:style style:name="P104" style:parent-style-name="Заголовок1" style:family="paragraph">
      <style:paragraph-properties fo:text-align="justify"/>
      <style:text-properties style:font-name="Liberation Serif"/>
    </style:style>
    <style:style style:name="P105" style:parent-style-name="Textbody" style:family="paragraph">
      <style:paragraph-properties fo:text-align="justify"/>
    </style:style>
    <style:style style:name="P106" style:parent-style-name="Textbody" style:family="paragraph">
      <style:paragraph-properties fo:text-align="justify"/>
    </style:style>
    <style:style style:name="P107" style:parent-style-name="Textbody" style:family="paragraph">
      <style:paragraph-properties fo:text-align="justify"/>
    </style:style>
    <style:style style:name="P108" style:parent-style-name="Textbody" style:family="paragraph">
      <style:paragraph-properties fo:text-align="justify"/>
    </style:style>
    <style:style style:name="P109" style:parent-style-name="Textbody" style:family="paragraph">
      <style:paragraph-properties fo:text-align="justify"/>
    </style:style>
    <style:style style:name="P110" style:parent-style-name="Textbody" style:family="paragraph">
      <style:paragraph-properties fo:text-align="justify"/>
    </style:style>
    <style:style style:name="P111" style:parent-style-name="Textbody" style:family="paragraph">
      <style:paragraph-properties fo:text-align="justify"/>
    </style:style>
    <style:style style:name="P112" style:parent-style-name="Textbody" style:family="paragraph">
      <style:paragraph-properties fo:text-align="justify"/>
    </style:style>
    <style:style style:name="P113" style:parent-style-name="Textbody" style:family="paragraph">
      <style:paragraph-properties fo:text-align="justify"/>
    </style:style>
    <style:style style:name="P114" style:parent-style-name="Textbody" style:family="paragraph">
      <style:paragraph-properties fo:text-align="justify"/>
    </style:style>
    <style:style style:name="P115" style:parent-style-name="Textbody" style:family="paragraph">
      <style:paragraph-properties fo:text-align="justify"/>
    </style:style>
    <style:style style:name="P116" style:parent-style-name="Textbody" style:family="paragraph">
      <style:paragraph-properties fo:text-align="justify"/>
    </style:style>
    <style:style style:name="P117" style:parent-style-name="Textbody" style:family="paragraph">
      <style:paragraph-properties fo:text-align="justify"/>
    </style:style>
    <style:style style:name="P118" style:parent-style-name="Textbody" style:family="paragraph">
      <style:paragraph-properties fo:text-align="justify"/>
    </style:style>
    <style:style style:name="P119" style:parent-style-name="Textbody" style:family="paragraph">
      <style:paragraph-properties fo:text-align="justify"/>
    </style:style>
    <style:style style:name="P120" style:parent-style-name="Заголовок2" style:family="paragraph">
      <style:paragraph-properties fo:text-align="justify"/>
      <style:text-properties style:font-name="Liberation Serif"/>
    </style:style>
    <style:style style:name="P121" style:parent-style-name="Textbody" style:family="paragraph">
      <style:paragraph-properties fo:text-align="justify"/>
    </style:style>
    <style:style style:name="P122" style:parent-style-name="Textbody" style:family="paragraph">
      <style:paragraph-properties fo:text-align="justify"/>
    </style:style>
    <style:style style:name="P123" style:parent-style-name="Textbody" style:family="paragraph">
      <style:paragraph-properties fo:text-align="justify"/>
    </style:style>
    <style:style style:name="P124" style:parent-style-name="Заголовок2" style:family="paragraph">
      <style:paragraph-properties fo:text-align="justify"/>
      <style:text-properties style:font-name="Liberation Serif"/>
    </style:style>
    <style:style style:name="P125" style:parent-style-name="Textbody" style:family="paragraph">
      <style:paragraph-properties fo:text-align="justify"/>
    </style:style>
    <style:style style:name="P126" style:parent-style-name="Textbody" style:family="paragraph">
      <style:paragraph-properties fo:text-align="justify"/>
    </style:style>
    <style:style style:name="P127" style:parent-style-name="Textbody" style:family="paragraph">
      <style:paragraph-properties fo:text-align="justify"/>
    </style:style>
    <style:style style:name="P128" style:parent-style-name="Заголовок1" style:family="paragraph">
      <style:paragraph-properties fo:text-align="justify"/>
      <style:text-properties style:font-name="Liberation Serif"/>
    </style:style>
    <style:style style:name="P129" style:parent-style-name="Заголовок2" style:family="paragraph">
      <style:paragraph-properties fo:text-align="justify"/>
      <style:text-properties style:font-name="Liberation Serif"/>
    </style:style>
    <style:style style:name="P130" style:parent-style-name="Textbody" style:family="paragraph">
      <style:paragraph-properties fo:text-align="justify"/>
    </style:style>
    <style:style style:name="P131" style:parent-style-name="Textbody" style:family="paragraph">
      <style:paragraph-properties fo:text-align="justify"/>
    </style:style>
    <style:style style:name="P132" style:parent-style-name="Textbody" style:family="paragraph">
      <style:paragraph-properties fo:text-align="justify"/>
    </style:style>
    <style:style style:name="P133" style:parent-style-name="Textbody" style:family="paragraph">
      <style:paragraph-properties fo:text-align="justify"/>
    </style:style>
    <style:style style:name="P134" style:parent-style-name="Textbody" style:family="paragraph">
      <style:paragraph-properties fo:text-align="justify"/>
    </style:style>
    <style:style style:name="P135" style:parent-style-name="Textbody" style:family="paragraph">
      <style:paragraph-properties fo:text-align="justify"/>
    </style:style>
    <style:style style:name="P136" style:parent-style-name="Textbody" style:family="paragraph">
      <style:paragraph-properties fo:text-align="justify"/>
    </style:style>
    <style:style style:name="P137" style:parent-style-name="Textbody" style:family="paragraph">
      <style:paragraph-properties fo:text-align="justify"/>
    </style:style>
    <style:style style:name="P138" style:parent-style-name="Textbody" style:family="paragraph">
      <style:paragraph-properties fo:text-align="justify"/>
    </style:style>
    <style:style style:name="P139" style:parent-style-name="Textbody" style:family="paragraph">
      <style:paragraph-properties fo:text-align="justify"/>
    </style:style>
    <style:style style:name="P140" style:parent-style-name="Textbody" style:family="paragraph">
      <style:paragraph-properties fo:text-align="justify"/>
    </style:style>
    <style:style style:name="P141" style:parent-style-name="Textbody" style:family="paragraph">
      <style:paragraph-properties fo:text-align="justify"/>
    </style:style>
    <style:style style:name="P142" style:parent-style-name="Заголовок2" style:family="paragraph">
      <style:paragraph-properties fo:text-align="justify"/>
      <style:text-properties style:font-name="Liberation Serif"/>
    </style:style>
    <style:style style:name="P143" style:parent-style-name="Textbody" style:family="paragraph">
      <style:paragraph-properties fo:text-align="justify"/>
    </style:style>
    <style:style style:name="P144" style:parent-style-name="Textbody" style:family="paragraph">
      <style:paragraph-properties fo:text-align="justify"/>
    </style:style>
    <style:style style:name="P145" style:parent-style-name="Textbody" style:family="paragraph">
      <style:paragraph-properties fo:text-align="justify"/>
    </style:style>
    <style:style style:name="P146" style:parent-style-name="Textbody" style:family="paragraph">
      <style:paragraph-properties fo:text-align="justify"/>
    </style:style>
    <style:style style:name="P147" style:parent-style-name="Заголовок3" style:family="paragraph">
      <style:paragraph-properties fo:text-align="justify"/>
      <style:text-properties style:font-name="Liberation Serif"/>
    </style:style>
    <style:style style:name="P148" style:parent-style-name="Textbody" style:family="paragraph">
      <style:paragraph-properties fo:text-align="justify"/>
    </style:style>
    <style:style style:name="P149" style:parent-style-name="Textbody" style:family="paragraph">
      <style:paragraph-properties fo:text-align="justify"/>
    </style:style>
    <style:style style:name="P150" style:parent-style-name="Textbody" style:family="paragraph">
      <style:paragraph-properties fo:text-align="justify" fo:margin-left="0.5in">
        <style:tab-stops/>
      </style:paragraph-properties>
    </style:style>
    <style:style style:name="P151" style:parent-style-name="Textbody" style:family="paragraph">
      <style:paragraph-properties fo:text-align="justify"/>
    </style:style>
    <style:style style:name="P152" style:parent-style-name="Textbody" style:family="paragraph">
      <style:paragraph-properties fo:text-align="justify"/>
    </style:style>
    <style:style style:name="P153" style:parent-style-name="Textbody" style:family="paragraph">
      <style:paragraph-properties fo:text-align="justify"/>
    </style:style>
    <style:style style:name="P154" style:parent-style-name="Textbody" style:family="paragraph">
      <style:paragraph-properties fo:text-align="justify"/>
    </style:style>
    <style:style style:name="T155" style:parent-style-name="Основнойшрифтабзаца" style:family="text">
      <style:text-properties fo:font-weight="normal" style:font-weight-asian="normal" fo:color="#000000" fo:font-size="12.5pt" style:font-size-asian="12.5pt" fo:background-color="#FFCE0A"/>
    </style:style>
    <style:style style:name="T156" style:parent-style-name="Основнойшрифтабзаца" style:family="text">
      <style:text-properties fo:font-weight="normal" style:font-weight-asian="normal" fo:color="#000000" fo:font-size="12.5pt" style:font-size-asian="12.5pt" fo:background-color="#FFCE0A"/>
    </style:style>
    <style:style style:name="T157" style:parent-style-name="Основнойшрифтабзаца" style:family="text">
      <style:text-properties fo:font-weight="normal" style:font-weight-asian="normal" fo:color="#000000"/>
    </style:style>
    <style:style style:name="T158" style:parent-style-name="Основнойшрифтабзаца" style:family="text">
      <style:text-properties fo:font-weight="normal" style:font-weight-asian="normal" fo:color="#000000"/>
    </style:style>
    <style:style style:name="P159" style:parent-style-name="Textbody" style:family="paragraph">
      <style:paragraph-properties fo:text-align="justify"/>
    </style:style>
    <style:style style:name="T160" style:parent-style-name="Основнойшрифтабзаца" style:family="text">
      <style:text-properties fo:color="#000000" fo:background-color="#FFCE0A"/>
    </style:style>
    <style:style style:name="T161" style:parent-style-name="Основнойшрифтабзаца" style:family="text">
      <style:text-properties fo:color="#000000"/>
    </style:style>
    <style:style style:name="T162" style:parent-style-name="Основнойшрифтабзаца" style:family="text">
      <style:text-properties fo:color="#000000"/>
    </style:style>
    <style:style style:name="P163" style:parent-style-name="Textbody" style:family="paragraph">
      <style:paragraph-properties fo:text-align="justify" fo:margin-bottom="0in"/>
    </style:style>
    <style:style style:name="T164" style:parent-style-name="Основнойшрифтабзаца" style:family="text">
      <style:text-properties fo:color="#000000" fo:font-size="12.5pt" style:font-size-asian="12.5pt" fo:background-color="#FFCE0A"/>
    </style:style>
    <style:style style:name="T165" style:parent-style-name="Основнойшрифтабзаца" style:family="text">
      <style:text-properties fo:color="#000000" fo:font-size="12.5pt" style:font-size-asian="12.5pt"/>
    </style:style>
    <style:style style:name="T166" style:parent-style-name="Основнойшрифтабзаца" style:family="text">
      <style:text-properties fo:color="#000000" fo:font-size="12.5pt" style:font-size-asian="12.5pt"/>
    </style:style>
    <style:style style:name="P167" style:parent-style-name="Textbody" style:family="paragraph">
      <style:paragraph-properties fo:text-align="justify"/>
    </style:style>
    <style:style style:name="T168" style:parent-style-name="Основнойшрифтабзаца" style:family="text">
      <style:text-properties fo:color="#000000" fo:background-color="#FFCE0A"/>
    </style:style>
    <style:style style:name="T169" style:parent-style-name="Основнойшрифтабзаца" style:family="text">
      <style:text-properties fo:color="#000000"/>
    </style:style>
    <style:style style:name="T170" style:parent-style-name="Основнойшрифтабзаца" style:family="text">
      <style:text-properties fo:color="#000000"/>
    </style:style>
    <style:style style:name="T171" style:parent-style-name="Основнойшрифтабзаца" style:family="text">
      <style:text-properties fo:color="#000000"/>
    </style:style>
    <style:style style:name="P172" style:parent-style-name="Textbody" style:family="paragraph">
      <style:paragraph-properties fo:text-align="justify" fo:margin-bottom="0in"/>
    </style:style>
    <style:style style:name="T173" style:parent-style-name="Основнойшрифтабзаца" style:family="text">
      <style:text-properties fo:color="#000000" fo:font-size="12.5pt" style:font-size-asian="12.5pt" fo:background-color="#FFCE0A"/>
    </style:style>
    <style:style style:name="T174" style:parent-style-name="Основнойшрифтабзаца" style:family="text">
      <style:text-properties fo:color="#000000" fo:font-size="12.5pt" style:font-size-asian="12.5pt"/>
    </style:style>
    <style:style style:name="T175" style:parent-style-name="Основнойшрифтабзаца" style:family="text">
      <style:text-properties fo:color="#000000" fo:font-size="12.5pt" style:font-size-asian="12.5pt"/>
    </style:style>
    <style:style style:name="P176" style:parent-style-name="Textbody" style:family="paragraph">
      <style:paragraph-properties fo:text-align="justify" fo:margin-bottom="0in"/>
    </style:style>
    <style:style style:name="T177" style:parent-style-name="Основнойшрифтабзаца" style:family="text">
      <style:text-properties fo:color="#000000" fo:font-size="12.5pt" style:font-size-asian="12.5pt" fo:background-color="#FFCE0A"/>
    </style:style>
    <style:style style:name="T178" style:parent-style-name="Основнойшрифтабзаца" style:family="text">
      <style:text-properties fo:color="#000000" fo:font-size="12.5pt" style:font-size-asian="12.5pt"/>
    </style:style>
    <style:style style:name="T179" style:parent-style-name="Основнойшрифтабзаца" style:family="text">
      <style:text-properties fo:color="#000000" fo:font-size="12.5pt" style:font-size-asian="12.5pt"/>
    </style:style>
    <style:style style:name="T180" style:parent-style-name="Основнойшрифтабзаца" style:family="text">
      <style:text-properties fo:color="#000000" fo:font-size="12.5pt" style:font-size-asian="12.5pt"/>
    </style:style>
    <style:style style:name="T181" style:parent-style-name="Основнойшрифтабзаца" style:family="text">
      <style:text-properties fo:color="#000000" fo:font-size="12.5pt" style:font-size-asian="12.5pt"/>
    </style:style>
    <style:style style:name="P182" style:parent-style-name="Textbody" style:family="paragraph">
      <style:paragraph-properties fo:text-align="justify"/>
    </style:style>
    <style:style style:name="T183" style:parent-style-name="Основнойшрифтабзаца" style:family="text">
      <style:text-properties fo:color="#000000" fo:background-color="#FFCE0A"/>
    </style:style>
    <style:style style:name="T184" style:parent-style-name="Основнойшрифтабзаца" style:family="text">
      <style:text-properties fo:color="#000000"/>
    </style:style>
    <style:style style:name="P185" style:parent-style-name="Textbody" style:family="paragraph">
      <style:paragraph-properties fo:text-align="justify" fo:margin-bottom="0in"/>
    </style:style>
    <style:style style:name="T186" style:parent-style-name="Основнойшрифтабзаца" style:family="text">
      <style:text-properties fo:color="#000000" fo:font-size="12.5pt" style:font-size-asian="12.5pt" fo:background-color="#FFCE0A"/>
    </style:style>
    <style:style style:name="T187" style:parent-style-name="Основнойшрифтабзаца" style:family="text">
      <style:text-properties fo:color="#000000" fo:font-size="12.5pt" style:font-size-asian="12.5pt"/>
    </style:style>
    <style:style style:name="T188" style:parent-style-name="Основнойшрифтабзаца" style:family="text">
      <style:text-properties fo:color="#000000" fo:font-size="12.5pt" style:font-size-asian="12.5pt"/>
    </style:style>
    <style:style style:name="P189" style:parent-style-name="Textbody" style:family="paragraph">
      <style:paragraph-properties fo:text-align="justify" fo:margin-bottom="0in"/>
    </style:style>
    <style:style style:name="T190" style:parent-style-name="Основнойшрифтабзаца" style:family="text">
      <style:text-properties fo:color="#000000" fo:font-size="12.5pt" style:font-size-asian="12.5pt" fo:background-color="#FFCE0A"/>
    </style:style>
    <style:style style:name="T191" style:parent-style-name="Основнойшрифтабзаца" style:family="text">
      <style:text-properties fo:color="#000000" fo:font-size="12.5pt" style:font-size-asian="12.5pt"/>
    </style:style>
    <style:style style:name="P192" style:parent-style-name="Textbody" style:family="paragraph">
      <style:paragraph-properties fo:text-align="justify" fo:margin-bottom="0in"/>
    </style:style>
    <style:style style:name="T193" style:parent-style-name="Основнойшрифтабзаца" style:family="text">
      <style:text-properties fo:color="#000000" fo:font-size="12.5pt" style:font-size-asian="12.5pt" fo:background-color="#FFCE0A"/>
    </style:style>
    <style:style style:name="T194" style:parent-style-name="Основнойшрифтабзаца" style:family="text">
      <style:text-properties fo:color="#000000" fo:font-size="12.5pt" style:font-size-asian="12.5pt"/>
    </style:style>
    <style:style style:name="T195" style:parent-style-name="Основнойшрифтабзаца" style:family="text">
      <style:text-properties fo:color="#000000" fo:font-size="12.5pt" style:font-size-asian="12.5pt"/>
    </style:style>
    <style:style style:name="P196" style:parent-style-name="Textbody" style:family="paragraph">
      <style:paragraph-properties fo:text-align="justify" fo:margin-bottom="0in"/>
    </style:style>
    <style:style style:name="T197" style:parent-style-name="Основнойшрифтабзаца" style:family="text">
      <style:text-properties fo:color="#000000" fo:font-size="12.5pt" style:font-size-asian="12.5pt" fo:background-color="#FFCE0A"/>
    </style:style>
    <style:style style:name="T198" style:parent-style-name="Основнойшрифтабзаца" style:family="text">
      <style:text-properties fo:color="#000000" fo:font-size="12.5pt" style:font-size-asian="12.5pt"/>
    </style:style>
    <style:style style:name="P199" style:parent-style-name="Textbody" style:family="paragraph">
      <style:paragraph-properties fo:text-align="justify" fo:margin-bottom="0in"/>
    </style:style>
    <style:style style:name="T200" style:parent-style-name="Основнойшрифтабзаца" style:family="text">
      <style:text-properties fo:color="#000000" fo:font-size="12.5pt" style:font-size-asian="12.5pt" fo:background-color="#FFCE0A"/>
    </style:style>
    <style:style style:name="T201" style:parent-style-name="Основнойшрифтабзаца" style:family="text">
      <style:text-properties fo:color="#000000" fo:font-size="12.5pt" style:font-size-asian="12.5pt"/>
    </style:style>
    <style:style style:name="P202" style:parent-style-name="Textbody" style:family="paragraph">
      <style:paragraph-properties fo:text-align="justify" fo:margin-bottom="0in"/>
    </style:style>
    <style:style style:name="T203" style:parent-style-name="Основнойшрифтабзаца" style:family="text">
      <style:text-properties fo:color="#000000" fo:font-size="12.5pt" style:font-size-asian="12.5pt" fo:background-color="#FFCE0A"/>
    </style:style>
    <style:style style:name="T204" style:parent-style-name="Основнойшрифтабзаца" style:family="text">
      <style:text-properties fo:color="#000000" fo:font-size="12.5pt" style:font-size-asian="12.5pt"/>
    </style:style>
    <style:style style:name="T205" style:parent-style-name="Основнойшрифтабзаца" style:family="text">
      <style:text-properties fo:color="#000000" fo:font-size="12.5pt" style:font-size-asian="12.5pt"/>
    </style:style>
    <style:style style:name="T206" style:parent-style-name="Основнойшрифтабзаца" style:family="text">
      <style:text-properties fo:color="#000000" fo:font-size="12.5pt" style:font-size-asian="12.5pt"/>
    </style:style>
    <style:style style:name="P207" style:parent-style-name="Textbody" style:family="paragraph">
      <style:paragraph-properties fo:text-align="justify" fo:margin-bottom="0in"/>
    </style:style>
    <style:style style:name="T208" style:parent-style-name="Основнойшрифтабзаца" style:family="text">
      <style:text-properties fo:color="#000000" fo:font-size="12.5pt" style:font-size-asian="12.5pt" fo:background-color="#FFCE0A"/>
    </style:style>
    <style:style style:name="T209" style:parent-style-name="Основнойшрифтабзаца" style:family="text">
      <style:text-properties fo:color="#000000" fo:font-size="12.5pt" style:font-size-asian="12.5pt"/>
    </style:style>
    <style:style style:name="T210" style:parent-style-name="Основнойшрифтабзаца" style:family="text">
      <style:text-properties fo:color="#000000" fo:font-size="12.5pt" style:font-size-asian="12.5pt"/>
    </style:style>
    <style:style style:name="T211" style:parent-style-name="Основнойшрифтабзаца" style:family="text">
      <style:text-properties fo:color="#000000" fo:font-size="12.5pt" style:font-size-asian="12.5pt"/>
    </style:style>
    <style:style style:name="P212" style:parent-style-name="Textbody" style:family="paragraph">
      <style:paragraph-properties fo:text-align="justify" fo:margin-bottom="0in"/>
    </style:style>
    <style:style style:name="T213" style:parent-style-name="Основнойшрифтабзаца" style:family="text">
      <style:text-properties fo:color="#000000" fo:font-size="12.5pt" style:font-size-asian="12.5pt" fo:background-color="#FFCE0A"/>
    </style:style>
    <style:style style:name="T214" style:parent-style-name="Основнойшрифтабзаца" style:family="text">
      <style:text-properties fo:color="#000000" fo:font-size="12.5pt" style:font-size-asian="12.5pt"/>
    </style:style>
    <style:style style:name="T215" style:parent-style-name="Основнойшрифтабзаца" style:family="text">
      <style:text-properties fo:color="#000000" fo:font-size="12.5pt" style:font-size-asian="12.5pt"/>
    </style:style>
    <style:style style:name="P216" style:parent-style-name="Textbody" style:family="paragraph">
      <style:paragraph-properties fo:text-align="justify"/>
    </style:style>
    <style:style style:name="T217" style:parent-style-name="Основнойшрифтабзаца" style:family="text">
      <style:text-properties fo:color="#000000" fo:background-color="#FFCE0A"/>
    </style:style>
    <style:style style:name="T218" style:parent-style-name="Основнойшрифтабзаца" style:family="text">
      <style:text-properties fo:color="#000000"/>
    </style:style>
    <style:style style:name="T219" style:parent-style-name="Основнойшрифтабзаца" style:family="text">
      <style:text-properties fo:color="#000000"/>
    </style:style>
    <style:style style:name="P220" style:parent-style-name="Textbody" style:family="paragraph">
      <style:paragraph-properties fo:text-align="justify" fo:margin-bottom="0in"/>
    </style:style>
    <style:style style:name="T221" style:parent-style-name="Основнойшрифтабзаца" style:family="text">
      <style:text-properties fo:color="#000000" fo:font-size="12.5pt" style:font-size-asian="12.5pt" fo:background-color="#FFCE0A"/>
    </style:style>
    <style:style style:name="T222" style:parent-style-name="Основнойшрифтабзаца" style:family="text">
      <style:text-properties fo:color="#000000" fo:font-size="12.5pt" style:font-size-asian="12.5pt"/>
    </style:style>
    <style:style style:name="T223" style:parent-style-name="Основнойшрифтабзаца" style:family="text">
      <style:text-properties fo:color="#000000" fo:font-size="12.5pt" style:font-size-asian="12.5pt"/>
    </style:style>
    <style:style style:name="P224" style:parent-style-name="Textbody" style:family="paragraph">
      <style:paragraph-properties fo:text-align="justify" fo:margin-bottom="0in"/>
    </style:style>
    <style:style style:name="T225" style:parent-style-name="Основнойшрифтабзаца" style:family="text">
      <style:text-properties fo:color="#000000" fo:font-size="12.5pt" style:font-size-asian="12.5pt" fo:background-color="#FFCE0A"/>
    </style:style>
    <style:style style:name="T226" style:parent-style-name="Основнойшрифтабзаца" style:family="text">
      <style:text-properties fo:color="#000000" fo:font-size="12.5pt" style:font-size-asian="12.5pt"/>
    </style:style>
    <style:style style:name="P227" style:parent-style-name="Textbody" style:family="paragraph">
      <style:paragraph-properties fo:text-align="justify" fo:margin-bottom="0in"/>
    </style:style>
    <style:style style:name="T228" style:parent-style-name="Основнойшрифтабзаца" style:family="text">
      <style:text-properties fo:color="#000000" fo:font-size="12.5pt" style:font-size-asian="12.5pt" fo:background-color="#FFCE0A"/>
    </style:style>
    <style:style style:name="T229" style:parent-style-name="Основнойшрифтабзаца" style:family="text">
      <style:text-properties fo:color="#000000" fo:font-size="12.5pt" style:font-size-asian="12.5pt"/>
    </style:style>
    <style:style style:name="T230" style:parent-style-name="Основнойшрифтабзаца" style:family="text">
      <style:text-properties fo:color="#000000" fo:font-size="12.5pt" style:font-size-asian="12.5pt"/>
    </style:style>
    <style:style style:name="P231" style:parent-style-name="Textbody" style:family="paragraph">
      <style:paragraph-properties fo:text-align="justify" fo:margin-bottom="0in"/>
    </style:style>
    <style:style style:name="T232" style:parent-style-name="Основнойшрифтабзаца" style:family="text">
      <style:text-properties fo:color="#000000" fo:font-size="12.5pt" style:font-size-asian="12.5pt" fo:background-color="#FFCE0A"/>
    </style:style>
    <style:style style:name="T233" style:parent-style-name="Основнойшрифтабзаца" style:family="text">
      <style:text-properties fo:color="#000000" fo:font-size="12.5pt" style:font-size-asian="12.5pt"/>
    </style:style>
    <style:style style:name="P234" style:parent-style-name="Textbody" style:family="paragraph">
      <style:paragraph-properties fo:text-align="justify" fo:margin-bottom="0in"/>
    </style:style>
    <style:style style:name="T235" style:parent-style-name="Основнойшрифтабзаца" style:family="text">
      <style:text-properties fo:color="#000000" fo:font-size="12.5pt" style:font-size-asian="12.5pt" fo:background-color="#FFCE0A"/>
    </style:style>
    <style:style style:name="T236" style:parent-style-name="Основнойшрифтабзаца" style:family="text">
      <style:text-properties fo:color="#000000" fo:font-size="12.5pt" style:font-size-asian="12.5pt"/>
    </style:style>
    <style:style style:name="T237" style:parent-style-name="Основнойшрифтабзаца" style:family="text">
      <style:text-properties fo:color="#000000" fo:font-size="12.5pt" style:font-size-asian="12.5pt"/>
    </style:style>
    <style:style style:name="P238" style:parent-style-name="Textbody" style:family="paragraph">
      <style:paragraph-properties fo:text-align="justify" fo:margin-bottom="0in"/>
    </style:style>
    <style:style style:name="T239" style:parent-style-name="Основнойшрифтабзаца" style:family="text">
      <style:text-properties fo:color="#000000" fo:font-size="12.5pt" style:font-size-asian="12.5pt" fo:background-color="#FFCE0A"/>
    </style:style>
    <style:style style:name="T240" style:parent-style-name="Основнойшрифтабзаца" style:family="text">
      <style:text-properties fo:color="#000000" fo:font-size="12.5pt" style:font-size-asian="12.5pt"/>
    </style:style>
    <style:style style:name="P241" style:parent-style-name="Textbody" style:family="paragraph">
      <style:paragraph-properties fo:text-align="justify" fo:margin-bottom="0in"/>
    </style:style>
    <style:style style:name="T242" style:parent-style-name="Основнойшрифтабзаца" style:family="text">
      <style:text-properties fo:color="#000000" fo:font-size="12.5pt" style:font-size-asian="12.5pt" fo:background-color="#FFCE0A"/>
    </style:style>
    <style:style style:name="T243" style:parent-style-name="Основнойшрифтабзаца" style:family="text">
      <style:text-properties fo:color="#000000" fo:font-size="12.5pt" style:font-size-asian="12.5pt"/>
    </style:style>
    <style:style style:name="P244" style:parent-style-name="Textbody" style:family="paragraph">
      <style:paragraph-properties fo:text-align="justify" fo:margin-bottom="0in"/>
    </style:style>
    <style:style style:name="T245" style:parent-style-name="Основнойшрифтабзаца" style:family="text">
      <style:text-properties fo:color="#000000" fo:font-size="12.5pt" style:font-size-asian="12.5pt" fo:background-color="#FFCE0A"/>
    </style:style>
    <style:style style:name="T246" style:parent-style-name="Основнойшрифтабзаца" style:family="text">
      <style:text-properties fo:color="#000000" fo:font-size="12.5pt" style:font-size-asian="12.5pt"/>
    </style:style>
    <style:style style:name="P247" style:parent-style-name="Textbody" style:family="paragraph">
      <style:paragraph-properties fo:text-align="justify" fo:margin-bottom="0in"/>
    </style:style>
    <style:style style:name="T248" style:parent-style-name="Основнойшрифтабзаца" style:family="text">
      <style:text-properties fo:color="#000000" fo:font-size="12.5pt" style:font-size-asian="12.5pt" fo:background-color="#FFCE0A"/>
    </style:style>
    <style:style style:name="T249" style:parent-style-name="Основнойшрифтабзаца" style:family="text">
      <style:text-properties fo:color="#000000" fo:font-size="12.5pt" style:font-size-asian="12.5pt"/>
    </style:style>
    <style:style style:name="P250" style:parent-style-name="Textbody" style:family="paragraph">
      <style:paragraph-properties fo:text-align="justify" fo:margin-bottom="0in"/>
    </style:style>
    <style:style style:name="T251" style:parent-style-name="Основнойшрифтабзаца" style:family="text">
      <style:text-properties fo:color="#000000" fo:font-size="12.5pt" style:font-size-asian="12.5pt" fo:background-color="#FFCE0A"/>
    </style:style>
    <style:style style:name="T252" style:parent-style-name="Основнойшрифтабзаца" style:family="text">
      <style:text-properties fo:color="#000000" fo:font-size="12.5pt" style:font-size-asian="12.5pt"/>
    </style:style>
    <style:style style:name="T253" style:parent-style-name="Основнойшрифтабзаца" style:family="text">
      <style:text-properties fo:color="#000000" fo:font-size="12.5pt" style:font-size-asian="12.5pt"/>
    </style:style>
    <style:style style:name="P254" style:parent-style-name="Textbody" style:family="paragraph">
      <style:paragraph-properties fo:text-align="justify" fo:margin-bottom="0in"/>
    </style:style>
    <style:style style:name="T255" style:parent-style-name="Основнойшрифтабзаца" style:family="text">
      <style:text-properties fo:color="#000000" fo:font-size="12.5pt" style:font-size-asian="12.5pt" fo:background-color="#FFCE0A"/>
    </style:style>
    <style:style style:name="T256" style:parent-style-name="Основнойшрифтабзаца" style:family="text">
      <style:text-properties fo:color="#000000" fo:font-size="12.5pt" style:font-size-asian="12.5pt"/>
    </style:style>
    <style:style style:name="P257" style:parent-style-name="Textbody" style:family="paragraph">
      <style:paragraph-properties fo:text-align="justify" fo:margin-bottom="0in"/>
    </style:style>
    <style:style style:name="T258" style:parent-style-name="Основнойшрифтабзаца" style:family="text">
      <style:text-properties fo:color="#000000" fo:font-size="12.5pt" style:font-size-asian="12.5pt" fo:background-color="#FFCE0A"/>
    </style:style>
    <style:style style:name="T259" style:parent-style-name="Основнойшрифтабзаца" style:family="text">
      <style:text-properties fo:color="#000000" fo:font-size="12.5pt" style:font-size-asian="12.5pt"/>
    </style:style>
    <style:style style:name="P260" style:parent-style-name="Textbody" style:family="paragraph">
      <style:paragraph-properties fo:text-align="justify" fo:margin-bottom="0in"/>
    </style:style>
    <style:style style:name="T261" style:parent-style-name="Основнойшрифтабзаца" style:family="text">
      <style:text-properties fo:color="#000000" fo:font-size="12.5pt" style:font-size-asian="12.5pt" fo:background-color="#FFCE0A"/>
    </style:style>
    <style:style style:name="T262" style:parent-style-name="Основнойшрифтабзаца" style:family="text">
      <style:text-properties fo:color="#000000" fo:font-size="12.5pt" style:font-size-asian="12.5pt"/>
    </style:style>
    <style:style style:name="P263" style:parent-style-name="Textbody" style:family="paragraph">
      <style:paragraph-properties fo:text-align="justify" fo:margin-bottom="0in"/>
    </style:style>
    <style:style style:name="T264" style:parent-style-name="Основнойшрифтабзаца" style:family="text">
      <style:text-properties fo:color="#000000" fo:font-size="12.5pt" style:font-size-asian="12.5pt" fo:background-color="#FFCE0A"/>
    </style:style>
    <style:style style:name="T265" style:parent-style-name="Основнойшрифтабзаца" style:family="text">
      <style:text-properties fo:color="#000000" fo:font-size="12.5pt" style:font-size-asian="12.5pt"/>
    </style:style>
    <style:style style:name="T266" style:parent-style-name="Основнойшрифтабзаца" style:family="text">
      <style:text-properties fo:color="#000000" fo:font-size="12.5pt" style:font-size-asian="12.5pt"/>
    </style:style>
    <style:style style:name="P267" style:parent-style-name="Textbody" style:family="paragraph">
      <style:paragraph-properties fo:text-align="justify" fo:margin-bottom="0in"/>
    </style:style>
    <style:style style:name="T268" style:parent-style-name="Основнойшрифтабзаца" style:family="text">
      <style:text-properties fo:color="#000000" fo:font-size="12.5pt" style:font-size-asian="12.5pt" fo:background-color="#FFCE0A"/>
    </style:style>
    <style:style style:name="T269" style:parent-style-name="Основнойшрифтабзаца" style:family="text">
      <style:text-properties fo:color="#000000" fo:font-size="12.5pt" style:font-size-asian="12.5pt"/>
    </style:style>
    <style:style style:name="T270" style:parent-style-name="Основнойшрифтабзаца" style:family="text">
      <style:text-properties fo:color="#000000" fo:font-size="12.5pt" style:font-size-asian="12.5pt"/>
    </style:style>
    <style:style style:name="P271" style:parent-style-name="Textbody" style:family="paragraph">
      <style:paragraph-properties fo:text-align="justify" fo:margin-bottom="0in"/>
    </style:style>
    <style:style style:name="T272" style:parent-style-name="Основнойшрифтабзаца" style:family="text">
      <style:text-properties fo:color="#000000" fo:font-size="12.5pt" style:font-size-asian="12.5pt" fo:background-color="#FFCE0A"/>
    </style:style>
    <style:style style:name="T273" style:parent-style-name="Основнойшрифтабзаца" style:family="text">
      <style:text-properties fo:color="#000000" fo:font-size="12.5pt" style:font-size-asian="12.5pt"/>
    </style:style>
    <style:style style:name="P274" style:parent-style-name="Textbody" style:family="paragraph">
      <style:paragraph-properties fo:text-align="justify" fo:margin-bottom="0in"/>
    </style:style>
    <style:style style:name="T275" style:parent-style-name="Основнойшрифтабзаца" style:family="text">
      <style:text-properties fo:color="#000000" fo:font-size="12.5pt" style:font-size-asian="12.5pt" fo:background-color="#FFCE0A"/>
    </style:style>
    <style:style style:name="T276" style:parent-style-name="Основнойшрифтабзаца" style:family="text">
      <style:text-properties fo:color="#000000" fo:font-size="12.5pt" style:font-size-asian="12.5pt"/>
    </style:style>
    <style:style style:name="T277" style:parent-style-name="Основнойшрифтабзаца" style:family="text">
      <style:text-properties fo:color="#000000" fo:font-size="12.5pt" style:font-size-asian="12.5pt"/>
    </style:style>
    <style:style style:name="P278" style:parent-style-name="Textbody" style:family="paragraph">
      <style:paragraph-properties fo:text-align="justify"/>
    </style:style>
    <style:style style:name="T279" style:parent-style-name="Основнойшрифтабзаца" style:family="text">
      <style:text-properties fo:color="#000000" fo:font-size="12.5pt" style:font-size-asian="12.5pt" fo:background-color="#FFCE0A"/>
    </style:style>
    <style:style style:name="T280" style:parent-style-name="Основнойшрифтабзаца" style:family="text">
      <style:text-properties fo:color="#000000"/>
    </style:style>
    <style:style style:name="T281" style:parent-style-name="Основнойшрифтабзаца" style:family="text">
      <style:text-properties fo:color="#000000" fo:font-size="12.5pt" style:font-size-asian="12.5pt"/>
    </style:style>
    <style:style style:name="T282" style:parent-style-name="Основнойшрифтабзаца" style:family="text">
      <style:text-properties fo:color="#000000" fo:font-size="12.5pt" style:font-size-asian="12.5pt"/>
    </style:style>
    <style:style style:name="T283" style:parent-style-name="Основнойшрифтабзаца" style:family="text">
      <style:text-properties fo:color="#000000"/>
    </style:style>
    <style:style style:name="T284" style:parent-style-name="Основнойшрифтабзаца" style:family="text">
      <style:text-properties fo:color="#000000" fo:font-size="12.5pt" style:font-size-asian="12.5pt"/>
    </style:style>
    <style:style style:name="T285" style:parent-style-name="Основнойшрифтабзаца" style:family="text">
      <style:text-properties fo:color="#000000" fo:font-size="12.5pt" style:font-size-asian="12.5pt"/>
    </style:style>
    <style:style style:name="P286" style:parent-style-name="Textbody" style:family="paragraph">
      <style:paragraph-properties fo:text-align="justify"/>
    </style:style>
    <style:style style:name="T287" style:parent-style-name="Основнойшрифтабзаца" style:family="text">
      <style:text-properties fo:color="#000000" fo:background-color="#FFCE0A"/>
    </style:style>
    <style:style style:name="T288" style:parent-style-name="Основнойшрифтабзаца" style:family="text">
      <style:text-properties fo:color="#000000"/>
    </style:style>
    <style:style style:name="P289" style:parent-style-name="Textbody" style:family="paragraph">
      <style:paragraph-properties fo:text-align="justify" fo:margin-bottom="0in"/>
    </style:style>
    <style:style style:name="T290" style:parent-style-name="Основнойшрифтабзаца" style:family="text">
      <style:text-properties fo:color="#000000" fo:font-size="12.5pt" style:font-size-asian="12.5pt" fo:background-color="#FFCE0A"/>
    </style:style>
    <style:style style:name="T291" style:parent-style-name="Основнойшрифтабзаца" style:family="text">
      <style:text-properties fo:color="#000000" fo:font-size="12.5pt" style:font-size-asian="12.5pt"/>
    </style:style>
    <style:style style:name="T292" style:parent-style-name="Основнойшрифтабзаца" style:family="text">
      <style:text-properties fo:color="#000000" fo:font-size="12.5pt" style:font-size-asian="12.5pt"/>
    </style:style>
    <style:style style:name="P293" style:parent-style-name="Textbody" style:family="paragraph">
      <style:paragraph-properties fo:text-align="justify" fo:margin-bottom="0in"/>
    </style:style>
    <style:style style:name="T294" style:parent-style-name="Основнойшрифтабзаца" style:family="text">
      <style:text-properties fo:color="#000000" fo:font-size="12.5pt" style:font-size-asian="12.5pt" fo:background-color="#FFCE0A"/>
    </style:style>
    <style:style style:name="T295" style:parent-style-name="Основнойшрифтабзаца" style:family="text">
      <style:text-properties fo:color="#000000" fo:font-size="12.5pt" style:font-size-asian="12.5pt"/>
    </style:style>
    <style:style style:name="T296" style:parent-style-name="Основнойшрифтабзаца" style:family="text">
      <style:text-properties fo:color="#000000" fo:font-size="12.5pt" style:font-size-asian="12.5pt"/>
    </style:style>
    <style:style style:name="T297" style:parent-style-name="Основнойшрифтабзаца" style:family="text">
      <style:text-properties fo:color="#000000" fo:font-size="12.5pt" style:font-size-asian="12.5pt"/>
    </style:style>
    <style:style style:name="P298" style:parent-style-name="Textbody" style:family="paragraph">
      <style:paragraph-properties fo:text-align="justify" fo:margin-bottom="0in"/>
    </style:style>
    <style:style style:name="T299" style:parent-style-name="Основнойшрифтабзаца" style:family="text">
      <style:text-properties fo:color="#000000" fo:font-size="12.5pt" style:font-size-asian="12.5pt" fo:background-color="#FFCE0A"/>
    </style:style>
    <style:style style:name="T300" style:parent-style-name="Основнойшрифтабзаца" style:family="text">
      <style:text-properties fo:color="#000000" fo:font-size="12.5pt" style:font-size-asian="12.5pt"/>
    </style:style>
    <style:style style:name="P301" style:parent-style-name="Textbody" style:family="paragraph">
      <style:paragraph-properties fo:text-align="justify"/>
    </style:style>
    <style:style style:name="T302" style:parent-style-name="Основнойшрифтабзаца" style:family="text">
      <style:text-properties fo:color="#000000" fo:background-color="#FFCE0A"/>
    </style:style>
    <style:style style:name="T303" style:parent-style-name="Основнойшрифтабзаца" style:family="text">
      <style:text-properties fo:color="#000000"/>
    </style:style>
    <style:style style:name="T304" style:parent-style-name="Основнойшрифтабзаца" style:family="text">
      <style:text-properties fo:color="#000000"/>
    </style:style>
    <style:style style:name="T305" style:parent-style-name="Основнойшрифтабзаца" style:family="text">
      <style:text-properties fo:color="#000000"/>
    </style:style>
    <style:style style:name="P306" style:parent-style-name="Textbody" style:family="paragraph">
      <style:paragraph-properties fo:text-align="justify" fo:margin-bottom="0in"/>
    </style:style>
    <style:style style:name="T307" style:parent-style-name="Основнойшрифтабзаца" style:family="text">
      <style:text-properties fo:color="#000000" fo:font-size="12.5pt" style:font-size-asian="12.5pt" fo:background-color="#FFCE0A"/>
    </style:style>
    <style:style style:name="T308" style:parent-style-name="Основнойшрифтабзаца" style:family="text">
      <style:text-properties fo:color="#000000" fo:font-size="12.5pt" style:font-size-asian="12.5pt"/>
    </style:style>
    <style:style style:name="T309" style:parent-style-name="Основнойшрифтабзаца" style:family="text">
      <style:text-properties fo:color="#000000" fo:font-size="12.5pt" style:font-size-asian="12.5pt"/>
    </style:style>
    <style:style style:name="P310" style:parent-style-name="Textbody" style:family="paragraph">
      <style:paragraph-properties fo:text-align="justify" fo:margin-bottom="0in"/>
    </style:style>
    <style:style style:name="T311" style:parent-style-name="Основнойшрифтабзаца" style:family="text">
      <style:text-properties fo:color="#000000" fo:font-size="12.5pt" style:font-size-asian="12.5pt" fo:background-color="#FFCE0A"/>
    </style:style>
    <style:style style:name="T312" style:parent-style-name="Основнойшрифтабзаца" style:family="text">
      <style:text-properties fo:color="#000000" fo:font-size="12.5pt" style:font-size-asian="12.5pt"/>
    </style:style>
    <style:style style:name="P313" style:parent-style-name="Textbody" style:family="paragraph">
      <style:paragraph-properties fo:text-align="justify" fo:margin-bottom="0in"/>
    </style:style>
    <style:style style:name="T314" style:parent-style-name="Основнойшрифтабзаца" style:family="text">
      <style:text-properties fo:color="#000000" fo:font-size="12.5pt" style:font-size-asian="12.5pt" fo:background-color="#FFCE0A"/>
    </style:style>
    <style:style style:name="T315" style:parent-style-name="Основнойшрифтабзаца" style:family="text">
      <style:text-properties fo:color="#000000" fo:font-size="12.5pt" style:font-size-asian="12.5pt"/>
    </style:style>
    <style:style style:name="T316" style:parent-style-name="Основнойшрифтабзаца" style:family="text">
      <style:text-properties fo:color="#000000" fo:font-size="12.5pt" style:font-size-asian="12.5pt"/>
    </style:style>
    <style:style style:name="P317" style:parent-style-name="Textbody" style:family="paragraph">
      <style:paragraph-properties fo:text-align="justify"/>
    </style:style>
    <style:style style:name="T318" style:parent-style-name="Основнойшрифтабзаца" style:family="text">
      <style:text-properties fo:color="#000000" fo:background-color="#FFCE0A"/>
    </style:style>
    <style:style style:name="T319" style:parent-style-name="Основнойшрифтабзаца" style:family="text">
      <style:text-properties fo:color="#000000"/>
    </style:style>
    <style:style style:name="T320" style:parent-style-name="Основнойшрифтабзаца" style:family="text">
      <style:text-properties fo:color="#000000"/>
    </style:style>
    <style:style style:name="P321" style:parent-style-name="Textbody" style:family="paragraph">
      <style:paragraph-properties fo:text-align="justify" fo:margin-bottom="0in"/>
    </style:style>
    <style:style style:name="T322" style:parent-style-name="Основнойшрифтабзаца" style:family="text">
      <style:text-properties fo:color="#000000" fo:font-size="12.5pt" style:font-size-asian="12.5pt" fo:background-color="#FFCE0A"/>
    </style:style>
    <style:style style:name="T323" style:parent-style-name="Основнойшрифтабзаца" style:family="text">
      <style:text-properties fo:color="#000000" fo:font-size="12.5pt" style:font-size-asian="12.5pt"/>
    </style:style>
    <style:style style:name="T324" style:parent-style-name="Основнойшрифтабзаца" style:family="text">
      <style:text-properties fo:color="#000000" fo:font-size="12.5pt" style:font-size-asian="12.5pt"/>
    </style:style>
    <style:style style:name="P325" style:parent-style-name="Textbody" style:family="paragraph">
      <style:paragraph-properties fo:text-align="justify" fo:margin-bottom="0in"/>
    </style:style>
    <style:style style:name="T326" style:parent-style-name="Основнойшрифтабзаца" style:family="text">
      <style:text-properties fo:color="#000000" fo:font-size="12.5pt" style:font-size-asian="12.5pt" fo:background-color="#FFCE0A"/>
    </style:style>
    <style:style style:name="T327" style:parent-style-name="Основнойшрифтабзаца" style:family="text">
      <style:text-properties fo:color="#000000" fo:font-size="12.5pt" style:font-size-asian="12.5pt"/>
    </style:style>
    <style:style style:name="P328" style:parent-style-name="Textbody" style:family="paragraph">
      <style:paragraph-properties fo:text-align="justify" fo:margin-bottom="0in"/>
    </style:style>
    <style:style style:name="T329" style:parent-style-name="Основнойшрифтабзаца" style:family="text">
      <style:text-properties fo:color="#000000" fo:font-size="12.5pt" style:font-size-asian="12.5pt" fo:background-color="#FFCE0A"/>
    </style:style>
    <style:style style:name="T330" style:parent-style-name="Основнойшрифтабзаца" style:family="text">
      <style:text-properties fo:color="#000000" fo:font-size="12.5pt" style:font-size-asian="12.5pt"/>
    </style:style>
    <style:style style:name="P331" style:parent-style-name="Textbody" style:family="paragraph">
      <style:paragraph-properties fo:text-align="justify" fo:margin-bottom="0in"/>
    </style:style>
    <style:style style:name="T332" style:parent-style-name="Основнойшрифтабзаца" style:family="text">
      <style:text-properties fo:color="#000000" fo:font-size="12.5pt" style:font-size-asian="12.5pt" fo:background-color="#FFCE0A"/>
    </style:style>
    <style:style style:name="T333" style:parent-style-name="Основнойшрифтабзаца" style:family="text">
      <style:text-properties fo:color="#000000" fo:font-size="12.5pt" style:font-size-asian="12.5pt"/>
    </style:style>
    <style:style style:name="T334" style:parent-style-name="Основнойшрифтабзаца" style:family="text">
      <style:text-properties fo:color="#000000" fo:font-size="12.5pt" style:font-size-asian="12.5pt"/>
    </style:style>
    <style:style style:name="P335" style:parent-style-name="Textbody" style:family="paragraph">
      <style:paragraph-properties fo:text-align="justify" fo:margin-bottom="0in"/>
    </style:style>
    <style:style style:name="T336" style:parent-style-name="Основнойшрифтабзаца" style:family="text">
      <style:text-properties fo:color="#000000" fo:font-size="12.5pt" style:font-size-asian="12.5pt" fo:background-color="#FFCE0A"/>
    </style:style>
    <style:style style:name="T337" style:parent-style-name="Основнойшрифтабзаца" style:family="text">
      <style:text-properties fo:color="#000000" fo:font-size="12.5pt" style:font-size-asian="12.5pt"/>
    </style:style>
    <style:style style:name="P338" style:parent-style-name="Textbody" style:family="paragraph">
      <style:paragraph-properties fo:text-align="justify" fo:margin-bottom="0in"/>
    </style:style>
    <style:style style:name="T339" style:parent-style-name="Основнойшрифтабзаца" style:family="text">
      <style:text-properties fo:color="#000000" fo:font-size="12.5pt" style:font-size-asian="12.5pt" fo:background-color="#FFCE0A"/>
    </style:style>
    <style:style style:name="T340" style:parent-style-name="Основнойшрифтабзаца" style:family="text">
      <style:text-properties fo:color="#000000" fo:font-size="12.5pt" style:font-size-asian="12.5pt"/>
    </style:style>
    <style:style style:name="T341" style:parent-style-name="Основнойшрифтабзаца" style:family="text">
      <style:text-properties fo:color="#000000" fo:font-size="12.5pt" style:font-size-asian="12.5pt"/>
    </style:style>
    <style:style style:name="P342" style:parent-style-name="Textbody" style:family="paragraph">
      <style:paragraph-properties fo:text-align="justify" fo:margin-bottom="0in"/>
    </style:style>
    <style:style style:name="T343" style:parent-style-name="Основнойшрифтабзаца" style:family="text">
      <style:text-properties fo:color="#000000" fo:font-size="12.5pt" style:font-size-asian="12.5pt" fo:background-color="#FFCE0A"/>
    </style:style>
    <style:style style:name="T344" style:parent-style-name="Основнойшрифтабзаца" style:family="text">
      <style:text-properties fo:color="#000000" fo:font-size="12.5pt" style:font-size-asian="12.5pt"/>
    </style:style>
    <style:style style:name="T345" style:parent-style-name="Основнойшрифтабзаца" style:family="text">
      <style:text-properties fo:color="#000000" fo:font-size="12.5pt" style:font-size-asian="12.5pt"/>
    </style:style>
    <style:style style:name="P346" style:parent-style-name="Textbody" style:family="paragraph">
      <style:paragraph-properties fo:text-align="justify" fo:margin-bottom="0in"/>
    </style:style>
    <style:style style:name="T347" style:parent-style-name="Основнойшрифтабзаца" style:family="text">
      <style:text-properties fo:color="#000000" fo:font-size="12.5pt" style:font-size-asian="12.5pt" fo:background-color="#FFCE0A"/>
    </style:style>
    <style:style style:name="T348" style:parent-style-name="Основнойшрифтабзаца" style:family="text">
      <style:text-properties fo:color="#000000" fo:font-size="12.5pt" style:font-size-asian="12.5pt"/>
    </style:style>
    <style:style style:name="T349" style:parent-style-name="Основнойшрифтабзаца" style:family="text">
      <style:text-properties fo:color="#000000" fo:font-size="12.5pt" style:font-size-asian="12.5pt"/>
    </style:style>
    <style:style style:name="P350" style:parent-style-name="Textbody" style:family="paragraph">
      <style:paragraph-properties fo:text-align="justify" fo:margin-bottom="0in"/>
    </style:style>
    <style:style style:name="T351" style:parent-style-name="Основнойшрифтабзаца" style:family="text">
      <style:text-properties fo:color="#000000" fo:font-size="12.5pt" style:font-size-asian="12.5pt" fo:background-color="#FFCE0A"/>
    </style:style>
    <style:style style:name="T352" style:parent-style-name="Основнойшрифтабзаца" style:family="text">
      <style:text-properties fo:color="#000000" fo:font-size="12.5pt" style:font-size-asian="12.5pt"/>
    </style:style>
    <style:style style:name="P353" style:parent-style-name="Textbody" style:family="paragraph">
      <style:paragraph-properties fo:text-align="justify" fo:margin-bottom="0in"/>
    </style:style>
    <style:style style:name="T354" style:parent-style-name="Основнойшрифтабзаца" style:family="text">
      <style:text-properties fo:color="#000000" fo:font-size="12.5pt" style:font-size-asian="12.5pt" fo:background-color="#FFCE0A"/>
    </style:style>
    <style:style style:name="T355" style:parent-style-name="Основнойшрифтабзаца" style:family="text">
      <style:text-properties fo:color="#000000" fo:font-size="12.5pt" style:font-size-asian="12.5pt"/>
    </style:style>
    <style:style style:name="T356" style:parent-style-name="Основнойшрифтабзаца" style:family="text">
      <style:text-properties fo:color="#000000" fo:font-size="12.5pt" style:font-size-asian="12.5pt"/>
    </style:style>
    <style:style style:name="P357" style:parent-style-name="Textbody" style:family="paragraph">
      <style:paragraph-properties fo:text-align="justify" fo:margin-bottom="0in"/>
    </style:style>
    <style:style style:name="T358" style:parent-style-name="Основнойшрифтабзаца" style:family="text">
      <style:text-properties fo:color="#000000" fo:font-size="12.5pt" style:font-size-asian="12.5pt" fo:background-color="#FFCE0A"/>
    </style:style>
    <style:style style:name="T359" style:parent-style-name="Основнойшрифтабзаца" style:family="text">
      <style:text-properties fo:color="#000000" fo:font-size="12.5pt" style:font-size-asian="12.5pt"/>
    </style:style>
    <style:style style:name="P360" style:parent-style-name="Textbody" style:family="paragraph">
      <style:paragraph-properties fo:text-align="justify" fo:margin-bottom="0in"/>
    </style:style>
    <style:style style:name="T361" style:parent-style-name="Основнойшрифтабзаца" style:family="text">
      <style:text-properties fo:color="#000000" fo:font-size="12.5pt" style:font-size-asian="12.5pt" fo:background-color="#FFCE0A"/>
    </style:style>
    <style:style style:name="T362" style:parent-style-name="Основнойшрифтабзаца" style:family="text">
      <style:text-properties fo:color="#000000" fo:font-size="12.5pt" style:font-size-asian="12.5pt"/>
    </style:style>
    <style:style style:name="P363" style:parent-style-name="Textbody" style:family="paragraph">
      <style:paragraph-properties fo:text-align="justify" fo:margin-bottom="0in"/>
    </style:style>
    <style:style style:name="T364" style:parent-style-name="Основнойшрифтабзаца" style:family="text">
      <style:text-properties fo:color="#000000" fo:font-size="12.5pt" style:font-size-asian="12.5pt" fo:background-color="#FFCE0A"/>
    </style:style>
    <style:style style:name="T365" style:parent-style-name="Основнойшрифтабзаца" style:family="text">
      <style:text-properties fo:color="#000000" fo:font-size="12.5pt" style:font-size-asian="12.5pt"/>
    </style:style>
    <style:style style:name="T366" style:parent-style-name="Основнойшрифтабзаца" style:family="text">
      <style:text-properties fo:color="#000000" fo:font-size="12.5pt" style:font-size-asian="12.5pt"/>
    </style:style>
    <style:style style:name="P367" style:parent-style-name="Textbody" style:family="paragraph">
      <style:paragraph-properties fo:text-align="justify"/>
    </style:style>
    <style:style style:name="T368" style:parent-style-name="Основнойшрифтабзаца" style:family="text">
      <style:text-properties fo:color="#000000" fo:background-color="#FFCE0A"/>
    </style:style>
    <style:style style:name="T369" style:parent-style-name="Основнойшрифтабзаца" style:family="text">
      <style:text-properties fo:color="#000000"/>
    </style:style>
    <style:style style:name="P370" style:parent-style-name="Textbody" style:family="paragraph">
      <style:paragraph-properties fo:text-align="justify" fo:margin-bottom="0in"/>
    </style:style>
    <style:style style:name="T371" style:parent-style-name="Основнойшрифтабзаца" style:family="text">
      <style:text-properties fo:color="#000000" fo:font-size="12.5pt" style:font-size-asian="12.5pt" fo:background-color="#FFCE0A"/>
    </style:style>
    <style:style style:name="T372" style:parent-style-name="Основнойшрифтабзаца" style:family="text">
      <style:text-properties fo:color="#000000" fo:font-size="12.5pt" style:font-size-asian="12.5pt"/>
    </style:style>
    <style:style style:name="T373" style:parent-style-name="Основнойшрифтабзаца" style:family="text">
      <style:text-properties fo:color="#000000" fo:font-size="12.5pt" style:font-size-asian="12.5pt"/>
    </style:style>
    <style:style style:name="P374" style:parent-style-name="Textbody" style:family="paragraph">
      <style:paragraph-properties fo:text-align="justify" fo:margin-bottom="0in"/>
    </style:style>
    <style:style style:name="T375" style:parent-style-name="Основнойшрифтабзаца" style:family="text">
      <style:text-properties fo:color="#000000" fo:font-size="12.5pt" style:font-size-asian="12.5pt" fo:background-color="#FFCE0A"/>
    </style:style>
    <style:style style:name="T376" style:parent-style-name="Основнойшрифтабзаца" style:family="text">
      <style:text-properties fo:color="#000000" fo:font-size="12.5pt" style:font-size-asian="12.5pt"/>
    </style:style>
    <style:style style:name="P377" style:parent-style-name="Заголовок2" style:family="paragraph">
      <style:paragraph-properties fo:text-align="justify"/>
      <style:text-properties style:font-name="Liberation Serif"/>
    </style:style>
    <style:style style:name="P378" style:parent-style-name="Textbody" style:family="paragraph">
      <style:paragraph-properties fo:text-align="justify"/>
    </style:style>
    <style:style style:name="T379" style:parent-style-name="Основнойшрифтабзаца" style:family="text">
      <style:text-properties fo:color="#000000" fo:background-color="#FFCE0A"/>
    </style:style>
    <style:style style:name="T380" style:parent-style-name="Основнойшрифтабзаца" style:family="text">
      <style:text-properties fo:color="#000000"/>
    </style:style>
    <style:style style:name="T381" style:parent-style-name="Основнойшрифтабзаца" style:family="text">
      <style:text-properties fo:color="#000000"/>
    </style:style>
    <style:style style:name="T382" style:parent-style-name="Основнойшрифтабзаца" style:family="text">
      <style:text-properties fo:color="#000000"/>
    </style:style>
    <style:style style:name="P383" style:parent-style-name="Textbody" style:family="paragraph">
      <style:paragraph-properties fo:text-align="justify" fo:margin-bottom="0in"/>
    </style:style>
    <style:style style:name="T384" style:parent-style-name="Основнойшрифтабзаца" style:family="text">
      <style:text-properties fo:color="#000000" fo:font-size="12.5pt" style:font-size-asian="12.5pt" fo:background-color="#FFCE0A"/>
    </style:style>
    <style:style style:name="T385" style:parent-style-name="Основнойшрифтабзаца" style:family="text">
      <style:text-properties fo:color="#000000" fo:font-size="12.5pt" style:font-size-asian="12.5pt"/>
    </style:style>
    <style:style style:name="T386" style:parent-style-name="Основнойшрифтабзаца" style:family="text">
      <style:text-properties fo:color="#000000" fo:font-size="12.5pt" style:font-size-asian="12.5pt"/>
    </style:style>
    <style:style style:name="T387" style:parent-style-name="Основнойшрифтабзаца" style:family="text">
      <style:text-properties fo:color="#000000" fo:font-size="12.5pt" style:font-size-asian="12.5pt"/>
    </style:style>
    <style:style style:name="T388" style:parent-style-name="Основнойшрифтабзаца" style:family="text">
      <style:text-properties fo:color="#000000" fo:font-size="12.5pt" style:font-size-asian="12.5pt"/>
    </style:style>
    <style:style style:name="P389" style:parent-style-name="Textbody" style:family="paragraph">
      <style:paragraph-properties fo:text-align="justify"/>
    </style:style>
    <style:style style:name="T390" style:parent-style-name="Основнойшрифтабзаца" style:family="text">
      <style:text-properties fo:color="#000000" fo:background-color="#FFCE0A"/>
    </style:style>
    <style:style style:name="T391" style:parent-style-name="Основнойшрифтабзаца" style:family="text">
      <style:text-properties fo:color="#000000"/>
    </style:style>
    <style:style style:name="P392" style:parent-style-name="Textbody" style:family="paragraph">
      <style:paragraph-properties fo:text-align="justify" fo:margin-bottom="0in"/>
    </style:style>
    <style:style style:name="T393" style:parent-style-name="Основнойшрифтабзаца" style:family="text">
      <style:text-properties fo:color="#000000" fo:font-size="12.5pt" style:font-size-asian="12.5pt" fo:background-color="#FFCE0A"/>
    </style:style>
    <style:style style:name="T394" style:parent-style-name="Основнойшрифтабзаца" style:family="text">
      <style:text-properties fo:color="#000000" fo:font-size="12.5pt" style:font-size-asian="12.5pt"/>
    </style:style>
    <style:style style:name="T395" style:parent-style-name="Основнойшрифтабзаца" style:family="text">
      <style:text-properties fo:color="#000000" fo:font-size="12.5pt" style:font-size-asian="12.5pt"/>
    </style:style>
    <style:style style:name="P396" style:parent-style-name="Textbody" style:family="paragraph">
      <style:paragraph-properties fo:text-align="justify" fo:margin-bottom="0in"/>
    </style:style>
    <style:style style:name="T397" style:parent-style-name="Основнойшрифтабзаца" style:family="text">
      <style:text-properties fo:color="#000000" fo:font-size="12.5pt" style:font-size-asian="12.5pt" fo:background-color="#FFCE0A"/>
    </style:style>
    <style:style style:name="T398" style:parent-style-name="Основнойшрифтабзаца" style:family="text">
      <style:text-properties fo:color="#000000" fo:font-size="12.5pt" style:font-size-asian="12.5pt"/>
    </style:style>
    <style:style style:name="T399" style:parent-style-name="Основнойшрифтабзаца" style:family="text">
      <style:text-properties fo:color="#000000" fo:font-size="12.5pt" style:font-size-asian="12.5pt"/>
    </style:style>
    <style:style style:name="T400" style:parent-style-name="Основнойшрифтабзаца" style:family="text">
      <style:text-properties fo:color="#000000" fo:font-size="12.5pt" style:font-size-asian="12.5pt"/>
    </style:style>
    <style:style style:name="P401" style:parent-style-name="Textbody" style:family="paragraph">
      <style:paragraph-properties fo:text-align="justify" fo:margin-bottom="0in"/>
    </style:style>
    <style:style style:name="T402" style:parent-style-name="Основнойшрифтабзаца" style:family="text">
      <style:text-properties fo:color="#000000" fo:font-size="12.5pt" style:font-size-asian="12.5pt" fo:background-color="#FFCE0A"/>
    </style:style>
    <style:style style:name="T403" style:parent-style-name="Основнойшрифтабзаца" style:family="text">
      <style:text-properties fo:color="#000000" fo:font-size="12.5pt" style:font-size-asian="12.5pt"/>
    </style:style>
    <style:style style:name="P404" style:parent-style-name="Textbody" style:family="paragraph">
      <style:paragraph-properties fo:text-align="justify" fo:margin-bottom="0in"/>
    </style:style>
    <style:style style:name="T405" style:parent-style-name="Основнойшрифтабзаца" style:family="text">
      <style:text-properties fo:color="#000000" fo:font-size="12.5pt" style:font-size-asian="12.5pt" fo:background-color="#FFCE0A"/>
    </style:style>
    <style:style style:name="T406" style:parent-style-name="Основнойшрифтабзаца" style:family="text">
      <style:text-properties fo:color="#000000" fo:font-size="12.5pt" style:font-size-asian="12.5pt"/>
    </style:style>
    <style:style style:name="T407" style:parent-style-name="Основнойшрифтабзаца" style:family="text">
      <style:text-properties fo:color="#000000" fo:font-size="12.5pt" style:font-size-asian="12.5pt"/>
    </style:style>
    <style:style style:name="P408" style:parent-style-name="Textbody" style:family="paragraph">
      <style:paragraph-properties fo:text-align="justify" fo:margin-bottom="0in"/>
    </style:style>
    <style:style style:name="T409" style:parent-style-name="Основнойшрифтабзаца" style:family="text">
      <style:text-properties fo:color="#000000" fo:font-size="12.5pt" style:font-size-asian="12.5pt" fo:background-color="#FFCE0A"/>
    </style:style>
    <style:style style:name="T410" style:parent-style-name="Основнойшрифтабзаца" style:family="text">
      <style:text-properties fo:color="#000000" fo:font-size="12.5pt" style:font-size-asian="12.5pt"/>
    </style:style>
    <style:style style:name="P411" style:parent-style-name="Textbody" style:family="paragraph">
      <style:paragraph-properties fo:text-align="justify" fo:margin-bottom="0in"/>
    </style:style>
    <style:style style:name="T412" style:parent-style-name="Основнойшрифтабзаца" style:family="text">
      <style:text-properties fo:color="#000000" fo:font-size="12.5pt" style:font-size-asian="12.5pt" fo:background-color="#FFCE0A"/>
    </style:style>
    <style:style style:name="T413" style:parent-style-name="Основнойшрифтабзаца" style:family="text">
      <style:text-properties fo:color="#000000" fo:font-size="12.5pt" style:font-size-asian="12.5pt"/>
    </style:style>
    <style:style style:name="P414" style:parent-style-name="Textbody" style:family="paragraph">
      <style:paragraph-properties fo:text-align="justify" fo:margin-bottom="0in"/>
    </style:style>
    <style:style style:name="T415" style:parent-style-name="Основнойшрифтабзаца" style:family="text">
      <style:text-properties fo:color="#000000" fo:font-size="12.5pt" style:font-size-asian="12.5pt" fo:background-color="#FFCE0A"/>
    </style:style>
    <style:style style:name="T416" style:parent-style-name="Основнойшрифтабзаца" style:family="text">
      <style:text-properties fo:color="#000000" fo:font-size="12.5pt" style:font-size-asian="12.5pt" fo:background-color="#FFCE0A"/>
    </style:style>
    <style:style style:name="T417" style:parent-style-name="Основнойшрифтабзаца" style:family="text">
      <style:text-properties fo:color="#000000" fo:font-size="12.5pt" style:font-size-asian="12.5pt"/>
    </style:style>
    <style:style style:name="P418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41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2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2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2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2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2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25" style:parent-style-name="Textbody" style:family="paragraph">
      <style:paragraph-properties fo:text-align="justify"/>
      <style:text-properties fo:color="#000000"/>
    </style:style>
    <style:style style:name="P42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2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2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2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3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3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3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3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34" style:parent-style-name="Textbody" style:family="paragraph">
      <style:paragraph-properties fo:text-align="justify"/>
    </style:style>
    <style:style style:name="T435" style:parent-style-name="Основнойшрифтабзаца" style:family="text">
      <style:text-properties fo:color="#000000"/>
    </style:style>
    <style:style style:name="T436" style:parent-style-name="Основнойшрифтабзаца" style:family="text">
      <style:text-properties fo:color="#000000" fo:font-size="12.5pt" style:font-size-asian="12.5pt"/>
    </style:style>
    <style:style style:name="P437" style:parent-style-name="Textbody" style:family="paragraph">
      <style:paragraph-properties fo:text-align="justify" fo:margin-bottom="0in"/>
    </style:style>
    <style:style style:name="T438" style:parent-style-name="Основнойшрифтабзаца" style:family="text">
      <style:text-properties fo:color="#000000" fo:font-size="12.5pt" style:font-size-asian="12.5pt" fo:background-color="#FFCE0A"/>
    </style:style>
    <style:style style:name="T439" style:parent-style-name="Основнойшрифтабзаца" style:family="text">
      <style:text-properties fo:color="#000000" fo:font-size="12.5pt" style:font-size-asian="12.5pt"/>
    </style:style>
    <style:style style:name="P440" style:parent-style-name="Textbody" style:family="paragraph">
      <style:paragraph-properties fo:text-align="justify" fo:margin-bottom="0in"/>
    </style:style>
    <style:style style:name="T441" style:parent-style-name="Основнойшрифтабзаца" style:family="text">
      <style:text-properties fo:color="#000000" fo:font-size="12.5pt" style:font-size-asian="12.5pt" fo:background-color="#FFCE0A"/>
    </style:style>
    <style:style style:name="T442" style:parent-style-name="Основнойшрифтабзаца" style:family="text">
      <style:text-properties fo:color="#000000" fo:font-size="12.5pt" style:font-size-asian="12.5pt"/>
    </style:style>
    <style:style style:name="T443" style:parent-style-name="Основнойшрифтабзаца" style:family="text">
      <style:text-properties fo:color="#000000" fo:font-size="12.5pt" style:font-size-asian="12.5pt"/>
    </style:style>
    <style:style style:name="P444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44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4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4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4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4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5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51" style:parent-style-name="Textbody" style:family="paragraph">
      <style:paragraph-properties fo:text-align="justify" fo:margin-bottom="0in"/>
    </style:style>
    <style:style style:name="T452" style:parent-style-name="Основнойшрифтабзаца" style:family="text">
      <style:text-properties fo:color="#000000" fo:font-size="12.5pt" style:font-size-asian="12.5pt" fo:background-color="#FFCE0A"/>
    </style:style>
    <style:style style:name="T453" style:parent-style-name="Основнойшрифтабзаца" style:family="text">
      <style:text-properties fo:color="#000000" fo:font-size="12.5pt" style:font-size-asian="12.5pt"/>
    </style:style>
    <style:style style:name="P454" style:parent-style-name="Textbody" style:family="paragraph">
      <style:paragraph-properties fo:text-align="justify" fo:margin-bottom="0in"/>
    </style:style>
    <style:style style:name="T455" style:parent-style-name="Основнойшрифтабзаца" style:family="text">
      <style:text-properties fo:color="#000000" fo:font-size="12.5pt" style:font-size-asian="12.5pt" fo:background-color="#FFCE0A"/>
    </style:style>
    <style:style style:name="T456" style:parent-style-name="Основнойшрифтабзаца" style:family="text">
      <style:text-properties fo:color="#000000" fo:font-size="12.5pt" style:font-size-asian="12.5pt"/>
    </style:style>
    <style:style style:name="T457" style:parent-style-name="Основнойшрифтабзаца" style:family="text">
      <style:text-properties fo:color="#000000" fo:font-size="12.5pt" style:font-size-asian="12.5pt"/>
    </style:style>
    <style:style style:name="P458" style:parent-style-name="Textbody" style:family="paragraph">
      <style:paragraph-properties fo:text-align="justify" fo:margin-bottom="0in"/>
    </style:style>
    <style:style style:name="T459" style:parent-style-name="Основнойшрифтабзаца" style:family="text">
      <style:text-properties fo:color="#000000" fo:font-size="12.5pt" style:font-size-asian="12.5pt" fo:background-color="#FFCE0A"/>
    </style:style>
    <style:style style:name="T460" style:parent-style-name="Основнойшрифтабзаца" style:family="text">
      <style:text-properties fo:color="#000000" fo:font-size="12.5pt" style:font-size-asian="12.5pt"/>
    </style:style>
    <style:style style:name="P461" style:parent-style-name="Textbody" style:family="paragraph">
      <style:paragraph-properties fo:text-align="justify" fo:margin-bottom="0in"/>
    </style:style>
    <style:style style:name="T462" style:parent-style-name="Основнойшрифтабзаца" style:family="text">
      <style:text-properties fo:color="#000000" fo:font-size="12.5pt" style:font-size-asian="12.5pt" fo:background-color="#FFCE0A"/>
    </style:style>
    <style:style style:name="T463" style:parent-style-name="Основнойшрифтабзаца" style:family="text">
      <style:text-properties fo:color="#000000" fo:font-size="12.5pt" style:font-size-asian="12.5pt"/>
    </style:style>
    <style:style style:name="T464" style:parent-style-name="Основнойшрифтабзаца" style:family="text">
      <style:text-properties fo:color="#000000" fo:font-size="12.5pt" style:font-size-asian="12.5pt"/>
    </style:style>
    <style:style style:name="P465" style:parent-style-name="Textbody" style:family="paragraph">
      <style:paragraph-properties fo:text-align="justify" fo:margin-bottom="0in"/>
    </style:style>
    <style:style style:name="T466" style:parent-style-name="Основнойшрифтабзаца" style:family="text">
      <style:text-properties fo:color="#000000" fo:font-size="12.5pt" style:font-size-asian="12.5pt" fo:background-color="#FFCE0A"/>
    </style:style>
    <style:style style:name="T467" style:parent-style-name="Основнойшрифтабзаца" style:family="text">
      <style:text-properties fo:color="#000000" fo:font-size="12.5pt" style:font-size-asian="12.5pt"/>
    </style:style>
    <style:style style:name="P468" style:parent-style-name="Textbody" style:family="paragraph">
      <style:paragraph-properties fo:text-align="justify" fo:margin-bottom="0in"/>
    </style:style>
    <style:style style:name="T469" style:parent-style-name="Основнойшрифтабзаца" style:family="text">
      <style:text-properties fo:color="#000000" fo:font-size="12.5pt" style:font-size-asian="12.5pt" fo:background-color="#FFCE0A"/>
    </style:style>
    <style:style style:name="T470" style:parent-style-name="Основнойшрифтабзаца" style:family="text">
      <style:text-properties fo:color="#000000" fo:font-size="12.5pt" style:font-size-asian="12.5pt"/>
    </style:style>
    <style:style style:name="P471" style:parent-style-name="Textbody" style:family="paragraph">
      <style:paragraph-properties fo:text-align="justify" fo:margin-bottom="0in"/>
    </style:style>
    <style:style style:name="T472" style:parent-style-name="Основнойшрифтабзаца" style:family="text">
      <style:text-properties fo:color="#000000" fo:font-size="12.5pt" style:font-size-asian="12.5pt" fo:background-color="#FFCE0A"/>
    </style:style>
    <style:style style:name="T473" style:parent-style-name="Основнойшрифтабзаца" style:family="text">
      <style:text-properties fo:color="#000000" fo:font-size="12.5pt" style:font-size-asian="12.5pt"/>
    </style:style>
    <style:style style:name="P474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47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7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7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7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479" style:parent-style-name="Textbody" style:family="paragraph">
      <style:paragraph-properties fo:text-align="justify"/>
    </style:style>
    <style:style style:name="T480" style:parent-style-name="Основнойшрифтабзаца" style:family="text">
      <style:text-properties fo:color="#000000" fo:background-color="#FFCE0A"/>
    </style:style>
    <style:style style:name="T481" style:parent-style-name="Основнойшрифтабзаца" style:family="text">
      <style:text-properties fo:color="#000000"/>
    </style:style>
    <style:style style:name="T482" style:parent-style-name="Основнойшрифтабзаца" style:family="text">
      <style:text-properties fo:color="#000000"/>
    </style:style>
    <style:style style:name="T483" style:parent-style-name="Основнойшрифтабзаца" style:family="text">
      <style:text-properties fo:color="#000000"/>
    </style:style>
    <style:style style:name="T484" style:parent-style-name="Основнойшрифтабзаца" style:family="text">
      <style:text-properties fo:color="#000000"/>
    </style:style>
    <style:style style:name="P485" style:parent-style-name="Textbody" style:family="paragraph">
      <style:paragraph-properties fo:text-align="justify" fo:margin-bottom="0in"/>
    </style:style>
    <style:style style:name="T486" style:parent-style-name="Основнойшрифтабзаца" style:family="text">
      <style:text-properties fo:color="#000000" fo:font-size="12.5pt" style:font-size-asian="12.5pt" fo:background-color="#FFCE0A"/>
    </style:style>
    <style:style style:name="T487" style:parent-style-name="Основнойшрифтабзаца" style:family="text">
      <style:text-properties fo:color="#000000" fo:font-size="12.5pt" style:font-size-asian="12.5pt"/>
    </style:style>
    <style:style style:name="T488" style:parent-style-name="Основнойшрифтабзаца" style:family="text">
      <style:text-properties fo:color="#000000" fo:font-size="12.5pt" style:font-size-asian="12.5pt"/>
    </style:style>
    <style:style style:name="P489" style:parent-style-name="Textbody" style:family="paragraph">
      <style:paragraph-properties fo:text-align="justify" fo:margin-bottom="0in"/>
    </style:style>
    <style:style style:name="T490" style:parent-style-name="Основнойшрифтабзаца" style:family="text">
      <style:text-properties fo:color="#000000" fo:font-size="12.5pt" style:font-size-asian="12.5pt" fo:background-color="#FFCE0A"/>
    </style:style>
    <style:style style:name="T491" style:parent-style-name="Основнойшрифтабзаца" style:family="text">
      <style:text-properties fo:color="#000000" fo:font-size="12.5pt" style:font-size-asian="12.5pt"/>
    </style:style>
    <style:style style:name="P492" style:parent-style-name="Textbody" style:family="paragraph">
      <style:paragraph-properties fo:text-align="justify" fo:margin-bottom="0in"/>
    </style:style>
    <style:style style:name="T493" style:parent-style-name="Основнойшрифтабзаца" style:family="text">
      <style:text-properties fo:color="#000000" fo:font-size="12.5pt" style:font-size-asian="12.5pt" fo:background-color="#FFCE0A"/>
    </style:style>
    <style:style style:name="T494" style:parent-style-name="Основнойшрифтабзаца" style:family="text">
      <style:text-properties fo:color="#000000" fo:font-size="12.5pt" style:font-size-asian="12.5pt"/>
    </style:style>
    <style:style style:name="T495" style:parent-style-name="Основнойшрифтабзаца" style:family="text">
      <style:text-properties fo:color="#000000" fo:font-size="12.5pt" style:font-size-asian="12.5pt"/>
    </style:style>
    <style:style style:name="P496" style:parent-style-name="Textbody" style:family="paragraph">
      <style:paragraph-properties fo:text-align="justify" fo:margin-bottom="0in"/>
    </style:style>
    <style:style style:name="T497" style:parent-style-name="Основнойшрифтабзаца" style:family="text">
      <style:text-properties fo:color="#000000" fo:font-size="12.5pt" style:font-size-asian="12.5pt" fo:background-color="#FFCE0A"/>
    </style:style>
    <style:style style:name="T498" style:parent-style-name="Основнойшрифтабзаца" style:family="text">
      <style:text-properties fo:color="#000000" fo:font-size="12.5pt" style:font-size-asian="12.5pt"/>
    </style:style>
    <style:style style:name="T499" style:parent-style-name="Основнойшрифтабзаца" style:family="text">
      <style:text-properties fo:color="#000000" fo:font-size="12.5pt" style:font-size-asian="12.5pt"/>
    </style:style>
    <style:style style:name="P500" style:parent-style-name="Textbody" style:family="paragraph">
      <style:paragraph-properties fo:text-align="justify" fo:margin-bottom="0in"/>
    </style:style>
    <style:style style:name="T501" style:parent-style-name="Основнойшрифтабзаца" style:family="text">
      <style:text-properties fo:color="#000000" fo:font-size="12.5pt" style:font-size-asian="12.5pt" fo:background-color="#FFCE0A"/>
    </style:style>
    <style:style style:name="T502" style:parent-style-name="Основнойшрифтабзаца" style:family="text">
      <style:text-properties fo:color="#000000" fo:font-size="12.5pt" style:font-size-asian="12.5pt"/>
    </style:style>
    <style:style style:name="P503" style:parent-style-name="Textbody" style:family="paragraph">
      <style:paragraph-properties fo:text-align="justify" fo:margin-bottom="0in"/>
    </style:style>
    <style:style style:name="T504" style:parent-style-name="Основнойшрифтабзаца" style:family="text">
      <style:text-properties fo:color="#000000" fo:font-size="12.5pt" style:font-size-asian="12.5pt" fo:background-color="#FFCE0A"/>
    </style:style>
    <style:style style:name="T505" style:parent-style-name="Основнойшрифтабзаца" style:family="text">
      <style:text-properties fo:color="#000000" fo:font-size="12.5pt" style:font-size-asian="12.5pt"/>
    </style:style>
    <style:style style:name="T506" style:parent-style-name="Основнойшрифтабзаца" style:family="text">
      <style:text-properties fo:color="#000000" fo:font-size="12.5pt" style:font-size-asian="12.5pt"/>
    </style:style>
    <style:style style:name="P507" style:parent-style-name="Textbody" style:family="paragraph">
      <style:paragraph-properties fo:text-align="justify" fo:margin-bottom="0in"/>
    </style:style>
    <style:style style:name="T508" style:parent-style-name="Citation" style:family="text">
      <style:text-properties fo:font-style="normal" style:font-style-asian="normal" fo:color="#000000" fo:font-size="12.5pt" style:font-size-asian="12.5pt"/>
    </style:style>
    <style:style style:name="T509" style:parent-style-name="Citation" style:family="text">
      <style:text-properties fo:font-style="normal" style:font-style-asian="normal" fo:color="#000000" fo:font-size="12.5pt" style:font-size-asian="12.5pt"/>
    </style:style>
    <style:style style:name="T510" style:parent-style-name="Citation" style:family="text">
      <style:text-properties fo:font-style="normal" style:font-style-asian="normal" fo:color="#000000" fo:font-size="12.5pt" style:font-size-asian="12.5pt"/>
    </style:style>
    <style:style style:name="T511" style:parent-style-name="Citation" style:family="text">
      <style:text-properties fo:font-style="normal" style:font-style-asian="normal" fo:color="#000000" fo:font-size="12.5pt" style:font-size-asian="12.5pt"/>
    </style:style>
    <style:style style:name="T512" style:parent-style-name="Citation" style:family="text">
      <style:text-properties fo:font-style="normal" style:font-style-asian="normal" fo:color="#000000" fo:font-size="12.5pt" style:font-size-asian="12.5pt"/>
    </style:style>
    <style:style style:name="T513" style:parent-style-name="Citation" style:family="text">
      <style:text-properties fo:font-style="normal" style:font-style-asian="normal" fo:color="#000000" fo:font-size="12.5pt" style:font-size-asian="12.5pt"/>
    </style:style>
    <style:style style:name="T514" style:parent-style-name="Citation" style:family="text">
      <style:text-properties fo:font-style="normal" style:font-style-asian="normal" fo:color="#000000" fo:font-size="12.5pt" style:font-size-asian="12.5pt"/>
    </style:style>
    <style:style style:name="T515" style:parent-style-name="Citation" style:family="text">
      <style:text-properties fo:font-style="normal" style:font-style-asian="normal" fo:color="#000000" fo:font-size="12.5pt" style:font-size-asian="12.5pt"/>
    </style:style>
    <style:style style:name="T516" style:parent-style-name="Citation" style:family="text">
      <style:text-properties fo:font-style="normal" style:font-style-asian="normal" fo:color="#000000" fo:font-size="12.5pt" style:font-size-asian="12.5pt"/>
    </style:style>
    <style:style style:name="T517" style:parent-style-name="Citation" style:family="text">
      <style:text-properties fo:font-style="normal" style:font-style-asian="normal" fo:color="#000000" fo:font-size="12.5pt" style:font-size-asian="12.5pt"/>
    </style:style>
    <style:style style:name="T518" style:parent-style-name="Citation" style:family="text">
      <style:text-properties fo:font-style="normal" style:font-style-asian="normal" fo:color="#000000" fo:font-size="12.5pt" style:font-size-asian="12.5pt"/>
    </style:style>
    <style:style style:name="P519" style:parent-style-name="Textbody" style:family="paragraph">
      <style:paragraph-properties fo:text-align="justify" fo:margin-bottom="0in"/>
    </style:style>
    <style:style style:name="T520" style:parent-style-name="Основнойшрифтабзаца" style:family="text">
      <style:text-properties fo:color="#000000" fo:font-size="12.5pt" style:font-size-asian="12.5pt" fo:background-color="#FFCE0A"/>
    </style:style>
    <style:style style:name="T521" style:parent-style-name="Основнойшрифтабзаца" style:family="text">
      <style:text-properties fo:color="#000000" fo:font-size="12.5pt" style:font-size-asian="12.5pt"/>
    </style:style>
    <style:style style:name="T522" style:parent-style-name="Основнойшрифтабзаца" style:family="text">
      <style:text-properties fo:color="#000000" fo:font-size="12.5pt" style:font-size-asian="12.5pt"/>
    </style:style>
    <style:style style:name="P523" style:parent-style-name="Textbody" style:family="paragraph">
      <style:paragraph-properties fo:text-align="justify" fo:margin-bottom="0in"/>
    </style:style>
    <style:style style:name="T524" style:parent-style-name="Основнойшрифтабзаца" style:family="text">
      <style:text-properties fo:color="#000000" fo:font-size="12.5pt" style:font-size-asian="12.5pt" fo:background-color="#FFCE0A"/>
    </style:style>
    <style:style style:name="T525" style:parent-style-name="Основнойшрифтабзаца" style:family="text">
      <style:text-properties fo:color="#000000" fo:font-size="12.5pt" style:font-size-asian="12.5pt"/>
    </style:style>
    <style:style style:name="T526" style:parent-style-name="Основнойшрифтабзаца" style:family="text">
      <style:text-properties fo:color="#000000" fo:font-size="12.5pt" style:font-size-asian="12.5pt"/>
    </style:style>
    <style:style style:name="P527" style:parent-style-name="Textbody" style:family="paragraph">
      <style:paragraph-properties fo:text-align="justify" fo:margin-bottom="0in"/>
    </style:style>
    <style:style style:name="T528" style:parent-style-name="Основнойшрифтабзаца" style:family="text">
      <style:text-properties fo:color="#000000" fo:font-size="12.5pt" style:font-size-asian="12.5pt" fo:background-color="#FFCE0A"/>
    </style:style>
    <style:style style:name="T529" style:parent-style-name="Основнойшрифтабзаца" style:family="text">
      <style:text-properties fo:color="#000000" fo:font-size="12.5pt" style:font-size-asian="12.5pt"/>
    </style:style>
    <style:style style:name="T530" style:parent-style-name="Основнойшрифтабзаца" style:family="text">
      <style:text-properties fo:color="#000000" fo:font-size="12.5pt" style:font-size-asian="12.5pt"/>
    </style:style>
    <style:style style:name="P531" style:parent-style-name="Textbody" style:family="paragraph">
      <style:paragraph-properties fo:text-align="justify" fo:margin-bottom="0in"/>
    </style:style>
    <style:style style:name="T532" style:parent-style-name="Основнойшрифтабзаца" style:family="text">
      <style:text-properties fo:color="#000000" fo:font-size="12.5pt" style:font-size-asian="12.5pt" fo:background-color="#FFCE0A"/>
    </style:style>
    <style:style style:name="T533" style:parent-style-name="Основнойшрифтабзаца" style:family="text">
      <style:text-properties fo:color="#000000" fo:font-size="12.5pt" style:font-size-asian="12.5pt"/>
    </style:style>
    <style:style style:name="P534" style:parent-style-name="Textbody" style:family="paragraph">
      <style:paragraph-properties fo:text-align="justify" fo:margin-bottom="0in"/>
    </style:style>
    <style:style style:name="T535" style:parent-style-name="Основнойшрифтабзаца" style:family="text">
      <style:text-properties fo:color="#000000" fo:font-size="12.5pt" style:font-size-asian="12.5pt" fo:background-color="#FFCE0A"/>
    </style:style>
    <style:style style:name="T536" style:parent-style-name="Основнойшрифтабзаца" style:family="text">
      <style:text-properties fo:color="#000000" fo:font-size="12.5pt" style:font-size-asian="12.5pt"/>
    </style:style>
    <style:style style:name="T537" style:parent-style-name="Основнойшрифтабзаца" style:family="text">
      <style:text-properties fo:color="#000000" fo:font-size="12.5pt" style:font-size-asian="12.5pt"/>
    </style:style>
    <style:style style:name="P538" style:parent-style-name="Textbody" style:family="paragraph">
      <style:paragraph-properties fo:text-align="justify" fo:margin-bottom="0in"/>
    </style:style>
    <style:style style:name="T539" style:parent-style-name="Основнойшрифтабзаца" style:family="text">
      <style:text-properties fo:color="#000000" fo:font-size="12.5pt" style:font-size-asian="12.5pt" fo:background-color="#FFCE0A"/>
    </style:style>
    <style:style style:name="T540" style:parent-style-name="Основнойшрифтабзаца" style:family="text">
      <style:text-properties fo:color="#000000" fo:font-size="12.5pt" style:font-size-asian="12.5pt"/>
    </style:style>
    <style:style style:name="P541" style:parent-style-name="Textbody" style:family="paragraph">
      <style:paragraph-properties fo:text-align="justify" fo:margin-bottom="0in"/>
    </style:style>
    <style:style style:name="T542" style:parent-style-name="Основнойшрифтабзаца" style:family="text">
      <style:text-properties fo:color="#000000" fo:font-size="12.5pt" style:font-size-asian="12.5pt" fo:background-color="#FFCE0A"/>
    </style:style>
    <style:style style:name="T543" style:parent-style-name="Основнойшрифтабзаца" style:family="text">
      <style:text-properties fo:color="#000000" fo:font-size="12.5pt" style:font-size-asian="12.5pt"/>
    </style:style>
    <style:style style:name="T544" style:parent-style-name="Основнойшрифтабзаца" style:family="text">
      <style:text-properties fo:color="#000000" fo:font-size="12.5pt" style:font-size-asian="12.5pt"/>
    </style:style>
    <style:style style:name="P545" style:parent-style-name="Textbody" style:family="paragraph">
      <style:paragraph-properties fo:text-align="justify" fo:margin-bottom="0in"/>
    </style:style>
    <style:style style:name="T546" style:parent-style-name="Основнойшрифтабзаца" style:family="text">
      <style:text-properties fo:color="#000000" fo:font-size="12.5pt" style:font-size-asian="12.5pt" fo:background-color="#FFCE0A"/>
    </style:style>
    <style:style style:name="T547" style:parent-style-name="Основнойшрифтабзаца" style:family="text">
      <style:text-properties fo:color="#000000" fo:font-size="12.5pt" style:font-size-asian="12.5pt"/>
    </style:style>
    <style:style style:name="T548" style:parent-style-name="Основнойшрифтабзаца" style:family="text">
      <style:text-properties fo:color="#000000" fo:font-size="12.5pt" style:font-size-asian="12.5pt"/>
    </style:style>
    <style:style style:name="P549" style:parent-style-name="Textbody" style:family="paragraph">
      <style:paragraph-properties fo:text-align="justify" fo:margin-bottom="0in"/>
    </style:style>
    <style:style style:name="T550" style:parent-style-name="Основнойшрифтабзаца" style:family="text">
      <style:text-properties fo:color="#000000" fo:font-size="12.5pt" style:font-size-asian="12.5pt" fo:background-color="#FFCE0A"/>
    </style:style>
    <style:style style:name="T551" style:parent-style-name="Основнойшрифтабзаца" style:family="text">
      <style:text-properties fo:color="#000000" fo:font-size="12.5pt" style:font-size-asian="12.5pt"/>
    </style:style>
    <style:style style:name="P552" style:parent-style-name="Textbody" style:family="paragraph">
      <style:paragraph-properties fo:text-align="justify" fo:margin-bottom="0in"/>
    </style:style>
    <style:style style:name="T553" style:parent-style-name="Основнойшрифтабзаца" style:family="text">
      <style:text-properties fo:color="#000000" fo:font-size="12.5pt" style:font-size-asian="12.5pt" fo:background-color="#FFCE0A"/>
    </style:style>
    <style:style style:name="T554" style:parent-style-name="Основнойшрифтабзаца" style:family="text">
      <style:text-properties fo:color="#000000" fo:font-size="12.5pt" style:font-size-asian="12.5pt"/>
    </style:style>
    <style:style style:name="T555" style:parent-style-name="Основнойшрифтабзаца" style:family="text">
      <style:text-properties fo:color="#000000" fo:font-size="12.5pt" style:font-size-asian="12.5pt"/>
    </style:style>
    <style:style style:name="P556" style:parent-style-name="Textbody" style:family="paragraph">
      <style:paragraph-properties fo:text-align="justify" fo:margin-bottom="0in"/>
    </style:style>
    <style:style style:name="T557" style:parent-style-name="Основнойшрифтабзаца" style:family="text">
      <style:text-properties fo:color="#000000" fo:font-size="12.5pt" style:font-size-asian="12.5pt" fo:background-color="#FFCE0A"/>
    </style:style>
    <style:style style:name="T558" style:parent-style-name="Основнойшрифтабзаца" style:family="text">
      <style:text-properties fo:color="#000000" fo:font-size="12.5pt" style:font-size-asian="12.5pt"/>
    </style:style>
    <style:style style:name="P559" style:parent-style-name="Textbody" style:family="paragraph">
      <style:paragraph-properties fo:text-align="justify" fo:margin-bottom="0in"/>
    </style:style>
    <style:style style:name="T560" style:parent-style-name="Основнойшрифтабзаца" style:family="text">
      <style:text-properties fo:color="#000000" fo:font-size="12.5pt" style:font-size-asian="12.5pt" fo:background-color="#FFCE0A"/>
    </style:style>
    <style:style style:name="T561" style:parent-style-name="Основнойшрифтабзаца" style:family="text">
      <style:text-properties fo:color="#000000" fo:font-size="12.5pt" style:font-size-asian="12.5pt"/>
    </style:style>
    <style:style style:name="T562" style:parent-style-name="Основнойшрифтабзаца" style:family="text">
      <style:text-properties fo:color="#000000" fo:font-size="12.5pt" style:font-size-asian="12.5pt"/>
    </style:style>
    <style:style style:name="P563" style:parent-style-name="Textbody" style:family="paragraph">
      <style:paragraph-properties fo:text-align="justify"/>
    </style:style>
    <style:style style:name="T564" style:parent-style-name="Основнойшрифтабзаца" style:family="text">
      <style:text-properties fo:color="#000000" fo:background-color="#FFCE0A"/>
    </style:style>
    <style:style style:name="T565" style:parent-style-name="Основнойшрифтабзаца" style:family="text">
      <style:text-properties fo:color="#000000"/>
    </style:style>
    <style:style style:name="T566" style:parent-style-name="Основнойшрифтабзаца" style:family="text">
      <style:text-properties fo:color="#000000"/>
    </style:style>
    <style:style style:name="P567" style:parent-style-name="Textbody" style:family="paragraph">
      <style:paragraph-properties fo:text-align="justify" fo:margin-bottom="0in"/>
    </style:style>
    <style:style style:name="T568" style:parent-style-name="Основнойшрифтабзаца" style:family="text">
      <style:text-properties fo:color="#000000" fo:font-size="12.5pt" style:font-size-asian="12.5pt" fo:background-color="#FFCE0A"/>
    </style:style>
    <style:style style:name="T569" style:parent-style-name="Основнойшрифтабзаца" style:family="text">
      <style:text-properties fo:color="#000000" fo:font-size="12.5pt" style:font-size-asian="12.5pt"/>
    </style:style>
    <style:style style:name="P570" style:parent-style-name="Textbody" style:family="paragraph">
      <style:paragraph-properties fo:text-align="justify" fo:margin-bottom="0in"/>
    </style:style>
    <style:style style:name="T571" style:parent-style-name="Основнойшрифтабзаца" style:family="text">
      <style:text-properties fo:color="#000000" fo:font-size="12.5pt" style:font-size-asian="12.5pt" fo:background-color="#FFCE0A"/>
    </style:style>
    <style:style style:name="T572" style:parent-style-name="Основнойшрифтабзаца" style:family="text">
      <style:text-properties fo:color="#000000" fo:font-size="12.5pt" style:font-size-asian="12.5pt"/>
    </style:style>
    <style:style style:name="T573" style:parent-style-name="Основнойшрифтабзаца" style:family="text">
      <style:text-properties fo:color="#000000" fo:font-size="12.5pt" style:font-size-asian="12.5pt"/>
    </style:style>
    <style:style style:name="P574" style:parent-style-name="Textbody" style:family="paragraph">
      <style:paragraph-properties fo:text-align="justify" fo:margin-bottom="0in"/>
    </style:style>
    <style:style style:name="T575" style:parent-style-name="Основнойшрифтабзаца" style:family="text">
      <style:text-properties fo:color="#000000" fo:font-size="12.5pt" style:font-size-asian="12.5pt" fo:background-color="#FFCE0A"/>
    </style:style>
    <style:style style:name="T576" style:parent-style-name="Основнойшрифтабзаца" style:family="text">
      <style:text-properties fo:color="#000000" fo:font-size="12.5pt" style:font-size-asian="12.5pt"/>
    </style:style>
    <style:style style:name="P577" style:parent-style-name="Textbody" style:family="paragraph">
      <style:paragraph-properties fo:text-align="justify" fo:margin-bottom="0in"/>
    </style:style>
    <style:style style:name="T578" style:parent-style-name="Основнойшрифтабзаца" style:family="text">
      <style:text-properties fo:color="#000000" fo:font-size="12.5pt" style:font-size-asian="12.5pt" fo:background-color="#FFCE0A"/>
    </style:style>
    <style:style style:name="T579" style:parent-style-name="Основнойшрифтабзаца" style:family="text">
      <style:text-properties fo:color="#000000" fo:font-size="12.5pt" style:font-size-asian="12.5pt"/>
    </style:style>
    <style:style style:name="P580" style:parent-style-name="Textbody" style:family="paragraph">
      <style:paragraph-properties fo:text-align="justify" fo:margin-bottom="0in"/>
    </style:style>
    <style:style style:name="T581" style:parent-style-name="Основнойшрифтабзаца" style:family="text">
      <style:text-properties fo:color="#000000" fo:font-size="12.5pt" style:font-size-asian="12.5pt" fo:background-color="#FFCE0A"/>
    </style:style>
    <style:style style:name="T582" style:parent-style-name="Основнойшрифтабзаца" style:family="text">
      <style:text-properties fo:color="#000000" fo:font-size="12.5pt" style:font-size-asian="12.5pt"/>
    </style:style>
    <style:style style:name="T583" style:parent-style-name="Основнойшрифтабзаца" style:family="text">
      <style:text-properties fo:color="#000000" fo:font-size="12.5pt" style:font-size-asian="12.5pt"/>
    </style:style>
    <style:style style:name="P584" style:parent-style-name="Textbody" style:family="paragraph">
      <style:paragraph-properties fo:text-align="justify" fo:margin-bottom="0in"/>
    </style:style>
    <style:style style:name="T585" style:parent-style-name="Основнойшрифтабзаца" style:family="text">
      <style:text-properties fo:color="#000000" fo:font-size="12.5pt" style:font-size-asian="12.5pt" fo:background-color="#FFCE0A"/>
    </style:style>
    <style:style style:name="T586" style:parent-style-name="Основнойшрифтабзаца" style:family="text">
      <style:text-properties fo:color="#000000" fo:font-size="12.5pt" style:font-size-asian="12.5pt"/>
    </style:style>
    <style:style style:name="T587" style:parent-style-name="Основнойшрифтабзаца" style:family="text">
      <style:text-properties fo:color="#000000" fo:font-size="12.5pt" style:font-size-asian="12.5pt"/>
    </style:style>
    <style:style style:name="P588" style:parent-style-name="Textbody" style:family="paragraph">
      <style:paragraph-properties fo:text-align="justify" fo:margin-bottom="0in"/>
    </style:style>
    <style:style style:name="T589" style:parent-style-name="Основнойшрифтабзаца" style:family="text">
      <style:text-properties fo:color="#000000" fo:font-size="12.5pt" style:font-size-asian="12.5pt" fo:background-color="#FFCE0A"/>
    </style:style>
    <style:style style:name="T590" style:parent-style-name="Основнойшрифтабзаца" style:family="text">
      <style:text-properties fo:color="#000000" fo:font-size="12.5pt" style:font-size-asian="12.5pt"/>
    </style:style>
    <style:style style:name="T591" style:parent-style-name="Основнойшрифтабзаца" style:family="text">
      <style:text-properties fo:color="#000000" fo:font-size="12.5pt" style:font-size-asian="12.5pt"/>
    </style:style>
    <style:style style:name="P592" style:parent-style-name="Textbody" style:family="paragraph">
      <style:paragraph-properties fo:text-align="justify" fo:margin-bottom="0in"/>
    </style:style>
    <style:style style:name="T593" style:parent-style-name="Основнойшрифтабзаца" style:family="text">
      <style:text-properties fo:color="#000000" fo:font-size="12.5pt" style:font-size-asian="12.5pt" fo:background-color="#FFCE0A"/>
    </style:style>
    <style:style style:name="T594" style:parent-style-name="Основнойшрифтабзаца" style:family="text">
      <style:text-properties fo:color="#000000" fo:font-size="12.5pt" style:font-size-asian="12.5pt"/>
    </style:style>
    <style:style style:name="P595" style:parent-style-name="Textbody" style:family="paragraph">
      <style:paragraph-properties fo:text-align="justify" fo:margin-bottom="0in"/>
    </style:style>
    <style:style style:name="T596" style:parent-style-name="Основнойшрифтабзаца" style:family="text">
      <style:text-properties fo:color="#000000" fo:font-size="12.5pt" style:font-size-asian="12.5pt" fo:background-color="#FFCE0A"/>
    </style:style>
    <style:style style:name="T597" style:parent-style-name="Основнойшрифтабзаца" style:family="text">
      <style:text-properties fo:color="#000000" fo:font-size="12.5pt" style:font-size-asian="12.5pt"/>
    </style:style>
    <style:style style:name="P598" style:parent-style-name="Textbody" style:family="paragraph">
      <style:paragraph-properties fo:text-align="justify" fo:margin-bottom="0in"/>
    </style:style>
    <style:style style:name="T599" style:parent-style-name="Основнойшрифтабзаца" style:family="text">
      <style:text-properties fo:color="#000000" fo:font-size="12.5pt" style:font-size-asian="12.5pt" fo:background-color="#FFCE0A"/>
    </style:style>
    <style:style style:name="T600" style:parent-style-name="Основнойшрифтабзаца" style:family="text">
      <style:text-properties fo:color="#000000" fo:font-size="12.5pt" style:font-size-asian="12.5pt"/>
    </style:style>
    <style:style style:name="T601" style:parent-style-name="Основнойшрифтабзаца" style:family="text">
      <style:text-properties fo:color="#000000" fo:font-size="12.5pt" style:font-size-asian="12.5pt"/>
    </style:style>
    <style:style style:name="P602" style:parent-style-name="Textbody" style:family="paragraph">
      <style:paragraph-properties fo:text-align="justify" fo:margin-bottom="0in"/>
    </style:style>
    <style:style style:name="T603" style:parent-style-name="Основнойшрифтабзаца" style:family="text">
      <style:text-properties fo:color="#000000" fo:font-size="12.5pt" style:font-size-asian="12.5pt" fo:background-color="#FFCE0A"/>
    </style:style>
    <style:style style:name="T604" style:parent-style-name="Основнойшрифтабзаца" style:family="text">
      <style:text-properties fo:color="#000000" fo:font-size="12.5pt" style:font-size-asian="12.5pt"/>
    </style:style>
    <style:style style:name="P605" style:parent-style-name="Textbody" style:family="paragraph">
      <style:paragraph-properties fo:text-align="justify" fo:margin-bottom="0in"/>
    </style:style>
    <style:style style:name="T606" style:parent-style-name="Основнойшрифтабзаца" style:family="text">
      <style:text-properties fo:color="#000000" fo:font-size="12.5pt" style:font-size-asian="12.5pt" fo:background-color="#FFCE0A"/>
    </style:style>
    <style:style style:name="T607" style:parent-style-name="Основнойшрифтабзаца" style:family="text">
      <style:text-properties fo:color="#000000" fo:font-size="12.5pt" style:font-size-asian="12.5pt"/>
    </style:style>
    <style:style style:name="T608" style:parent-style-name="Основнойшрифтабзаца" style:family="text">
      <style:text-properties fo:color="#000000" fo:font-size="12.5pt" style:font-size-asian="12.5pt"/>
    </style:style>
    <style:style style:name="P609" style:parent-style-name="Textbody" style:family="paragraph">
      <style:paragraph-properties fo:text-align="justify" fo:margin-bottom="0in"/>
    </style:style>
    <style:style style:name="T610" style:parent-style-name="Основнойшрифтабзаца" style:family="text">
      <style:text-properties fo:color="#000000" fo:font-size="12.5pt" style:font-size-asian="12.5pt" fo:background-color="#FFCE0A"/>
    </style:style>
    <style:style style:name="T611" style:parent-style-name="Основнойшрифтабзаца" style:family="text">
      <style:text-properties fo:color="#000000" fo:font-size="12.5pt" style:font-size-asian="12.5pt"/>
    </style:style>
    <style:style style:name="T612" style:parent-style-name="Основнойшрифтабзаца" style:family="text">
      <style:text-properties fo:color="#000000" fo:font-size="12.5pt" style:font-size-asian="12.5pt"/>
    </style:style>
    <style:style style:name="P613" style:parent-style-name="Textbody" style:family="paragraph">
      <style:paragraph-properties fo:text-align="justify" fo:margin-bottom="0in"/>
    </style:style>
    <style:style style:name="T614" style:parent-style-name="Основнойшрифтабзаца" style:family="text">
      <style:text-properties fo:color="#000000" fo:font-size="12.5pt" style:font-size-asian="12.5pt" fo:background-color="#FFCE0A"/>
    </style:style>
    <style:style style:name="T615" style:parent-style-name="Основнойшрифтабзаца" style:family="text">
      <style:text-properties fo:color="#000000" fo:font-size="12.5pt" style:font-size-asian="12.5pt"/>
    </style:style>
    <style:style style:name="P616" style:parent-style-name="Textbody" style:family="paragraph">
      <style:paragraph-properties fo:text-align="justify" fo:margin-bottom="0in"/>
    </style:style>
    <style:style style:name="T617" style:parent-style-name="Основнойшрифтабзаца" style:family="text">
      <style:text-properties fo:color="#000000" fo:font-size="12.5pt" style:font-size-asian="12.5pt" fo:background-color="#FFCE0A"/>
    </style:style>
    <style:style style:name="T618" style:parent-style-name="Основнойшрифтабзаца" style:family="text">
      <style:text-properties fo:color="#000000" fo:font-size="12.5pt" style:font-size-asian="12.5pt"/>
    </style:style>
    <style:style style:name="T619" style:parent-style-name="Основнойшрифтабзаца" style:family="text">
      <style:text-properties fo:color="#000000" fo:font-size="12.5pt" style:font-size-asian="12.5pt"/>
    </style:style>
    <style:style style:name="P620" style:parent-style-name="Textbody" style:family="paragraph">
      <style:paragraph-properties fo:text-align="justify" fo:margin-bottom="0in"/>
    </style:style>
    <style:style style:name="T621" style:parent-style-name="Основнойшрифтабзаца" style:family="text">
      <style:text-properties fo:color="#000000" fo:font-size="12.5pt" style:font-size-asian="12.5pt" fo:background-color="#FFCE0A"/>
    </style:style>
    <style:style style:name="T622" style:parent-style-name="Основнойшрифтабзаца" style:family="text">
      <style:text-properties fo:color="#000000" fo:font-size="12.5pt" style:font-size-asian="12.5pt"/>
    </style:style>
    <style:style style:name="P623" style:parent-style-name="Textbody" style:family="paragraph">
      <style:paragraph-properties fo:text-align="justify" fo:margin-bottom="0in"/>
    </style:style>
    <style:style style:name="T624" style:parent-style-name="Основнойшрифтабзаца" style:family="text">
      <style:text-properties fo:color="#000000" fo:font-size="12.5pt" style:font-size-asian="12.5pt" fo:background-color="#FFCE0A"/>
    </style:style>
    <style:style style:name="T625" style:parent-style-name="Основнойшрифтабзаца" style:family="text">
      <style:text-properties fo:color="#000000" fo:font-size="12.5pt" style:font-size-asian="12.5pt"/>
    </style:style>
    <style:style style:name="P626" style:parent-style-name="Textbody" style:family="paragraph">
      <style:paragraph-properties fo:text-align="justify" fo:margin-bottom="0in"/>
    </style:style>
    <style:style style:name="T627" style:parent-style-name="Основнойшрифтабзаца" style:family="text">
      <style:text-properties fo:color="#000000" fo:font-size="12.5pt" style:font-size-asian="12.5pt" fo:background-color="#FFCE0A"/>
    </style:style>
    <style:style style:name="T628" style:parent-style-name="Основнойшрифтабзаца" style:family="text">
      <style:text-properties fo:color="#000000" fo:font-size="12.5pt" style:font-size-asian="12.5pt"/>
    </style:style>
    <style:style style:name="T629" style:parent-style-name="Основнойшрифтабзаца" style:family="text">
      <style:text-properties fo:color="#000000" fo:font-size="12.5pt" style:font-size-asian="12.5pt"/>
    </style:style>
    <style:style style:name="P630" style:parent-style-name="Textbody" style:family="paragraph">
      <style:paragraph-properties fo:text-align="justify" fo:margin-bottom="0in"/>
    </style:style>
    <style:style style:name="T631" style:parent-style-name="Основнойшрифтабзаца" style:family="text">
      <style:text-properties fo:color="#000000" fo:font-size="12.5pt" style:font-size-asian="12.5pt" fo:background-color="#FFCE0A"/>
    </style:style>
    <style:style style:name="T632" style:parent-style-name="Основнойшрифтабзаца" style:family="text">
      <style:text-properties fo:color="#000000" fo:font-size="12.5pt" style:font-size-asian="12.5pt"/>
    </style:style>
    <style:style style:name="T633" style:parent-style-name="Основнойшрифтабзаца" style:family="text">
      <style:text-properties fo:color="#000000" fo:font-size="12.5pt" style:font-size-asian="12.5pt"/>
    </style:style>
    <style:style style:name="P634" style:parent-style-name="Textbody" style:family="paragraph">
      <style:paragraph-properties fo:text-align="justify" fo:margin-bottom="0in"/>
    </style:style>
    <style:style style:name="T635" style:parent-style-name="Основнойшрифтабзаца" style:family="text">
      <style:text-properties fo:color="#000000" fo:font-size="12.5pt" style:font-size-asian="12.5pt" fo:background-color="#FFCE0A"/>
    </style:style>
    <style:style style:name="T636" style:parent-style-name="Основнойшрифтабзаца" style:family="text">
      <style:text-properties fo:color="#000000" fo:font-size="12.5pt" style:font-size-asian="12.5pt"/>
    </style:style>
    <style:style style:name="T637" style:parent-style-name="Основнойшрифтабзаца" style:family="text">
      <style:text-properties fo:color="#000000" fo:font-size="12.5pt" style:font-size-asian="12.5pt"/>
    </style:style>
    <style:style style:name="T638" style:parent-style-name="Основнойшрифтабзаца" style:family="text">
      <style:text-properties fo:color="#000000" fo:font-size="12.5pt" style:font-size-asian="12.5pt"/>
    </style:style>
    <style:style style:name="T639" style:parent-style-name="Основнойшрифтабзаца" style:family="text">
      <style:text-properties fo:color="#000000" fo:font-size="12.5pt" style:font-size-asian="12.5pt"/>
    </style:style>
    <style:style style:name="P640" style:parent-style-name="Textbody" style:family="paragraph">
      <style:paragraph-properties fo:text-align="justify" fo:margin-bottom="0in"/>
    </style:style>
    <style:style style:name="T641" style:parent-style-name="Основнойшрифтабзаца" style:family="text">
      <style:text-properties fo:color="#000000" fo:font-size="12.5pt" style:font-size-asian="12.5pt" fo:background-color="#FFCE0A"/>
    </style:style>
    <style:style style:name="T642" style:parent-style-name="Основнойшрифтабзаца" style:family="text">
      <style:text-properties fo:color="#000000" fo:font-size="12.5pt" style:font-size-asian="12.5pt"/>
    </style:style>
    <style:style style:name="T643" style:parent-style-name="Основнойшрифтабзаца" style:family="text">
      <style:text-properties fo:color="#000000" fo:font-size="12.5pt" style:font-size-asian="12.5pt"/>
    </style:style>
    <style:style style:name="T644" style:parent-style-name="Основнойшрифтабзаца" style:family="text">
      <style:text-properties fo:color="#000000" fo:font-size="12.5pt" style:font-size-asian="12.5pt"/>
    </style:style>
    <style:style style:name="T645" style:parent-style-name="Основнойшрифтабзаца" style:family="text">
      <style:text-properties fo:color="#000000" fo:font-size="12.5pt" style:font-size-asian="12.5pt"/>
    </style:style>
    <style:style style:name="P646" style:parent-style-name="Textbody" style:family="paragraph">
      <style:paragraph-properties fo:text-align="justify" fo:margin-bottom="0in"/>
    </style:style>
    <style:style style:name="T647" style:parent-style-name="Основнойшрифтабзаца" style:family="text">
      <style:text-properties fo:color="#000000" fo:font-size="12.5pt" style:font-size-asian="12.5pt" fo:background-color="#FFCE0A"/>
    </style:style>
    <style:style style:name="T648" style:parent-style-name="Основнойшрифтабзаца" style:family="text">
      <style:text-properties fo:color="#000000" fo:font-size="12.5pt" style:font-size-asian="12.5pt"/>
    </style:style>
    <style:style style:name="T649" style:parent-style-name="Основнойшрифтабзаца" style:family="text">
      <style:text-properties fo:color="#000000" fo:font-size="12.5pt" style:font-size-asian="12.5pt"/>
    </style:style>
    <style:style style:name="P650" style:parent-style-name="Textbody" style:family="paragraph">
      <style:paragraph-properties fo:text-align="justify" fo:margin-bottom="0in"/>
    </style:style>
    <style:style style:name="T651" style:parent-style-name="Основнойшрифтабзаца" style:family="text">
      <style:text-properties fo:color="#000000" fo:font-size="12.5pt" style:font-size-asian="12.5pt" fo:background-color="#FFCE0A"/>
    </style:style>
    <style:style style:name="T652" style:parent-style-name="Основнойшрифтабзаца" style:family="text">
      <style:text-properties fo:color="#000000" fo:font-size="12.5pt" style:font-size-asian="12.5pt"/>
    </style:style>
    <style:style style:name="T653" style:parent-style-name="Основнойшрифтабзаца" style:family="text">
      <style:text-properties fo:color="#000000" fo:font-size="12.5pt" style:font-size-asian="12.5pt"/>
    </style:style>
    <style:style style:name="P654" style:parent-style-name="Textbody" style:family="paragraph">
      <style:paragraph-properties fo:text-align="justify"/>
    </style:style>
    <style:style style:name="T655" style:parent-style-name="Основнойшрифтабзаца" style:family="text">
      <style:text-properties fo:color="#000000" fo:background-color="#FFCE0A"/>
    </style:style>
    <style:style style:name="T656" style:parent-style-name="Основнойшрифтабзаца" style:family="text">
      <style:text-properties fo:color="#000000"/>
    </style:style>
    <style:style style:name="P657" style:parent-style-name="Textbody" style:family="paragraph">
      <style:paragraph-properties fo:text-align="justify" fo:margin-bottom="0in"/>
    </style:style>
    <style:style style:name="T658" style:parent-style-name="Основнойшрифтабзаца" style:family="text">
      <style:text-properties fo:color="#000000" fo:font-size="12.5pt" style:font-size-asian="12.5pt" fo:background-color="#FFCE0A"/>
    </style:style>
    <style:style style:name="T659" style:parent-style-name="Основнойшрифтабзаца" style:family="text">
      <style:text-properties fo:color="#000000" fo:font-size="12.5pt" style:font-size-asian="12.5pt"/>
    </style:style>
    <style:style style:name="T660" style:parent-style-name="Основнойшрифтабзаца" style:family="text">
      <style:text-properties fo:color="#000000" fo:font-size="12.5pt" style:font-size-asian="12.5pt"/>
    </style:style>
    <style:style style:name="P661" style:parent-style-name="Textbody" style:family="paragraph">
      <style:paragraph-properties fo:text-align="justify"/>
    </style:style>
    <style:style style:name="T662" style:parent-style-name="Основнойшрифтабзаца" style:family="text">
      <style:text-properties fo:color="#000000" fo:background-color="#FFCE0A"/>
    </style:style>
    <style:style style:name="T663" style:parent-style-name="Основнойшрифтабзаца" style:family="text">
      <style:text-properties fo:color="#000000"/>
    </style:style>
    <style:style style:name="P664" style:parent-style-name="Textbody" style:family="paragraph">
      <style:paragraph-properties fo:text-align="justify" fo:margin-bottom="0in"/>
    </style:style>
    <style:style style:name="T665" style:parent-style-name="Основнойшрифтабзаца" style:family="text">
      <style:text-properties fo:color="#000000" fo:font-size="12.5pt" style:font-size-asian="12.5pt" fo:background-color="#FFCE0A"/>
    </style:style>
    <style:style style:name="T666" style:parent-style-name="Основнойшрифтабзаца" style:family="text">
      <style:text-properties fo:color="#000000" fo:font-size="12.5pt" style:font-size-asian="12.5pt"/>
    </style:style>
    <style:style style:name="P667" style:parent-style-name="Textbody" style:family="paragraph">
      <style:paragraph-properties fo:text-align="justify" fo:margin-bottom="0in"/>
    </style:style>
    <style:style style:name="T668" style:parent-style-name="Основнойшрифтабзаца" style:family="text">
      <style:text-properties fo:color="#000000" fo:font-size="12.5pt" style:font-size-asian="12.5pt" fo:background-color="#FFCE0A"/>
    </style:style>
    <style:style style:name="T669" style:parent-style-name="Основнойшрифтабзаца" style:family="text">
      <style:text-properties fo:color="#000000" fo:font-size="12.5pt" style:font-size-asian="12.5pt"/>
    </style:style>
    <style:style style:name="T670" style:parent-style-name="Основнойшрифтабзаца" style:family="text">
      <style:text-properties fo:color="#000000" fo:font-size="12.5pt" style:font-size-asian="12.5pt"/>
    </style:style>
    <style:style style:name="P671" style:parent-style-name="Textbody" style:family="paragraph">
      <style:paragraph-properties fo:text-align="justify" fo:margin-bottom="0in"/>
    </style:style>
    <style:style style:name="T672" style:parent-style-name="Основнойшрифтабзаца" style:family="text">
      <style:text-properties fo:color="#000000" fo:font-size="12.5pt" style:font-size-asian="12.5pt" fo:background-color="#FFCE0A"/>
    </style:style>
    <style:style style:name="T673" style:parent-style-name="Основнойшрифтабзаца" style:family="text">
      <style:text-properties fo:color="#000000" fo:font-size="12.5pt" style:font-size-asian="12.5pt"/>
    </style:style>
    <style:style style:name="P674" style:parent-style-name="Textbody" style:family="paragraph">
      <style:paragraph-properties fo:text-align="justify" fo:margin-bottom="0in"/>
    </style:style>
    <style:style style:name="T675" style:parent-style-name="Основнойшрифтабзаца" style:family="text">
      <style:text-properties fo:color="#000000" fo:font-size="12.5pt" style:font-size-asian="12.5pt" fo:background-color="#FFCE0A"/>
    </style:style>
    <style:style style:name="T676" style:parent-style-name="Основнойшрифтабзаца" style:family="text">
      <style:text-properties fo:color="#000000" fo:font-size="12.5pt" style:font-size-asian="12.5pt"/>
    </style:style>
    <style:style style:name="T677" style:parent-style-name="Основнойшрифтабзаца" style:family="text">
      <style:text-properties fo:color="#000000" fo:font-size="12.5pt" style:font-size-asian="12.5pt"/>
    </style:style>
    <style:style style:name="P678" style:parent-style-name="Textbody" style:family="paragraph">
      <style:paragraph-properties fo:text-align="justify" fo:margin-bottom="0in"/>
    </style:style>
    <style:style style:name="T679" style:parent-style-name="Основнойшрифтабзаца" style:family="text">
      <style:text-properties fo:color="#000000" fo:font-size="12.5pt" style:font-size-asian="12.5pt" fo:background-color="#FFCE0A"/>
    </style:style>
    <style:style style:name="T680" style:parent-style-name="Основнойшрифтабзаца" style:family="text">
      <style:text-properties fo:color="#000000" fo:font-size="12.5pt" style:font-size-asian="12.5pt"/>
    </style:style>
    <style:style style:name="P681" style:parent-style-name="Textbody" style:family="paragraph">
      <style:paragraph-properties fo:text-align="justify" fo:margin-bottom="0in"/>
    </style:style>
    <style:style style:name="T682" style:parent-style-name="Основнойшрифтабзаца" style:family="text">
      <style:text-properties fo:color="#000000" fo:font-size="12.5pt" style:font-size-asian="12.5pt" fo:background-color="#FFCE0A"/>
    </style:style>
    <style:style style:name="T683" style:parent-style-name="Основнойшрифтабзаца" style:family="text">
      <style:text-properties fo:color="#000000" fo:font-size="12.5pt" style:font-size-asian="12.5pt"/>
    </style:style>
    <style:style style:name="P684" style:parent-style-name="Textbody" style:family="paragraph">
      <style:paragraph-properties fo:text-align="justify" fo:margin-bottom="0in"/>
    </style:style>
    <style:style style:name="T685" style:parent-style-name="Основнойшрифтабзаца" style:family="text">
      <style:text-properties fo:color="#000000" fo:font-size="12.5pt" style:font-size-asian="12.5pt" fo:background-color="#FFCE0A"/>
    </style:style>
    <style:style style:name="T686" style:parent-style-name="Основнойшрифтабзаца" style:family="text">
      <style:text-properties fo:color="#000000" fo:font-size="12.5pt" style:font-size-asian="12.5pt"/>
    </style:style>
    <style:style style:name="T687" style:parent-style-name="Основнойшрифтабзаца" style:family="text">
      <style:text-properties fo:color="#000000" fo:font-size="12.5pt" style:font-size-asian="12.5pt"/>
    </style:style>
    <style:style style:name="T688" style:parent-style-name="Основнойшрифтабзаца" style:family="text">
      <style:text-properties fo:color="#000000" fo:font-size="12.5pt" style:font-size-asian="12.5pt"/>
    </style:style>
    <style:style style:name="P689" style:parent-style-name="Textbody" style:family="paragraph">
      <style:paragraph-properties fo:text-align="justify"/>
    </style:style>
    <style:style style:name="T690" style:parent-style-name="Основнойшрифтабзаца" style:family="text">
      <style:text-properties fo:color="#000000" fo:background-color="#FFCE0A"/>
    </style:style>
    <style:style style:name="T691" style:parent-style-name="Основнойшрифтабзаца" style:family="text">
      <style:text-properties fo:color="#000000"/>
    </style:style>
    <style:style style:name="T692" style:parent-style-name="Основнойшрифтабзаца" style:family="text">
      <style:text-properties fo:color="#000000"/>
    </style:style>
    <style:style style:name="P693" style:parent-style-name="Textbody" style:family="paragraph">
      <style:paragraph-properties fo:text-align="justify" fo:margin-bottom="0in"/>
    </style:style>
    <style:style style:name="T694" style:parent-style-name="Основнойшрифтабзаца" style:family="text">
      <style:text-properties fo:color="#000000" fo:font-size="12.5pt" style:font-size-asian="12.5pt" fo:background-color="#FFCE0A"/>
    </style:style>
    <style:style style:name="T695" style:parent-style-name="Основнойшрифтабзаца" style:family="text">
      <style:text-properties fo:color="#000000" fo:font-size="12.5pt" style:font-size-asian="12.5pt"/>
    </style:style>
    <style:style style:name="P696" style:parent-style-name="Textbody" style:family="paragraph">
      <style:paragraph-properties fo:text-align="justify" fo:margin-bottom="0in"/>
    </style:style>
    <style:style style:name="T697" style:parent-style-name="Основнойшрифтабзаца" style:family="text">
      <style:text-properties fo:color="#000000" fo:font-size="12.5pt" style:font-size-asian="12.5pt" fo:background-color="#FFCE0A"/>
    </style:style>
    <style:style style:name="T698" style:parent-style-name="Основнойшрифтабзаца" style:family="text">
      <style:text-properties fo:color="#000000" fo:font-size="12.5pt" style:font-size-asian="12.5pt"/>
    </style:style>
    <style:style style:name="T699" style:parent-style-name="Основнойшрифтабзаца" style:family="text">
      <style:text-properties fo:color="#000000" fo:font-size="12.5pt" style:font-size-asian="12.5pt"/>
    </style:style>
    <style:style style:name="P700" style:parent-style-name="Textbody" style:family="paragraph">
      <style:paragraph-properties fo:text-align="justify" fo:margin-bottom="0in"/>
    </style:style>
    <style:style style:name="T701" style:parent-style-name="Основнойшрифтабзаца" style:family="text">
      <style:text-properties fo:color="#000000" fo:font-size="12.5pt" style:font-size-asian="12.5pt" fo:background-color="#FFCE0A"/>
    </style:style>
    <style:style style:name="T702" style:parent-style-name="Основнойшрифтабзаца" style:family="text">
      <style:text-properties fo:color="#000000" fo:font-size="12.5pt" style:font-size-asian="12.5pt"/>
    </style:style>
    <style:style style:name="T703" style:parent-style-name="Основнойшрифтабзаца" style:family="text">
      <style:text-properties fo:color="#000000" fo:font-size="12.5pt" style:font-size-asian="12.5pt"/>
    </style:style>
    <style:style style:name="P704" style:parent-style-name="Заголовок4" style:family="paragraph">
      <style:paragraph-properties fo:text-align="justify"/>
      <style:text-properties fo:font-weight="normal" style:font-weight-asian="normal" fo:color="#000000"/>
    </style:style>
    <style:style style:name="P705" style:parent-style-name="Textbody" style:family="paragraph">
      <style:paragraph-properties fo:text-align="justify" fo:margin-bottom="0in"/>
    </style:style>
    <style:style style:name="T706" style:parent-style-name="Основнойшрифтабзаца" style:family="text">
      <style:text-properties fo:color="#000000" fo:font-size="12.5pt" style:font-size-asian="12.5pt" fo:background-color="#FFCE0A"/>
    </style:style>
    <style:style style:name="T707" style:parent-style-name="Основнойшрифтабзаца" style:family="text">
      <style:text-properties fo:color="#000000" fo:font-size="12.5pt" style:font-size-asian="12.5pt"/>
    </style:style>
    <style:style style:name="T708" style:parent-style-name="Основнойшрифтабзаца" style:family="text">
      <style:text-properties fo:color="#000000" fo:font-size="12.5pt" style:font-size-asian="12.5pt"/>
    </style:style>
    <style:style style:name="P709" style:parent-style-name="Textbody" style:family="paragraph">
      <style:paragraph-properties fo:text-align="justify" fo:margin-bottom="0in"/>
    </style:style>
    <style:style style:name="T710" style:parent-style-name="Основнойшрифтабзаца" style:family="text">
      <style:text-properties fo:color="#000000" fo:font-size="12.5pt" style:font-size-asian="12.5pt" fo:background-color="#FFCE0A"/>
    </style:style>
    <style:style style:name="T711" style:parent-style-name="Основнойшрифтабзаца" style:family="text">
      <style:text-properties fo:color="#000000" fo:font-size="12.5pt" style:font-size-asian="12.5pt"/>
    </style:style>
    <style:style style:name="P712" style:parent-style-name="Textbody" style:family="paragraph">
      <style:paragraph-properties fo:text-align="justify" fo:margin-bottom="0in"/>
    </style:style>
    <style:style style:name="T713" style:parent-style-name="Основнойшрифтабзаца" style:family="text">
      <style:text-properties fo:color="#000000" fo:font-size="12.5pt" style:font-size-asian="12.5pt" fo:background-color="#FFCE0A"/>
    </style:style>
    <style:style style:name="T714" style:parent-style-name="Основнойшрифтабзаца" style:family="text">
      <style:text-properties fo:color="#000000" fo:font-size="12.5pt" style:font-size-asian="12.5pt"/>
    </style:style>
    <style:style style:name="T715" style:parent-style-name="Основнойшрифтабзаца" style:family="text">
      <style:text-properties fo:color="#000000" fo:font-size="12.5pt" style:font-size-asian="12.5pt"/>
    </style:style>
    <style:style style:name="P716" style:parent-style-name="Textbody" style:family="paragraph">
      <style:paragraph-properties fo:text-align="justify" fo:margin-bottom="0in"/>
    </style:style>
    <style:style style:name="T717" style:parent-style-name="Основнойшрифтабзаца" style:family="text">
      <style:text-properties fo:color="#000000" fo:font-size="12.5pt" style:font-size-asian="12.5pt" fo:background-color="#FFCE0A"/>
    </style:style>
    <style:style style:name="T718" style:parent-style-name="Основнойшрифтабзаца" style:family="text">
      <style:text-properties fo:color="#000000" fo:font-size="12.5pt" style:font-size-asian="12.5pt"/>
    </style:style>
    <style:style style:name="P719" style:parent-style-name="Textbody" style:family="paragraph">
      <style:paragraph-properties fo:text-align="justify" fo:margin-bottom="0in"/>
    </style:style>
    <style:style style:name="T720" style:parent-style-name="Основнойшрифтабзаца" style:family="text">
      <style:text-properties fo:color="#000000" fo:font-size="12.5pt" style:font-size-asian="12.5pt" fo:background-color="#FFCE0A"/>
    </style:style>
    <style:style style:name="T721" style:parent-style-name="Основнойшрифтабзаца" style:family="text">
      <style:text-properties fo:color="#000000" fo:font-size="12.5pt" style:font-size-asian="12.5pt"/>
    </style:style>
    <style:style style:name="T722" style:parent-style-name="Основнойшрифтабзаца" style:family="text">
      <style:text-properties fo:color="#000000" fo:font-size="12.5pt" style:font-size-asian="12.5pt"/>
    </style:style>
    <style:style style:name="P723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72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2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2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2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2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2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3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3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32" style:parent-style-name="Textbody" style:family="paragraph">
      <style:paragraph-properties fo:text-align="justify"/>
    </style:style>
    <style:style style:name="T733" style:parent-style-name="Основнойшрифтабзаца" style:family="text">
      <style:text-properties fo:color="#000000"/>
    </style:style>
    <style:style style:name="T734" style:parent-style-name="Основнойшрифтабзаца" style:family="text">
      <style:text-properties fo:color="#000000" fo:font-size="12.5pt" style:font-size-asian="12.5pt"/>
    </style:style>
    <style:style style:name="T735" style:parent-style-name="Основнойшрифтабзаца" style:family="text">
      <style:text-properties fo:color="#000000" fo:font-size="12.5pt" style:font-size-asian="12.5pt"/>
    </style:style>
    <style:style style:name="P736" style:parent-style-name="Textbody" style:family="paragraph">
      <style:paragraph-properties fo:text-align="justify" fo:margin-bottom="0in"/>
    </style:style>
    <style:style style:name="T737" style:parent-style-name="Основнойшрифтабзаца" style:family="text">
      <style:text-properties fo:color="#000000" fo:font-size="12.5pt" style:font-size-asian="12.5pt" fo:background-color="#FFCE0A"/>
    </style:style>
    <style:style style:name="T738" style:parent-style-name="Основнойшрифтабзаца" style:family="text">
      <style:text-properties fo:color="#000000" fo:font-size="12.5pt" style:font-size-asian="12.5pt"/>
    </style:style>
    <style:style style:name="T739" style:parent-style-name="Основнойшрифтабзаца" style:family="text">
      <style:text-properties fo:color="#000000" fo:font-size="12.5pt" style:font-size-asian="12.5pt"/>
    </style:style>
    <style:style style:name="P740" style:parent-style-name="Textbody" style:family="paragraph">
      <style:paragraph-properties fo:text-align="justify"/>
    </style:style>
    <style:style style:name="T741" style:parent-style-name="Основнойшрифтабзаца" style:family="text">
      <style:text-properties fo:color="#000000" fo:background-color="#FFCE0A"/>
    </style:style>
    <style:style style:name="T742" style:parent-style-name="Основнойшрифтабзаца" style:family="text">
      <style:text-properties fo:color="#000000"/>
    </style:style>
    <style:style style:name="T743" style:parent-style-name="Основнойшрифтабзаца" style:family="text">
      <style:text-properties fo:color="#000000"/>
    </style:style>
    <style:style style:name="P744" style:parent-style-name="Textbody" style:family="paragraph">
      <style:paragraph-properties fo:text-align="justify" fo:margin-bottom="0in"/>
    </style:style>
    <style:style style:name="T745" style:parent-style-name="Основнойшрифтабзаца" style:family="text">
      <style:text-properties fo:color="#000000" fo:font-size="12.5pt" style:font-size-asian="12.5pt" fo:background-color="#FFCE0A"/>
    </style:style>
    <style:style style:name="T746" style:parent-style-name="Основнойшрифтабзаца" style:family="text">
      <style:text-properties fo:color="#000000" fo:font-size="12.5pt" style:font-size-asian="12.5pt"/>
    </style:style>
    <style:style style:name="P747" style:parent-style-name="Textbody" style:family="paragraph">
      <style:paragraph-properties fo:text-align="justify" fo:margin-bottom="0in"/>
    </style:style>
    <style:style style:name="T748" style:parent-style-name="Основнойшрифтабзаца" style:family="text">
      <style:text-properties fo:color="#000000" fo:font-size="12.5pt" style:font-size-asian="12.5pt" fo:background-color="#FFCE0A"/>
    </style:style>
    <style:style style:name="T749" style:parent-style-name="Основнойшрифтабзаца" style:family="text">
      <style:text-properties fo:color="#000000" fo:font-size="12.5pt" style:font-size-asian="12.5pt"/>
    </style:style>
    <style:style style:name="P750" style:parent-style-name="Textbody" style:family="paragraph">
      <style:paragraph-properties fo:text-align="justify" fo:margin-bottom="0in"/>
    </style:style>
    <style:style style:name="T751" style:parent-style-name="Основнойшрифтабзаца" style:family="text">
      <style:text-properties fo:color="#000000" fo:font-size="12.5pt" style:font-size-asian="12.5pt" fo:background-color="#FFCE0A"/>
    </style:style>
    <style:style style:name="T752" style:parent-style-name="Основнойшрифтабзаца" style:family="text">
      <style:text-properties fo:color="#000000" fo:font-size="12.5pt" style:font-size-asian="12.5pt"/>
    </style:style>
    <style:style style:name="T753" style:parent-style-name="Основнойшрифтабзаца" style:family="text">
      <style:text-properties fo:color="#000000" fo:font-size="12.5pt" style:font-size-asian="12.5pt"/>
    </style:style>
    <style:style style:name="T754" style:parent-style-name="Основнойшрифтабзаца" style:family="text">
      <style:text-properties fo:color="#000000" fo:font-size="12.5pt" style:font-size-asian="12.5pt"/>
    </style:style>
    <style:style style:name="T755" style:parent-style-name="Основнойшрифтабзаца" style:family="text">
      <style:text-properties fo:color="#000000" fo:font-size="12.5pt" style:font-size-asian="12.5pt"/>
    </style:style>
    <style:style style:name="P756" style:parent-style-name="Textbody" style:family="paragraph">
      <style:paragraph-properties fo:text-align="justify" fo:margin-bottom="0in"/>
    </style:style>
    <style:style style:name="T757" style:parent-style-name="Основнойшрифтабзаца" style:family="text">
      <style:text-properties fo:color="#000000" fo:font-size="12.5pt" style:font-size-asian="12.5pt" fo:background-color="#FFCE0A"/>
    </style:style>
    <style:style style:name="T758" style:parent-style-name="Основнойшрифтабзаца" style:family="text">
      <style:text-properties fo:color="#000000" fo:font-size="12.5pt" style:font-size-asian="12.5pt"/>
    </style:style>
    <style:style style:name="T759" style:parent-style-name="Основнойшрифтабзаца" style:family="text">
      <style:text-properties fo:color="#000000" fo:font-size="12.5pt" style:font-size-asian="12.5pt"/>
    </style:style>
    <style:style style:name="P760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76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6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6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64" style:parent-style-name="Textbody" style:family="paragraph">
      <style:paragraph-properties fo:text-align="justify"/>
    </style:style>
    <style:style style:name="T765" style:parent-style-name="Основнойшрифтабзаца" style:family="text">
      <style:text-properties fo:color="#000000"/>
    </style:style>
    <style:style style:name="T766" style:parent-style-name="Основнойшрифтабзаца" style:family="text">
      <style:text-properties fo:color="#000000" fo:font-size="12.5pt" style:font-size-asian="12.5pt"/>
    </style:style>
    <style:style style:name="P767" style:parent-style-name="Textbody" style:family="paragraph">
      <style:paragraph-properties fo:text-align="justify" fo:margin-bottom="0in"/>
    </style:style>
    <style:style style:name="T768" style:parent-style-name="Основнойшрифтабзаца" style:family="text">
      <style:text-properties fo:color="#000000" fo:font-size="12.5pt" style:font-size-asian="12.5pt" fo:background-color="#FFCE0A"/>
    </style:style>
    <style:style style:name="T769" style:parent-style-name="Основнойшрифтабзаца" style:family="text">
      <style:text-properties fo:color="#000000" fo:font-size="12.5pt" style:font-size-asian="12.5pt"/>
    </style:style>
    <style:style style:name="P770" style:parent-style-name="Textbody" style:family="paragraph">
      <style:paragraph-properties fo:text-align="justify" fo:margin-bottom="0in"/>
    </style:style>
    <style:style style:name="T771" style:parent-style-name="Основнойшрифтабзаца" style:family="text">
      <style:text-properties fo:color="#000000" fo:font-size="12.5pt" style:font-size-asian="12.5pt" fo:background-color="#FFCE0A"/>
    </style:style>
    <style:style style:name="T772" style:parent-style-name="Основнойшрифтабзаца" style:family="text">
      <style:text-properties fo:color="#000000" fo:font-size="12.5pt" style:font-size-asian="12.5pt"/>
    </style:style>
    <style:style style:name="P773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77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7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7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7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7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7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8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8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8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8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8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8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8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8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88" style:parent-style-name="Textbody" style:family="paragraph">
      <style:paragraph-properties fo:text-align="justify"/>
      <style:text-properties fo:color="#000000"/>
    </style:style>
    <style:style style:name="P78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9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91" style:parent-style-name="Textbody" style:family="paragraph">
      <style:paragraph-properties fo:text-align="justify" fo:margin-bottom="0in"/>
      <style:text-properties fo:color="#000000"/>
    </style:style>
    <style:style style:name="P792" style:parent-style-name="Заголовок2" style:family="paragraph">
      <style:paragraph-properties fo:text-align="justify"/>
      <style:text-properties style:font-name="Liberation Serif"/>
    </style:style>
    <style:style style:name="P793" style:parent-style-name="Textbody" style:family="paragraph">
      <style:paragraph-properties fo:text-align="justify"/>
      <style:text-properties fo:color="#000000" fo:font-size="12.5pt" style:font-size-asian="12.5pt" fo:background-color="#FFCE0A"/>
    </style:style>
    <style:style style:name="P79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9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796" style:parent-style-name="Textbody" style:family="paragraph">
      <style:paragraph-properties fo:text-align="justify"/>
      <style:text-properties fo:color="#000000" fo:font-size="12.5pt" style:font-size-asian="12.5pt"/>
    </style:style>
    <style:style style:name="P797" style:parent-style-name="Textbody" style:family="paragraph">
      <style:paragraph-properties fo:text-align="justify" fo:margin-bottom="0in" fo:margin-left="0in" fo:text-indent="0in">
        <style:tab-stops/>
      </style:paragraph-properties>
      <style:text-properties fo:color="#000000" fo:font-size="12.5pt" style:font-size-asian="12.5pt"/>
    </style:style>
    <style:style style:name="P798" style:parent-style-name="Заголовок2" style:family="paragraph">
      <style:paragraph-properties fo:text-align="justify"/>
      <style:text-properties style:font-name="Liberation Serif"/>
    </style:style>
    <style:style style:name="P799" style:parent-style-name="Textbody" style:family="paragraph">
      <style:paragraph-properties fo:text-align="justify"/>
      <style:text-properties fo:color="#000000" fo:font-size="12.5pt" style:font-size-asian="12.5pt"/>
    </style:style>
    <style:style style:name="P800" style:parent-style-name="Textbody" style:family="paragraph">
      <style:paragraph-properties fo:text-align="justify" fo:margin-bottom="0in" fo:margin-left="0in" fo:text-indent="0in">
        <style:tab-stops/>
      </style:paragraph-properties>
      <style:text-properties fo:color="#000000" fo:font-size="12.5pt" style:font-size-asian="12.5pt"/>
    </style:style>
    <style:style style:name="P801" style:parent-style-name="Textbody" style:family="paragraph">
      <style:paragraph-properties fo:text-align="justify" fo:margin-bottom="0in" fo:margin-left="0in" fo:text-indent="0in">
        <style:tab-stops/>
      </style:paragraph-properties>
      <style:text-properties fo:color="#000000" fo:font-size="12.5pt" style:font-size-asian="12.5pt"/>
    </style:style>
    <style:style style:name="P802" style:parent-style-name="Textbody" style:family="paragraph">
      <style:paragraph-properties fo:text-align="justify" fo:margin-bottom="0in" fo:margin-left="0in" fo:text-indent="0in">
        <style:tab-stops/>
      </style:paragraph-properties>
      <style:text-properties fo:color="#000000" fo:font-size="12.5pt" style:font-size-asian="12.5pt"/>
    </style:style>
    <style:style style:name="P803" style:parent-style-name="Textbody" style:family="paragraph">
      <style:paragraph-properties fo:text-align="justify" fo:margin-bottom="0in" fo:margin-left="0in" fo:text-indent="0in">
        <style:tab-stops/>
      </style:paragraph-properties>
      <style:text-properties fo:color="#000000" fo:font-size="12.5pt" style:font-size-asian="12.5pt"/>
    </style:style>
    <style:style style:name="P804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80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0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0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0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0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1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1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1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1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1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1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1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1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1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1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2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2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2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2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2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2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2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2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2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29" style:parent-style-name="Textbody" style:family="paragraph">
      <style:paragraph-properties fo:text-align="justify"/>
    </style:style>
    <style:style style:name="T830" style:parent-style-name="Основнойшрифтабзаца" style:family="text">
      <style:text-properties fo:color="#000000"/>
    </style:style>
    <style:style style:name="T831" style:parent-style-name="Основнойшрифтабзаца" style:family="text">
      <style:text-properties fo:color="#000000" fo:font-size="12.5pt" style:font-size-asian="12.5pt"/>
    </style:style>
    <style:style style:name="P832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83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3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3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3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3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3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3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4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4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4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4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4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4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4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4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4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4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5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5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5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53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85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5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5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5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5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5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6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6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6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6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6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6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6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6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6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6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70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87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7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7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7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7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7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7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78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87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8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8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8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8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8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8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886" style:parent-style-name="Заголовок2" style:family="paragraph">
      <style:paragraph-properties fo:text-align="justify"/>
      <style:text-properties style:font-name="Liberation Serif"/>
    </style:style>
    <style:style style:name="P887" style:parent-style-name="Textbody" style:family="paragraph">
      <style:paragraph-properties fo:text-align="justify"/>
    </style:style>
    <style:style style:name="T888" style:parent-style-name="Основнойшрифтабзаца" style:family="text">
      <style:text-properties fo:color="#000000" fo:font-size="12.5pt" style:font-size-asian="12.5pt" fo:background-color="#FFCE0A"/>
    </style:style>
    <style:style style:name="T889" style:parent-style-name="Основнойшрифтабзаца" style:family="text">
      <style:text-properties fo:color="#000000" fo:font-size="12.5pt" style:font-size-asian="12.5pt"/>
    </style:style>
    <style:style style:name="P890" style:parent-style-name="Textbody" style:family="paragraph">
      <style:paragraph-properties fo:text-align="justify" fo:margin-bottom="0in"/>
    </style:style>
    <style:style style:name="T891" style:parent-style-name="Основнойшрифтабзаца" style:family="text">
      <style:text-properties fo:color="#000000" fo:font-size="12.5pt" style:font-size-asian="12.5pt" fo:background-color="#FFCE0A"/>
    </style:style>
    <style:style style:name="T892" style:parent-style-name="Основнойшрифтабзаца" style:family="text">
      <style:text-properties fo:color="#000000" fo:font-size="12.5pt" style:font-size-asian="12.5pt"/>
    </style:style>
    <style:style style:name="T893" style:parent-style-name="Основнойшрифтабзаца" style:family="text">
      <style:text-properties fo:color="#000000" fo:font-size="12.5pt" style:font-size-asian="12.5pt"/>
    </style:style>
    <style:style style:name="P894" style:parent-style-name="Textbody" style:family="paragraph">
      <style:paragraph-properties fo:text-align="justify" fo:margin-bottom="0in"/>
    </style:style>
    <style:style style:name="T895" style:parent-style-name="Основнойшрифтабзаца" style:family="text">
      <style:text-properties fo:color="#000000" fo:font-size="12.5pt" style:font-size-asian="12.5pt" fo:background-color="#FFCE0A"/>
    </style:style>
    <style:style style:name="T896" style:parent-style-name="Основнойшрифтабзаца" style:family="text">
      <style:text-properties fo:color="#000000" fo:font-size="12.5pt" style:font-size-asian="12.5pt"/>
    </style:style>
    <style:style style:name="P897" style:parent-style-name="Textbody" style:family="paragraph">
      <style:paragraph-properties fo:text-align="justify" fo:margin-bottom="0in"/>
    </style:style>
    <style:style style:name="T898" style:parent-style-name="Основнойшрифтабзаца" style:family="text">
      <style:text-properties fo:color="#000000" fo:font-size="12.5pt" style:font-size-asian="12.5pt" fo:background-color="#FFCE0A"/>
    </style:style>
    <style:style style:name="T899" style:parent-style-name="Основнойшрифтабзаца" style:family="text">
      <style:text-properties fo:color="#000000" fo:font-size="12.5pt" style:font-size-asian="12.5pt"/>
    </style:style>
    <style:style style:name="T900" style:parent-style-name="Основнойшрифтабзаца" style:family="text">
      <style:text-properties fo:color="#000000" fo:font-size="12.5pt" style:font-size-asian="12.5pt"/>
    </style:style>
    <style:style style:name="P901" style:parent-style-name="Textbody" style:family="paragraph">
      <style:paragraph-properties fo:text-align="justify" fo:margin-bottom="0in"/>
    </style:style>
    <style:style style:name="T902" style:parent-style-name="Основнойшрифтабзаца" style:family="text">
      <style:text-properties fo:color="#000000" fo:font-size="12.5pt" style:font-size-asian="12.5pt" fo:background-color="#FFCE0A"/>
    </style:style>
    <style:style style:name="T903" style:parent-style-name="Основнойшрифтабзаца" style:family="text">
      <style:text-properties fo:color="#000000" fo:font-size="12.5pt" style:font-size-asian="12.5pt"/>
    </style:style>
    <style:style style:name="P904" style:parent-style-name="Textbody" style:family="paragraph">
      <style:paragraph-properties fo:text-align="justify" fo:margin-bottom="0in"/>
    </style:style>
    <style:style style:name="T905" style:parent-style-name="Основнойшрифтабзаца" style:family="text">
      <style:text-properties fo:color="#000000" fo:font-size="12.5pt" style:font-size-asian="12.5pt" fo:background-color="#FFCE0A"/>
    </style:style>
    <style:style style:name="T906" style:parent-style-name="Основнойшрифтабзаца" style:family="text">
      <style:text-properties fo:color="#000000" fo:font-size="12.5pt" style:font-size-asian="12.5pt"/>
    </style:style>
    <style:style style:name="P907" style:parent-style-name="Textbody" style:family="paragraph">
      <style:paragraph-properties fo:text-align="justify" fo:margin-bottom="0in"/>
    </style:style>
    <style:style style:name="T908" style:parent-style-name="Основнойшрифтабзаца" style:family="text">
      <style:text-properties fo:color="#000000" fo:font-size="12.5pt" style:font-size-asian="12.5pt" fo:background-color="#FFCE0A"/>
    </style:style>
    <style:style style:name="T909" style:parent-style-name="Основнойшрифтабзаца" style:family="text">
      <style:text-properties fo:color="#000000" fo:font-size="12.5pt" style:font-size-asian="12.5pt"/>
    </style:style>
    <style:style style:name="P910" style:parent-style-name="Textbody" style:family="paragraph">
      <style:paragraph-properties fo:text-align="justify" fo:margin-bottom="0in"/>
    </style:style>
    <style:style style:name="T911" style:parent-style-name="Основнойшрифтабзаца" style:family="text">
      <style:text-properties fo:color="#000000" fo:font-size="12.5pt" style:font-size-asian="12.5pt" fo:background-color="#FFCE0A"/>
    </style:style>
    <style:style style:name="T912" style:parent-style-name="Основнойшрифтабзаца" style:family="text">
      <style:text-properties fo:color="#000000" fo:font-size="12.5pt" style:font-size-asian="12.5pt"/>
    </style:style>
    <style:style style:name="T913" style:parent-style-name="Основнойшрифтабзаца" style:family="text">
      <style:text-properties fo:color="#000000" fo:font-size="12.5pt" style:font-size-asian="12.5pt"/>
    </style:style>
    <style:style style:name="P914" style:parent-style-name="Textbody" style:family="paragraph">
      <style:paragraph-properties fo:text-align="justify" fo:margin-bottom="0in"/>
    </style:style>
    <style:style style:name="T915" style:parent-style-name="Основнойшрифтабзаца" style:family="text">
      <style:text-properties fo:color="#000000" fo:font-size="12.5pt" style:font-size-asian="12.5pt" fo:background-color="#FFCE0A"/>
    </style:style>
    <style:style style:name="T916" style:parent-style-name="Основнойшрифтабзаца" style:family="text">
      <style:text-properties fo:color="#000000" fo:font-size="12.5pt" style:font-size-asian="12.5pt"/>
    </style:style>
    <style:style style:name="T917" style:parent-style-name="Основнойшрифтабзаца" style:family="text">
      <style:text-properties fo:color="#000000" fo:font-size="12.5pt" style:font-size-asian="12.5pt"/>
    </style:style>
    <style:style style:name="P918" style:parent-style-name="Textbody" style:family="paragraph">
      <style:paragraph-properties fo:text-align="justify" fo:margin-bottom="0in"/>
    </style:style>
    <style:style style:name="T919" style:parent-style-name="Основнойшрифтабзаца" style:family="text">
      <style:text-properties fo:color="#000000" fo:font-size="12.5pt" style:font-size-asian="12.5pt" fo:background-color="#FFCE0A"/>
    </style:style>
    <style:style style:name="T920" style:parent-style-name="Основнойшрифтабзаца" style:family="text">
      <style:text-properties fo:color="#000000" fo:font-size="12.5pt" style:font-size-asian="12.5pt"/>
    </style:style>
    <style:style style:name="T921" style:parent-style-name="Основнойшрифтабзаца" style:family="text">
      <style:text-properties fo:color="#000000" fo:font-size="12.5pt" style:font-size-asian="12.5pt"/>
    </style:style>
    <style:style style:name="P922" style:parent-style-name="Textbody" style:family="paragraph">
      <style:paragraph-properties fo:text-align="justify" fo:margin-bottom="0in"/>
    </style:style>
    <style:style style:name="T923" style:parent-style-name="Основнойшрифтабзаца" style:family="text">
      <style:text-properties fo:color="#000000" fo:font-size="12.5pt" style:font-size-asian="12.5pt" fo:background-color="#FFCE0A"/>
    </style:style>
    <style:style style:name="T924" style:parent-style-name="Основнойшрифтабзаца" style:family="text">
      <style:text-properties fo:color="#000000" fo:font-size="12.5pt" style:font-size-asian="12.5pt"/>
    </style:style>
    <style:style style:name="T925" style:parent-style-name="Основнойшрифтабзаца" style:family="text">
      <style:text-properties fo:color="#000000" fo:font-size="12.5pt" style:font-size-asian="12.5pt"/>
    </style:style>
    <style:style style:name="P926" style:parent-style-name="Textbody" style:family="paragraph">
      <style:paragraph-properties fo:text-align="justify" fo:margin-bottom="0in"/>
    </style:style>
    <style:style style:name="T927" style:parent-style-name="Основнойшрифтабзаца" style:family="text">
      <style:text-properties fo:color="#000000" fo:font-size="12.5pt" style:font-size-asian="12.5pt" fo:background-color="#FFCE0A"/>
    </style:style>
    <style:style style:name="T928" style:parent-style-name="Основнойшрифтабзаца" style:family="text">
      <style:text-properties fo:color="#000000" fo:font-size="12.5pt" style:font-size-asian="12.5pt"/>
    </style:style>
    <style:style style:name="T929" style:parent-style-name="Основнойшрифтабзаца" style:family="text">
      <style:text-properties fo:color="#000000" fo:font-size="12.5pt" style:font-size-asian="12.5pt"/>
    </style:style>
    <style:style style:name="T930" style:parent-style-name="Основнойшрифтабзаца" style:family="text">
      <style:text-properties fo:color="#000000" fo:font-size="12.5pt" style:font-size-asian="12.5pt"/>
    </style:style>
    <style:style style:name="P931" style:parent-style-name="Textbody" style:family="paragraph">
      <style:paragraph-properties fo:text-align="justify" fo:margin-bottom="0in"/>
    </style:style>
    <style:style style:name="T932" style:parent-style-name="Основнойшрифтабзаца" style:family="text">
      <style:text-properties fo:color="#000000" fo:font-size="12.5pt" style:font-size-asian="12.5pt" fo:background-color="#FFCE0A"/>
    </style:style>
    <style:style style:name="T933" style:parent-style-name="Основнойшрифтабзаца" style:family="text">
      <style:text-properties fo:color="#000000" fo:font-size="12.5pt" style:font-size-asian="12.5pt"/>
    </style:style>
    <style:style style:name="T934" style:parent-style-name="Основнойшрифтабзаца" style:family="text">
      <style:text-properties fo:color="#000000" fo:font-size="12.5pt" style:font-size-asian="12.5pt"/>
    </style:style>
    <style:style style:name="P935" style:parent-style-name="Textbody" style:family="paragraph">
      <style:paragraph-properties fo:text-align="justify" fo:margin-bottom="0in"/>
    </style:style>
    <style:style style:name="T936" style:parent-style-name="Основнойшрифтабзаца" style:family="text">
      <style:text-properties fo:color="#000000" fo:font-size="12.5pt" style:font-size-asian="12.5pt" fo:background-color="#FFCE0A"/>
    </style:style>
    <style:style style:name="T937" style:parent-style-name="Основнойшрифтабзаца" style:family="text">
      <style:text-properties fo:color="#000000" fo:font-size="12.5pt" style:font-size-asian="12.5pt"/>
    </style:style>
    <style:style style:name="T938" style:parent-style-name="Основнойшрифтабзаца" style:family="text">
      <style:text-properties fo:color="#000000" fo:font-size="12.5pt" style:font-size-asian="12.5pt"/>
    </style:style>
    <style:style style:name="P939" style:parent-style-name="Textbody" style:family="paragraph">
      <style:paragraph-properties fo:text-align="justify" fo:margin-bottom="0in"/>
    </style:style>
    <style:style style:name="T940" style:parent-style-name="Основнойшрифтабзаца" style:family="text">
      <style:text-properties fo:color="#000000" fo:font-size="12.5pt" style:font-size-asian="12.5pt" fo:background-color="#FFCE0A"/>
    </style:style>
    <style:style style:name="T941" style:parent-style-name="Основнойшрифтабзаца" style:family="text">
      <style:text-properties fo:color="#000000" fo:font-size="12.5pt" style:font-size-asian="12.5pt"/>
    </style:style>
    <style:style style:name="T942" style:parent-style-name="Основнойшрифтабзаца" style:family="text">
      <style:text-properties fo:color="#000000" fo:font-size="12.5pt" style:font-size-asian="12.5pt"/>
    </style:style>
    <style:style style:name="T943" style:parent-style-name="Основнойшрифтабзаца" style:family="text">
      <style:text-properties fo:color="#000000" fo:font-size="12.5pt" style:font-size-asian="12.5pt"/>
    </style:style>
    <style:style style:name="P944" style:parent-style-name="Textbody" style:family="paragraph">
      <style:paragraph-properties fo:text-align="justify" fo:margin-bottom="0in"/>
    </style:style>
    <style:style style:name="T945" style:parent-style-name="Основнойшрифтабзаца" style:family="text">
      <style:text-properties fo:color="#000000" fo:font-size="12.5pt" style:font-size-asian="12.5pt" fo:background-color="#FFCE0A"/>
    </style:style>
    <style:style style:name="T946" style:parent-style-name="Основнойшрифтабзаца" style:family="text">
      <style:text-properties fo:color="#000000" fo:font-size="12.5pt" style:font-size-asian="12.5pt"/>
    </style:style>
    <style:style style:name="T947" style:parent-style-name="Основнойшрифтабзаца" style:family="text">
      <style:text-properties fo:color="#000000" fo:font-size="12.5pt" style:font-size-asian="12.5pt"/>
    </style:style>
    <style:style style:name="T948" style:parent-style-name="Основнойшрифтабзаца" style:family="text">
      <style:text-properties fo:color="#000000" fo:font-size="12.5pt" style:font-size-asian="12.5pt"/>
    </style:style>
    <style:style style:name="P949" style:parent-style-name="Textbody" style:family="paragraph">
      <style:paragraph-properties fo:text-align="justify"/>
    </style:style>
    <style:style style:name="T950" style:parent-style-name="Основнойшрифтабзаца" style:family="text">
      <style:text-properties fo:color="#000000" fo:font-size="12.5pt" style:font-size-asian="12.5pt" fo:background-color="#FFCE0A"/>
    </style:style>
    <style:style style:name="P95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5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5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5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5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5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5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5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5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6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61" style:parent-style-name="Textbody" style:family="paragraph">
      <style:paragraph-properties fo:text-align="justify" fo:margin-bottom="0in"/>
    </style:style>
    <style:style style:name="T962" style:parent-style-name="Основнойшрифтабзаца" style:family="text">
      <style:text-properties fo:color="#000000" fo:font-size="12.5pt" style:font-size-asian="12.5pt" fo:background-color="#FFCE0A"/>
    </style:style>
    <style:style style:name="P96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6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6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6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6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6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6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7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7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7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7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7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7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76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97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7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7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8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8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8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8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8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8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8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8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8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8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9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9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92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99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9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9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9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9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9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99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00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100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0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0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0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0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0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0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0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09" style:parent-style-name="Textbody" style:family="paragraph">
      <style:paragraph-properties fo:text-align="justify"/>
      <style:text-properties fo:color="#000000" fo:font-size="12.5pt" style:font-size-asian="12.5pt"/>
    </style:style>
    <style:style style:name="P1010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101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1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1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1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1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1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1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1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1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2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2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2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2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2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2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2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27" style:parent-style-name="Textbody" style:family="paragraph">
      <style:paragraph-properties fo:text-align="justify" fo:margin-bottom="0in"/>
      <style:text-properties fo:color="#000000" fo:font-size="12.5pt" style:font-size-asian="12.5pt" fo:background-color="#FFCE0A"/>
    </style:style>
    <style:style style:name="P102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2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3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3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3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3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3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3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3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3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3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3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4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4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042" style:parent-style-name="Textbody" style:family="paragraph">
      <style:paragraph-properties fo:text-align="justify" fo:margin-bottom="0in"/>
    </style:style>
    <style:style style:name="T1043" style:parent-style-name="Основнойшрифтабзаца" style:family="text">
      <style:text-properties fo:color="#000000" fo:font-size="12.5pt" style:font-size-asian="12.5pt" fo:background-color="#FFCE0A"/>
    </style:style>
    <style:style style:name="T1044" style:parent-style-name="Основнойшрифтабзаца" style:family="text">
      <style:text-properties fo:color="#000000" fo:font-size="12.5pt" style:font-size-asian="12.5pt"/>
    </style:style>
    <style:style style:name="T1045" style:parent-style-name="Основнойшрифтабзаца" style:family="text">
      <style:text-properties fo:color="#000000" fo:font-size="12.5pt" style:font-size-asian="12.5pt"/>
    </style:style>
    <style:style style:name="P1046" style:parent-style-name="Textbody" style:family="paragraph">
      <style:paragraph-properties fo:text-align="justify" fo:margin-bottom="0in"/>
    </style:style>
    <style:style style:name="T1047" style:parent-style-name="Основнойшрифтабзаца" style:family="text">
      <style:text-properties fo:color="#000000" fo:font-size="12.5pt" style:font-size-asian="12.5pt" fo:background-color="#FFCE0A"/>
    </style:style>
    <style:style style:name="T1048" style:parent-style-name="Основнойшрифтабзаца" style:family="text">
      <style:text-properties fo:color="#000000" fo:font-size="12.5pt" style:font-size-asian="12.5pt"/>
    </style:style>
    <style:style style:name="T1049" style:parent-style-name="Основнойшрифтабзаца" style:family="text">
      <style:text-properties fo:color="#000000" fo:font-size="12.5pt" style:font-size-asian="12.5pt"/>
    </style:style>
    <style:style style:name="P1050" style:parent-style-name="Textbody" style:family="paragraph">
      <style:paragraph-properties fo:text-align="justify" fo:margin-bottom="0in"/>
    </style:style>
    <style:style style:name="T1051" style:parent-style-name="Основнойшрифтабзаца" style:family="text">
      <style:text-properties fo:color="#000000" fo:font-size="12.5pt" style:font-size-asian="12.5pt" fo:background-color="#FFCE0A"/>
    </style:style>
    <style:style style:name="T1052" style:parent-style-name="Основнойшрифтабзаца" style:family="text">
      <style:text-properties fo:color="#000000" fo:font-size="12.5pt" style:font-size-asian="12.5pt"/>
    </style:style>
    <style:style style:name="T1053" style:parent-style-name="Основнойшрифтабзаца" style:family="text">
      <style:text-properties fo:color="#000000" fo:font-size="12.5pt" style:font-size-asian="12.5pt"/>
    </style:style>
    <style:style style:name="P1054" style:parent-style-name="Textbody" style:family="paragraph">
      <style:paragraph-properties fo:text-align="justify" fo:margin-bottom="0in"/>
    </style:style>
    <style:style style:name="T1055" style:parent-style-name="Основнойшрифтабзаца" style:family="text">
      <style:text-properties fo:color="#000000" fo:font-size="12.5pt" style:font-size-asian="12.5pt" fo:background-color="#FFCE0A"/>
    </style:style>
    <style:style style:name="T1056" style:parent-style-name="Основнойшрифтабзаца" style:family="text">
      <style:text-properties fo:color="#000000" fo:font-size="12.5pt" style:font-size-asian="12.5pt"/>
    </style:style>
    <style:style style:name="P1057" style:parent-style-name="Textbody" style:family="paragraph">
      <style:paragraph-properties fo:text-align="justify" fo:margin-bottom="0in"/>
    </style:style>
    <style:style style:name="T1058" style:parent-style-name="Основнойшрифтабзаца" style:family="text">
      <style:text-properties fo:color="#000000" fo:font-size="12.5pt" style:font-size-asian="12.5pt" fo:background-color="#FFCE0A"/>
    </style:style>
    <style:style style:name="T1059" style:parent-style-name="Основнойшрифтабзаца" style:family="text">
      <style:text-properties fo:color="#000000" fo:font-size="12.5pt" style:font-size-asian="12.5pt"/>
    </style:style>
    <style:style style:name="T1060" style:parent-style-name="Основнойшрифтабзаца" style:family="text">
      <style:text-properties fo:color="#000000" fo:font-size="12.5pt" style:font-size-asian="12.5pt"/>
    </style:style>
    <style:style style:name="P1061" style:parent-style-name="Textbody" style:family="paragraph">
      <style:paragraph-properties fo:text-align="justify" fo:margin-bottom="0in"/>
    </style:style>
    <style:style style:name="T1062" style:parent-style-name="Основнойшрифтабзаца" style:family="text">
      <style:text-properties fo:color="#000000" fo:font-size="12.5pt" style:font-size-asian="12.5pt" fo:background-color="#FFCE0A"/>
    </style:style>
    <style:style style:name="T1063" style:parent-style-name="Основнойшрифтабзаца" style:family="text">
      <style:text-properties fo:color="#000000" fo:font-size="12.5pt" style:font-size-asian="12.5pt"/>
    </style:style>
    <style:style style:name="T1064" style:parent-style-name="Основнойшрифтабзаца" style:family="text">
      <style:text-properties fo:color="#000000" fo:font-size="12.5pt" style:font-size-asian="12.5pt"/>
    </style:style>
    <style:style style:name="P1065" style:parent-style-name="Textbody" style:family="paragraph">
      <style:paragraph-properties fo:text-align="justify" fo:margin-bottom="0in"/>
    </style:style>
    <style:style style:name="T1066" style:parent-style-name="Основнойшрифтабзаца" style:family="text">
      <style:text-properties fo:color="#000000" fo:font-size="12.5pt" style:font-size-asian="12.5pt" fo:background-color="#FFCE0A"/>
    </style:style>
    <style:style style:name="T1067" style:parent-style-name="Основнойшрифтабзаца" style:family="text">
      <style:text-properties fo:color="#000000" fo:font-size="12.5pt" style:font-size-asian="12.5pt"/>
    </style:style>
    <style:style style:name="T1068" style:parent-style-name="Основнойшрифтабзаца" style:family="text">
      <style:text-properties fo:color="#000000" fo:font-size="12.5pt" style:font-size-asian="12.5pt"/>
    </style:style>
    <style:style style:name="P1069" style:parent-style-name="Textbody" style:family="paragraph">
      <style:paragraph-properties fo:text-align="justify"/>
    </style:style>
    <style:style style:name="T1070" style:parent-style-name="Основнойшрифтабзаца" style:family="text">
      <style:text-properties fo:color="#000000" fo:font-size="12.5pt" style:font-size-asian="12.5pt" fo:background-color="#FFCE0A"/>
    </style:style>
    <style:style style:name="T1071" style:parent-style-name="Основнойшрифтабзаца" style:family="text">
      <style:text-properties fo:color="#000000" fo:font-size="12.5pt" style:font-size-asian="12.5pt"/>
    </style:style>
    <style:style style:name="T1072" style:parent-style-name="Основнойшрифтабзаца" style:family="text">
      <style:text-properties fo:color="#000000" fo:font-size="12.5pt" style:font-size-asian="12.5pt"/>
    </style:style>
    <style:style style:name="P1073" style:parent-style-name="Textbody" style:family="paragraph">
      <style:paragraph-properties fo:text-align="justify" fo:margin-bottom="0in"/>
    </style:style>
    <style:style style:name="T1074" style:parent-style-name="Основнойшрифтабзаца" style:family="text">
      <style:text-properties fo:color="#000000" fo:font-size="12.5pt" style:font-size-asian="12.5pt" fo:background-color="#FFCE0A"/>
    </style:style>
    <style:style style:name="T1075" style:parent-style-name="Основнойшрифтабзаца" style:family="text">
      <style:text-properties fo:color="#000000" fo:font-size="12.5pt" style:font-size-asian="12.5pt"/>
    </style:style>
    <style:style style:name="P1076" style:parent-style-name="Textbody" style:family="paragraph">
      <style:paragraph-properties fo:text-align="justify" fo:margin-bottom="0in"/>
    </style:style>
    <style:style style:name="T1077" style:parent-style-name="Основнойшрифтабзаца" style:family="text">
      <style:text-properties fo:color="#000000" fo:font-size="12.5pt" style:font-size-asian="12.5pt" fo:background-color="#FFCE0A"/>
    </style:style>
    <style:style style:name="T1078" style:parent-style-name="Основнойшрифтабзаца" style:family="text">
      <style:text-properties fo:color="#000000" fo:font-size="12.5pt" style:font-size-asian="12.5pt"/>
    </style:style>
    <style:style style:name="T1079" style:parent-style-name="Основнойшрифтабзаца" style:family="text">
      <style:text-properties fo:color="#000000" fo:font-size="12.5pt" style:font-size-asian="12.5pt"/>
    </style:style>
    <style:style style:name="P1080" style:parent-style-name="Textbody" style:family="paragraph">
      <style:paragraph-properties fo:text-align="justify" fo:margin-bottom="0in"/>
    </style:style>
    <style:style style:name="T1081" style:parent-style-name="Основнойшрифтабзаца" style:family="text">
      <style:text-properties fo:color="#000000" fo:font-size="12.5pt" style:font-size-asian="12.5pt" fo:background-color="#FFCE0A"/>
    </style:style>
    <style:style style:name="T1082" style:parent-style-name="Основнойшрифтабзаца" style:family="text">
      <style:text-properties fo:color="#000000" fo:font-size="12.5pt" style:font-size-asian="12.5pt"/>
    </style:style>
    <style:style style:name="T1083" style:parent-style-name="Основнойшрифтабзаца" style:family="text">
      <style:text-properties fo:color="#000000" fo:font-size="12.5pt" style:font-size-asian="12.5pt"/>
    </style:style>
    <style:style style:name="P1084" style:parent-style-name="Textbody" style:family="paragraph">
      <style:paragraph-properties fo:text-align="justify" fo:margin-bottom="0in"/>
    </style:style>
    <style:style style:name="T1085" style:parent-style-name="Основнойшрифтабзаца" style:family="text">
      <style:text-properties fo:color="#000000" fo:font-size="12.5pt" style:font-size-asian="12.5pt" fo:background-color="#FFCE0A"/>
    </style:style>
    <style:style style:name="T1086" style:parent-style-name="Основнойшрифтабзаца" style:family="text">
      <style:text-properties fo:color="#000000" fo:font-size="12.5pt" style:font-size-asian="12.5pt"/>
    </style:style>
    <style:style style:name="T1087" style:parent-style-name="Основнойшрифтабзаца" style:family="text">
      <style:text-properties fo:color="#000000" fo:font-size="12.5pt" style:font-size-asian="12.5pt"/>
    </style:style>
    <style:style style:name="P1088" style:parent-style-name="Textbody" style:family="paragraph">
      <style:paragraph-properties fo:text-align="justify" fo:margin-bottom="0in"/>
    </style:style>
    <style:style style:name="T1089" style:parent-style-name="Основнойшрифтабзаца" style:family="text">
      <style:text-properties fo:color="#000000" fo:font-size="12.5pt" style:font-size-asian="12.5pt" fo:background-color="#FFCE0A"/>
    </style:style>
    <style:style style:name="T1090" style:parent-style-name="Основнойшрифтабзаца" style:family="text">
      <style:text-properties fo:color="#000000" fo:font-size="12.5pt" style:font-size-asian="12.5pt"/>
    </style:style>
    <style:style style:name="T1091" style:parent-style-name="Основнойшрифтабзаца" style:family="text">
      <style:text-properties fo:color="#000000" fo:font-size="12.5pt" style:font-size-asian="12.5pt"/>
    </style:style>
    <style:style style:name="P1092" style:parent-style-name="Textbody" style:family="paragraph">
      <style:paragraph-properties fo:text-align="justify" fo:margin-bottom="0in"/>
    </style:style>
    <style:style style:name="T1093" style:parent-style-name="Основнойшрифтабзаца" style:family="text">
      <style:text-properties fo:color="#000000" fo:font-size="12.5pt" style:font-size-asian="12.5pt" fo:background-color="#FFCE0A"/>
    </style:style>
    <style:style style:name="T1094" style:parent-style-name="Основнойшрифтабзаца" style:family="text">
      <style:text-properties fo:color="#000000" fo:font-size="12.5pt" style:font-size-asian="12.5pt"/>
    </style:style>
    <style:style style:name="T1095" style:parent-style-name="Основнойшрифтабзаца" style:family="text">
      <style:text-properties fo:color="#000000" fo:font-size="12.5pt" style:font-size-asian="12.5pt"/>
    </style:style>
    <style:style style:name="P1096" style:parent-style-name="Textbody" style:family="paragraph">
      <style:paragraph-properties fo:text-align="justify" fo:margin-bottom="0in"/>
    </style:style>
    <style:style style:name="T1097" style:parent-style-name="Основнойшрифтабзаца" style:family="text">
      <style:text-properties fo:color="#000000" fo:font-size="12.5pt" style:font-size-asian="12.5pt" fo:background-color="#FFCE0A"/>
    </style:style>
    <style:style style:name="T1098" style:parent-style-name="Основнойшрифтабзаца" style:family="text">
      <style:text-properties fo:color="#000000" fo:font-size="12.5pt" style:font-size-asian="12.5pt"/>
    </style:style>
    <style:style style:name="P1099" style:parent-style-name="Textbody" style:family="paragraph">
      <style:paragraph-properties fo:text-align="justify" fo:margin-bottom="0in"/>
    </style:style>
    <style:style style:name="T1100" style:parent-style-name="Основнойшрифтабзаца" style:family="text">
      <style:text-properties fo:color="#000000" fo:font-size="12.5pt" style:font-size-asian="12.5pt" fo:background-color="#FFCE0A"/>
    </style:style>
    <style:style style:name="T1101" style:parent-style-name="Основнойшрифтабзаца" style:family="text">
      <style:text-properties fo:color="#000000" fo:font-size="12.5pt" style:font-size-asian="12.5pt"/>
    </style:style>
    <style:style style:name="P1102" style:parent-style-name="Textbody" style:family="paragraph">
      <style:paragraph-properties fo:text-align="justify" fo:margin-bottom="0in"/>
    </style:style>
    <style:style style:name="T1103" style:parent-style-name="Основнойшрифтабзаца" style:family="text">
      <style:text-properties fo:color="#000000" fo:font-size="12.5pt" style:font-size-asian="12.5pt" fo:background-color="#FFCE0A"/>
    </style:style>
    <style:style style:name="T1104" style:parent-style-name="Основнойшрифтабзаца" style:family="text">
      <style:text-properties fo:color="#000000" fo:font-size="12.5pt" style:font-size-asian="12.5pt"/>
    </style:style>
    <style:style style:name="P1105" style:parent-style-name="Textbody" style:family="paragraph">
      <style:paragraph-properties fo:text-align="justify" fo:margin-bottom="0in"/>
    </style:style>
    <style:style style:name="T1106" style:parent-style-name="Основнойшрифтабзаца" style:family="text">
      <style:text-properties fo:color="#000000" fo:font-size="12.5pt" style:font-size-asian="12.5pt" fo:background-color="#FFCE0A"/>
    </style:style>
    <style:style style:name="T1107" style:parent-style-name="Основнойшрифтабзаца" style:family="text">
      <style:text-properties fo:color="#000000" fo:font-size="12.5pt" style:font-size-asian="12.5pt"/>
    </style:style>
    <style:style style:name="T1108" style:parent-style-name="Основнойшрифтабзаца" style:family="text">
      <style:text-properties fo:color="#000000" fo:font-size="12.5pt" style:font-size-asian="12.5pt"/>
    </style:style>
    <style:style style:name="P1109" style:parent-style-name="Textbody" style:family="paragraph">
      <style:paragraph-properties fo:text-align="justify" fo:margin-bottom="0in"/>
    </style:style>
    <style:style style:name="T1110" style:parent-style-name="Основнойшрифтабзаца" style:family="text">
      <style:text-properties fo:color="#000000" fo:font-size="12.5pt" style:font-size-asian="12.5pt" fo:background-color="#FFCE0A"/>
    </style:style>
    <style:style style:name="T1111" style:parent-style-name="Основнойшрифтабзаца" style:family="text">
      <style:text-properties fo:color="#000000" fo:font-size="12.5pt" style:font-size-asian="12.5pt"/>
    </style:style>
    <style:style style:name="T1112" style:parent-style-name="Основнойшрифтабзаца" style:family="text">
      <style:text-properties fo:color="#000000" fo:font-size="12.5pt" style:font-size-asian="12.5pt"/>
    </style:style>
    <style:style style:name="P1113" style:parent-style-name="Textbody" style:family="paragraph">
      <style:paragraph-properties fo:text-align="justify"/>
    </style:style>
    <style:style style:name="T1114" style:parent-style-name="Основнойшрифтабзаца" style:family="text">
      <style:text-properties fo:color="#000000" fo:font-size="12.5pt" style:font-size-asian="12.5pt" fo:background-color="#FFCE0A"/>
    </style:style>
    <style:style style:name="T1115" style:parent-style-name="Основнойшрифтабзаца" style:family="text">
      <style:text-properties fo:color="#000000" fo:font-size="12.5pt" style:font-size-asian="12.5pt"/>
    </style:style>
    <style:style style:name="P1116" style:parent-style-name="Textbody" style:family="paragraph">
      <style:paragraph-properties fo:text-align="justify" fo:margin-bottom="0in"/>
    </style:style>
    <style:style style:name="T1117" style:parent-style-name="Основнойшрифтабзаца" style:family="text">
      <style:text-properties fo:color="#000000" fo:font-size="12.5pt" style:font-size-asian="12.5pt" fo:background-color="#FFCE0A"/>
    </style:style>
    <style:style style:name="T1118" style:parent-style-name="Основнойшрифтабзаца" style:family="text">
      <style:text-properties fo:color="#000000" fo:font-size="12.5pt" style:font-size-asian="12.5pt" fo:background-color="#FFCE0A"/>
    </style:style>
    <style:style style:name="T1119" style:parent-style-name="Основнойшрифтабзаца" style:family="text">
      <style:text-properties fo:color="#000000" fo:font-size="12.5pt" style:font-size-asian="12.5pt"/>
    </style:style>
    <style:style style:name="P1120" style:parent-style-name="Textbody" style:family="paragraph">
      <style:paragraph-properties fo:text-align="justify" fo:margin-bottom="0in"/>
    </style:style>
    <style:style style:name="T1121" style:parent-style-name="Основнойшрифтабзаца" style:family="text">
      <style:text-properties fo:color="#000000" fo:font-size="12.5pt" style:font-size-asian="12.5pt" fo:background-color="#FFCE0A"/>
    </style:style>
    <style:style style:name="T1122" style:parent-style-name="Основнойшрифтабзаца" style:family="text">
      <style:text-properties fo:color="#000000" fo:font-size="12.5pt" style:font-size-asian="12.5pt"/>
    </style:style>
    <style:style style:name="T1123" style:parent-style-name="Основнойшрифтабзаца" style:family="text">
      <style:text-properties fo:color="#000000" fo:font-size="12.5pt" style:font-size-asian="12.5pt"/>
    </style:style>
    <style:style style:name="P1124" style:parent-style-name="Textbody" style:family="paragraph">
      <style:paragraph-properties fo:text-align="justify" fo:margin-bottom="0in"/>
    </style:style>
    <style:style style:name="T1125" style:parent-style-name="Основнойшрифтабзаца" style:family="text">
      <style:text-properties fo:color="#000000" fo:font-size="12.5pt" style:font-size-asian="12.5pt" fo:background-color="#FFCE0A"/>
    </style:style>
    <style:style style:name="T1126" style:parent-style-name="Основнойшрифтабзаца" style:family="text">
      <style:text-properties fo:color="#000000" fo:font-size="12.5pt" style:font-size-asian="12.5pt"/>
    </style:style>
    <style:style style:name="T1127" style:parent-style-name="Основнойшрифтабзаца" style:family="text">
      <style:text-properties fo:color="#000000" fo:font-size="12.5pt" style:font-size-asian="12.5pt"/>
    </style:style>
    <style:style style:name="P1128" style:parent-style-name="Textbody" style:family="paragraph">
      <style:paragraph-properties fo:text-align="justify" fo:margin-bottom="0in"/>
    </style:style>
    <style:style style:name="T1129" style:parent-style-name="Основнойшрифтабзаца" style:family="text">
      <style:text-properties fo:color="#000000" fo:font-size="12.5pt" style:font-size-asian="12.5pt" fo:background-color="#FFCE0A"/>
    </style:style>
    <style:style style:name="T1130" style:parent-style-name="Основнойшрифтабзаца" style:family="text">
      <style:text-properties fo:color="#000000" fo:font-size="12.5pt" style:font-size-asian="12.5pt"/>
    </style:style>
    <style:style style:name="T1131" style:parent-style-name="Основнойшрифтабзаца" style:family="text">
      <style:text-properties fo:color="#000000" fo:font-size="12.5pt" style:font-size-asian="12.5pt"/>
    </style:style>
    <style:style style:name="T1132" style:parent-style-name="Основнойшрифтабзаца" style:family="text">
      <style:text-properties fo:color="#000000" fo:font-size="12.5pt" style:font-size-asian="12.5pt"/>
    </style:style>
    <style:style style:name="T1133" style:parent-style-name="Основнойшрифтабзаца" style:family="text">
      <style:text-properties fo:color="#000000" fo:font-size="12.5pt" style:font-size-asian="12.5pt"/>
    </style:style>
    <style:style style:name="P1134" style:parent-style-name="Textbody" style:family="paragraph">
      <style:paragraph-properties fo:text-align="justify" fo:margin-bottom="0in"/>
    </style:style>
    <style:style style:name="T1135" style:parent-style-name="Основнойшрифтабзаца" style:family="text">
      <style:text-properties fo:color="#000000" fo:font-size="12.5pt" style:font-size-asian="12.5pt" fo:background-color="#FFCE0A"/>
    </style:style>
    <style:style style:name="T1136" style:parent-style-name="Основнойшрифтабзаца" style:family="text">
      <style:text-properties fo:color="#000000" fo:font-size="12.5pt" style:font-size-asian="12.5pt"/>
    </style:style>
    <style:style style:name="T1137" style:parent-style-name="Основнойшрифтабзаца" style:family="text">
      <style:text-properties fo:color="#000000" fo:font-size="12.5pt" style:font-size-asian="12.5pt"/>
    </style:style>
    <style:style style:name="P1138" style:parent-style-name="Textbody" style:family="paragraph">
      <style:paragraph-properties fo:text-align="justify"/>
    </style:style>
    <style:style style:name="T1139" style:parent-style-name="Основнойшрифтабзаца" style:family="text">
      <style:text-properties fo:color="#000000" fo:font-size="12.5pt" style:font-size-asian="12.5pt" fo:background-color="#FFCE0A"/>
    </style:style>
    <style:style style:name="T1140" style:parent-style-name="Основнойшрифтабзаца" style:family="text">
      <style:text-properties fo:color="#000000" fo:font-size="12.5pt" style:font-size-asian="12.5pt"/>
    </style:style>
    <style:style style:name="T1141" style:parent-style-name="Основнойшрифтабзаца" style:family="text">
      <style:text-properties fo:color="#000000" fo:font-size="12.5pt" style:font-size-asian="12.5pt"/>
    </style:style>
    <style:style style:name="P1142" style:parent-style-name="Textbody" style:family="paragraph">
      <style:paragraph-properties fo:text-align="justify" fo:margin-bottom="0in"/>
    </style:style>
    <style:style style:name="T1143" style:parent-style-name="Основнойшрифтабзаца" style:family="text">
      <style:text-properties fo:color="#000000" fo:font-size="12.5pt" style:font-size-asian="12.5pt" fo:background-color="#FFCE0A"/>
    </style:style>
    <style:style style:name="T1144" style:parent-style-name="Основнойшрифтабзаца" style:family="text">
      <style:text-properties fo:color="#000000" fo:font-size="12.5pt" style:font-size-asian="12.5pt"/>
    </style:style>
    <style:style style:name="P1145" style:parent-style-name="Textbody" style:family="paragraph">
      <style:paragraph-properties fo:text-align="justify" fo:margin-bottom="0in"/>
    </style:style>
    <style:style style:name="T1146" style:parent-style-name="Основнойшрифтабзаца" style:family="text">
      <style:text-properties fo:color="#000000" fo:font-size="12.5pt" style:font-size-asian="12.5pt" fo:background-color="#FFCE0A"/>
    </style:style>
    <style:style style:name="T1147" style:parent-style-name="Основнойшрифтабзаца" style:family="text">
      <style:text-properties fo:color="#000000" fo:font-size="12.5pt" style:font-size-asian="12.5pt"/>
    </style:style>
    <style:style style:name="P1148" style:parent-style-name="Textbody" style:family="paragraph">
      <style:paragraph-properties fo:text-align="justify" fo:margin-bottom="0in"/>
    </style:style>
    <style:style style:name="T1149" style:parent-style-name="Основнойшрифтабзаца" style:family="text">
      <style:text-properties fo:color="#000000" fo:font-size="12.5pt" style:font-size-asian="12.5pt" fo:background-color="#FFCE0A"/>
    </style:style>
    <style:style style:name="T1150" style:parent-style-name="Основнойшрифтабзаца" style:family="text">
      <style:text-properties fo:color="#000000" fo:font-size="12.5pt" style:font-size-asian="12.5pt" fo:background-color="#FFCE0A"/>
    </style:style>
    <style:style style:name="T1151" style:parent-style-name="Основнойшрифтабзаца" style:family="text">
      <style:text-properties fo:color="#000000" fo:font-size="12.5pt" style:font-size-asian="12.5pt"/>
    </style:style>
    <style:style style:name="P1152" style:parent-style-name="Textbody" style:family="paragraph">
      <style:paragraph-properties fo:text-align="justify" fo:margin-bottom="0in"/>
    </style:style>
    <style:style style:name="T1153" style:parent-style-name="Основнойшрифтабзаца" style:family="text">
      <style:text-properties fo:color="#000000" fo:font-size="12.5pt" style:font-size-asian="12.5pt" fo:background-color="#FFCE0A"/>
    </style:style>
    <style:style style:name="T1154" style:parent-style-name="Основнойшрифтабзаца" style:family="text">
      <style:text-properties fo:color="#000000" fo:font-size="12.5pt" style:font-size-asian="12.5pt"/>
    </style:style>
    <style:style style:name="T1155" style:parent-style-name="Основнойшрифтабзаца" style:family="text">
      <style:text-properties fo:color="#000000" fo:font-size="12.5pt" style:font-size-asian="12.5pt"/>
    </style:style>
    <style:style style:name="T1156" style:parent-style-name="Основнойшрифтабзаца" style:family="text">
      <style:text-properties fo:color="#000000" fo:font-size="12.5pt" style:font-size-asian="12.5pt"/>
    </style:style>
    <style:style style:name="P1157" style:parent-style-name="Textbody" style:family="paragraph">
      <style:paragraph-properties fo:text-align="justify" fo:margin-bottom="0in"/>
    </style:style>
    <style:style style:name="T1158" style:parent-style-name="Основнойшрифтабзаца" style:family="text">
      <style:text-properties fo:color="#000000" fo:font-size="12.5pt" style:font-size-asian="12.5pt" fo:background-color="#FFCE0A"/>
    </style:style>
    <style:style style:name="T1159" style:parent-style-name="Основнойшрифтабзаца" style:family="text">
      <style:text-properties fo:color="#000000" fo:font-size="12.5pt" style:font-size-asian="12.5pt"/>
    </style:style>
    <style:style style:name="P1160" style:parent-style-name="Textbody" style:family="paragraph">
      <style:paragraph-properties fo:text-align="justify" fo:margin-bottom="0in"/>
    </style:style>
    <style:style style:name="T1161" style:parent-style-name="Основнойшрифтабзаца" style:family="text">
      <style:text-properties fo:color="#000000" fo:font-size="12.5pt" style:font-size-asian="12.5pt" fo:background-color="#FFCE0A"/>
    </style:style>
    <style:style style:name="T1162" style:parent-style-name="Основнойшрифтабзаца" style:family="text">
      <style:text-properties fo:color="#000000" fo:font-size="12.5pt" style:font-size-asian="12.5pt"/>
    </style:style>
    <style:style style:name="T1163" style:parent-style-name="Основнойшрифтабзаца" style:family="text">
      <style:text-properties fo:color="#000000" fo:font-size="12.5pt" style:font-size-asian="12.5pt"/>
    </style:style>
    <style:style style:name="P1164" style:parent-style-name="Textbody" style:family="paragraph">
      <style:paragraph-properties fo:text-align="justify" fo:margin-bottom="0in"/>
    </style:style>
    <style:style style:name="T1165" style:parent-style-name="Основнойшрифтабзаца" style:family="text">
      <style:text-properties fo:color="#000000" fo:font-size="12.5pt" style:font-size-asian="12.5pt" fo:background-color="#FFCE0A"/>
    </style:style>
    <style:style style:name="T1166" style:parent-style-name="Основнойшрифтабзаца" style:family="text">
      <style:text-properties fo:color="#000000" fo:font-size="12.5pt" style:font-size-asian="12.5pt"/>
    </style:style>
    <style:style style:name="P1167" style:parent-style-name="Textbody" style:family="paragraph">
      <style:paragraph-properties fo:text-align="justify" fo:margin-bottom="0in"/>
    </style:style>
    <style:style style:name="T1168" style:parent-style-name="Основнойшрифтабзаца" style:family="text">
      <style:text-properties fo:color="#000000" fo:font-size="12.5pt" style:font-size-asian="12.5pt" fo:background-color="#FFCE0A"/>
    </style:style>
    <style:style style:name="T1169" style:parent-style-name="Основнойшрифтабзаца" style:family="text">
      <style:text-properties fo:color="#000000" fo:font-size="12.5pt" style:font-size-asian="12.5pt"/>
    </style:style>
    <style:style style:name="T1170" style:parent-style-name="Основнойшрифтабзаца" style:family="text">
      <style:text-properties fo:color="#000000" fo:font-size="12.5pt" style:font-size-asian="12.5pt"/>
    </style:style>
    <style:style style:name="T1171" style:parent-style-name="Основнойшрифтабзаца" style:family="text">
      <style:text-properties fo:color="#000000" fo:font-size="12.5pt" style:font-size-asian="12.5pt"/>
    </style:style>
    <style:style style:name="P1172" style:parent-style-name="Textbody" style:family="paragraph">
      <style:paragraph-properties fo:text-align="justify" fo:margin-bottom="0in"/>
    </style:style>
    <style:style style:name="T1173" style:parent-style-name="Основнойшрифтабзаца" style:family="text">
      <style:text-properties fo:color="#000000" fo:font-size="12.5pt" style:font-size-asian="12.5pt" fo:background-color="#FFCE0A"/>
    </style:style>
    <style:style style:name="T1174" style:parent-style-name="Основнойшрифтабзаца" style:family="text">
      <style:text-properties fo:color="#000000" fo:font-size="12.5pt" style:font-size-asian="12.5pt"/>
    </style:style>
    <style:style style:name="P1175" style:parent-style-name="Textbody" style:family="paragraph">
      <style:paragraph-properties fo:text-align="justify" fo:margin-bottom="0in"/>
    </style:style>
    <style:style style:name="T1176" style:parent-style-name="Основнойшрифтабзаца" style:family="text">
      <style:text-properties fo:color="#000000" fo:font-size="12.5pt" style:font-size-asian="12.5pt" fo:background-color="#FFCE0A"/>
    </style:style>
    <style:style style:name="T1177" style:parent-style-name="Основнойшрифтабзаца" style:family="text">
      <style:text-properties fo:color="#000000" fo:font-size="12.5pt" style:font-size-asian="12.5pt"/>
    </style:style>
    <style:style style:name="T1178" style:parent-style-name="Основнойшрифтабзаца" style:family="text">
      <style:text-properties fo:color="#000000" fo:font-size="12.5pt" style:font-size-asian="12.5pt"/>
    </style:style>
    <style:style style:name="P1179" style:parent-style-name="Textbody" style:family="paragraph">
      <style:paragraph-properties fo:text-align="justify"/>
    </style:style>
    <style:style style:name="T1180" style:parent-style-name="Основнойшрифтабзаца" style:family="text">
      <style:text-properties fo:color="#000000" fo:font-size="12.5pt" style:font-size-asian="12.5pt" fo:background-color="#FFCE0A"/>
    </style:style>
    <style:style style:name="T1181" style:parent-style-name="Основнойшрифтабзаца" style:family="text">
      <style:text-properties fo:color="#000000" fo:font-size="12.5pt" style:font-size-asian="12.5pt"/>
    </style:style>
    <style:style style:name="T1182" style:parent-style-name="Основнойшрифтабзаца" style:family="text">
      <style:text-properties fo:color="#000000" fo:font-size="12.5pt" style:font-size-asian="12.5pt"/>
    </style:style>
    <style:style style:name="P1183" style:parent-style-name="Textbody" style:family="paragraph">
      <style:paragraph-properties fo:text-align="justify" fo:margin-bottom="0in"/>
    </style:style>
    <style:style style:name="T1184" style:parent-style-name="Основнойшрифтабзаца" style:family="text">
      <style:text-properties fo:color="#000000" fo:font-size="12.5pt" style:font-size-asian="12.5pt" fo:background-color="#FFCE0A"/>
    </style:style>
    <style:style style:name="T1185" style:parent-style-name="Основнойшрифтабзаца" style:family="text">
      <style:text-properties fo:color="#000000" fo:font-size="12.5pt" style:font-size-asian="12.5pt"/>
    </style:style>
    <style:style style:name="T1186" style:parent-style-name="Основнойшрифтабзаца" style:family="text">
      <style:text-properties fo:color="#000000" fo:font-size="12.5pt" style:font-size-asian="12.5pt"/>
    </style:style>
    <style:style style:name="P1187" style:parent-style-name="Textbody" style:family="paragraph">
      <style:paragraph-properties fo:text-align="justify" fo:margin-bottom="0in"/>
    </style:style>
    <style:style style:name="T1188" style:parent-style-name="Основнойшрифтабзаца" style:family="text">
      <style:text-properties fo:color="#000000" fo:font-size="12.5pt" style:font-size-asian="12.5pt" fo:background-color="#FFCE0A"/>
    </style:style>
    <style:style style:name="T1189" style:parent-style-name="Основнойшрифтабзаца" style:family="text">
      <style:text-properties fo:color="#000000" fo:font-size="12.5pt" style:font-size-asian="12.5pt"/>
    </style:style>
    <style:style style:name="P1190" style:parent-style-name="Textbody" style:family="paragraph">
      <style:paragraph-properties fo:text-align="justify" fo:margin-bottom="0in"/>
    </style:style>
    <style:style style:name="T1191" style:parent-style-name="Основнойшрифтабзаца" style:family="text">
      <style:text-properties fo:color="#000000" fo:font-size="12.5pt" style:font-size-asian="12.5pt" fo:background-color="#FFCE0A"/>
    </style:style>
    <style:style style:name="T1192" style:parent-style-name="Основнойшрифтабзаца" style:family="text">
      <style:text-properties fo:color="#000000" fo:font-size="12.5pt" style:font-size-asian="12.5pt"/>
    </style:style>
    <style:style style:name="T1193" style:parent-style-name="Основнойшрифтабзаца" style:family="text">
      <style:text-properties fo:color="#000000" fo:font-size="12.5pt" style:font-size-asian="12.5pt"/>
    </style:style>
    <style:style style:name="T1194" style:parent-style-name="Основнойшрифтабзаца" style:family="text">
      <style:text-properties fo:color="#000000" fo:font-size="12.5pt" style:font-size-asian="12.5pt"/>
    </style:style>
    <style:style style:name="P1195" style:parent-style-name="Заголовок2" style:family="paragraph">
      <style:paragraph-properties fo:text-align="justify"/>
      <style:text-properties style:font-name="Liberation Serif"/>
    </style:style>
    <style:style style:name="P1196" style:parent-style-name="Textbody" style:family="paragraph">
      <style:paragraph-properties fo:text-align="justify"/>
      <style:text-properties fo:color="#000000" fo:font-size="12.5pt" style:font-size-asian="12.5pt" fo:background-color="#FFCE0A"/>
    </style:style>
    <style:style style:name="P119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19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19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0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0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0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0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0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0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0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07" style:parent-style-name="Textbody" style:family="paragraph">
      <style:paragraph-properties fo:text-align="justify"/>
    </style:style>
    <style:style style:name="T1208" style:parent-style-name="Основнойшрифтабзаца" style:family="text">
      <style:text-properties fo:color="#000000"/>
    </style:style>
    <style:style style:name="T1209" style:parent-style-name="Основнойшрифтабзаца" style:family="text">
      <style:text-properties fo:color="#000000" fo:font-size="12.5pt" style:font-size-asian="12.5pt"/>
    </style:style>
    <style:style style:name="P1210" style:parent-style-name="Textbody" style:family="paragraph">
      <style:paragraph-properties fo:text-align="justify"/>
      <style:text-properties fo:color="#000000" fo:font-size="12.5pt" style:font-size-asian="12.5pt" fo:background-color="#FFCE0A"/>
    </style:style>
    <style:style style:name="P121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1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1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1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1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1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1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18" style:parent-style-name="Textbody" style:family="paragraph">
      <style:paragraph-properties fo:text-align="justify"/>
      <style:text-properties fo:color="#000000" fo:font-size="12.5pt" style:font-size-asian="12.5pt" fo:background-color="#FFCE0A"/>
    </style:style>
    <style:style style:name="P1219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20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21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22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23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24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25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26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27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28" style:parent-style-name="Textbody" style:family="paragraph">
      <style:paragraph-properties fo:text-align="justify" fo:margin-bottom="0in"/>
      <style:text-properties fo:color="#000000" fo:font-size="12.5pt" style:font-size-asian="12.5pt"/>
    </style:style>
    <style:style style:name="P1229" style:parent-style-name="Textbody" style:family="paragraph">
      <style:paragraph-properties fo:text-align="justify" fo:margin-bottom="0in"/>
    </style:style>
    <style:style style:name="T1230" style:parent-style-name="Основнойшрифтабзаца" style:family="text">
      <style:text-properties fo:color="#000000" fo:font-size="12.5pt" style:font-size-asian="12.5pt" fo:background-color="#FFCE0A"/>
    </style:style>
    <style:style style:name="T1231" style:parent-style-name="Основнойшрифтабзаца" style:family="text">
      <style:text-properties fo:color="#000000" fo:font-size="12.5pt" style:font-size-asian="12.5pt"/>
    </style:style>
    <style:style style:name="T1232" style:parent-style-name="Основнойшрифтабзаца" style:family="text">
      <style:text-properties fo:color="#000000" fo:font-size="12.5pt" style:font-size-asian="12.5pt"/>
    </style:style>
    <style:style style:name="P1233" style:parent-style-name="Textbody" style:family="paragraph">
      <style:paragraph-properties fo:text-align="justify" fo:margin-bottom="0in"/>
    </style:style>
    <style:style style:name="T1234" style:parent-style-name="Основнойшрифтабзаца" style:family="text">
      <style:text-properties fo:color="#000000" fo:font-size="12.5pt" style:font-size-asian="12.5pt" fo:background-color="#FFCE0A"/>
    </style:style>
    <style:style style:name="T1235" style:parent-style-name="Основнойшрифтабзаца" style:family="text">
      <style:text-properties fo:color="#000000" fo:font-size="12.5pt" style:font-size-asian="12.5pt"/>
    </style:style>
    <style:style style:name="T1236" style:parent-style-name="Основнойшрифтабзаца" style:family="text">
      <style:text-properties fo:color="#000000" fo:font-size="12.5pt" style:font-size-asian="12.5pt"/>
    </style:style>
    <style:style style:name="T1237" style:parent-style-name="Основнойшрифтабзаца" style:family="text">
      <style:text-properties fo:color="#000000" fo:font-size="12.5pt" style:font-size-asian="12.5pt"/>
    </style:style>
    <style:style style:name="P1238" style:parent-style-name="Textbody" style:family="paragraph">
      <style:paragraph-properties fo:text-align="justify" fo:margin-bottom="0in"/>
    </style:style>
    <style:style style:name="T1239" style:parent-style-name="Основнойшрифтабзаца" style:family="text">
      <style:text-properties fo:color="#000000" fo:font-size="12.5pt" style:font-size-asian="12.5pt" fo:background-color="#FFCE0A"/>
    </style:style>
    <style:style style:name="T1240" style:parent-style-name="Основнойшрифтабзаца" style:family="text">
      <style:text-properties fo:color="#000000" fo:font-size="12.5pt" style:font-size-asian="12.5pt"/>
    </style:style>
    <style:style style:name="P1241" style:parent-style-name="Textbody" style:family="paragraph">
      <style:paragraph-properties fo:text-align="justify" fo:margin-bottom="0in"/>
    </style:style>
    <style:style style:name="T1242" style:parent-style-name="Основнойшрифтабзаца" style:family="text">
      <style:text-properties fo:color="#000000" fo:font-size="12.5pt" style:font-size-asian="12.5pt" fo:background-color="#FFCE0A"/>
    </style:style>
    <style:style style:name="T1243" style:parent-style-name="Основнойшрифтабзаца" style:family="text">
      <style:text-properties fo:color="#000000" fo:font-size="12.5pt" style:font-size-asian="12.5pt"/>
    </style:style>
    <style:style style:name="T1244" style:parent-style-name="Основнойшрифтабзаца" style:family="text">
      <style:text-properties fo:color="#000000" fo:font-size="12.5pt" style:font-size-asian="12.5pt"/>
    </style:style>
    <style:style style:name="P1245" style:parent-style-name="Textbody" style:family="paragraph">
      <style:paragraph-properties fo:text-align="justify" fo:margin-bottom="0in"/>
    </style:style>
    <style:style style:name="T1246" style:parent-style-name="Основнойшрифтабзаца" style:family="text">
      <style:text-properties fo:color="#000000" fo:font-size="12.5pt" style:font-size-asian="12.5pt" fo:background-color="#FFCE0A"/>
    </style:style>
    <style:style style:name="T1247" style:parent-style-name="Основнойшрифтабзаца" style:family="text">
      <style:text-properties fo:color="#000000" fo:font-size="12.5pt" style:font-size-asian="12.5pt"/>
    </style:style>
    <style:style style:name="T1248" style:parent-style-name="Основнойшрифтабзаца" style:family="text">
      <style:text-properties fo:color="#000000" fo:font-size="12.5pt" style:font-size-asian="12.5pt"/>
    </style:style>
    <style:style style:name="P1249" style:parent-style-name="Textbody" style:family="paragraph">
      <style:paragraph-properties fo:text-align="justify" fo:margin-bottom="0in"/>
    </style:style>
    <style:style style:name="T1250" style:parent-style-name="Основнойшрифтабзаца" style:family="text">
      <style:text-properties fo:color="#000000" fo:font-size="12.5pt" style:font-size-asian="12.5pt" fo:background-color="#FFCE0A"/>
    </style:style>
    <style:style style:name="T1251" style:parent-style-name="Основнойшрифтабзаца" style:family="text">
      <style:text-properties fo:color="#000000" fo:font-size="12.5pt" style:font-size-asian="12.5pt"/>
    </style:style>
    <style:style style:name="T1252" style:parent-style-name="Основнойшрифтабзаца" style:family="text">
      <style:text-properties fo:color="#000000" fo:font-size="12.5pt" style:font-size-asian="12.5pt"/>
    </style:style>
    <style:style style:name="T1253" style:parent-style-name="Основнойшрифтабзаца" style:family="text">
      <style:text-properties fo:color="#000000" fo:font-size="12.5pt" style:font-size-asian="12.5pt"/>
    </style:style>
    <style:style style:name="P1254" style:parent-style-name="Textbody" style:family="paragraph">
      <style:paragraph-properties fo:text-align="justify"/>
      <style:text-properties fo:color="#000000" fo:font-size="12.5pt" style:font-size-asian="12.5pt"/>
    </style:style>
    <style:style style:name="P1255" style:parent-style-name="Textbody" style:family="paragraph">
      <style:paragraph-properties fo:text-align="justify"/>
    </style:style>
    <style:style style:name="T1256" style:parent-style-name="Основнойшрифтабзаца" style:family="text">
      <style:text-properties fo:color="#000000" fo:font-size="12.5pt" style:font-size-asian="12.5pt"/>
    </style:style>
    <style:style style:name="T1257" style:parent-style-name="Основнойшрифтабзаца" style:family="text">
      <style:text-properties fo:font-weight="bold" style:font-weight-asian="bold" style:font-weight-complex="bold" fo:color="#000000" fo:font-size="12.5pt" style:font-size-asian="12.5pt"/>
    </style:style>
    <style:style style:name="T1258" style:parent-style-name="Основнойшрифтабзаца" style:family="text">
      <style:text-properties fo:color="#000000" fo:font-size="12.5pt" style:font-size-asian="12.5pt"/>
    </style:style>
    <style:style style:name="T1259" style:parent-style-name="Основнойшрифтабзаца" style:family="text">
      <style:text-properties fo:color="#000000" fo:font-size="12.5pt" style:font-size-asian="12.5pt"/>
    </style:style>
    <style:style style:name="T1260" style:parent-style-name="Основнойшрифтабзаца" style:family="text">
      <style:text-properties fo:font-weight="bold" style:font-weight-asian="bold" style:font-weight-complex="bold" fo:color="#000000" fo:font-size="12.5pt" style:font-size-asian="12.5pt"/>
    </style:style>
    <style:style style:name="T1261" style:parent-style-name="Основнойшрифтабзаца" style:family="text">
      <style:text-properties fo:color="#000000" fo:font-size="12.5pt" style:font-size-asian="12.5pt"/>
    </style:style>
    <style:style style:name="T1262" style:parent-style-name="Основнойшрифтабзаца" style:family="text">
      <style:text-properties fo:color="#000000" fo:font-size="12.5pt" style:font-size-asian="12.5pt"/>
    </style:style>
    <style:style style:name="T1263" style:parent-style-name="Основнойшрифтабзаца" style:family="text">
      <style:text-properties fo:color="#000000" fo:font-size="12.5pt" style:font-size-asian="12.5pt"/>
    </style:style>
    <style:style style:name="T1264" style:parent-style-name="Основнойшрифтабзаца" style:family="text">
      <style:text-properties fo:font-weight="bold" style:font-weight-asian="bold" style:font-weight-complex="bold" fo:color="#000000" fo:font-size="12.5pt" style:font-size-asian="12.5pt"/>
    </style:style>
    <style:style style:name="T1265" style:parent-style-name="Основнойшрифтабзаца" style:family="text">
      <style:text-properties fo:color="#000000" fo:font-size="12.5pt" style:font-size-asian="12.5pt"/>
    </style:style>
    <style:style style:name="T1266" style:parent-style-name="Основнойшрифтабзаца" style:family="text">
      <style:text-properties fo:font-weight="bold" style:font-weight-asian="bold" style:font-weight-complex="bold" fo:color="#000000" fo:font-size="12.5pt" style:font-size-asian="12.5pt"/>
    </style:style>
    <style:style style:name="T1267" style:parent-style-name="Основнойшрифтабзаца" style:family="text">
      <style:text-properties fo:color="#000000" fo:font-size="12.5pt" style:font-size-asian="12.5pt"/>
    </style:style>
    <style:style style:name="T1268" style:parent-style-name="Основнойшрифтабзаца" style:family="text">
      <style:text-properties fo:font-weight="bold" style:font-weight-asian="bold" style:font-weight-complex="bold" fo:color="#000000" fo:font-size="12.5pt" style:font-size-asian="12.5pt"/>
    </style:style>
    <style:style style:name="T1269" style:parent-style-name="Основнойшрифтабзаца" style:family="text">
      <style:text-properties fo:color="#000000" fo:font-size="12.5pt" style:font-size-asian="12.5pt"/>
    </style:style>
    <style:style style:name="T1270" style:parent-style-name="Основнойшрифтабзаца" style:family="text">
      <style:text-properties fo:color="#000000" fo:font-size="12.5pt" style:font-size-asian="12.5pt"/>
    </style:style>
    <style:style style:name="T1271" style:parent-style-name="Основнойшрифтабзаца" style:family="text">
      <style:text-properties fo:font-weight="bold" style:font-weight-asian="bold" style:font-weight-complex="bold" fo:color="#000000" fo:font-size="12.5pt" style:font-size-asian="12.5pt"/>
    </style:style>
    <style:style style:name="T1272" style:parent-style-name="Основнойшрифтабзаца" style:family="text">
      <style:text-properties fo:color="#000000" fo:font-size="12.5pt" style:font-size-asian="12.5pt"/>
    </style:style>
    <style:style style:name="T1273" style:parent-style-name="Основнойшрифтабзаца" style:family="text">
      <style:text-properties fo:font-weight="bold" style:font-weight-asian="bold" style:font-weight-complex="bold" fo:color="#000000" fo:font-size="12.5pt" style:font-size-asian="12.5pt"/>
    </style:style>
    <style:style style:name="T1274" style:parent-style-name="Основнойшрифтабзаца" style:family="text">
      <style:text-properties fo:color="#000000" fo:font-size="12.5pt" style:font-size-asian="12.5pt"/>
    </style:style>
    <style:style style:name="T1275" style:parent-style-name="Основнойшрифтабзаца" style:family="text">
      <style:text-properties fo:color="#000000" fo:font-size="12.5pt" style:font-size-asian="12.5pt"/>
    </style:style>
    <style:style style:name="T1276" style:parent-style-name="Основнойшрифтабзаца" style:family="text">
      <style:text-properties fo:font-weight="bold" style:font-weight-asian="bold" style:font-weight-complex="bold" fo:color="#000000" fo:font-size="12.5pt" style:font-size-asian="12.5pt"/>
    </style:style>
    <style:style style:name="T1277" style:parent-style-name="Основнойшрифтабзаца" style:family="text">
      <style:text-properties fo:color="#000000" fo:font-size="12.5pt" style:font-size-asian="12.5pt"/>
    </style:style>
    <style:style style:name="T1278" style:parent-style-name="Основнойшрифтабзаца" style:family="text">
      <style:text-properties fo:color="#000000" fo:font-size="12.5pt" style:font-size-asian="12.5pt"/>
    </style:style>
    <style:style style:name="T1279" style:parent-style-name="Основнойшрифтабзаца" style:family="text">
      <style:text-properties fo:font-weight="bold" style:font-weight-asian="bold" style:font-weight-complex="bold" fo:color="#000000" fo:font-size="12.5pt" style:font-size-asian="12.5pt"/>
    </style:style>
    <style:style style:name="T1280" style:parent-style-name="Основнойшрифтабзаца" style:family="text">
      <style:text-properties fo:color="#000000" fo:font-size="12.5pt" style:font-size-asian="12.5pt"/>
    </style:style>
    <style:style style:name="T1281" style:parent-style-name="Основнойшрифтабзаца" style:family="text">
      <style:text-properties fo:color="#000000" fo:font-size="12.5pt" style:font-size-asian="12.5pt"/>
    </style:style>
    <style:style style:name="T1282" style:parent-style-name="Основнойшрифтабзаца" style:family="text">
      <style:text-properties fo:color="#000000" fo:font-size="12.5pt" style:font-size-asian="12.5pt"/>
    </style:style>
    <style:style style:name="T1283" style:parent-style-name="Основнойшрифтабзаца" style:family="text">
      <style:text-properties fo:font-weight="bold" style:font-weight-asian="bold" style:font-weight-complex="bold" fo:color="#000000" fo:font-size="12.5pt" style:font-size-asian="12.5pt"/>
    </style:style>
    <style:style style:name="T1284" style:parent-style-name="Основнойшрифтабзаца" style:family="text">
      <style:text-properties fo:color="#000000" fo:font-size="12.5pt" style:font-size-asian="12.5pt"/>
    </style:style>
    <style:style style:name="T1285" style:parent-style-name="Основнойшрифтабзаца" style:family="text">
      <style:text-properties fo:color="#000000" fo:font-size="12.5pt" style:font-size-asian="12.5pt"/>
    </style:style>
    <style:style style:name="T1286" style:parent-style-name="Основнойшрифтабзаца" style:family="text">
      <style:text-properties fo:color="#000000" fo:font-size="12.5pt" style:font-size-asian="12.5pt"/>
    </style:style>
    <style:style style:name="T1287" style:parent-style-name="Основнойшрифтабзаца" style:family="text">
      <style:text-properties fo:color="#000000" fo:font-size="12.5pt" style:font-size-asian="12.5pt"/>
    </style:style>
    <style:style style:name="T1288" style:parent-style-name="Основнойшрифтабзаца" style:family="text">
      <style:text-properties fo:color="#000000" fo:font-size="12.5pt" style:font-size-asian="12.5pt"/>
    </style:style>
    <style:style style:name="P1289" style:parent-style-name="Textbody" style:family="paragraph">
      <style:paragraph-properties fo:text-align="justify"/>
    </style:style>
    <style:style style:name="T1290" style:parent-style-name="Основнойшрифтабзаца" style:family="text">
      <style:text-properties fo:color="#000000" fo:font-size="12.5pt" style:font-size-asian="12.5pt"/>
    </style:style>
    <style:style style:name="T1291" style:parent-style-name="Основнойшрифтабзаца" style:family="text">
      <style:text-properties fo:font-weight="bold" style:font-weight-asian="bold" style:font-weight-complex="bold" fo:color="#000000" fo:font-size="12.5pt" style:font-size-asian="12.5pt"/>
    </style:style>
    <style:style style:name="T1292" style:parent-style-name="Основнойшрифтабзаца" style:family="text">
      <style:text-properties fo:color="#000000" fo:font-size="12.5pt" style:font-size-asian="12.5pt"/>
    </style:style>
    <style:style style:name="T1293" style:parent-style-name="Основнойшрифтабзаца" style:family="text">
      <style:text-properties fo:color="#000000" fo:font-size="12.5pt" style:font-size-asian="12.5pt"/>
    </style:style>
    <style:style style:name="T1294" style:parent-style-name="Основнойшрифтабзаца" style:family="text">
      <style:text-properties fo:color="#000000" fo:font-size="12.5pt" style:font-size-asian="12.5pt"/>
    </style:style>
    <style:style style:name="P1295" style:parent-style-name="Textbody" style:family="paragraph">
      <style:paragraph-properties fo:text-align="justify" fo:margin-left="0in" fo:text-indent="0in">
        <style:tab-stops/>
      </style:paragraph-properties>
      <style:text-properties fo:color="#000000" fo:font-size="12.5pt" style:font-size-asian="12.5pt"/>
    </style:style>
    <style:style style:name="P1296" style:parent-style-name="Textbody" style:family="paragraph">
      <style:paragraph-properties fo:text-align="justify" fo:margin-left="0in" fo:text-indent="0in">
        <style:tab-stops/>
      </style:paragraph-properties>
      <style:text-properties fo:color="#000000" fo:font-size="12.5pt" style:font-size-asian="12.5pt"/>
    </style:style>
    <style:style style:name="P1297" style:parent-style-name="Textbody" style:family="paragraph">
      <style:paragraph-properties fo:text-align="justify" fo:margin-left="0in" fo:text-indent="0in">
        <style:tab-stops/>
      </style:paragraph-properties>
      <style:text-properties fo:color="#000000" fo:font-size="12.5pt" style:font-size-asian="12.5pt"/>
    </style:style>
    <style:style style:name="P1298" style:parent-style-name="Textbody" style:family="paragraph">
      <style:paragraph-properties fo:text-align="justify" fo:margin-left="0in" fo:text-indent="0in">
        <style:tab-stops/>
      </style:paragraph-properties>
      <style:text-properties fo:color="#000000" fo:font-size="12.5pt" style:font-size-asian="12.5pt"/>
    </style:style>
    <style:style style:name="P1299" style:parent-style-name="Textbody" style:family="paragraph">
      <style:paragraph-properties fo:text-align="justify" fo:margin-left="0in" fo:text-indent="0in">
        <style:tab-stops/>
      </style:paragraph-properties>
      <style:text-properties fo:color="#000000" fo:font-size="12.5pt" style:font-size-asian="12.5pt"/>
    </style:style>
    <style:style style:name="P1300" style:parent-style-name="Textbody" style:family="paragraph">
      <style:paragraph-properties fo:text-align="justify"/>
      <style:text-properties fo:color="#000000" fo:font-size="12.5pt" style:font-size-asian="12.5pt"/>
    </style:style>
    <style:style style:name="P1301" style:parent-style-name="Textbody" style:family="paragraph">
      <style:paragraph-properties fo:text-align="justify"/>
      <style:text-properties fo:color="#000000" fo:font-size="12.5pt" style:font-size-asian="12.5pt"/>
    </style:style>
    <style:style style:name="P1302" style:parent-style-name="Textbody" style:family="paragraph">
      <style:paragraph-properties fo:text-align="justify"/>
      <style:text-properties fo:color="#000000" fo:font-size="12.5pt" style:font-size-asian="12.5pt"/>
    </style:style>
    <style:style style:name="P1303" style:parent-style-name="Textbody" style:family="paragraph">
      <style:paragraph-properties fo:text-align="justify"/>
      <style:text-properties fo:color="#000000" fo:font-size="12.5pt" style:font-size-asian="12.5pt"/>
    </style:style>
    <style:style style:name="P1304" style:parent-style-name="Textbody" style:family="paragraph">
      <style:paragraph-properties fo:text-align="end"/>
    </style:style>
    <style:style style:name="T1305" style:parent-style-name="Основнойшрифтабзаца" style:family="text">
      <style:text-properties fo:color="#000000" fo:font-size="12.5pt" style:font-size-asian="12.5pt"/>
    </style:style>
    <style:style style:name="T1306" style:parent-style-name="Основнойшрифтабзаца" style:family="text">
      <style:text-properties fo:font-weight="bold" style:font-weight-asian="bold" fo:color="#000000" fo:font-size="12.5pt" style:font-size-asian="12.5pt"/>
    </style:style>
    <style:style style:name="P1307" style:parent-style-name="Заголовок5" style:family="paragraph">
      <style:text-properties style:font-name="Times New Roman" style:font-name-complex="Times New Roman" fo:font-weight="bold" style:font-weight-asian="bold" fo:color="#000000" fo:font-size="16pt" style:font-size-asian="16pt"/>
    </style:style>
    <style:style style:name="P1308" style:parent-style-name="Абзацсписка" style:family="paragraph"/>
    <style:style style:name="P1309" style:parent-style-name="Абзацсписка" style:family="paragraph"/>
    <style:style style:name="P1310" style:parent-style-name="Абзацсписка" style:family="paragraph"/>
    <style:style style:name="P1311" style:parent-style-name="Абзацсписка" style:family="paragraph"/>
    <style:style style:name="P1312" style:parent-style-name="Абзацсписка" style:family="paragraph"/>
    <style:style style:name="P1313" style:parent-style-name="Абзацсписка" style:family="paragraph"/>
    <style:style style:name="P1314" style:parent-style-name="Заголовок6" style:family="paragraph">
      <style:text-properties style:font-name="Times New Roman" style:font-name-complex="Times New Roman" fo:font-weight="bold" style:font-weight-asian="bold" fo:color="#000000" fo:font-size="14pt" style:font-size-asian="14pt"/>
    </style:style>
    <style:style style:name="P1315" style:parent-style-name="Абзацсписка" style:family="paragraph"/>
    <style:style style:name="P1316" style:parent-style-name="Абзацсписка" style:family="paragraph"/>
    <style:style style:name="P1317" style:parent-style-name="Абзацсписка" style:family="paragraph"/>
    <style:style style:name="P1318" style:parent-style-name="Абзацсписка" style:family="paragraph"/>
    <style:style style:name="P1319" style:parent-style-name="Абзацсписка" style:family="paragraph"/>
    <style:style style:name="P1320" style:parent-style-name="Абзацсписка" style:family="paragraph"/>
    <style:style style:name="P1321" style:parent-style-name="Заголовок6" style:family="paragraph">
      <style:text-properties style:font-name="Times New Roman" style:font-name-complex="Times New Roman" fo:font-weight="bold" style:font-weight-asian="bold" fo:color="#000000" fo:font-size="14pt" style:font-size-asian="14pt"/>
    </style:style>
    <style:style style:name="P1322" style:parent-style-name="Абзацсписка" style:family="paragraph"/>
    <style:style style:name="P1323" style:parent-style-name="Абзацсписка" style:family="paragraph"/>
    <style:style style:name="P1324" style:parent-style-name="Обычный" style:family="paragraph">
      <style:paragraph-properties fo:break-before="page"/>
    </style:style>
    <style:style style:name="P1325" style:parent-style-name="Заголовок6" style:family="paragraph">
      <style:text-properties style:font-name="Times New Roman" style:font-name-complex="Times New Roman" fo:font-weight="bold" style:font-weight-asian="bold" fo:color="#000000" fo:font-size="14pt" style:font-size-asian="14pt"/>
    </style:style>
    <style:style style:name="P1326" style:parent-style-name="Обычный" style:family="paragraph">
      <style:paragraph-properties fo:text-align="justify"/>
    </style:style>
    <style:style style:name="T1327" style:parent-style-name="Основнойшрифтабзаца" style:family="text">
      <style:text-properties fo:font-weight="bold" style:font-weight-asian="bold"/>
    </style:style>
    <style:style style:name="T1328" style:parent-style-name="Основнойшрифтабзаца" style:family="text">
      <style:text-properties fo:font-weight="bold" style:font-weight-asian="bold"/>
    </style:style>
    <style:style style:name="T1329" style:parent-style-name="Основнойшрифтабзаца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1330" style:parent-style-name="Основнойшрифтабзаца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1331" style:parent-style-name="Основнойшрифтабзаца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1332" style:parent-style-name="Основнойшрифтабзаца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1333" style:parent-style-name="Основнойшрифтабзаца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1334" style:parent-style-name="Основнойшрифтабзаца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1335" style:parent-style-name="Основнойшрифтабзаца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1336" style:parent-style-name="Основнойшрифтабзаца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1337" style:parent-style-name="Основнойшрифтабзаца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1338" style:parent-style-name="Основнойшрифтабзаца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1339" style:parent-style-name="Основнойшрифтабзаца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1340" style:parent-style-name="Основнойшрифтабзаца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1341" style:parent-style-name="Заголовок6" style:family="paragraph">
      <style:text-properties style:font-name="Times New Roman" style:font-name-complex="Times New Roman" fo:font-weight="bold" style:font-weight-asian="bold" fo:color="#000000" fo:font-size="14pt" style:font-size-asian="14pt"/>
    </style:style>
    <style:style style:name="P1342" style:parent-style-name="Абзацсписка" style:family="paragraph"/>
    <style:style style:name="P1343" style:parent-style-name="Абзацсписка" style:family="paragraph"/>
    <style:style style:name="P1344" style:parent-style-name="Абзацсписка" style:family="paragraph"/>
    <style:style style:name="P1345" style:parent-style-name="Заголовок6" style:family="paragraph">
      <style:text-properties style:font-name="Times New Roman" style:font-name-complex="Times New Roman" fo:font-weight="bold" style:font-weight-asian="bold" fo:color="#000000" fo:font-size="14pt" style:font-size-asian="14pt"/>
    </style:style>
    <style:style style:name="P1346" style:parent-style-name="Абзацсписка" style:family="paragraph"/>
    <style:style style:name="P1347" style:parent-style-name="Абзацсписка" style:family="paragraph"/>
    <style:style style:name="P1348" style:parent-style-name="Абзацсписка" style:family="paragraph"/>
    <style:style style:name="P1349" style:parent-style-name="Абзацсписка" style:family="paragraph"/>
    <style:style style:name="P1350" style:parent-style-name="Заголовок6" style:family="paragraph">
      <style:text-properties style:font-name="Times New Roman" style:font-name-complex="Times New Roman" fo:font-weight="bold" style:font-weight-asian="bold" fo:color="#000000" fo:font-size="14pt" style:font-size-asian="14pt"/>
    </style:style>
    <style:style style:name="P1351" style:parent-style-name="Обычный" style:family="paragraph">
      <style:paragraph-properties fo:text-align="justify"/>
    </style:style>
    <style:style style:name="P1352" style:parent-style-name="Обычный" style:family="paragraph">
      <style:paragraph-properties fo:text-align="justify"/>
    </style:style>
    <style:style style:name="P1353" style:parent-style-name="Обычный" style:family="paragraph">
      <style:paragraph-properties fo:text-align="justify" fo:text-indent="0.4923in"/>
    </style:style>
    <style:style style:name="P1354" style:parent-style-name="Обычный" style:family="paragraph">
      <style:paragraph-properties fo:text-align="justify" fo:text-indent="0.4923in"/>
    </style:style>
    <style:style style:name="P1355" style:parent-style-name="Обычный" style:family="paragraph">
      <style:paragraph-properties fo:text-align="justify" fo:text-indent="0.4923in"/>
    </style:style>
    <style:style style:name="P1356" style:parent-style-name="Обычный" style:family="paragraph">
      <style:paragraph-properties fo:text-align="justify" fo:text-indent="0.4923in"/>
    </style:style>
    <style:style style:name="P1357" style:parent-style-name="Обычный" style:family="paragraph">
      <style:paragraph-properties fo:text-align="justify" fo:text-indent="0.4923in"/>
    </style:style>
    <style:style style:name="P1358" style:parent-style-name="Обычный" style:family="paragraph">
      <style:paragraph-properties fo:text-align="justify" fo:text-indent="0.4923in"/>
    </style:style>
    <style:style style:name="P1359" style:parent-style-name="Заголовок6" style:family="paragraph">
      <style:text-properties style:font-name="Times New Roman" style:font-name-complex="Times New Roman" fo:font-weight="bold" style:font-weight-asian="bold" fo:color="#000000" fo:font-size="14pt" style:font-size-asian="14pt"/>
    </style:style>
    <style:style style:name="P1360" style:parent-style-name="Обычный" style:family="paragraph">
      <style:paragraph-properties fo:text-align="justify"/>
    </style:style>
    <style:style style:name="P1361" style:parent-style-name="Обычный" style:family="paragraph">
      <style:paragraph-properties fo:text-align="justify" fo:text-indent="0.4923in"/>
    </style:style>
    <style:style style:name="T1362" style:parent-style-name="Основнойшрифтабзаца" style:family="text">
      <style:text-properties fo:font-style="italic" style:font-style-asian="italic"/>
    </style:style>
    <style:style style:name="T1363" style:parent-style-name="Основнойшрифтабзаца" style:family="text">
      <style:text-properties fo:font-style="italic" style:font-style-asian="italic"/>
    </style:style>
    <style:style style:name="P1364" style:parent-style-name="Заголовок6" style:family="paragraph">
      <style:text-properties style:font-name="Times New Roman" style:font-name-complex="Times New Roman" fo:font-weight="bold" style:font-weight-asian="bold" fo:color="#000000" fo:font-size="14pt" style:font-size-asian="14pt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Оглавление</text:p>
          <text:p text:style-name="P3"><text:a xlink:href="#__RefHeading___Toc329_3734072119" office:target-frame-name="_top" xlink:show="replace">История России с древнейших времен<text:tab/>3</text:a></text:p>
          <text:p text:style-name="Contents2"><text:a xlink:href="#__RefHeading___Toc5348_3734072119" office:target-frame-name="_top" xlink:show="replace"><text:s/>8-9 век<text:tab/>3</text:a></text:p>
          <text:p text:style-name="Contents2"><text:a xlink:href="#__RefHeading___Toc5350_3734072119" office:target-frame-name="_top" xlink:show="replace"><text:s/>862 год — призвание Варягов<text:tab/>3</text:a></text:p>
          <text:p text:style-name="Contents2"><text:a xlink:href="#__RefHeading___Toc5352_3734072119" office:target-frame-name="_top" xlink:show="replace"><text:s/>Споры историков о личности Рюрика<text:tab/>3</text:a></text:p>
          <text:p text:style-name="Contents2"><text:a xlink:href="#__RefHeading___Toc5354_3734072119" office:target-frame-name="_top" xlink:show="replace"><text:s/>864 — 879 — княжение Рюрика в<text:s/>Новгороде<text:tab/>3</text:a></text:p>
          <text:p text:style-name="Contents2"><text:a xlink:href="#__RefHeading___Toc5356_3734072119" office:target-frame-name="_top" xlink:show="replace"><text:s/>912 — 945 года княжение Игоря<text:tab/>3</text:a></text:p>
          <text:p text:style-name="Contents2"><text:a xlink:href="#__RefHeading___Toc5358_3734072119" office:target-frame-name="_top" xlink:show="replace"><text:s/>945 — 959 годы правление Ольги<text:tab/>4</text:a></text:p>
          <text:p text:style-name="Contents2"><text:a xlink:href="#__RefHeading___Toc5360_3734072119" office:target-frame-name="_top" xlink:show="replace"><text:s/>959 — 972 годы княжения Святослава<text:tab/>4</text:a></text:p>
          <text:p text:style-name="Contents2"><text:a xlink:href="#__RefHeading___Toc5362_3734072119" office:target-frame-name="_top" xlink:show="replace"><text:s/>977 — 980<text:tab/>4</text:a></text:p>
          <text:p text:style-name="Contents2"><text:a xlink:href="#__RefHeading___Toc5364_3734072119" office:target-frame-name="_top" xlink:show="replace"><text:s/>980 — 1015 княжение Владимира святого<text:tab/>4</text:a></text:p>
          <text:p text:style-name="Contents2"><text:a xlink:href="#__RefHeading___Toc5366_3734072119" office:target-frame-name="_top" xlink:show="replace"><text:s/>Значение крещения Руси<text:tab/>4</text:a></text:p>
          <text:p text:style-name="Contents2"><text:a xlink:href="#__RefHeading___Toc5368_3734072119" office:target-frame-name="_top" xlink:show="replace"><text:s/>1015 — 101<text:tab/>4</text:a></text:p>
          <text:p text:style-name="Contents2"><text:a xlink:href="#__RefHeading___Toc5370_3734072119" office:target-frame-name="_top" xlink:show="replace"><text:s/>Правление Ярослава<text:tab/>5</text:a></text:p>
          <text:p text:style-name="Contents2"><text:a xlink:href="#__RefHeading___Toc5372_3734072119" office:target-frame-name="_top" xlink:show="replace"><text:s/>1070 — 1090 годы<text:tab/>5</text:a></text:p>
          <text:p text:style-name="Contents2"><text:a xlink:href="#__RefHeading___Toc5374_3734072119" office:target-frame-name="_top" xlink:show="replace"><text:s/>Последствия раздробленности<text:tab/>5</text:a></text:p>
          <text:p text:style-name="Contents2"><text:a xlink:href="#__RefHeading___Toc5376_3734072119" office:target-frame-name="_top" xlink:show="replace"><text:s/>1237 — 1242 нашествия хана Батыя на Русь<text:tab/>5</text:a></text:p>
          <text:p text:style-name="Contents2"><text:a xlink:href="#__RefHeading___Toc5378_3734072119" office:target-frame-name="_top" xlink:show="replace"><text:s/>1325-1340 года правление Ивана Калиты<text:tab/>5</text:a></text:p>
          <text:p text:style-name="Contents2"><text:a xlink:href="#__RefHeading___Toc407_1125960758" office:target-frame-name="_top" xlink:show="replace"><text:s/>1359 — 1389 годы правления Дмитрия Донского<text:tab/>5</text:a></text:p>
          <text:p text:style-name="Contents2"><text:a xlink:href="#__RefHeading___Toc409_1125960758" office:target-frame-name="_top" xlink:show="replace"><text:s/>1425 — 1453 годы династическая (феодальная) война за власть на Руси<text:tab/>6</text:a></text:p>
          <text:p text:style-name="Contents2"><text:a xlink:href="#__RefHeading___Toc411_1125960758" office:target-frame-name="_top" xlink:show="replace"><text:s/>1462 — 1505<text:s/>годы правление Ивана третьего<text:tab/>6</text:a></text:p>
          <text:p text:style-name="Contents2"><text:a xlink:href="#__RefHeading___Toc413_1125960758" office:target-frame-name="_top" xlink:show="replace"><text:s/>1505 — 1533 годы правления Василия третьего<text:tab/>6</text:a></text:p>
          <text:p text:style-name="Contents2"><text:a xlink:href="#__RefHeading___Toc415_1125960758" office:target-frame-name="_top" xlink:show="replace"><text:s/>1533 — 1584 годы правление Ивана Грозного<text:tab/>6</text:a></text:p>
          <text:p text:style-name="P4"><text:a xlink:href="#__RefHeading___Toc417_1125960758" office:target-frame-name="_top" xlink:show="replace">Смутное время — конец 16 и начало 17 века<text:tab/>7</text:a></text:p>
          <text:p text:style-name="Contents2"><text:a xlink:href="#__RefHeading___Toc419_1125960758" office:target-frame-name="_top" xlink:show="replace"><text:s/>1584 — 1598 годы правление Федора Ивановича<text:tab/>7</text:a></text:p>
          <text:p text:style-name="Contents2"><text:a xlink:href="#__RefHeading___Toc421_1125960758" office:target-frame-name="_top" xlink:show="replace"><text:s/>1598 — 1605 годы правление Бориса Годунова<text:tab/>8</text:a></text:p>
          <text:p text:style-name="P5"><text:a xlink:href="#__RefHeading___Toc423_1125960758" office:target-frame-name="_top" xlink:show="replace"><text:s/>Россия в период правления первых Романовых<text:tab/>8</text:a></text:p>
          <text:p text:style-name="Contents2"><text:a xlink:href="#__RefHeading___Toc425_1125960758" office:target-frame-name="_top" xlink:show="replace"><text:s/>Церковная реформа Патриарха Никона<text:tab/>9</text:a></text:p>
          <text:p text:style-name="Contents2"><text:a xlink:href="#__RefHeading___Toc427_1125960758" office:target-frame-name="_top" xlink:show="replace"><text:s/>Россия в конце<text:s/>17 века<text:tab/>9</text:a></text:p>
          <text:p text:style-name="P6"><text:a xlink:href="#__RefHeading___Toc429_1125960758" office:target-frame-name="_top" xlink:show="replace">Россия в 18 веке эпоха правления Петра первого<text:tab/>10</text:a></text:p>
          <text:p text:style-name="Contents2"><text:a xlink:href="#__RefHeading___Toc431_1125960758" office:target-frame-name="_top" xlink:show="replace"><text:s/>1682 — 1725 правление Петра первого<text:tab/>10</text:a></text:p>
          <text:p text:style-name="Contents2"><text:a xlink:href="#__RefHeading___Toc433_1125960758" office:target-frame-name="_top" xlink:show="replace"><text:s/>Реформы Петра:<text:tab/>10</text:a></text:p>
          <text:p text:style-name="Contents3"><text:a xlink:href="#__RefHeading___Toc435_1125960758" office:target-frame-name="_top" xlink:show="replace">Реформы местного управления<text:tab/>10</text:a></text:p>
          <text:p text:style-name="Contents4"><text:a xlink:href="#__RefHeading___Toc1429_2426541385" office:target-frame-name="_top" xlink:show="replace"><text:s/>1725 год<text:s/></text:a><text:a xlink:href="#__RefHeading___Toc1429_2426541385" office:target-frame-name="_top" xlink:show="replace">28 января в 54 года умирает Пётр I. становится российской императрицей, а фактическим правителем России (1725-1727) - Александр Данилович Меншиков, фаворит Екатерины. Андрей Иванович Остерман назначается вице-канцлером Российской империи (1725-1741).</text:a><text:a xlink:href="#__RefHeading___Toc1429_2426541385" office:target-frame-name="_top" xlink:show="replace"><text:tab/>11</text:a></text:p>
          <text:p text:style-name="Contents2"><text:a xlink:href="#__RefHeading___Toc1431_2426541385" office:target-frame-name="_top" xlink:show="replace">19 век<text:tab/>15</text:a></text:p>
          <text:p text:style-name="Contents4"><text:a xlink:href="#__RefHeading___Toc1433_2426541385" office:target-frame-name="_top" xlink:show="replace">20 век<text:tab/>22</text:a></text:p>
          <text:p text:style-name="Contents2"><text:a xlink:href="#__RefHeading___Toc1435_2426541385" office:target-frame-name="_top" xlink:show="replace">Российская республика<text:tab/>24</text:a></text:p>
          <text:p text:style-name="Contents2"><text:a xlink:href="#__RefHeading___Toc1437_2426541385" office:target-frame-name="_top" xlink:show="replace">РСФСР<text:tab/>24</text:a></text:p>
          <text:p text:style-name="Contents2"><text:a xlink:href="#__RefHeading___Toc1439_2426541385" office:target-frame-name="_top" xlink:show="replace">СССР<text:tab/>27</text:a></text:p>
          <text:p text:style-name="Contents2"><text:a xlink:href="#__RefHeading___Toc1441_2426541385" office:target-frame-name="_top" xlink:show="replace">Российская Федерация<text:tab/>35</text:a></text:p>
        </text:index-body>
      </text:table-of-content>
      <text:p text:style-name="P7"/>
      <text:h text:style-name="P8" text:outline-level="1"/>
      <text:h text:style-name="P9" text:outline-level="1"><text:bookmark-start text:name="__RefHeading___Toc329_3734072119"/><text:soft-page-break/>История России с древнейших времен<text:bookmark-end text:name="__RefHeading___Toc329_3734072119"/></text:h>
      <text:p text:style-name="P10"><text:tab/>История это наука о<text:s/>прошлом. Как человек, помнящий о прошлом так и народ помнит себя с какого то этапа. Современный облик любой страны обусловлен её историческим прошлым.</text:p>
      <text:h text:style-name="P11" text:outline-level="2"><text:bookmark-start text:name="__RefHeading___Toc5348_3734072119"/><text:tab/>8-9 век<text:bookmark-end text:name="__RefHeading___Toc5348_3734072119"/></text:h>
      <text:p text:style-name="P12"><text:tab/>Русь представляла собой территорию между Балтийским и Черным морем и от Карпат до пояса степей. Славянство в основном занималось земледелием. Бала заселена восточно-славянскими племенами, находившимися на стадии перехода от рода племенного строя к государству. В этот период складывается княжеская власть и отдельные племена объединяются в союзы племен. Крупнейшими из союзов племен были: Поляне (главный город Киев) и Ирменьские Словене (озеро Ильмене, позднее Новгородские). Кроме них существовали: Древляне, Дреговичи, Вятичи, Кривичи и т.д. Основные занятия Славян:</text:p>
      <text:list text:style-name="LFO13" text:continue-numbering="true">
        <text:list-item>
          <text:p text:style-name="P13">Земледелие (переложное. Выжигалась<text:s/>растительность на определенной местности (участке) и на этих местах производился посев);</text:p>
        </text:list-item>
        <text:list-item>
          <text:p text:style-name="P14">В лесной зоне подсечно-огневое земледелие;</text:p>
        </text:list-item>
        <text:list-item>
          <text:p text:style-name="P15">Скотоводство (крупный и мелкий рогатый скот, свиньи, лошади);</text:p>
        </text:list-item>
        <text:list-item>
          <text:p text:style-name="P16">Лесные промыслы; охота, рыболовство;</text:p>
        </text:list-item>
        <text:list-item>
          <text:p text:style-name="P17">Бортничество (сбор меда диких пчел);</text:p>
        </text:list-item>
        <text:list-item>
          <text:p text:style-name="P18">Верование — политеизм (многобожие/язычество)</text:p>
        </text:list-item>
      </text:list>
      <text:h text:style-name="P19" text:outline-level="2"><text:bookmark-start text:name="__RefHeading___Toc5350_3734072119"/><text:tab/>862 год — призвание Варягов<text:bookmark-end text:name="__RefHeading___Toc5350_3734072119"/></text:h>
      <text:p text:style-name="P20"><text:tab/><text:s/>Описание об этом было в Повести Временных лет. 864 год — прибытие на княжение Рюрика, который начал княжить в Ладоге, а затем основал Новгород.</text:p>
      <text:h text:style-name="P21" text:outline-level="2"><text:bookmark-start text:name="__RefHeading___Toc5352_3734072119"/><text:tab/>Споры историков о личности Рюрика<text:bookmark-end text:name="__RefHeading___Toc5352_3734072119"/></text:h>
      <text:p text:style-name="P22"><text:tab/>Существуют два основных подхода. Первый —<text:s/><text:span text:style-name="T23">Норманская теория. С</text:span>читают, что Рюрик это викинг из Скандинавии. Второй —<text:s/><text:span text:style-name="T24">Антинорманизм. С</text:span>читают, что Рюрик это славянин с южного побережья Балтики.</text:p>
      <text:h text:style-name="P25" text:outline-level="2"><text:bookmark-start text:name="__RefHeading___Toc5354_3734072119"/><text:tab/>864 — 879 — княжение Рюрика в Новгороде<text:bookmark-end text:name="__RefHeading___Toc5354_3734072119"/></text:h>
      <text:p text:style-name="P26"><text:tab/>С 879 по 882 — 912 княжение Олега вещего. В 882 году Олег совершил поход на Киев в результате чего Киевские князья Оскольт и Дир были убиты и Олег начал княжить в Киеве =&gt; образование единого Древнерусского государства. В 907 году Олег начинает поход на Константинополь (столицу Византии). Византия считалась самой продвинутой страной Европы. В 911 году был заключен первый письменный договор в Европе между Русью и Византией. Главное условие — беспошлинная торговля для Русских купцов в Византии. Считается, что Олег умер<text:s/>от укуса змеи в 912.</text:p>
      <text:h text:style-name="P27" text:outline-level="2"><text:bookmark-start text:name="__RefHeading___Toc5356_3734072119"/><text:tab/>912 — 945 года княжение Игоря<text:bookmark-end text:name="__RefHeading___Toc5356_3734072119"/></text:h>
      <text:p text:style-name="P28"><text:tab/>В 912 году Игорь подавил восстание Древлян и присоединение их к Руси. 941 — первый поход Игоря на Византию и поход этот был неудачный из-за того, что Византийцы применили Греческий огонь. В 944 году был еще один поход, в ходе которого без боестолкновения удалось заключить новый договор. Беспошлинной торговли уже не было, но сохранялся военный союз между Русью и Византией.<text:s/><text:span text:style-name="T29">Полюдия</text:span><text:s/>— дань, которой облагались подчиненные Киеву Славянские племена. В 945 в результате повторных сборов полюдий Игорь был убит Древлянами, которые отделились от Руси.</text:p>
      <text:h text:style-name="P30" text:outline-level="2"><text:bookmark-start text:name="__RefHeading___Toc5358_3734072119"/><text:tab/>945 — 959 годы правление Ольги<text:bookmark-end text:name="__RefHeading___Toc5358_3734072119"/></text:h>
      <text:p text:style-name="P31"><text:tab/>После смерти Игоря у власти стала Ольга, которая отомстила Древляням по обычаями того времени. Ольга совершила поход в Древлянскую землю. В результате был захвачен и сожжен главный<text:s/><text:soft-page-break/>город Древлян — Искоростень. Она провела важную реформу. Упорядочила сбор полюдий: были установлены особые места сбора полюдий для каждой местности —<text:s/><text:span text:style-name="T32">погосты</text:span><text:s/>и были установлены размеры полюдий для каждой местности — уроки. 957 год — крещение Ольги в Константинополе. Крещение Ольги подняло международный авторитет Руси.</text:p>
      <text:h text:style-name="P33" text:outline-level="2"><text:bookmark-start text:name="__RefHeading___Toc5360_3734072119"/><text:tab/>959 — 972 годы княжения Святослава<text:bookmark-end text:name="__RefHeading___Toc5360_3734072119"/></text:h>
      <text:p text:style-name="P34"><text:tab/>Был князем воином и предпочитал быть вместе с дружиной. Военные походы Святослава: 964-965 поход против Хазарского каганата; 966 - 967 годы. Подчинение Руси Вятичей и второй поход против Хазар; 968 — 969 годы походы против Болгарского царства. Святослав закрепился в устье Дуная, в городе Перееславец =&gt; 970 — 971 — Русско-Византийскя война, в которой Русь потерпела поражение и Святослав покинул устье Дуная</text:p>
      <text:h text:style-name="P35" text:outline-level="2"><text:bookmark-start text:name="__RefHeading___Toc5362_3734072119"/><text:tab/>977 — 980<text:bookmark-end text:name="__RefHeading___Toc5362_3734072119"/></text:h>
      <text:p text:style-name="P36"><text:tab/>Первая междоусобица на Руси между сыновьями Святослава. Победителем из неё вышел Владимир</text:p>
      <text:h text:style-name="P37" text:outline-level="2"><text:bookmark-start text:name="__RefHeading___Toc5364_3734072119"/><text:tab/>980 — 1015 княжение Владимира святого<text:bookmark-end text:name="__RefHeading___Toc5364_3734072119"/></text:h>
      <text:p text:style-name="P38"><text:tab/>981 год — языческая реформа Владимира: установление единого для<text:s/>всего государства культа 6 богов во главе с Перуном (бог грома, молний и княжеской власти). Реформа оказалась неудачна. 983 год направил своих бояр в близлежащие земли для выяснения какая религия может подойти для Руси. 988 год — дата Крещения Руси.</text:p>
      <text:h text:style-name="P39" text:outline-level="2"><text:bookmark-start text:name="__RefHeading___Toc5366_3734072119"/><text:tab/>Значение крещения Руси<text:bookmark-end text:name="__RefHeading___Toc5366_3734072119"/></text:h>
      <text:p text:style-name="P40"><text:tab/>Крещение Руси подняло международный престиж Руси. Способствовало более тесному сплочению народа. Крещение способствовало зарождению Русской народности. Прогресс в архитектуре (первые каменные постройки. Храмы), изобразительном искусстве. На Русь стала проникать грамотность и письменность. Христианство подняло авторитет женщины. Церковь утверждала моногамию. Ушли в прошлое такие ценности как жертвоприношения и на местах пролитой крови для жертвоприношений были построены храмы. Крещение было практически без кровопролития. Сопротивления были только в Новгороде и Вятиче.</text:p>
      <text:h text:style-name="P41" text:outline-level="2"><text:bookmark-start text:name="__RefHeading___Toc5368_3734072119"/><text:tab/>1015 — 101<text:bookmark-end text:name="__RefHeading___Toc5368_3734072119"/></text:h>
      <text:p text:style-name="P42"><text:tab/><text:s/>вторая междоусобица на Руси. В ходе погибли князья Борис и Глеб, ставшие первыми Русскими святыми. Победу одержал Ярослав.</text:p>
      <text:h text:style-name="P43" text:outline-level="2"><text:bookmark-start text:name="__RefHeading___Toc5370_3734072119"/><text:tab/>Правление Ярослава<text:tab/><text:bookmark-end text:name="__RefHeading___Toc5370_3734072119"/></text:h>
      <text:p text:style-name="P44"><text:tab/>При Ярославе были ликвидирована опасность Печенежских набегов, построен собор святой Софии в Киеве. Началось<text:s/>Русское летописание. Появился первый записанный свод законов — Русская правда. Ярослав заключал династические браки с королевскими домами Европы.</text:p>
      <text:h text:style-name="P45" text:outline-level="2"><text:bookmark-start text:name="__RefHeading___Toc5372_3734072119"/><text:tab/>1070 — 1090 годы<text:bookmark-end text:name="__RefHeading___Toc5372_3734072119"/></text:h>
      <text:p text:style-name="P46"><text:tab/>Междоусобицы между сыновьями Ярослава. 1097 год — Любяческий съезд князей. Устанавливался<text:s/>принцип, что каждый князь княжествовал в своей земле. В середине 12 века произошел распад Руси на отдельные княжества (1136 — смерть Мстислава великого).</text:p>
      <text:h text:style-name="P47" text:outline-level="2"><text:bookmark-start text:name="__RefHeading___Toc5374_3734072119"/><text:tab/>Последствия раздробленности<text:bookmark-end text:name="__RefHeading___Toc5374_3734072119"/></text:h>
      <text:list text:style-name="LFO14" text:continue-numbering="true">
        <text:list-item>
          <text:p text:style-name="P48">Ослабление военной мощи государства</text:p>
        </text:list-item>
        <text:list-item>
          <text:p text:style-name="P49">Каждый государь был самобытен</text:p>
        </text:list-item>
        <text:list-item>
          <text:p text:style-name="P50">В каждом княжестве стали появляться свои летописи</text:p>
        </text:list-item>
        <text:list-item>
          <text:p text:style-name="P51">Искусство, архитектура и в целом культуры</text:p>
        </text:list-item>
        <text:list-item>
          <text:p text:style-name="P52">В каждом княжестве правили потомки Рюриковича.</text:p>
        </text:list-item>
      </text:list>
      <text:p text:style-name="P53"><text:tab/>В начале 20х готов 13 века к Киеву обратились половцы Половцы за помощью против монголов. Русь согласилась. 1223 году к реке Калке собрались Русские и Монголы. Монголы направили к Русским послов, которые перед</text:p>
      <text:p text:style-name="P54"><text:tab/><text:span text:style-name="T55">1223 год битва на реке Калке</text:span><text:s/>между Русско-Половецим и монгольским войсками. Поражение Русских и половцев. Главная причина поражения было отсутствие единоначалия и командиров.</text:p>
      <text:h text:style-name="P56" text:outline-level="2"><text:bookmark-start text:name="__RefHeading___Toc5376_3734072119"/><text:tab/>1237 — 1242 нашествия хана Батыя на Русь<text:bookmark-end text:name="__RefHeading___Toc5376_3734072119"/></text:h>
      <text:p text:style-name="P57"><text:tab/>1238 год — битва на реке Сить и взятие города Владимира. 1240 — взятие Киева монголами. Основные крупные города были разрушены и Русь лежала в руинах. Казельск монголы брали 7 недель и назвали его злым городом. Над Русью были установлено иго: князья были обязаны получать особу грамоту — ярлык, позволявший занять престол. Также первое время князья и их дружина должны были служить в монгольском войске. Уплата ежегодной даны — выхода, размер которой не был установлен. Выход собирали баскаки с военными отрядами.</text:p>
      <text:p text:style-name="P58"><text:tab/>В начале 14 века растет значение Москвы как возможного центра объединения Руси. Первый Московский князь — Даниил Александрович, сын Александра Невского.</text:p>
      <text:h text:style-name="P59" text:outline-level="2"><text:bookmark-start text:name="__RefHeading___Toc5378_3734072119"/><text:tab/>1325-1340 года правление Ивана Калиты<text:bookmark-end text:name="__RefHeading___Toc5378_3734072119"/></text:h>
      <text:p text:style-name="P60"><text:tab/>При нем Москва стала достаточно высоким княжеством. Иван Калита получил от хана право собирать дань с территории Руси =&gt; собирал больше чем требовала орда =&gt; излишек шел на обогащение Москвы 1326 год в Москву переехал митрополит — главы Русской церкви =&gt; Москва<text:s/>стала духовным центром Руси. Русь могли объединить следующие центры: Москва, Тверь, Нижегородское княжество, Новгород Великий, Великое княжество Литовское. Для расширения Московского княжества использовались следующие способы: получение земель в наследство от соседних правителей, династические браки, покупка земель, военная сила.</text:p>
      <text:list text:style-name="WWNum2" text:continue-numbering="true">
        <text:list-item>
          <text:list>
            <text:list-item>
              <text:p text:style-name="P61"><text:bookmark-start text:name="__RefHeading___Toc407_1125960758"/><text:tab/>1359 — 1389 годы правления Дмитрия Донского<text:bookmark-end text:name="__RefHeading___Toc407_1125960758"/></text:p>
            </text:list-item>
          </text:list>
        </text:list-item>
      </text:list>
      <text:p text:style-name="P62"><text:tab/>1378 год — битва на реке Вожжа. Победа Русских войск над монголами.<text:s/><text:span text:style-name="T63">8 сентября 1380 года Куликовская битва.<text:s/></text:span>Участвовало Русской войско во главе с князем Дмитрием Донским и монголо-татарское войско с Мамем во главе. <text:s/>Решающую роль в сражении сыграл засадный полк Русских войск. В результате этой битвы разгромили основные силы Орды. Оказание психологического воздействия на российские войска т.к многие не верили в то, что монгол возможно было победить и иго не вечно. 1382 год. Поход хана Тохтамыша на Русь. Итогом этого похода стало сожжение Москвы. После сожжения Москвы иго частично восстановило своё влияние над Русью.</text:p>
      <text:p text:style-name="P64"><text:tab/><text:span text:style-name="T65">1395 нашествие Таме</text:span><text:span text:style-name="T66">рлана (Тимура) на Русь</text:span>. Разорив Ерлец Тамерлан развернулся и ушел обратно в степи.</text:p>
      <text:list text:style-name="WWNum2" text:continue-numbering="true">
        <text:list-item>
          <text:list>
            <text:list-item>
              <text:p text:style-name="P67"><text:bookmark-start text:name="__RefHeading___Toc409_1125960758"/><text:tab/>1425 — 1453 годы династическая (феодальная) война за власть на Руси<text:bookmark-end text:name="__RefHeading___Toc409_1125960758"/></text:p>
            </text:list-item>
          </text:list>
        </text:list-item>
      </text:list>
      <text:p text:style-name="P68"><text:tab/>Причины:</text:p>
      <text:list text:style-name="WWNum5" text:continue-numbering="true">
        <text:list-item>
          <text:p text:style-name="P69">Столкновение двух вариантов передачи власти:</text:p>
          <text:list text:continue-numbering="true">
            <text:list-item>
              <text:p text:style-name="P70">Древний порядок (к старшему в роду. Например к<text:s/>брату князя, который мог быть старше сына князя). За него выступал Юрий Звенигородский и его сыновья - Дмитрий Шимяк и Василий Косой</text:p>
            </text:list-item>
            <text:list-item>
              <text:p text:style-name="P71">Новый порядок передачи власти по прямой линии от отца к сыну</text:p>
            </text:list-item>
          </text:list>
        </text:list-item>
      </text:list>
      <text:soft-page-break/>
      <text:p text:style-name="P72"><text:tab/>Война шла с переменным успехом, в ходе борьбы Василий второй<text:s/>был ослеплен (был известен под прозвищем Темный), но в итоге победа была за ним и новым порядком передачи власти. Умер он в 1462 году.</text:p>
      <text:list text:style-name="WWNum2" text:continue-numbering="true">
        <text:list-item>
          <text:list>
            <text:list-item>
              <text:p text:style-name="P73"><text:bookmark-start text:name="__RefHeading___Toc411_1125960758"/><text:tab/>1462 — 1505 годы правление Ивана третьего<text:bookmark-end text:name="__RefHeading___Toc411_1125960758"/></text:p>
            </text:list-item>
          </text:list>
        </text:list-item>
      </text:list>
      <text:p text:style-name="P74"><text:tab/>Вошел в историю как Иван третий Великий. В 1471 году проиошло сражение между<text:s/>Московским и Новгородских воск на реке Шелонь. Победила Москва. В 1478 году совершается «поход миром на Новгород». После чего была ликвидирована феодальная Новгородская республика. После присоединения Новгородских земель в состав Москвы она стала огромным<text:s/>городом. 1480 год стаяние на реке Угре, освобождение Руси от монголо-татарского ига. В скоре Иван третий становится князем всея Руси.</text:p>
      <text:list text:style-name="WWNum2" text:continue-numbering="true">
        <text:list-item>
          <text:list>
            <text:list-item>
              <text:p text:style-name="P75"><text:bookmark-start text:name="__RefHeading___Toc413_1125960758"/><text:tab/>1505 — 1533 годы правления Василия третьего<text:bookmark-end text:name="__RefHeading___Toc413_1125960758"/></text:p>
            </text:list-item>
          </text:list>
        </text:list-item>
      </text:list>
      <text:p text:style-name="P76"><text:tab/>При Василии третьем процесс централизации Руси завершался</text:p>
      <text:list text:style-name="WWNum2" text:continue-numbering="true">
        <text:list-item>
          <text:list>
            <text:list-item>
              <text:p text:style-name="P77"><text:bookmark-start text:name="__RefHeading___Toc415_1125960758"/><text:tab/>1533 — 1584 годы<text:s/>правление Ивана Грозного<text:bookmark-end text:name="__RefHeading___Toc415_1125960758"/></text:p>
            </text:list-item>
          </text:list>
        </text:list-item>
      </text:list>
      <text:p text:style-name="P78"><text:tab/>1533 — 1545 годы. Период борьбы боярских группировок за власть ибо Иван был юн, править он еще не мог и был орудием в руках боярских. 1545 — 1560 годы. Период реформ избранной рады. Основные реформы:</text:p>
      <text:list text:style-name="WWNum6" text:continue-numbering="true">
        <text:list-item>
          <text:p text:style-name="P79">1550 год — принятие нового судебника (свода законов);</text:p>
        </text:list-item>
        <text:list-item>
          <text:p text:style-name="P80">1550 год — создание стрелецкой пехоты;</text:p>
        </text:list-item>
        <text:list-item>
          <text:p text:style-name="P81">Реформа местного самоуправления — губный и земские старосты избирались местным населением;</text:p>
        </text:list-item>
        <text:list-item>
          <text:p text:style-name="P82">1551 год — стоглавый собор. Это сто глав документа, а не кол-во людей;</text:p>
          <text:list text:continue-numbering="true">
            <text:list-item>
              <text:p text:style-name="P83">Унификация обрядов Русской<text:s/>церкви.</text:p>
            </text:list-item>
          </text:list>
        </text:list-item>
        <text:list-item>
          <text:p text:style-name="P84">1549 год — созван первый земский собор. Совещательный прибор из представителей сословий;</text:p>
        </text:list-item>
        <text:list-item>
          <text:p text:style-name="P85">1547 год — венчание Ивана грозного на царство (первый Русский царь) =&gt; повышение международного авторитета России;</text:p>
        </text:list-item>
        <text:list-item>
          <text:p text:style-name="P86">Внешняя политика:</text:p>
          <text:list text:continue-numbering="true">
            <text:list-item>
              <text:p text:style-name="P87">1552 год — взятие Русскими<text:s/>войсками Казани;</text:p>
            </text:list-item>
            <text:list-item>
              <text:p text:style-name="P88">1556 год — взятие Русскими войсками Астрахани;</text:p>
            </text:list-item>
            <text:list-item>
              <text:p text:style-name="P89">1558 год — начало боевых действий в Прибалтике.</text:p>
            </text:list-item>
          </text:list>
        </text:list-item>
      </text:list>
      <text:p text:style-name="P90"><text:tab/>1560 — 1584 годы шла политика террора со стороны Ивана Грозного. 1565 — 1572 годы опричнина. Это особое войско, которое занималось уничтожением негодных царю бояр. Метрополит Филипп Колычев открыто выступил против политики террора после чего был смещен со своего поста и отправлен в северных храм, после чего был задушен. В 1570 году разгром опричнными войсками Новгорода из-за слухов о том, что город хочет присоединиться к Литовскому государству. 1571 годы Крымский хан Демлет Герей разбил опричные войска и сжег Москву. 1572 году опричнина была отменена, а новый позод Крымского Хана оказался неудачным. Его войска были разиты у деревни<text:s/><text:soft-page-break/>Молоди. 1558 —<text:s/>1583 годы Ливонская война в Прибалтике. Участник: Россия, Ливонский орден, а затем выступивший на его стороне Польско-Литовское государство (Речь Посполитое) и Швеция. В итоге Россия потерпела поражение из-за внутренней политики террора царя. 1581 — 1585<text:s/>годы присоединение Сибири (сибирского ханства) военным путем к России.</text:p>
      <text:list text:style-name="WWNum2" text:continue-numbering="true">
        <text:list-item>
          <text:list>
            <text:list-item>
              <text:p text:style-name="P91"><text:bookmark-start text:name="__RefHeading___Toc417_1125960758"/>Смутное время — конец 16 и начало 17 века<text:bookmark-end text:name="__RefHeading___Toc417_1125960758"/></text:p>
            </text:list-item>
          </text:list>
        </text:list-item>
      </text:list>
      <text:list text:style-name="WWNum2" text:continue-numbering="true">
        <text:list-item>
          <text:list>
            <text:list-item>
              <text:p text:style-name="P92"><text:bookmark-start text:name="__RefHeading___Toc419_1125960758"/><text:tab/>1584 — 1598 годы правление Федора Ивановича<text:bookmark-end text:name="__RefHeading___Toc419_1125960758"/></text:p>
            </text:list-item>
          </text:list>
        </text:list-item>
      </text:list>
      <text:list text:style-name="WWNum7" text:continue-numbering="true">
        <text:list-item>
          <text:p text:style-name="P93">Правления Бориса Годунова</text:p>
        </text:list-item>
        <text:list-item>
          <text:p text:style-name="P94">Появления Лжедмитрия Первого</text:p>
        </text:list-item>
        <text:list-item>
          <text:p text:style-name="P95">Василий Шуйский. Семибоярщина</text:p>
        </text:list-item>
        <text:list-item>
          <text:p text:style-name="P96">Земский<text:s/>собор 1613 года. Избрание династии Романовых</text:p>
        </text:list-item>
      </text:list>
      <text:p text:style-name="P97"><text:tab/>По сути страной управлял Борис Годунов. 1591 году Россия отразила очередной поход Крымского хана на Москву. 1590 — 1593 годы война со Швецией. Россия победила и вернула себе часть побережья Финского залива. 1591 году в городе Углич под Москвой был убит младший брат царя — Дмитрий Иванович. В России было установлено патриаршество с 1589 года. После смерти Федора династия Рюриковичей пресеклась в 1598 году. Это стало причиной кризиса, который стали называть Смутное время.</text:p>
      <text:list text:style-name="WWNum2" text:continue-numbering="true">
        <text:list-item>
          <text:list>
            <text:list-item>
              <text:p text:style-name="P98"><text:bookmark-start text:name="__RefHeading___Toc421_1125960758"/><text:tab/>1598 — 1605 годы правление Бориса Годунова<text:bookmark-end text:name="__RefHeading___Toc421_1125960758"/></text:p>
            </text:list-item>
          </text:list>
        </text:list-item>
      </text:list>
      <text:p text:style-name="P99"><text:tab/>Борис стал царем по решению земского собора. Первый патриарх Иов поддержал Бориса Годунова. 1600 — 1603 годы несколько лет неурожая и голод.<text:s/><text:span text:style-name="T100">1604 год появление Лжедмитрия первого</text:span>, который при поддержке<text:s/>от Поляков и напал на Россию. В 1605 году Борис умер, после чего все его войска перешли на сторону Лжедмитрия. Скорее всего Лжедмитрием был бывший монах Григорий Отрепьев.<text:s/><text:span text:style-name="T101">1605 — 1606 годы правления Лжедмитрия петрого.<text:s/></text:span>В 1606 году против Лжедмитрия составили заговор бояре, во главе которого был Шуйский и Лжедмитрия убили. Причиной заговора было недовольство Москвичей большим кол-вом поляков, пришедших в Москву и нарушением традиций.</text:p>
      <text:p text:style-name="P102"><text:tab/>Следующим царем стал Василий шуйский 1606 — 1610 годы. 1606 — 1607 год восстание Ивана Исаевича Болотникова, назвавшимся воеводой царя Дмитрия. Восстание потерпело поражения и Болотников был сослан и казнен в 1607 году.</text:p>
      <text:p text:style-name="P103"><text:tab/>1608 год — появление Лжедмитрия второго (Тушинский вор). Лагерь свой основал в Тушино, но Москву пока взять не смог. Половина страны присягнула на верность Шуйскому, а вторая Лжедмитрию второму. 1609 год — начало отрытых военных действий со стороны Польши (вторжение Польского войска). В 1610 году Василия Шуйского выгнали с престола, постригли и передали полякам, а в России власть перешла к семибоярской думе (семибоярщина). Семибоярская дума пригласила на царствие Польского королевича Владислава, а также разрешила войти в Москву Польскому отряду. В 1611 году патриарх Гермоген призвал создать земское ополчение для борьбы с Поляками. Гермоген был посажен в заключение и был уморен голодом в период 1611-1612 году. В 1611 году началось создание первого ополчения в Рязанских землях. Возглавил его Паракопий Липунов. Правла Москву ополчение освободить не смогло. <text:s/>Второе<text:s/>ополчение стали создавать в Нижнем Новгороде (рубеж 1611 -1612 год). Кузьма Минин выступил с заявлением создать ополчение. На роль военного командира выбрали Пожарского.<text:s/><text:soft-page-break/>Они смогли окружить Поляков в кремле в конце октября 1612 года и освободило Москву от<text:s/>Поляков. Февраль 1613 года был созван земский собор и избрал на престол Михаила Федоровича Романова.</text:p>
      <text:list text:style-name="WWNum2" text:continue-numbering="true">
        <text:list-item>
          <text:p text:style-name="P104"><text:bookmark-start text:name="__RefHeading___Toc423_1125960758"/><text:tab/>Россия в период правления первых Романовых<text:bookmark-end text:name="__RefHeading___Toc423_1125960758"/></text:p>
        </text:list-item>
      </text:list>
      <text:list text:style-name="WWNum8" text:continue-numbering="true">
        <text:list-item>
          <text:p text:style-name="P105">Особенности 17 века;</text:p>
        </text:list-item>
        <text:list-item>
          <text:p text:style-name="P106">Церковная реформа патриарха Никонова;</text:p>
        </text:list-item>
        <text:list-item>
          <text:p text:style-name="P107">Россия в конце 17 века.</text:p>
        </text:list-item>
      </text:list>
      <text:p text:style-name="P108"><text:tab/>17 век был переходным этапом к «европизации» (вестронизации) жизни. Процесс вестронихации шел от царя, до бояр, дворян, но ниже почти не снижался. Проявление:</text:p>
      <text:list text:style-name="WWNum9" text:continue-numbering="true">
        <text:list-item>
          <text:p text:style-name="P109">Появление европейской одежды;</text:p>
        </text:list-item>
        <text:list-item>
          <text:p text:style-name="P110">Некоторых элементов мебели (например шкафы, европейские зеркала, напольные часы европейской конструкции);</text:p>
        </text:list-item>
        <text:list-item>
          <text:p text:style-name="P111">Утверждение Польского языка как придворного;</text:p>
        </text:list-item>
        <text:list-item>
          <text:p text:style-name="P112">В военной сфере начали формировать новые полки по европейскому образцу. Впервые это произошло при царе Михаиле Федоровиче во время Смоленской войны (1632 — 1634 годы. Поражение России). В период правления следующего царя Алексея Михайловича (1645 — 1676 годы) полки нового строя стали формировать и из Русских людей тоже.</text:p>
        </text:list-item>
        <text:list-item>
          <text:p text:style-name="P113">В 17 веке произошла целая череда восстаний. При Алексей Михайловиче произошли:</text:p>
          <text:list text:continue-numbering="true">
            <text:list-item>
              <text:p text:style-name="P114">1648 годы — Соляной бунт в Москве;</text:p>
            </text:list-item>
            <text:list-item>
              <text:p text:style-name="P115">1650 год —<text:s/>восстание в Новгороде и Пскове;</text:p>
            </text:list-item>
            <text:list-item>
              <text:p text:style-name="P116">1662 год — Медный бунт в Москве;</text:p>
            </text:list-item>
            <text:list-item>
              <text:p text:style-name="P117">1667 — 1671 годы — восстание Степана Разина.</text:p>
            </text:list-item>
          </text:list>
        </text:list-item>
        <text:list-item>
          <text:p text:style-name="P118">В период правление Алексея Михайловича — в России начал формироваться абсолютизм;</text:p>
        </text:list-item>
        <text:list-item>
          <text:p text:style-name="P119">В период правление Алексея Михайловича произошла война с Польше<text:s/>1654 — 1667 годах, завершившаяся присоединением левобережной (восточной) Украины и Киева в состав России. В 1686 году Киев окончательно вошел в состав России.</text:p>
        </text:list-item>
      </text:list>
      <text:list text:style-name="WWNum2" text:continue-numbering="true">
        <text:list-item>
          <text:list>
            <text:list-item>
              <text:p text:style-name="P120"><text:bookmark-start text:name="__RefHeading___Toc425_1125960758"/><text:tab/>Церковная реформа Патриарха Никона<text:bookmark-end text:name="__RefHeading___Toc425_1125960758"/></text:p>
            </text:list-item>
          </text:list>
        </text:list-item>
      </text:list>
      <text:p text:style-name="P121"><text:tab/>1652 — 1658 годы патриаршества Никона. Цель реформы: исправление ошибок в богуслужебных книгах и унификация обрядов Русской церкви со всеми православными церквями. Ход реформы. В 1654, 1656 годах на соборах Русской церкви решения Никона были одобрены. Исправлялись тексты богослужебных книгах, двоеперстное крестное знамяние заменили на троеперстным. Многоголосие в церкви заменено последовательным богослужениям. Итоги реформы:</text:p>
      <text:list text:style-name="WWNum10" text:continue-numbering="true">
        <text:list-item>
          <text:p text:style-name="P122">Уницифирована православная обрядность и исправлены ошибки в книгах;</text:p>
        </text:list-item>
        <text:list-item>
          <text:p text:style-name="P123">В России возник церковный раскол — появились старообрядцы (противники реформы Никона). Их в 17 век возглавлял протопоп Авваком.</text:p>
        </text:list-item>
      </text:list>
      <text:list text:style-name="WWNum2" text:continue-numbering="true">
        <text:list-item>
          <text:list>
            <text:list-item>
              <text:p text:style-name="P124"><text:bookmark-start text:name="__RefHeading___Toc427_1125960758"/><text:soft-page-break/><text:tab/>Россия в конце 17 века<text:bookmark-end text:name="__RefHeading___Toc427_1125960758"/></text:p>
            </text:list-item>
          </text:list>
        </text:list-item>
      </text:list>
      <text:p text:style-name="P125"><text:tab/>После смерти Алексея Михайловича на престол вступил его сын, Федор Алексеевич. 1682 год — Стрелецкий бунт в Москве, по главе бунта — Хованском его называли Хованщина. Итог:</text:p>
      <text:list text:style-name="WWNum11" text:continue-numbering="true">
        <text:list-item>
          <text:p text:style-name="P126">В<text:s/>России провозглашено два царя Иван 5 и Петр 1 при регенстве царевны Софье.</text:p>
        </text:list-item>
      </text:list>
      <text:p text:style-name="P127"><text:tab/>1682 — 1689 года регенство Софьи. При Софье было открыто первое высшее учебное заведение славяно-греко-латинская академия. В конце 17 века Петр жил в селе Измайлово и при нем были<text:s/>организованы «потешные» полки: Преображенский и Семеновский. Петр плавая на небольшом Английском судне и тогда и заразился кораблестроением</text:p>
      <text:list text:style-name="WWNum2" text:continue-numbering="true">
        <text:list-item>
          <text:p text:style-name="P128"><text:bookmark-start text:name="__RefHeading___Toc429_1125960758"/>Россия в 18 веке эпоха правления Петра первого<text:bookmark-end text:name="__RefHeading___Toc429_1125960758"/></text:p>
        </text:list-item>
      </text:list>
      <text:list text:style-name="WWNum2" text:continue-numbering="true">
        <text:list-item>
          <text:list>
            <text:list-item>
              <text:p text:style-name="P129"><text:bookmark-start text:name="__RefHeading___Toc431_1125960758"/><text:tab/>1682 — 1725 правление Петра первого<text:bookmark-end text:name="__RefHeading___Toc431_1125960758"/></text:p>
            </text:list-item>
          </text:list>
        </text:list-item>
      </text:list>
      <text:list text:style-name="WWNum12" text:continue-numbering="true">
        <text:list-item>
          <text:p text:style-name="P130">Азовские походы 1695, 1696 года. Первый поход оказался неудачным, а у России не было достаточно флота, чтобы взять крепость</text:p>
        </text:list-item>
        <text:list-item>
          <text:p text:style-name="P131">1697 — 1698 года — великое посольство в Европу. По возвращении в Россию Петр начал вводить реформы, которые затронули в основном дворян, приказал носить всем Европейскую одежду и сбрить бороды.</text:p>
        </text:list-item>
        <text:list-item>
          <text:p text:style-name="P132">1700-1721 года северная война со Швецией. Цель войны — получение выхода в Балтийское море. Подготовка к войне:</text:p>
          <text:list text:continue-numbering="true">
            <text:list-item>
              <text:p text:style-name="P133">Создание северного союза против Швеции. В ней вошли: Россия, Польша, Саксония (одно из государств,разделенной<text:s/>Германии), Дания.. Основные сражения:</text:p>
              <text:list text:continue-numbering="true">
                <text:list-item>
                  <text:p text:style-name="P134">1700 год — битва под Нардой. Поражение Русских войск</text:p>
                </text:list-item>
                <text:list-item>
                  <text:p text:style-name="P135">1703 год — основание Санкт-Петербурга;</text:p>
                </text:list-item>
                <text:list-item>
                  <text:p text:style-name="P136">1709 год — Полтавская битва. Победа Русских войск. Перелом войны в сторону России;</text:p>
                </text:list-item>
                <text:list-item>
                  <text:p text:style-name="P137">1714 год — победа Русского флота у мыса Гангуд;</text:p>
                </text:list-item>
                <text:list-item>
                  <text:p text:style-name="P138">1720 год — победа Русского флота у мыса Гренгам;</text:p>
                </text:list-item>
                <text:list-item>
                  <text:p text:style-name="P139">1721 год — Ништадтский мир со Швецией;</text:p>
                </text:list-item>
                <text:list-item>
                  <text:p text:style-name="P140">1721 год победа России. Россия получила выход в балтийское море</text:p>
                </text:list-item>
              </text:list>
            </text:list-item>
            <text:list-item>
              <text:p text:style-name="P141">1721 год Россия провозглашена империей,а Петр императором</text:p>
            </text:list-item>
          </text:list>
        </text:list-item>
      </text:list>
      <text:list text:style-name="WWNum2" text:continue-numbering="true">
        <text:list-item>
          <text:list>
            <text:list-item>
              <text:p text:style-name="P142"><text:bookmark-start text:name="__RefHeading___Toc433_1125960758"/><text:tab/>Реформы Петра:<text:bookmark-end text:name="__RefHeading___Toc433_1125960758"/></text:p>
            </text:list-item>
          </text:list>
        </text:list-item>
      </text:list>
      <text:list text:style-name="WWNum13" text:continue-numbering="true">
        <text:list-item>
          <text:p text:style-name="P143">Реформы центрального управления</text:p>
        </text:list-item>
        <text:list-item>
          <text:p text:style-name="P144">1711 год — создание сената;</text:p>
        </text:list-item>
        <text:list-item>
          <text:p text:style-name="P145">1718 год — создание коллегий вместо старых приказов (прообразы будущих министерств);</text:p>
        </text:list-item>
        <text:list-item>
          <text:p text:style-name="P146">1722 год — создание прокуратуры;</text:p>
        </text:list-item>
      </text:list>
      <text:h text:style-name="P147" text:outline-level="3"><text:bookmark-start text:name="__RefHeading___Toc435_1125960758"/><text:soft-page-break/>Реформы местного управления<text:bookmark-end text:name="__RefHeading___Toc435_1125960758"/></text:h>
      <text:list text:style-name="WWNum14" text:continue-numbering="true">
        <text:list-item>
          <text:p text:style-name="P148">1708 год — учреждение губерний;</text:p>
        </text:list-item>
        <text:list-item>
          <text:p text:style-name="P149">1720 год — губернии делились на провинции,<text:s/>а провинции на уезды. Был учрежден главный магистрат в СПБ (орган управления внутри города), которому подчинялись магистраты других городов</text:p>
        </text:list-item>
      </text:list>
      <text:p text:style-name="P150">Церковная реформа</text:p>
      <text:list text:style-name="WWNum14" text:continue-numbering="true">
        <text:list-item>
          <text:p text:style-name="P151">1721 год вместо патриарха во главе церкви поставлена духовная коллегия — Синод, в последствии его<text:s/>возглавлял обер-прокурор (светское лицо). Церковь была встроена в государственный аппарат.</text:p>
        </text:list-item>
      </text:list>
      <text:p text:style-name="P152"><text:tab/>Военная реформа</text:p>
      <text:p text:style-name="P153"><text:tab/>Создание регулярной армии и флота по образцу Шведских. Комплектовались при помощи рекрутских наборов. Петр создал мощную монофактурную<text:s/>промомышленность, обеспечивающую нужды армии.</text:p>
      <text:p text:style-name="P154"><text:tab/>Монофактура — промышленное предприятие, основанное на ручном труде, принципе разделении труда и найме свободных рабочих.</text:p>
      <text:h text:style-name="Заголовок4" text:outline-level="4"><text:bookmark-start text:name="__RefHeading___Toc1429_2426541385"/><text:span text:style-name="T155"><text:line-break/></text:span><text:span text:style-name="T156">1725 год<text:s/></text:span><text:span text:style-name="T157">28 января в 54 года умирает Пётр I. становится российской императрицей, а фак</text:span><text:span text:style-name="T158">тическим правителем России (1725-1727) - Александр Данилович Меншиков, фаворит Екатерины. Андрей Иванович Остерман назначается вице-канцлером Российской империи (1725-1741).</text:span><text:bookmark-end text:name="__RefHeading___Toc1429_2426541385"/></text:h>
      <text:p text:style-name="P159"><text:span text:style-name="T160">1726 год</text:span><text:span text:style-name="T161"><text:s/>Для решения ключевых государственных задач Екатерина I создаёт Верховный<text:s/></text:span><text:span text:style-name="T162">тайный совет, в который входят: А.Д.Меншиков, Г.И.Головкин, А.И.Остерман, П.А.Толстой, Д.М.Голицын, Ф.М.Апраксин. На работу в Россию приглашается великий швейцарский математик Леонард Эйлер.</text:span></text:p>
      <text:p text:style-name="P163"><text:span text:style-name="T164">1727 год</text:span><text:span text:style-name="T165"><text:s/>6 мая умирает Екатерина I. , 11-летний внук Петра I, становится императором (1727-1730). Меншиков отправляет в ссылку своих противников: П.А.Толстого, И.И.Бутурлина, А.И.Девиера. 12 мая Меншиков становится первым в России генералиссимусом. Для укрепления<text:s/></text:span><text:span text:style-name="T166">своей власти Меншиков обручает свою дочь Марию с Петром II. При участии Остермана, Головкина и Долгоруких 8 сентября Меншиков лишается всех званий, имущества и ссылается в Берёзов, где умирает в 1729 году. 31 марта умирает Исаак Ньютон.</text:span></text:p>
      <text:p text:style-name="P167"><text:span text:style-name="T168">1728 год</text:span><text:span text:style-name="T169"><text:s/>10 февраля</text:span><text:span text:style-name="T170"><text:s/>у Анны Петровны, дочери Петра I и Екатерины I, рождается сын Пётр (будущий император Пётр III). 15 мая в 20 лет умирает Анна Петровна. 28 ноября в 14 лет умирает Наталья Алексеевна, сестра Петра II. Миних, сподвижник Петра Первого, назначается генерал-губ</text:span><text:span text:style-name="T171">ернатором Петербурга.</text:span></text:p>
      <text:p text:style-name="P172"><text:span text:style-name="T173">1729 год</text:span><text:span text:style-name="T174"><text:s/>2 мая родилась София Августа Фредерика Ангальт-Цербстская (будущая императрица Екатерина II Великая). 24 ноября родился Александр Васильевич Суворов. 30 ноября Алексей Долгоруков обручает свою дочь Екатерину с 14-летним импер</text:span><text:span text:style-name="T175">атором Петром II.</text:span></text:p>
      <text:p text:style-name="P176"><text:span text:style-name="T177">1730 год</text:span><text:span text:style-name="T178"><text:s/>Пётр II умирает от оспы 19 января, в день на который была назначена его свадьба с Екатериной Долгоруковой. Верховный тайный совет приглашает из Курляндии на царствование (1730-1740) 37-летнюю , младшую дочь Ивана V (племянницу Пе</text:span><text:span text:style-name="T179">тра I). Анна рвёт Кондиции верховников, ограничивающие самодержавную власть, и начинает править сама. Долгоруковы подвергаются опале: Алексей Григорьевич, его сын Иван (фаворит Петра II) и его дочь Екатерина<text:s/></text:span><text:soft-page-break/><text:span text:style-name="T180">(невеста Петра II) ссылаются в Берёзов, Василий<text:s/></text:span><text:span text:style-name="T181">Лукич обезглавлен. Анна Иоанновна привозит из Курляндии своего фаворита - Эрнста Бирона. Формируется лейб-гвардии Измайловский полк.</text:span></text:p>
      <text:p text:style-name="P182"><text:span text:style-name="T183">1731 год</text:span><text:span text:style-name="T184"><text:s/>Анна Иоанновна учреждает Кабинет министров во главе со сподвижником Петра А.И.Остерманом.</text:span></text:p>
      <text:p text:style-name="P185"><text:span text:style-name="T186">1732 год</text:span><text:span text:style-name="T187"><text:s/>Открытие Аляски</text:span><text:span text:style-name="T188"><text:s/>русскими мореплавателями И.Фёдоровым и М.Гвоздёвым.</text:span></text:p>
      <text:p text:style-name="P189"><text:span text:style-name="T190">1733 год</text:span><text:span text:style-name="T191"><text:s/>При поддержке русского оружия польский трон достаётся Августу III Фредерику. Мориц Линар (будущий фаворит Анны Лерпольдовны) назначается посланником Саксонии в России.</text:span></text:p>
      <text:p text:style-name="P192"><text:span text:style-name="T193">1735 год</text:span><text:span text:style-name="T194"><text:s/>Русско-турецкая в</text:span><text:span text:style-name="T195">ойна (1735-1739). Мастер Иван Моторин отливает Царь-колокол весом 10000 пудов.</text:span></text:p>
      <text:p text:style-name="P196"><text:span text:style-name="T197">1736 год</text:span><text:span text:style-name="T198"><text:s/>Фельдмаршал Миних захватывает Бахчисарай, столицу Крымского ханства.</text:span></text:p>
      <text:p text:style-name="P199"><text:span text:style-name="T200">1737 год</text:span><text:span text:style-name="T201"><text:s/>Миних берёт турецкую крепость Очаков.</text:span></text:p>
      <text:p text:style-name="P202"><text:span text:style-name="T203">1739 год</text:span><text:span text:style-name="T204"><text:s/>17 июля Анна Леопольдовна (внучка Ивана V,<text:s/></text:span><text:span text:style-name="T205">брата Петра I) выходит замуж за Антона Ульриха Брауншвейгского. По обвинению в измене (за подделку подпись императора на завещании) казнён через четвертование Иван Алексеевич Дологоруков, фаворит Петра II. По Белградскому миру Россия возвращает себе Азов,<text:s/></text:span><text:span text:style-name="T206">но отдаёт Очаков и снова лишается выхода в Чёрное море.</text:span></text:p>
      <text:p text:style-name="P207"><text:span text:style-name="T208">1740 год</text:span><text:span text:style-name="T209"><text:s/>12 августа у Анны Леопольдовны и Антона Ульриха рождается сын Иван (будущий император Иван VI). 17 октября в 47 лет умирает Анна Иоанновна. По её завещанию императором (1740-1741) становится<text:s/></text:span><text:span text:style-name="T210">2-месячный ребёнок - , правнук Ивана V (брата Петра I), а регентом (и фактическим правителем страны) - Эрнст Иоган Бирон, фаворит Анны Иоанновны. Уже через 2 недели Миних арестовывает Бирона, и регентом Ивана становится его мать - , племянница Анны Иоаннов</text:span><text:span text:style-name="T211">ны. Князь Алексей Михайлович Черкасский становится канцлером Российской империи (1740-1742).</text:span></text:p>
      <text:p text:style-name="P212"><text:span text:style-name="T213">1741 год</text:span><text:span text:style-name="T214"><text:s/>25 ноября в результате дворцового переворота императрицей (1741-1761) становится 32-летняя , дочь Петра I. Иван VI всю свою жизнь проведёт в заточении, а<text:s/></text:span><text:span text:style-name="T215">в 23 года будет убит в Шлиссельбургской крепости. Отправляются в ссылку фавориты Анны Иоанновны: Миних, Остерман, Антон Ульрих, Анна Леопольдовна, Левенвольде. Русско-шведская война (1741-1743).</text:span></text:p>
      <text:p text:style-name="P216"><text:span text:style-name="T217">1742 год</text:span><text:span text:style-name="T218"><text:s/>5 февраля в Петербург прибывает Карл Петер Ульрих, б</text:span><text:span text:style-name="T219">удущий император Пётр III (племянник Елизаветы, сын дочери Петра Первого - Анны Петровны). 25 апреля состоялась коронация Елизаветы Петровны. По легенде состоялось тайное венчание Елизаветы Петровны и Алексея Григорьевича Разумовского.</text:span></text:p>
      <text:p text:style-name="P220"><text:span text:style-name="T221">1743 год</text:span><text:span text:style-name="T222"><text:s/>14 июля род</text:span><text:span text:style-name="T223">ился Гавриил Романович Державин.</text:span></text:p>
      <text:p text:style-name="P224"><text:span text:style-name="T225">1744 год</text:span><text:span text:style-name="T226"><text:s/>Алексей Петрович Бестужев-Рюмин становится канцлером Российской империи (1744-1758).</text:span></text:p>
      <text:p text:style-name="P227"><text:span text:style-name="T228">1745 год</text:span><text:span text:style-name="T229"><text:s/>16-летняя Екатерина Алексеевна венчается с 17-летним Петром Фёдоровичем, наследником российского и шведского престолов (</text:span><text:span text:style-name="T230">внуком Петра I и Карла XII). Дядя Екатерины - принц Карл Август Гольштейн-Готторпский - был женихом Елизаветы Петровны, но умер накануне свадьбы в 1727 году.</text:span></text:p>
      <text:p text:style-name="P231"><text:span text:style-name="T232">1747 год</text:span><text:span text:style-name="T233"><text:s/>Архитектор Ф.Б.Растрелли начинает перестройку Большого Петергофского дворца.</text:span></text:p>
      <text:p text:style-name="P234"><text:span text:style-name="T235">1748 год</text:span><text:span text:style-name="T236"><text:s/>Рас</text:span><text:span text:style-name="T237">трелли начинает строительство Смольного собора.</text:span></text:p>
      <text:p text:style-name="P238"><text:span text:style-name="T239">1749 год</text:span><text:span text:style-name="T240"><text:s/>Растрелли начинает строительство Воронцовского дворца на Садовой улице.</text:span></text:p>
      <text:p text:style-name="P241"><text:span text:style-name="T242">1750 год</text:span><text:span text:style-name="T243"><text:s/>22-летний Кирилл Григорьевич Разумовский, младший брат Алексея Разумовского, становится гетманом Войска Запорожского.</text:span></text:p>
      <text:p text:style-name="P244"><text:span text:style-name="T245">1752 год</text:span><text:span text:style-name="T246"><text:s/>Растрелли начинает перестройку Большого Екатерининского дворца в Царском селе.</text:span></text:p>
      <text:soft-page-break/>
      <text:p text:style-name="P247"><text:span text:style-name="T248">1753 год</text:span><text:span text:style-name="T249"><text:s/>Растрелли начинает строительство Строгановского дворца на Невском проспекте.</text:span></text:p>
      <text:p text:style-name="P250"><text:span text:style-name="T251">1754 год</text:span><text:span text:style-name="T252"><text:s/>30 июля родился Серафим Саровский. 1 октября у Екатерины рождается сын Па</text:span><text:span text:style-name="T253">вел (будущий император Павел I), а 7 октября Сергей Васильевич Салтыков (фаворит Екатерины) посылается в Швецию. Растрелли начинает перестройку Зимнего дворца в Санкт-Петербурге.</text:span></text:p>
      <text:p text:style-name="P254"><text:span text:style-name="T255">1755 год</text:span><text:span text:style-name="T256"><text:s/>По инициативе Ивана Ивановича Шувалова создаётся Московский университет.</text:span></text:p>
      <text:p text:style-name="P257"><text:span text:style-name="T258">1756 год</text:span><text:span text:style-name="T259"><text:s/>Семилетняя война (1756-1763) России, Австрии и Франции против Пруссии и Англии.</text:span></text:p>
      <text:p text:style-name="P260"><text:span text:style-name="T261">1757 год</text:span><text:span text:style-name="T262"><text:s/>Под покровительством И.И.Шувалова основывается Академия художеств.</text:span></text:p>
      <text:p text:style-name="P263"><text:span text:style-name="T264">1758 год</text:span><text:span text:style-name="T265"><text:s/>Русская<text:s/></text:span><text:span text:style-name="T266">армия под командованием Виллима Фермора занимает Кёнигсберг и всю Восточную Пруссию. Михаил Илларионович Воронцов становится канцлером Российской империи (1758-1765).</text:span></text:p>
      <text:p text:style-name="P267"><text:span text:style-name="T268">1759 год</text:span><text:span text:style-name="T269"><text:s/>1 августа русская армия под командованием Петра Семёновича Салтыкова одерживает<text:s/></text:span><text:span text:style-name="T270">победу в Кунерсдорфской битве над войсками прусского короля Фридриха II.</text:span></text:p>
      <text:p text:style-name="P271"><text:span text:style-name="T272">1760 год</text:span><text:span text:style-name="T273"><text:s/>Русский корпус под командованием Тотлебена берёт Берлин.</text:span></text:p>
      <text:p text:style-name="P274"><text:span text:style-name="T275">1761 год</text:span><text:span text:style-name="T276"><text:s/>5 декабря русский корпус под командованием Петра Александровича Румянцева берёт крепость Кольберг. 25 декабр</text:span><text:span text:style-name="T277">я умирает Елизавета Петровна, императором становится .</text:span></text:p>
      <text:p text:style-name="P278"><text:span text:style-name="T279">1762 год</text:span><text:span text:style-name="T280"><text:s/></text:span><text:span text:style-name="T281">Пётр III возвращает из ссылки Бирона и Миниха, издаёт манифест "О даровании вольности и свободы всему российскому дворянству", упраздняет Тайную канцелярию, учреждает Государственный банк, воз</text:span><text:span text:style-name="T282">вращает Восточную Пруссию Фридриху II, готовится к военному походу против Дании. 11 апреля у Екатерины и Григория Орлова рождается внебрачный сын Алексей (Бобринский). 29 июня 33-летняя<text:s/></text:span><text:span text:style-name="T283"><text:s/></text:span><text:span text:style-name="T284">свергает своего мужа Петра III и становится императрицей (1762-1796).</text:span><text:span text:style-name="T285"><text:s/>6 июля Пётр III умирает. 30 ноября Екатерина назначает Григория Потёмкина камер-юнкером при дворе.</text:span></text:p>
      <text:p text:style-name="P286"><text:span text:style-name="T287">1763 год</text:span><text:span text:style-name="T288"><text:s/>Никита Иванович Панин становится Президентом Коллегии иностранных дел (1763-1781).</text:span></text:p>
      <text:p text:style-name="P289"><text:span text:style-name="T290">1764 год</text:span><text:span text:style-name="T291"><text:s/>Упразднение гетманства на Украине. Коллекция Екатерины<text:s/></text:span><text:span text:style-name="T292">становится основанием коллекции Эрмитажа. Открывается Смольный институт благородных девиц. 25 ноября королём Речи Посполитой (1764-1795) избирается Станислав Август Понятовский, бывший фаворит Екатерины.</text:span></text:p>
      <text:p text:style-name="P293"><text:span text:style-name="T294">1768 год</text:span><text:span text:style-name="T295"><text:s/>Первая русско-турецкая война (1768-1774) за</text:span><text:span text:style-name="T296"><text:s/>выход России к Чёрному морю. 28 мая умирает от оспы невеста графа Никиты Ивановича Панина. 17 октября Салтычиху (помещицу Дарью Николаевну Салтыкову) на Красной площади приковывают к столбу с надписью "мучительница и душегубица", за убийства и издевательс</text:span><text:span text:style-name="T297">тва над своими крепостными она проведёт в тюрьме 33 года.</text:span></text:p>
      <text:p text:style-name="P298"><text:span text:style-name="T299">1769 год</text:span><text:span text:style-name="T300"><text:s/>15 августа родился Наполеон. 28 ноября Екатерина II учреждает Орден Святого Георгия - высшую воинскую награду Российской империи.</text:span></text:p>
      <text:p text:style-name="P301"><text:span text:style-name="T302">1772 год</text:span><text:span text:style-name="T303"><text:s text:c="2"/>У Софьи Степановны Разумовской, жены графа Петра<text:s/></text:span><text:span text:style-name="T304">Кирилловича Разумовского (племянника Алексея Разумовского), родился внебрачный сын Павла Петровича - Семён Афанасьевич Великий (внук Екатерины Великой). По Карасубазарскому трактату Крымское ханство становится независимым от Османской империи под покровите</text:span><text:span text:style-name="T305">льством России. Первый раздел Речи Посполитой между Австрией, Пруссией и Россией.</text:span></text:p>
      <text:p text:style-name="P306"><text:span text:style-name="T307">1773 год</text:span><text:span text:style-name="T308"><text:s/>Крестьянская война (1773-1775) под предводительством Емельяна Пугачёва. Екатерина основывает Горный Институт - первое высшее техническое заведение России. 29 сентябр</text:span><text:span text:style-name="T309">я 19-летний Павел Петрович венчается с Натальей Алексеевной (принцессой Вильгельминой Гессен-Дармштадтской).</text:span></text:p>
      <text:p text:style-name="P310"><text:span text:style-name="T311">1774 год</text:span><text:span text:style-name="T312"><text:s/>Присоединение Северной Осетии к России.</text:span></text:p>
      <text:soft-page-break/>
      <text:p text:style-name="P313"><text:span text:style-name="T314">1775 год</text:span><text:span text:style-name="T315"><text:s/>10 января казнён Емельян Пугачёв. Тайное венчание Екатерины II и князя Григория Потёмкина</text:span><text:span text:style-name="T316">. В результате губернской реформы Россия разделяется на 50 губерний. Ликвидируеся Запорожская Сечь. В Петропавловской крепости умирает Княжна Тараканова, выдававшая себя за дочь Елизаветы I и Алексея Разумовского.</text:span></text:p>
      <text:p text:style-name="P317"><text:span text:style-name="T318">1776 год</text:span><text:span text:style-name="T319"><text:s/>15 апреля при родах умирает супру</text:span><text:span text:style-name="T320">га Павла. В этом же году Фридрих II знакомит Павла с его будущей женой - 16-летней принцессой Софией Марией Доротеей Августой Луизой Вюртембергской. Основание Екатеринослава. 4 июля принимается декларация независимости США от Великобритании.</text:span></text:p>
      <text:p text:style-name="P321"><text:span text:style-name="T322">1777 год</text:span><text:span text:style-name="T323"><text:s/>12 де</text:span><text:span text:style-name="T324">кабря у Павла Петровича и Марии Фёдоровны родился сын Александр (будущий император).</text:span></text:p>
      <text:p text:style-name="P325"><text:span text:style-name="T326">1778 год</text:span><text:span text:style-name="T327"><text:s/>Основание Херсона.</text:span></text:p>
      <text:p text:style-name="P328"><text:span text:style-name="T329">1782 год</text:span><text:span text:style-name="T330"><text:s/>7 августа открывается памятник Петру I на Сенатской площади - Медный всадник французского архитектора Фальконе.</text:span></text:p>
      <text:p text:style-name="P331"><text:span text:style-name="T332">1783 год</text:span><text:span text:style-name="T333"><text:s/>Присоединение</text:span><text:span text:style-name="T334"><text:s/>Крыма к России, основание Севастополя. Грузинское царство добровольно переходит под покровительство России для защиты от турков. В 48 лет умирает Светлейший князь Российской империи Григорий Орлов.</text:span></text:p>
      <text:p text:style-name="P335"><text:span text:style-name="T336">1785 год</text:span><text:span text:style-name="T337"><text:s/>Издание "Жалованных грамот".</text:span></text:p>
      <text:p text:style-name="P338"><text:span text:style-name="T339">1787 год</text:span><text:span text:style-name="T340"><text:s/>Вторая рус</text:span><text:span text:style-name="T341">ско-турецкая война (1787-1791). Екатерина II с европейскими дипломатами, австрийским императором и польским королём едут смотреть как хорошо осваивается Крым. 17 сентября принимается Конституция США.</text:span></text:p>
      <text:p text:style-name="P342"><text:span text:style-name="T343">1788 год</text:span><text:span text:style-name="T344"><text:s/>Образование первой британской колонии в Австрал</text:span><text:span text:style-name="T345">ии.</text:span></text:p>
      <text:p text:style-name="P346"><text:span text:style-name="T347">1789 год</text:span><text:span text:style-name="T348"><text:s/>За победу над турками в сражении при Рымнике Александр Васильевич Суворов получает титул графа Суворова-Рымникского. 30 апреля Джордж Вашингтон становится первым президентом США. 14 июля - взятие Бастилии - начало Великой Французской революции</text:span><text:span text:style-name="T349">. Основание Николаева.</text:span></text:p>
      <text:p text:style-name="P350"><text:span text:style-name="T351">1790 год</text:span><text:span text:style-name="T352"><text:s/>Александр Николаевич Радищев печатает "Путешествие из Петербурга в Москву", за которое приговаривается к 10-летней ссылке. Суворов берёт турецкую крепость Измаил.</text:span></text:p>
      <text:p text:style-name="P353"><text:span text:style-name="T354">1792 год</text:span><text:span text:style-name="T355"><text:s/>21 сентября провозглается Первая французская республ</text:span><text:span text:style-name="T356">ика (1792-1804).</text:span></text:p>
      <text:p text:style-name="P357"><text:span text:style-name="T358">1793 год</text:span><text:span text:style-name="T359"><text:s/>Второй раздел Речи Посполитой.</text:span></text:p>
      <text:p text:style-name="P360"><text:span text:style-name="T361">1795 год</text:span><text:span text:style-name="T362"><text:s/>Третий раздел Речи Посполитой, в результате которого она перестаёт существовать.</text:span></text:p>
      <text:p text:style-name="P363"><text:span text:style-name="T364">1796 год</text:span><text:span text:style-name="T365"><text:s/>25 июня у Павла Петровича и Марии Фёдоровны рождается сын Николай (будущий император). 6 ноября в 67 лет умирает Екатерина Великая. Императором (1796-1801) становитс</text:span><text:span text:style-name="T366">я 42-летний , правнук Петра Великого.</text:span></text:p>
      <text:p text:style-name="P367"><text:span text:style-name="T368">1797 год</text:span><text:span text:style-name="T369"><text:s/>26 февраля Павел начинает строительство Михайловского (инженерного) замка на месте старого дворца, где родился и где будет убит. 5 апреля митрополит Платон коронует одновременно Павла I и Марию Фёдоровну, Павел подписывает Манифест о трёхдневной барщине.</text:span></text:p>
      <text:p text:style-name="P370"><text:span text:style-name="T371">1798 год</text:span><text:span text:style-name="T372"><text:s/>Наполеон захватывает Мальту. Павел I избирается великим магистром (главой) католического рыцарского Мальтийского ордена. Пётр Алексеевич Пален назначается Санкт-Петербургским военным губернатором (главный организатор убийства Павла I). 12 марта Па</text:span><text:span text:style-name="T373">вел I разрешает строительство старообрядческих храмов.</text:span></text:p>
      <text:p text:style-name="P374"><text:span text:style-name="T375">1799 год</text:span><text:span text:style-name="T376"><text:s/>Итальянский поход Суворова против Наполеона в результате которого Австрия вернула себе Северную Италию. 26 мая родился Александр Сергеевич Пушкин.</text:span></text:p>
      <text:h text:style-name="P377" text:outline-level="2"><text:bookmark-start text:name="__RefHeading___Toc1431_2426541385"/><text:soft-page-break/>19 век<text:bookmark-end text:name="__RefHeading___Toc1431_2426541385"/></text:h>
      <text:p text:style-name="P378"><text:span text:style-name="T379">1800 год</text:span><text:span text:style-name="T380"><text:s/>Павел I заключает военный сою</text:span><text:span text:style-name="T381">з с Наполеоном и планирует совместный поход на Индию. 25 августа англичане занимают Мальту. Павел разрывает дипломатические отношения с Британией и готовится к войне. 2 декабря умирает адмирал Осип Михайлович де Рибас, основатель Одессы. В Вашингтоне завер</text:span><text:span text:style-name="T382">шается строительство Белого дома.</text:span></text:p>
      <text:p text:style-name="P383"><text:span text:style-name="T384">1801 год</text:span><text:span text:style-name="T385"><text:s/>12 марта в Михайловском замке заговорщики убивают Павла I с молчаливого согласия его 23-летнего сына Александра, который и становится императором (1801-1825). По инициативе Марии Фёдоровны (вдовы Павла I и матери<text:s/></text:span><text:span text:style-name="T386">Александра I) П.А.Пален увольняется в отставку. <text:s/>отказывается от титула великого магистра Мальтийского ордена и упраздняет Тайную экспедицию (орган политического сыска и суда). Присоединение к России Южной Осетии и Восточной Грузии. Александр I восстанавли</text:span><text:span text:style-name="T387">вает отношения с Англией и Австрией. 24 июня проходит первое заседание Негласного комитета по государственным реформам (32-летний Виктор Павлович Кочубей, 31-летний Адам Чарторыйский, 27-летний Павел Александрович Строганов, 40-летний Николай Николаевич Но</text:span><text:span text:style-name="T388">восильцев). 27 августа закладывается Казанский собор в Петербурге.</text:span></text:p>
      <text:p text:style-name="P389"><text:span text:style-name="T390">1803 год</text:span><text:span text:style-name="T391"><text:s/>Иван Крузенштерн отправляется в первое русское кругосветное плавание.</text:span></text:p>
      <text:p text:style-name="P392"><text:span text:style-name="T393">1804 год</text:span><text:span text:style-name="T394"><text:s/>18 мая Наполеон I становится Императором Французов. В противовес Наполеону император Франц II основыв</text:span><text:span text:style-name="T395">ает Австрийскую империю (1804-1867). Начинается русско-персидская война (1804—1813) из-за присоединения к России Восточной Грузии. Основывается Казанский императорский университет (второй старейший университет в России после Московского).</text:span></text:p>
      <text:p text:style-name="P396"><text:span text:style-name="T397">1805 год</text:span><text:span text:style-name="T398"><text:s/>17 марта</text:span><text:span text:style-name="T399"><text:s/>Наполеон становится королём Италии. Присоединение к России Карабахского и Шекинского ханств. Основывается Харьковский императорский университет (третий старейший университет в России после Казанского). 2 апреля родился Ганс Христиан Андерсен. 20 ноября в<text:s/></text:span><text:span text:style-name="T400">битве под Аустерлицем Наполеон разбивает русско-австрийские войска.</text:span></text:p>
      <text:p text:style-name="P401"><text:span text:style-name="T402">1806 год</text:span><text:span text:style-name="T403"><text:s/>Присоединение к России Ширванского ханства. 6 августа ликвидирована Священная Римская империя. Началась русско-турецкая война (1806-1812).</text:span></text:p>
      <text:p text:style-name="P404"><text:span text:style-name="T405">1807 год</text:span><text:span text:style-name="T406"><text:s/>Александр I и Наполеон встречаю</text:span><text:span text:style-name="T407">тся в Тильзите (Советск) и заключают Тильзитский мир. 13 февраля учреждается Георгиевский крест <text:s/>- высшая награда для солдат и унтер-офицеров "За службу и храбрость".</text:span></text:p>
      <text:p text:style-name="P408"><text:span text:style-name="T409">1808 год</text:span><text:span text:style-name="T410"><text:s/>Русско-шведская война (1808-1809).</text:span></text:p>
      <text:p text:style-name="P411"><text:span text:style-name="T412">1809 год</text:span><text:span text:style-name="T413"><text:s/>Присоединение Финляндии к России.</text:span></text:p>
      <text:p text:style-name="P414"><text:span text:style-name="T415">18</text:span><text:span text:style-name="T416">10 год</text:span><text:span text:style-name="T417"><text:s/>Первый Государственный совет возглавляет Михаил Михайлович Сперанский. Во Франкфурте-на-Майне основатель династии Ротшильдов открывает фирму «Майер Амшель Ротшильд и сыновья».</text:span></text:p>
      <text:p text:style-name="P418">1812 год</text:p>
      <text:list text:style-name="LFO25" text:continue-numbering="true">
        <text:list-item>
          <text:p text:style-name="P419">12 июня Наполеон вторгается в Россию - начинается Отечественная<text:s/>война 1812 года.</text:p>
        </text:list-item>
        <text:list-item>
          <text:p text:style-name="P420">16 июля Наполеон занимает Вильну.</text:p>
        </text:list-item>
        <text:list-item>
          <text:p text:style-name="P421">8 июля Россия и Испания заключают союз.</text:p>
        </text:list-item>
        <text:list-item>
          <text:p text:style-name="P422">18 июля Россия и Великобритания подписывают Эребруский мир.</text:p>
        </text:list-item>
        <text:list-item>
          <text:p text:style-name="P423">6 августа Наполеон занимает Смоленск.</text:p>
        </text:list-item>
        <text:list-item>
          <text:p text:style-name="P424">17 августа 64-летний Михаил Илларионович Голенищев-Кутузов<text:s/>принимает командование армией у Барклая-де-Толли.</text:p>
        </text:list-item>
      </text:list>
      <text:p text:style-name="P425">26 августа Бородинское сражение. Кутузов решает отступать, чтобы сохранить армию.</text:p>
      <text:soft-page-break/>
      <text:list text:style-name="LFO26" text:continue-numbering="true">
        <text:list-item>
          <text:p text:style-name="P426">2 сентября Наполеон входит в пустую Москву.</text:p>
        </text:list-item>
        <text:list-item>
          <text:p text:style-name="P427">В сентябре Наполеон три раза пытается заключить мир с Александром.</text:p>
        </text:list-item>
        <text:list-item>
          <text:p text:style-name="P428">7 октября<text:s/>Наполеон покидает Москву и начинает отступление.</text:p>
        </text:list-item>
        <text:list-item>
          <text:p text:style-name="P429">12 октября сражение под Малоярославцем.</text:p>
        </text:list-item>
        <text:list-item>
          <text:p text:style-name="P430">2 ноября Наполеон покидает Смоленск.</text:p>
        </text:list-item>
        <text:list-item>
          <text:p text:style-name="P431">14-17 ноября сражение на Березине.</text:p>
        </text:list-item>
        <text:list-item>
          <text:p text:style-name="P432">14 декабря остатки французской армии покидают Россию.</text:p>
        </text:list-item>
        <text:list-item>
          <text:p text:style-name="P433">Наполеон начинает собирать новую армию.</text:p>
        </text:list-item>
      </text:list>
      <text:p text:style-name="P434"><text:span text:style-name="T435"><text:s/></text:span><text:span text:style-name="T436">Основание Форт-Росса, русской крепости в Калифорнии. Бессарабия присоединяется к России.</text:span></text:p>
      <text:p text:style-name="P437"><text:span text:style-name="T438">1813 год</text:span><text:span text:style-name="T439"><text:s/>Русская армия продолжает добивать армию Наполеона в Европе. 16 апреля умирает Кутузов.</text:span></text:p>
      <text:p text:style-name="P440"><text:span text:style-name="T441">1814 год</text:span><text:span text:style-name="T442"><text:s/>18 марта Русская армия вступает в Париж. 26 марта Наполеон отр</text:span><text:span text:style-name="T443">екается от престола и ссылается на остров Эльба. Королём Франции становится Людовик XVIII.</text:span></text:p>
      <text:p text:style-name="P444">1815 год</text:p>
      <text:list text:style-name="LFO27" text:continue-numbering="true">
        <text:list-item>
          <text:p text:style-name="P445">14 февраля Наполеон бежит с острова Эльба и начинает собирать новую армию.</text:p>
        </text:list-item>
        <text:list-item>
          <text:p text:style-name="P446">8 марта Наполеон входит в Париж и снова становится Императором Французов.</text:p>
        </text:list-item>
        <text:list-item>
          <text:p text:style-name="P447">27 мая<text:s/>создаётся Германский союз (1815-1866), а в составе России образовывается Царство Польское (1815-1915).</text:p>
        </text:list-item>
        <text:list-item>
          <text:p text:style-name="P448">6 июня в битве при Ватерлоо Наполеон терпит окончательное поражение от английской и прусской армий.</text:p>
        </text:list-item>
        <text:list-item>
          <text:p text:style-name="P449">10 июня Наполеон во второй раз отрекается от престола<text:s/>и ссылается на остров Святой Елены.</text:p>
        </text:list-item>
        <text:list-item>
          <text:p text:style-name="P450">14 сентября создаётся Священный Союз России, Пруссии и Австрии.</text:p>
        </text:list-item>
      </text:list>
      <text:p text:style-name="P451"><text:span text:style-name="T452">1816 год</text:span><text:span text:style-name="T453"><text:s/>9 февраля создаётся тайное общество "Союз спасения".</text:span></text:p>
      <text:p text:style-name="P454"><text:span text:style-name="T455">1818 год</text:span><text:span text:style-name="T456"><text:s/>В январе в Москве создаётся тайное общество "Союз благоденствия". 17 апреля у Велико</text:span><text:span text:style-name="T457">го князя Николая Павловича и Александры Фёдоровны (Шарлотты Прусской) рождается сын Александр (будущий император Александр II).</text:span></text:p>
      <text:p text:style-name="P458"><text:span text:style-name="T459">1820 год</text:span><text:span text:style-name="T460"><text:s/>16 января Фаддей Беллинсгаузен и Михаил Лазарев открывают Антарктиду.</text:span></text:p>
      <text:p text:style-name="P461"><text:span text:style-name="T462">1821 год</text:span><text:span text:style-name="T463"><text:s/>В марте в Киеве создаётся "Южное тайное общество" во главе с 27-летним Павлом Пестелем. 24 апреля в 51 год умирает Наполеон. 9 июля образована Первая Мексиканская империя (1821-1823). Начинается война Греции за независимость от Османской империи (1821-183</text:span><text:span text:style-name="T464">0).</text:span></text:p>
      <text:p text:style-name="P465"><text:span text:style-name="T466">1822 год</text:span><text:span text:style-name="T467"><text:s/>В Петербурге образовывается "Северное тайное общество".</text:span></text:p>
      <text:p text:style-name="P468"><text:span text:style-name="T469">1823 год</text:span><text:span text:style-name="T470"><text:s/>Пушкин начинает писать роман в стихах "Евгений Онегин".</text:span></text:p>
      <text:p text:style-name="P471"><text:span text:style-name="T472">1824 год</text:span><text:span text:style-name="T473"><text:s/>29-летний Александр Сергеевич Грибоедов завершает работу над комедией в стихах "Горе от ума".</text:span></text:p>
      <text:p text:style-name="P474">1825 год</text:p>
      <text:list text:style-name="LFO28" text:continue-numbering="true">
        <text:list-item>
          <text:p text:style-name="P475">6 января в<text:s/>Москве открывается Большой театр.</text:p>
        </text:list-item>
        <text:list-item>
          <text:p text:style-name="P476">19 ноября в 47 лет скончался Александр I.</text:p>
        </text:list-item>
        <text:list-item>
          <text:p text:style-name="P477">Императором должен стать средний брат Александра - Константин, но он после смерти Павла I тайно отказался от престола.</text:p>
        </text:list-item>
        <text:list-item>
          <text:p text:style-name="P478">14 декабря декабристы, воспользовавшись периодом междуцарствования, решили сорвать присягу новому царю и подняли восстание. Когда выяснилось, что ночью Сенат и Государственный совет уже присягнули 29-летнему , младшему брату Александра, восстание провалилось.</text:p>
        </text:list-item>
      </text:list>
      <text:p text:style-name="P479"><text:span text:style-name="T480">1826 год</text:span><text:span text:style-name="T481"><text:s/>3 июля создаётся Третье отделение (политическая</text:span><text:span text:style-name="T482"><text:s/>полиция) во главе с графом Александром Христофоровичем Бенкендорфом. 13 июля в Петропавловской крепости были казнены руководители<text:s/></text:span><text:soft-page-break/><text:span text:style-name="T483">Восстания декабристов: Павел Пестель (33 года), Кондратий Рылеев (30 лет), Пётр Каховский (29 лет), Сергей Муравьёв-Апостол (</text:span><text:span text:style-name="T484">29 лет), Михаил Бестужев-Рюмин (25 лет). 19 июля начинается русско-персидская война (1826-1828). 22 августа коронация Николая I. Для реформирования госаппарата Николай создаёт секретный "Комитет 6 декабря 1826".</text:span></text:p>
      <text:p text:style-name="P485"><text:span text:style-name="T486">1827 год</text:span><text:span text:style-name="T487"><text:s/>35-летний Николай Иванович Лобачевс</text:span><text:span text:style-name="T488">кий становится ректором Казанского университета.</text:span></text:p>
      <text:p text:style-name="P489"><text:span text:style-name="T490">1828 год</text:span><text:span text:style-name="T491"><text:s/>14 апреля начинается русско-турецкая война (1828-1829). 28 ноября Николай I основывает Санкт-Петербургский технологический институт. Присоединение Восточной Армении к России.</text:span></text:p>
      <text:p text:style-name="P492"><text:span text:style-name="T493">1829 год</text:span><text:span text:style-name="T494"><text:s/>2 сентября под</text:span><text:span text:style-name="T495">писывается Адрианопольский мирный договор с Турцией. Анапа и Поти присоединяются к России.</text:span></text:p>
      <text:p text:style-name="P496"><text:span text:style-name="T497">1830 год</text:span><text:span text:style-name="T498"><text:s/>1 апреля М.М.Сперанский завершает работу над "Полным собранием законов Российской империи". 17 ноября начинается национально-освободительное Польское восста</text:span><text:span text:style-name="T499">ние (1830-1831) против власти Российское империи. Николай I отменяет польскую Конституцию.</text:span></text:p>
      <text:p text:style-name="P500"><text:span text:style-name="T501">1831 год</text:span><text:span text:style-name="T502"><text:s/>13 января польский сейм лишает престола Николая I. 25 января в Польшу входит русская армия. 27 августа взята Варшава.</text:span></text:p>
      <text:p text:style-name="P503"><text:span text:style-name="T504">1833 год</text:span><text:span text:style-name="T505"><text:s/>31 декабря гимном Российской<text:s/></text:span><text:span text:style-name="T506">империи становится "Боже, Царя храни!" на музыку Алексея Львова и слова Василия Жуковского:</text:span></text:p>
      <text:p text:style-name="P507"><text:span text:style-name="T508">Боже, Царя храни!</text:span><text:span text:style-name="T509"><text:line-break/></text:span><text:span text:style-name="T510">Сильный, державный,</text:span><text:span text:style-name="T511"><text:line-break/></text:span><text:span text:style-name="T512">Царствуй на славу, на славу нам!</text:span><text:span text:style-name="T513"><text:line-break/></text:span><text:span text:style-name="T514">Царствуй на страх врагам,</text:span><text:span text:style-name="T515"><text:line-break/></text:span><text:span text:style-name="T516">Царь православный!</text:span><text:span text:style-name="T517"><text:line-break/></text:span><text:span text:style-name="T518">Боже, Царя храни!</text:span></text:p>
      <text:p text:style-name="P519"><text:span text:style-name="T520">1834 год</text:span><text:span text:style-name="T521"><text:s/>29 августа на Неве в присутствии Николая I прошли испытания первой ракетной подводной лодки Карла Андреевича Шильдера с пусками ракет в подводном положении по надводным целям. 30 августа на Дворцовой площади Петербурга состоялось открытие Александровской<text:s/></text:span><text:span text:style-name="T522">колонны, сооружённой архитектором Огюстом Монферраном в честь победы над Наполеоном в 1812 году. В августе арестовываются все члены кружка 22-летнего Александра Ивановича Герцена и проходят испытания первого паровоза братьев Черепановых.</text:span></text:p>
      <text:p text:style-name="P523"><text:span text:style-name="T524">1836 год</text:span><text:span text:style-name="T525"><text:s/>Публикует</text:span><text:span text:style-name="T526">ся комедия 27-летнего Николая Васильевича Гоголя "Ревизор".</text:span></text:p>
      <text:p text:style-name="P527"><text:span text:style-name="T528">1837 год</text:span><text:span text:style-name="T529"><text:s/>27 января 37-летний Пушкин смертельно ранен на дуэли с 25-летним Дантесом. 29 января Александр Сергеевич скончался. Дантес лишён звания и выслан из России. 13 мая начинается строительство</text:span><text:span text:style-name="T530"><text:s/>первой в России железной дороги Петербург - Царское Село - Павловск. Эммануэль Нобель (отец Альфреда Нобеля) переезжает в Россию.</text:span></text:p>
      <text:p text:style-name="P531"><text:span text:style-name="T532">1842 год</text:span><text:span text:style-name="T533"><text:s/>Публикуется роман Гоголя "Мёртвые души". Открывается первая в России сберегательная касса.</text:span></text:p>
      <text:p text:style-name="P534"><text:span text:style-name="T535">1845 год</text:span><text:span text:style-name="T536"><text:s/>У Великого князя</text:span><text:span text:style-name="T537"><text:s/>Александра Николаевича и Марии Александровны рождается сын Александр (будущий император Александр III). Основывается "Русское географическое общество".</text:span></text:p>
      <text:p text:style-name="P538"><text:span text:style-name="T539">1847 год</text:span><text:span text:style-name="T540"><text:s/>В Лондоне создаётся тайная организация "Союз коммунистов".</text:span></text:p>
      <text:p text:style-name="P541"><text:span text:style-name="T542">1848 год</text:span><text:span text:style-name="T543"><text:s/>Издаётся "Манифест Коммуни</text:span><text:span text:style-name="T544">стической партии" 29-летнего Карла Маркса и 27-летнего Фридриха Энгельса. В Европе начинаются буржуазно-демократические революции (1848-1849). Россия помогает Австрии в подавлении Венгерской революции.</text:span></text:p>
      <text:p text:style-name="P545"><text:span text:style-name="T546">1849 год</text:span><text:span text:style-name="T547"><text:s/>22 декабря инсцениран расстрел петрашевцев, в</text:span><text:span text:style-name="T548">ключая 27-летнего Фёдора Михайловича Достоевского.</text:span></text:p>
      <text:soft-page-break/>
      <text:p text:style-name="P549"><text:span text:style-name="T550">1852 год</text:span><text:span text:style-name="T551"><text:s/>21 февраля в 42 года от истощения умирает Гоголь.</text:span></text:p>
      <text:p text:style-name="P552"><text:span text:style-name="T553">1853 год</text:span><text:span text:style-name="T554"><text:s/>4 октября начинается Крымская война России с Турцией (1853-1856). Русская эскадра под командованием вице-адмирала Павла Степановича Нахим</text:span><text:span text:style-name="T555">ова одерживает победу над турецкой эскадрой в Синопском сражении.</text:span></text:p>
      <text:p text:style-name="P556"><text:span text:style-name="T557">1854 год</text:span><text:span text:style-name="T558"><text:s/>В марте Франция и Англия вступают в Крымскую войну против России.</text:span></text:p>
      <text:p text:style-name="P559"><text:span text:style-name="T560">1855 год</text:span><text:span text:style-name="T561"><text:s/>18 февраля в 58 лет скончался Николай I. Императором становится его 36-летний сын - . 30 июня от тяжёлого<text:s/></text:span><text:span text:style-name="T562">ранения умирает адмирал Нахимов. 27 августа русская армия оставляет Севастополь.</text:span></text:p>
      <text:p text:style-name="P563"><text:span text:style-name="T564">1856 год</text:span><text:span text:style-name="T565"><text:s/>18 марта Россия подписывает Парижский мир со своими противниками в Крымской войне, в результате которого лишается возможности держать военный флот в Чёрном море. 6 ма</text:span><text:span text:style-name="T566">я родился Зигмунд Фрейд.</text:span></text:p>
      <text:p text:style-name="P567"><text:span text:style-name="T568">1857 год</text:span><text:span text:style-name="T569"><text:s/>5 сентября родился Эдуард Константинович Циолковский, основоположник российской теоретической космонавтики. Ликвидируются военные поселения.</text:span></text:p>
      <text:p text:style-name="P570"><text:span text:style-name="T571">1858 год</text:span><text:span text:style-name="T572"><text:s/>30 мая освящается Исаакиевский собор, а 10 июля умирает его архитектор М</text:span><text:span text:style-name="T573">онферран. Основание Хабаровска. Между США и Великобританией по дну Атлантического океана прокладывают первый телеграфный кабель.</text:span></text:p>
      <text:p text:style-name="P574"><text:span text:style-name="T575">1859 год</text:span><text:span text:style-name="T576"><text:s/>Публикуется роман Ивана Александровича Гончарова "Обломов". Чарльз Дарвин публикует свою теорию эволюции "Происхождение видов".</text:span></text:p>
      <text:p text:style-name="P577"><text:span text:style-name="T578">1860 год</text:span><text:span text:style-name="T579"><text:s/>Начинается Гражданская война в США (1860-1865).</text:span></text:p>
      <text:p text:style-name="P580"><text:span text:style-name="T581">1861 год</text:span><text:span text:style-name="T582"><text:s/>19 февраля Александр II издаёт "Манифест об отмене крепостног</text:span><text:span text:style-name="T583">о права". Возникает тайное общество "Земля и воля". Выходит первый номер журнала "Вокруг света". 4 марта Авраам Линкольн становится президентом США. 17 марта образовывается Королевство Италия (1861-1946).</text:span></text:p>
      <text:p text:style-name="P584"><text:span text:style-name="T585">1863 год</text:span><text:span text:style-name="T586"><text:s/>В журнале "Современник" выходит роман 35-летнего Николая Гавриловича Чернышевского "Что делать?", написанный в Петропавловской крепости. 27-летний Николай Васильевич Склифосовский защищает докторскую диссертацию. В Лондоне открывается первая линия метро,<text:s/></text:span><text:span text:style-name="T587">а в Петербурге - первая пассажирская конка. В России запрещают телесные наказания.</text:span></text:p>
      <text:p text:style-name="P588"><text:span text:style-name="T589">1864 год</text:span><text:span text:style-name="T590"><text:s/>Александр II проводит земскую и судебную реформы. Чернышевский ссылается на каторгу. В Лондоне основывается Первый интернационал - международное товарищество рабочи</text:span><text:span text:style-name="T591">х.</text:span></text:p>
      <text:p text:style-name="P592"><text:span text:style-name="T593">1863 год</text:span><text:span text:style-name="T594"><text:s/>Восстание в Польше (1863-1864).</text:span></text:p>
      <text:p text:style-name="P595"><text:span text:style-name="T596">1866 год</text:span><text:span text:style-name="T597"><text:s/>За покушение на Александра II казнён Дмитрий Каракозов.</text:span></text:p>
      <text:p text:style-name="P598"><text:span text:style-name="T599">1867 год</text:span><text:span text:style-name="T600"><text:s/>Польский революционер Антон Березовский в Париже стреляет в Александра II, но промахивается. Продажа Аляски США за 7,2 миллиона долларов.<text:s/></text:span><text:span text:style-name="T601">Образование Австро-Венгрии (1867-1918).</text:span></text:p>
      <text:p text:style-name="P602"><text:span text:style-name="T603">1869 год</text:span><text:span text:style-name="T604"><text:s/>35-летний Дмитрий Иванович Менделеев открывает Периодический закон. Откывается Суэцкий канал, связывающий Средиземное и Красное моря.</text:span></text:p>
      <text:p text:style-name="P605"><text:span text:style-name="T606">1870 год</text:span><text:span text:style-name="T607"><text:s/>22 апреля родился Владимир Ульянов (Ленин). Александр II проводи</text:span><text:span text:style-name="T608">т городскую реформу. Джон Рокфеллер основывает компанию Standard Oil. С присоединением Рима завершается объединение Италии.</text:span></text:p>
      <text:p text:style-name="P609"><text:span text:style-name="T610">1871 год</text:span><text:span text:style-name="T611"><text:s/>Образование Германской империи - Второго рейха (1871-1918), рейхсканцлером становится Отто фон Бисмарк. 18 марта-28 мая: Па</text:span><text:span text:style-name="T612">рижская коммуна. Джон Морган основывает компанию J.P.Morgan&amp;Co.</text:span></text:p>
      <text:p text:style-name="P613"><text:span text:style-name="T614">1872 год</text:span><text:span text:style-name="T615"><text:s/>Публикуется роман Достоевского "Бесы".</text:span></text:p>
      <text:soft-page-break/>
      <text:p text:style-name="P616"><text:span text:style-name="T617">1873 год</text:span><text:span text:style-name="T618"><text:s/>26 мая Россия, Германия и Австро-Венгрия заключают Союз трёх императоров. Россия восстанавливает военный флот и крепости на Чёрном море</text:span><text:span text:style-name="T619">.</text:span></text:p>
      <text:p text:style-name="P620"><text:span text:style-name="T621">1874 год</text:span><text:span text:style-name="T622"><text:s/>Александр II проводит военную реформы, вводится всеобщая воинская повинность.</text:span></text:p>
      <text:p text:style-name="P623"><text:span text:style-name="T624">1875 год</text:span><text:span text:style-name="T625"><text:s/>По Санкт-Петербургскому договору с Японией Россия отказывается от прав на Курильские острова в обмен на Сахалин.</text:span></text:p>
      <text:p text:style-name="P626"><text:span text:style-name="T627">1876 год</text:span><text:span text:style-name="T628"><text:s/>Павел Иванович Яблочков на выставке<text:s/></text:span><text:span text:style-name="T629">в Лондоне демонстрирует своё изобретение - электрическую "Свечу Яблочкова", а 30 ноября получает патент на первый в мире трансформатор переменного тока. Сербско-турецкая война (1876-1877).</text:span></text:p>
      <text:p text:style-name="P630"><text:span text:style-name="T631">1877 год</text:span><text:span text:style-name="T632"><text:s/>20 февраля в Большом театре состоялась премьера балета Пет</text:span><text:span text:style-name="T633">ра Ильича Чайковского "Лебединое озеро". 29 ноября Томас Эдисон демонстрирует своё изобретение - фонограф, устройство для записи и воспроизведения звука. Русско-турецкая война (1877-1878).</text:span></text:p>
      <text:p text:style-name="P634"><text:span text:style-name="T635">1878 год</text:span><text:span text:style-name="T636"><text:s/>19 февраля Россия и Турция подписывают Сан-Стефанский мир,</text:span><text:span text:style-name="T637"><text:s/>в результате которого Сербия, Румыния и Черногория получают независимость от Турции, Россия возвращает себе Южную Бессарабию. Образовывается Княжество Болгария (1878-1908) - автономное государство в составе Турции. Англия, Франция, Германия, Австро-Венгри</text:span><text:span text:style-name="T638">я и Турция объединяются против усиления России на Балканах, и летом на Берлинском конгрессе Сан-Стефанский мир пересматривается: Австро-Венгрия оккупирует Боснию и Герцеговину, Сербия и Черногория лишаются части своих территорий, а Южная Болгария возвращае</text:span><text:span text:style-name="T639">тся Турции. Кипр становится британской колонией (1878-1960). 31 марта суд присяжных оправдывает Веру Засулич, тяжело ранившую петербургского градоначальника Ф.Ф.Трёпова, за то, что тот высек заключённого народника, не снявшего перед ним шляпу.</text:span></text:p>
      <text:p text:style-name="P640"><text:span text:style-name="T641">1879 год</text:span><text:span text:style-name="T642"><text:s text:c="2"/>2<text:s/></text:span><text:span text:style-name="T643">апреля землеволец Александр Соловьёв совершает покушение на Александра II, но промахивается. 16 апреля принимается Тырновская конституция Болгарского княжества. В июне "Земля и воля" распадается на две организации: "Чёрный передел" во главе с 22-летним Гео</text:span><text:span text:style-name="T644">ргием Валентиновичем Плехановым, который не поддерживал террор, и террористическую "Народную волю". 19 ноября народовольцы подрывают царский поезд (Александр II ехал в другом поезде и не пострадал). Основывается нефтяная компания "Товарищество нефтяного пр</text:span><text:span text:style-name="T645">оизводства братьев Нобель".</text:span></text:p>
      <text:p text:style-name="P646"><text:span text:style-name="T647">1880 год</text:span><text:span text:style-name="T648"><text:s/>5 февраля 23-летний народоволец Халтурин взрывает бомбу на первом этаже Зимнего дворца под царской столовой (Александр II опоздал на приём и не пострадал). 22 мая умирает императрица Мария Александровна, а уже 6 июля Ал</text:span><text:span text:style-name="T649">ександр II венчается со своей фавориткой Екатериной Михайловной Долгорукой, у которой от него уже было три ребёнка.</text:span></text:p>
      <text:p text:style-name="P650"><text:span text:style-name="T651">1881 год</text:span><text:span text:style-name="T652"><text:s/>1 марта народоволец Гриневицкий убивает 62-летнего Александра II. Императором становится его 36-летний сын - <text:s/>На месте убийства Але</text:span><text:span text:style-name="T653">ксандра II по проекту архитектора Альфреда Александровича Парланда построен Собор Воскресения Христова (храм Спаса на Крови).</text:span></text:p>
      <text:p text:style-name="P654"><text:span text:style-name="T655">1883 год</text:span><text:span text:style-name="T656"><text:s/>В Москве открывается Храм Христа Спасителя. В 64 года умирает Карл Маркс.</text:span></text:p>
      <text:p text:style-name="P657"><text:span text:style-name="T658">1884 год</text:span><text:span text:style-name="T659"><text:s/>4 марта родился Александр Романович Бе</text:span><text:span text:style-name="T660">ляев, писатель-фантаст.</text:span></text:p>
      <text:p text:style-name="P661"><text:span text:style-name="T662">1885 год</text:span><text:span text:style-name="T663"><text:s/>Готлиб Даймлер и Вильгельм Майбах построили первый в мире бензиновый мотоцикл.</text:span></text:p>
      <text:p text:style-name="P664"><text:span text:style-name="T665">1886 год</text:span><text:span text:style-name="T666"><text:s/>Фармацевт Джон Стит Пембертон придумывает рецепт Кока-Колы.</text:span></text:p>
      <text:p text:style-name="P667"><text:span text:style-name="T668">1887 год</text:span><text:span text:style-name="T669"><text:s/>8 мая казнь Александра Ульянова (старшего брата Ленина) за участие в заговоре на покушение Александра III. 17-летнего Владимира Ульянова отчисляют из Казанского университета за участие в</text:span><text:span text:style-name="T670"><text:s/>студенческой сходке и высылают в село Кокушкино.</text:span></text:p>
      <text:soft-page-break/>
      <text:p text:style-name="P671"><text:span text:style-name="T672">1888 год</text:span><text:span text:style-name="T673"><text:s/>15 июня королём Пруссии и императором Германии (1888-1918) становится Вильгельм II.</text:span></text:p>
      <text:p text:style-name="P674"><text:span text:style-name="T675">1891 год</text:span><text:span text:style-name="T676"><text:s/>Владимир Ульянов экстерном сдаёт экзамены на юриста в Петербургском университете и начинает работать пом</text:span><text:span text:style-name="T677">ощником присяжного поверенного в самарском суде. Начинается строительство Транссибирской магистрали - самой длинной железной дороги в мире (9288 километров).</text:span></text:p>
      <text:p text:style-name="P678"><text:span text:style-name="T679">1892 год</text:span><text:span text:style-name="T680"><text:s/>Рудольф Дизель получает патент на свой двигатель.</text:span></text:p>
      <text:p text:style-name="P681"><text:span text:style-name="T682">1893 год</text:span><text:span text:style-name="T683"><text:s/>В Москве открываются Верхние торговые ряды (ГУМ), построенные по проекту Александра Никаноровича Померанцева.</text:span></text:p>
      <text:p text:style-name="P684"><text:span text:style-name="T685">1895 год</text:span><text:span text:style-name="T686"><text:s/>25 апреля Александр Степанович Попов продемонстрировал первый в мире радиопри</text:span><text:span text:style-name="T687">ёмник. 21 сентября родился Сергей Есенин. 20 октября в 49 лет скончался Александр III. Императором становится его 26-летний сын - . Владимир Ульянов едет за границу, где встречается с Плехановым, Либкнехтом и Лафаргом, а после возвращения создаёт марксистс</text:span><text:span text:style-name="T688">кую организацию "Союз борьбы за освобождение рабочего класса". В декабре Ульянова арестовывают и заключают в тюрьму. Луи Жан Люмьер изобретает кинематограф.</text:span></text:p>
      <text:p text:style-name="P689"><text:span text:style-name="T690">1896 год</text:span><text:span text:style-name="T691"><text:s/>6-15 апреля в Афинах проходят первые летние Олимпийские игры современности, возрождённые П</text:span><text:span text:style-name="T692">ьером де Кубертеном. 30 мая Давка на Ходынском поле. В Петербурге открывается первый кинотеатр.</text:span></text:p>
      <text:p text:style-name="P693"><text:span text:style-name="T694">1897 год</text:span><text:span text:style-name="T695"><text:s/>После освобождения из тюрьмы Владимира Ульянова вместе с Надеждой Крупской ссылают на 3 года в село Шушенское на Енисее.</text:span></text:p>
      <text:p text:style-name="P696"><text:span text:style-name="T697">1898 год</text:span><text:span text:style-name="T698"><text:s/>1-3 марта в Минске по</text:span><text:span text:style-name="T699"><text:s/>инициативе Петра Бернгардовича Струве состоялся Первый съезд РСДРП.</text:span></text:p>
      <text:p text:style-name="P700"><text:span text:style-name="T701">1899 год</text:span><text:span text:style-name="T702"><text:s/>Основан Санкт-Петербургский политехнический институт. Сергей Юльевич Витте по просьбе Александра III переходит на государственную службу. Техническое училище, основанное в 1886 г</text:span><text:span text:style-name="T703">оду, переименовывается в "Электротехнический Институт Императора Александра III" (ЛЭТИ).</text:span></text:p>
      <text:h text:style-name="P704" text:outline-level="4"><text:bookmark-start text:name="__RefHeading___Toc1433_2426541385"/>20 век<text:bookmark-end text:name="__RefHeading___Toc1433_2426541385"/></text:h>
      <text:p text:style-name="P705"><text:span text:style-name="T706">1900 год</text:span><text:span text:style-name="T707"><text:s/>11 мая спускается на воду крейсер "Аврора". Владимир Ульянов на 5 лет эмигрирует в Швейцарию. В декабре выходит первый номер газеты "Искра", основанной</text:span><text:span text:style-name="T708"><text:s/>Владимиром Ильичом. в Париже открывается первая линия метро.</text:span></text:p>
      <text:p text:style-name="P709"><text:span text:style-name="T710">1901 год</text:span><text:span text:style-name="T711"><text:s/>В декабре Владимир Ильич начинает пользоваться псевдонимом "Ленин". 5 декабря родился Уолт Дисней.</text:span></text:p>
      <text:p text:style-name="P712"><text:span text:style-name="T713">1902 год</text:span><text:span text:style-name="T714"><text:s/>В январе образована партия эсеров (социалистов-революционеров). Иосифа Джугаш</text:span><text:span text:style-name="T715">вили ссылают в Сибирь.</text:span></text:p>
      <text:p text:style-name="P716"><text:span text:style-name="T717">1903 год</text:span><text:span text:style-name="T718"><text:s/>Уильям Харли и Артур Дэвидсон основывают компанию Harley-Davidson Motor Company.</text:span></text:p>
      <text:p text:style-name="P719"><text:span text:style-name="T720">1904 год</text:span><text:span text:style-name="T721"><text:s/>27 января начинается русско-японская война (1904-1905). 15 июля эсер Егор Созонов убивает министра внутренних дел Вячеслава Константин</text:span><text:span text:style-name="T722">овича фон Плеве. 23 декабря комендант Порт-Артура генерал А.М.Стессель сдаёт крепость японцам. За сдачу Порт-Артура Стессель приговаривается к расстрелу, заменённому на 10 лет тюрьмы.</text:span></text:p>
      <text:p text:style-name="P723">1905 год</text:p>
      <text:list text:style-name="LFO29" text:continue-numbering="true">
        <text:list-item>
          <text:p text:style-name="P724">9 января - Кровавое воскресенье - расстрел мирной демонстрации<text:s/>во главе с попом Гапоном - начало Первой русской революции (1905-1907).</text:p>
        </text:list-item>
        <text:list-item>
          <text:p text:style-name="P725">15 мая поражение русской эскадры в Цусимском сражении.</text:p>
        </text:list-item>
        <text:list-item>
          <text:p text:style-name="P726">13 июня восстание на броненосце "Потёмкин".</text:p>
        </text:list-item>
        <text:list-item>
          <text:p text:style-name="P727">6 августа учреждается Государственная дума.</text:p>
        </text:list-item>
        <text:list-item>
          <text:p text:style-name="P728">17 октября - Октябрьский манифест Николая<text:s/>II.</text:p>
        </text:list-item>
        <text:list-item>
          <text:p text:style-name="P729">18 октября убийство революционера Николая Баумана в Казани.</text:p>
        </text:list-item>
        <text:list-item>
          <text:p text:style-name="P730">14 ноября 39-летний лейтенант Шмидт возглавил мятеж на крейсере "Очаков" в Севастополе (за что был расстрелян 6 марта 1906).</text:p>
        </text:list-item>
        <text:list-item>
          <text:p text:style-name="P731">7-18 декабря вооружённое восстание в Москве.</text:p>
        </text:list-item>
      </text:list>
      <text:p text:style-name="P732"><text:span text:style-name="T733"><text:s/></text:span><text:span text:style-name="T734">Основан английский ф</text:span><text:span text:style-name="T735">утбольный клуб "Челси". Норвегия провозглашает независимость от Швеции.</text:span></text:p>
      <text:p text:style-name="P736"><text:span text:style-name="T737">1906 год</text:span><text:span text:style-name="T738"><text:s/>27 апреля состоялось первое заседание Государственной думы Российской империи первого созыва. 6 июля 44-летний Пётр Аркадьевич Столыпин назначается председателем Совета минист</text:span><text:span text:style-name="T739">ров и начинает аграрную реформу. 8 июля Николай II распускает Первую Государственную думу.</text:span></text:p>
      <text:p text:style-name="P740"><text:span text:style-name="T741">1907 год</text:span><text:span text:style-name="T742"><text:s/>В феврале созывается Вторая Государственная дума, а 3 июня Николай II её распускает. 20 октября собирается Третья Государственная дума (проработавшая 5 лет)</text:span><text:span text:style-name="T743">.</text:span></text:p>
      <text:p text:style-name="P744"><text:span text:style-name="T745">1909 год</text:span><text:span text:style-name="T746"><text:s/>26 мая в Риге начинается серийное производство автомобилей "Руссо-Балт".</text:span></text:p>
      <text:p text:style-name="P747"><text:span text:style-name="T748">1910 год</text:span><text:span text:style-name="T749"><text:s/>8 марта Социнтерн объявляет 8 марта Международным женским днём.</text:span></text:p>
      <text:p text:style-name="P750"><text:span text:style-name="T751">1911 год</text:span><text:span text:style-name="T752"><text:s/>18 марта у Сталина и Екатерины Сванидзе родился сын Яков (погиб в 1943).</text:span><text:span text:style-name="T753"><text:line-break/></text:span><text:span text:style-name="T754">5 сентября Столыпин (49 лет) скончался от полученнных ран во время покушения 24-летним анархистом Дмитрием Бо</text:span><text:span text:style-name="T755">гровым 1 сентября в Киеве.</text:span></text:p>
      <text:p text:style-name="P756"><text:span text:style-name="T757">1912 год</text:span><text:span text:style-name="T758"><text:s/>4 апреля расстрел бастующих рабочих правительственными войсками на Ленском золотом прииске. 15 апреля крушение Титаника. 5 мая выходит первый номер большевистской газеты "Правда". В августе распускается Третья Государсте</text:span><text:span text:style-name="T759">нная дума.</text:span></text:p>
      <text:p text:style-name="P760">1914 год</text:p>
      <text:list text:style-name="LFO30" text:continue-numbering="true">
        <text:list-item>
          <text:p text:style-name="P761">28 июня 19-летний сербский гимназист Гаврило Принцип убивает наследника австро-венгерского престола Франца Фердинанда с женой.</text:p>
        </text:list-item>
        <text:list-item>
          <text:p text:style-name="P762">28 июля Австро-Венгрия объявляет войну Сербии - начинается Первая мировая война стран Антанты (Франция, Россия, Великобритания, США, Сербия) и их союзников против Центральных держав (Германии, Австро-Венгрии, Османской империи и Болгарии) и их союзников.</text:p>
        </text:list-item>
        <text:list-item>
          <text:p text:style-name="P763">18 августа Санкт-Петербург переименовывается в Петроград.</text:p>
        </text:list-item>
      </text:list>
      <text:p text:style-name="P764"><text:span text:style-name="T765"><text:s/></text:span><text:span text:style-name="T766">В России вводится сухой закон.</text:span></text:p>
      <text:p text:style-name="P767"><text:span text:style-name="T768">1915 год</text:span><text:span text:style-name="T769"><text:s/>23 августа Николай II принимает на себя обязанности Верховного главнокомандующего. Начальником штаба назначается генерал Михаил Васильевич Алексеев.</text:span></text:p>
      <text:p text:style-name="P770"><text:span text:style-name="T771">1916 год</text:span><text:span text:style-name="T772"><text:s/>17 декабря убивают 47-летнего Григория Распутина.</text:span></text:p>
      <text:p text:style-name="P773">1917 год</text:p>
      <text:list text:style-name="LFO31" text:continue-numbering="true">
        <text:list-item>
          <text:p text:style-name="P774">22 февраля Николай II отправляется в Могилёв - Ставку Верховного главнокомандующего.</text:p>
        </text:list-item>
        <text:list-item>
          <text:p text:style-name="P775">23 февраля в Петрограде проходят массовые забастовки - начинается Февральская буржуазно-демократическая революция.</text:p>
        </text:list-item>
        <text:list-item>
          <text:p text:style-name="P776">25 февраля Николай II распускает Государственную Думу.</text:p>
        </text:list-item>
        <text:list-item>
          <text:p text:style-name="P777">27 февраля в Петрограде начинается вооружённое восстание. Члены распущенной Государственной Думы формируют Временный комитет Государственной Думы во главе с Михаилом Владимировичем Родзянко. Николай II начинает собирать войска с фронта для подавления восстания в Петрограде. Родзянко пытается уговорить Великого князя Михаила (брата Николая) взять руководство на себя на время отсутствия императора. Правительство расходится, так и не<text:s/><text:soft-page-break/>дождавшись ответа императора. Николай решает покинуть Ставку и вернуться к семье в Царское Село.</text:p>
        </text:list-item>
        <text:list-item>
          <text:p text:style-name="P778">28 февраля восставшие захватывают Мариинский дворец. Временный комитет Государственной думы берёт власть в свои руки.</text:p>
        </text:list-item>
        <text:list-item>
          <text:p text:style-name="P779">1 марта царский поезд безуспешно пытается прорваться в Царское Село и прибывает в Псков - штаб Северного фронта, командующий которого - Николай Владимирович<text:s/>Рузский - находится в сговоре с Родзянко. В Москве началось восстание.</text:p>
        </text:list-item>
        <text:list-item>
          <text:p text:style-name="P780">2 марта Рузский принуждает Николая подписать отречение от престола в пользу цесаревича Алексея при регентстве Великого князя Михаила. К Николаю прибывают представители Государственной Думы. После отречения Николай рассчитывает уехать за границу вместе с сыном и решает отречься в пользу своего брата Михаила. До созыва Учредительного собрания формируется Временное правительство во главе с , потомком Рюрика.</text:p>
        </text:list-item>
        <text:list-item>
          <text:p text:style-name="P781">3 марта царский поезд отправляется обратно в Могилёв. Михаил Александрович отрекается от престола.</text:p>
        </text:list-item>
        <text:list-item>
          <text:p text:style-name="P782">4 марта Николай встречается со своей матерью Марией Фёдоровной.</text:p>
        </text:list-item>
        <text:list-item>
          <text:p text:style-name="P783">9 марта Николай прибывает в Царское Село.</text:p>
        </text:list-item>
        <text:list-item>
          <text:p text:style-name="P784">3 апреля Ленин возвращается в Петроград из Цюриха.</text:p>
        </text:list-item>
        <text:list-item>
          <text:p text:style-name="P785">25 мая Особое совещание начинает<text:s/>работу над проектом Положения о выборах в Учредительное собрание.</text:p>
        </text:list-item>
        <text:list-item>
          <text:p text:style-name="P786">3 июня открывается Первый Всероссийский съезд Советов рабочих и солдатских депутатов.</text:p>
        </text:list-item>
        <text:list-item>
          <text:p text:style-name="P787">7 июля Львов уходит в отставку. Министром-председателем Всероссийского Временного Правительства избирается военный и морской министр 36-летний <text:s/>(отец Керенского учил в гимназии Володю Ульянова). Временное правительство отдаёт приказ об аресте Ульянова, Ленин скрывается в шалаше.</text:p>
        </text:list-item>
      </text:list>
      <text:p text:style-name="P788">19 июля Верховным главнокомандующим назначется Лавр Георгиевич Корнилов.</text:p>
      <text:list text:style-name="LFO32" text:continue-numbering="true">
        <text:list-item>
          <text:p text:style-name="P789">26<text:s/>июля открывается VI съезд РСДРП(б), Ленин в это время скрывается в Финляндии.</text:p>
        </text:list-item>
        <text:list-item>
          <text:p text:style-name="P790">В августе царскую семью высылают в Тобольск, Корнилов пытается установить военную диктатуру с целью наведения порядка в стране.</text:p>
        </text:list-item>
      </text:list>
      <text:p text:style-name="P791"/>
      <text:h text:style-name="P792" text:outline-level="2"><text:bookmark-start text:name="__RefHeading___Toc1435_2426541385"/>Российская республика<text:bookmark-end text:name="__RefHeading___Toc1435_2426541385"/></text:h>
      <text:p text:style-name="P793">1917 год</text:p>
      <text:list text:style-name="LFO33" text:continue-numbering="true">
        <text:list-item>
          <text:p text:style-name="P794">1 сентября<text:s/>Временное Правительство провозглашает образование Российской Республики. Керенский арестовывает Корнилова.</text:p>
        </text:list-item>
        <text:list-item>
          <text:p text:style-name="P795">7 октября Ленин нелегально прибывает в Петроград из Выборга, чтобы возглавить вооружённое восстание, организованное Троцким.</text:p>
        </text:list-item>
      </text:list>
      <text:p text:style-name="P796">21 октября проходит интронизация патриарха Тихона.</text:p>
      <text:list text:style-name="LFO34" text:continue-numbering="true">
        <text:list-item>
          <text:p text:style-name="P797">25 октября арестовано Временное правительство, начинается Великая Октябрьская социалистическая революция. Открывается Второй Всероссийский съезд Советов рабочих и солдатских депутатов, на котором принимаются декреты о мире и о земле, формируется правительство (Совнарком) во главе с Лениным, 38-летний Сталин избирается наркомом по делам национальностей, а 37-летний Лев Давидович Троцкий - наркомом по иностранным делам,<text:s/><text:soft-page-break/>избирается ВЦИК во главе с 34-летним Львом Борисовичем Каменевым. В России начинается Гражданская война.</text:p>
        </text:list-item>
      </text:list>
      <text:h text:style-name="P798" text:outline-level="2"><text:bookmark-start text:name="__RefHeading___Toc1437_2426541385"/>РСФСР<text:bookmark-end text:name="__RefHeading___Toc1437_2426541385"/></text:h>
      <text:p text:style-name="P799">25 октября провозглашается Российская Советская Федеративная Социалистическая Республика (РСФСР).</text:p>
      <text:list text:style-name="LFO35" text:continue-numbering="true">
        <text:list-item>
          <text:p text:style-name="P800">27 октября председателем Совета Народных Комиссаров РСФСР становится 47-летний .</text:p>
        </text:list-item>
      </text:list>
      <text:list text:style-name="LFO36" text:continue-numbering="true">
        <text:list-item>
          <text:p text:style-name="P801">8 ноября 32-летний Яков Михайлович Свердлов становится председателем ВЦИК.</text:p>
        </text:list-item>
      </text:list>
      <text:list text:style-name="LFO37" text:continue-numbering="true">
        <text:list-item>
          <text:p text:style-name="P802">12 ноября проходят всероссийские демократические выборы в Учредительное собрание.</text:p>
        </text:list-item>
        <text:list-item>
          <text:p text:style-name="P803">7 декабря образована Всероссийская чрезвычайная комиссия по борьбе с контрреволюцией и саботажем (ВЧК) во главе с 40-летним Феликсом Эдмундовичем Дзержинским.</text:p>
        </text:list-item>
      </text:list>
      <text:p text:style-name="P804">1918 год</text:p>
      <text:list text:style-name="LFO38" text:continue-numbering="true">
        <text:list-item>
          <text:p text:style-name="P805">5 января в Таврическом дворце открывается первое заседание Всероссийского учредительного собрания во главе с Виктором Михайловичем Черновым. Фракции большевиков и левых эсеров покидают заседание, так как<text:s/>Учредительное собрание отказалось признать власть Советов и декреты большевиков.</text:p>
        </text:list-item>
        <text:list-item>
          <text:p text:style-name="P806">6 января Ленин распускает Учредительное собрание.</text:p>
        </text:list-item>
        <text:list-item>
          <text:p text:style-name="P807">15 января Ленин создаёт Рабоче-Крестьянскую Красную Армию, Верховным главнокомандующим назначется Николай Васильевич Крыленко.</text:p>
        </text:list-item>
        <text:list-item>
          <text:p text:style-name="P808">31 января становится 14 февраля - РСФСР переходит с Юлианского календаря на Григорианский.</text:p>
        </text:list-item>
        <text:list-item>
          <text:p text:style-name="P809">3 марта советская делегация во главе с Троцким заключает сепаратный Брестский мир с Германией, Австро-Венгрией, Османской империей и Болгарским царством, в результате которого от России была отторгнута территория с населением 56 миллионов человек.</text:p>
        </text:list-item>
        <text:list-item>
          <text:p text:style-name="P810">12 марта столицу России переносят из Петрограда в Москву.</text:p>
        </text:list-item>
        <text:list-item>
          <text:p text:style-name="P811">26 апреля царскую семью перевозят из Тобольска в Екатеринбург.</text:p>
        </text:list-item>
        <text:list-item>
          <text:p text:style-name="P812">29 апреля под протекторатом Германии образовывается Украинская держава.</text:p>
        </text:list-item>
        <text:list-item>
          <text:p text:style-name="P813">В июне белые занимают Тобольск.</text:p>
        </text:list-item>
        <text:list-item>
          <text:p text:style-name="P814">13 июня большевики убивают Великого князя Михаила Александровича.</text:p>
        </text:list-item>
        <text:list-item>
          <text:p text:style-name="P815">6 июля начинается иностранная военная интервенция в Россию стран Антанты и Центральных держав.</text:p>
        </text:list-item>
        <text:list-item>
          <text:p text:style-name="P816">10 июля принимается Конституция РСФСР.</text:p>
        </text:list-item>
        <text:list-item>
          <text:p text:style-name="P817">17<text:s/>июля большевики расстреливают царскую семью со свитой.</text:p>
        </text:list-item>
        <text:list-item>
          <text:p text:style-name="P818">21 июля образуется Революционная повстанческая армия Украины под руководством Нестора Махно.</text:p>
        </text:list-item>
        <text:list-item>
          <text:p text:style-name="P819">1 сентября Главнокомандущим вооружёнными силами РСФСР становится Иоаким Иоакимович Вацетис (расстрелян 28 июля 1938).</text:p>
        </text:list-item>
        <text:list-item>
          <text:p text:style-name="P820">19 октября провозглашается Западно-Украинская Народная Республика.</text:p>
        </text:list-item>
        <text:list-item>
          <text:p text:style-name="P821">29 октября создаётся Всесоюзный ленинский коммунистический союз молодёжи (ВЛКСМ).</text:p>
        </text:list-item>
        <text:list-item>
          <text:p text:style-name="P822">3 ноября создаётся коммунистическая партия Австрии.</text:p>
        </text:list-item>
        <text:list-item>
          <text:p text:style-name="P823">4 ноября начинается Ноябрьская революция в Германии, в результате которой образуется Веймарская республика.</text:p>
        </text:list-item>
        <text:list-item>
          <text:p text:style-name="P824">6 ноября прекратила существование Австро-Венгерская империя.</text:p>
        </text:list-item>
        <text:list-item>
          <text:p text:style-name="P825">13 ноября ВЦИК аннулирует Брестский мир, Красная Армия переходит в контрнаступление.</text:p>
        </text:list-item>
        <text:list-item>
          <text:p text:style-name="P826">18 ноября Александр Васильевич Колчак становится Верховным правителем России.</text:p>
        </text:list-item>
        <text:list-item>
          <text:p text:style-name="P827">15 декабря в Вильнюсе провозглается советская власть.</text:p>
        </text:list-item>
        <text:list-item>
          <text:p text:style-name="P828">16 декабря основывается коммунистическая партия Польши.</text:p>
        </text:list-item>
      </text:list>
      <text:p text:style-name="P829"><text:span text:style-name="T830"><text:s/></text:span><text:span text:style-name="T831">Фёдор Иванович Шаляпин становится первым Народным артистом Республики.</text:span></text:p>
      <text:p text:style-name="P832">1919 год</text:p>
      <text:list text:style-name="LFO39" text:continue-numbering="true">
        <text:list-item>
          <text:p text:style-name="P833">1 января образовывается Советская<text:s/>Социалистическая Республика Белоруссия в составе РСФСР.</text:p>
        </text:list-item>
        <text:list-item>
          <text:p text:style-name="P834">3 января в Латвии устанавливается советская власть.</text:p>
        </text:list-item>
        <text:list-item>
          <text:p text:style-name="P835">10 января на один месяц образовывается Бременская Советская Республика.</text:p>
        </text:list-item>
        <text:list-item>
          <text:p text:style-name="P836">27 февраля образовывается Литовско-Белорусская советская социалистическая республика.</text:p>
        </text:list-item>
        <text:list-item>
          <text:p text:style-name="P837">2 марта Ленин основывает III Интернационал (Коминтерн), объединяющий коммунистические партии разных стран (1919-1943).</text:p>
        </text:list-item>
        <text:list-item>
          <text:p text:style-name="P838">16 марта в 33 года умирает Свердлов.</text:p>
        </text:list-item>
        <text:list-item>
          <text:p text:style-name="P839">30 марта предсдателем ВЦИК становится Михаил Иванович Калинин.</text:p>
        </text:list-item>
        <text:list-item>
          <text:p text:style-name="P840">21 марта на четыре месяца<text:s/>образовывается Венгерская Советская Республика - Лимерикский Совет.</text:p>
        </text:list-item>
        <text:list-item>
          <text:p text:style-name="P841">13 апреля на несколько недель образовывается Баварская Советская Республика.</text:p>
        </text:list-item>
        <text:list-item>
          <text:p text:style-name="P842">19 апреля польские войска оккупируют Вильнюс.</text:p>
        </text:list-item>
        <text:list-item>
          <text:p text:style-name="P843">15 апреля на две недели на юго-западе Ирландии провозглашается Советская республика.</text:p>
        </text:list-item>
        <text:list-item>
          <text:p text:style-name="P844">5 мая начинается греко-турецкая война.</text:p>
        </text:list-item>
        <text:list-item>
          <text:p text:style-name="P845">16 июня на три недели образовывается Словацкая Советская Республика.</text:p>
        </text:list-item>
        <text:list-item>
          <text:p text:style-name="P846">28 июня подписывается Версальский мирный договор, завершающий Первую мировую войну.</text:p>
        </text:list-item>
        <text:list-item>
          <text:p text:style-name="P847">26 июля первым президентом Финляндии становится Каарло Юхо Стольберг.</text:p>
        </text:list-item>
        <text:list-item>
          <text:p text:style-name="P848">30 августа в 24 года погибает начдив Николай Александрович Щорс.</text:p>
        </text:list-item>
        <text:list-item>
          <text:p text:style-name="P849">31 августа основывается коммунистичекая партия США.</text:p>
        </text:list-item>
        <text:list-item>
          <text:p text:style-name="P850">5 сентября в 32 года погибает начдив Василий Иванович Чапаев.</text:p>
        </text:list-item>
        <text:list-item>
          <text:p text:style-name="P851">10 ноября на 12 дней образовывается Эльзасская Советская Республика.</text:p>
        </text:list-item>
        <text:list-item>
          <text:p text:style-name="P852">26 декабря Совнарком издаёт декрет о ликвидации неграмотности населения.</text:p>
        </text:list-item>
      </text:list>
      <text:p text:style-name="P853">1920 год</text:p>
      <text:list text:style-name="LFO40" text:continue-numbering="true">
        <text:list-item>
          <text:p text:style-name="P854">26 января от двухстороннего воспаления лёгких умирает 36-летний генерал Владимир Оскарович Каппель.</text:p>
        </text:list-item>
        <text:list-item>
          <text:p text:style-name="P855">2 февраля РСФСР и Эстония подписывают Тартуский мирный договор.</text:p>
        </text:list-item>
        <text:list-item>
          <text:p text:style-name="P856">12 февраля основывается Азербайджанская коммунистическая партия.</text:p>
        </text:list-item>
        <text:list-item>
          <text:p text:style-name="P857">21 февраля Красная Армия занимает Архангельск.</text:p>
        </text:list-item>
        <text:list-item>
          <text:p text:style-name="P858">13 февраля Красная Армия вступает в Мурманск.</text:p>
        </text:list-item>
        <text:list-item>
          <text:p text:style-name="P859">7 февраля расстрелян Колчак.</text:p>
        </text:list-item>
        <text:list-item>
          <text:p text:style-name="P860">17 марта Красная Армия занимает Екатеринодар (Краснодар).</text:p>
        </text:list-item>
        <text:list-item>
          <text:p text:style-name="P861">24<text:s/>марта у Сталина и Надежды Аллилуевой родился сын Василий (умер в 1962 году).</text:p>
        </text:list-item>
        <text:list-item>
          <text:p text:style-name="P862">6 апреля провозглашается капиталистическая Дальневосточная республика.</text:p>
        </text:list-item>
        <text:list-item>
          <text:p text:style-name="P863">15 апреля основывается Коммунистическая партия Испании.</text:p>
        </text:list-item>
        <text:list-item>
          <text:p text:style-name="P864">28 апреля провозглашается Азербайджанская ССР.</text:p>
        </text:list-item>
        <text:list-item>
          <text:p text:style-name="P865">8 июля США вводят эмбарго на торговлю с РСФСР.</text:p>
        </text:list-item>
        <text:list-item>
          <text:p text:style-name="P866">11 июля Красная Армия освобождает Минск.</text:p>
        </text:list-item>
        <text:list-item>
          <text:p text:style-name="P867">8 октября провозглашается Бухарская народная советская республика.</text:p>
        </text:list-item>
        <text:list-item>
          <text:p text:style-name="P868">21 декабря Совнарком принимает план ГОЭЛРО - государственный план электрификации России.</text:p>
        </text:list-item>
        <text:list-item>
          <text:p text:style-name="P869">30 декабря образовывается Французская коммунистическая партия.</text:p>
        </text:list-item>
      </text:list>
      <text:p text:style-name="P870">1921 год</text:p>
      <text:list text:style-name="LFO41" text:continue-numbering="true">
        <text:list-item>
          <text:p text:style-name="P871">3 января в 34 года погибает начдив Александр Яковлевич Пархоменко.</text:p>
        </text:list-item>
        <text:list-item>
          <text:p text:style-name="P872">1-18 марта вооружённое восстание в Кронштадте против большевиков.</text:p>
        </text:list-item>
        <text:list-item>
          <text:p text:style-name="P873">14 марта для восстановления разрушенного хозяйства принимается новая<text:s/>экономическая политика (НЭП) с рыночными отношениями.</text:p>
        </text:list-item>
        <text:list-item>
          <text:p text:style-name="P874">5 июня на полгода образовывается Персидская Советская Республика.</text:p>
        </text:list-item>
        <text:list-item>
          <text:p text:style-name="P875">14 июня основывается Якутская АССР.</text:p>
        </text:list-item>
        <text:list-item>
          <text:p text:style-name="P876">29 июля Гитлер становится Председателем НСДАП.</text:p>
        </text:list-item>
        <text:list-item>
          <text:p text:style-name="P877">18 октября образуется Крымская АССР.</text:p>
        </text:list-item>
      </text:list>
      <text:p text:style-name="P878">1922 год</text:p>
      <text:list text:style-name="LFO42" text:continue-numbering="true">
        <text:list-item>
          <text:p text:style-name="P879">27 февраля Президиум ВЦИК постановил праздновать 23 февраля "День Красной армии и Флота" (в четвёрую годовщину создания Красной Армии).</text:p>
        </text:list-item>
        <text:list-item>
          <text:p text:style-name="P880">3 апреля <text:s/>становится генеральным секретарём ЦК ВКПб.</text:p>
        </text:list-item>
        <text:list-item>
          <text:p text:style-name="P881">10-20 апреля делегация РСФСР во главе с Лениным принимает участие в Генуэзской конференции. Заключается Раппальский договор между РСФСР и Веймарской республикой о восстановлении дипломатических отношений, списании царских долгов и признании национализации немецкой собственности.</text:p>
        </text:list-item>
        <text:list-item>
          <text:p text:style-name="P882">1 июня принимается уголовный кодекс РСФСР.</text:p>
        </text:list-item>
        <text:list-item>
          <text:p text:style-name="P883">12 октября создаётся Государственный банк.</text:p>
        </text:list-item>
        <text:list-item>
          <text:p text:style-name="P884">31 октября в Италии к власти приходит фашистское правительство во главе с Бенито Муссолини.</text:p>
        </text:list-item>
        <text:list-item>
          <text:p text:style-name="P885">22 ноября начинается выпуск банкнот, номинированных в золотых червонцах.</text:p>
        </text:list-item>
      </text:list>
      <text:h text:style-name="P886" text:outline-level="2"><text:bookmark-start text:name="__RefHeading___Toc1439_2426541385"/>СССР<text:bookmark-end text:name="__RefHeading___Toc1439_2426541385"/></text:h>
      <text:p text:style-name="P887"><text:span text:style-name="T888">1922 год</text:span><text:span text:style-name="T889"><text:s/>30 декабря образовывается СССР.</text:span></text:p>
      <text:p text:style-name="P890"><text:span text:style-name="T891">1923 год</text:span><text:span text:style-name="T892"><text:s/>6 июля Леонид Борисович Красин становится наркомом внешней торговли СССР, а Георгий Васильевич Чичерин - наркомом иностранных дел. 8 ноября нацистский пивной путч в Мюнхене. Заканчивается гражданская война. В обращ</text:span><text:span text:style-name="T893">ение выпускаются золотые червонцы.</text:span></text:p>
      <text:p text:style-name="P894"><text:span text:style-name="T895">1924 год</text:span><text:span text:style-name="T896"><text:s/>21 января в 53 года умирает В.И.Ленин. Председателем Совнаркома СССР становится Алексей Иванович Рыков (расстрелян в 1938 году). 26 января Петроград переименовывается в Ленинград.</text:span></text:p>
      <text:p text:style-name="P897"><text:span text:style-name="T898">1925 год</text:span><text:span text:style-name="T899"><text:s/>28 декабря в гостинице<text:s/></text:span><text:span text:style-name="T900">Англетер в 30 лет умирает Сергей Есенин. Кипр становится Британской колонией.</text:span></text:p>
      <text:p text:style-name="P901"><text:span text:style-name="T902">1927 год</text:span><text:span text:style-name="T903"><text:s/>27 мая Великобритания разрывает дипломатические отношения с СССР.</text:span></text:p>
      <text:p text:style-name="P904"><text:span text:style-name="T905">1928 год</text:span><text:span text:style-name="T906"><text:s/>1 октября начинается выполнение плана первой пятилетки - индустриализация страны (1928-1933).</text:span></text:p>
      <text:p text:style-name="P907"><text:span text:style-name="T908">1929 год</text:span><text:span text:style-name="T909"><text:s/>Начинается Великая депрессия - мировой экономический кризис (1929-1939).</text:span></text:p>
      <text:soft-page-break/>
      <text:p text:style-name="P910"><text:span text:style-name="T911">1930 год</text:span><text:span text:style-name="T912"><text:s/>14 апреля в 36 лет застрелился Владимир Маяковский. 1 октября образовы</text:span><text:span text:style-name="T913">вается Главное Управление исправительно-трудовых лагерей (ГУЛАГ). 19 декабря председателем Совнаркома СССР становится Вячеслав Михайлович Молотов (умер в 1986 году). Основывается Московский авиационный институт.</text:span></text:p>
      <text:p text:style-name="P914"><text:span text:style-name="T915">1931 год</text:span><text:span text:style-name="T916"><text:s/>18 сентября Япония начала вторжение</text:span><text:span text:style-name="T917"><text:s/>в Маньчжурию. 5 декабря разрушен храм Христа Спасителя.</text:span></text:p>
      <text:p text:style-name="P918"><text:span text:style-name="T919">1932 год</text:span><text:span text:style-name="T920"><text:s/>Голод в СССР (1932-1933). 5 марта основывается Казанский авиационный институт. 25 июля заключается Договор о ненападении между Польшей и СССР. 9 ноября в 31 лет застрелилась Надежда Аллилуев</text:span><text:span text:style-name="T921">а, вторая жена Сталина.</text:span></text:p>
      <text:p text:style-name="P922"><text:span text:style-name="T923">1933 год</text:span><text:span text:style-name="T924"><text:s/>30 января Гитлер становится Рейхсканцлером Германии. 4 марта Франклин Делано Рузвельт становится Президентом США (1933-1945). Начинается выполнение плана второй пятилетки - коллективизация страны (1933-1937). 2 августа откр</text:span><text:span text:style-name="T925">ывается Беломорканал, соединяющий Белое море с Балтийским. Иван Бунин становится лауреатом Нобелевской премии по литературе.</text:span></text:p>
      <text:p text:style-name="P926"><text:span text:style-name="T927">1934 год</text:span><text:span text:style-name="T928"><text:s/>26 января Гитлер и Юзеф Пилсудский подписывают "Декларацию о неприменении силы между Германией и Польшей". 10 июля создаёт</text:span><text:span text:style-name="T929">ся Народный комиссариат внутренних дел ССССР (НКВД) во главе с Генрихом Григорьевичем Ягодой (расстрелян в 1938 году). 2 августа Гитлер становится Фюрером Германии. 1 декабря с убийства Первого секретаря Ленинградского обкома ВКП(б) Сергея Мироновича Киров</text:span><text:span text:style-name="T930">а в СССР начинается Большой террор.</text:span></text:p>
      <text:p text:style-name="P931"><text:span text:style-name="T932">1935 год</text:span><text:span text:style-name="T933"><text:s/>В Москве открывается первая линия метро, начинается строительство ВДНХ. 3 марта Прокурором СССР назначается Андрей Януарьевич Вышинский, один из главных организаторов массовых репрессий. 3 октября начинается вто</text:span><text:span text:style-name="T934">ржение фашистской Италии в Эфиопию.</text:span></text:p>
      <text:p text:style-name="P935"><text:span text:style-name="T936">1936 год</text:span><text:span text:style-name="T937"><text:s/>20 июля Валерий Чкалов совершает бесперасадочный полёт из Москвы на Дальний Восток (9375 километров за 56 часов). 16 августа расстреляны Зиновьев и Каменев. 26 сентября наркомом внутренних дел (НКВД) назначается</text:span><text:span text:style-name="T938"><text:s/>Николай Иванович Ежов, один из главных организаторов массовых репрессий. Гражданская война в Испании (1936-1939). 25 ноября Япония и Германия заключают Антикоминтерновский пакт.</text:span></text:p>
      <text:p text:style-name="P939"><text:span text:style-name="T940">1937 год</text:span><text:span text:style-name="T941"><text:s/>7 июля началась Японо-китайская война (1937-1945). Начинается выполн</text:span><text:span text:style-name="T942">ение плана третьей пятилетки (1937-1942) - догнать развитые страны по производству промышленной продукции на душу населения (из-за начала войны план был сорван). 12 июня расстрелян маршал Советского Союза Михаил Иванович Тухачевский. 18 июня Чкалов соверша</text:span><text:span text:style-name="T943">ет беспересадочный полёт из Москвы в США через Северный полюс (8504 км.).</text:span></text:p>
      <text:p text:style-name="P944"><text:span text:style-name="T945">1938 год</text:span><text:span text:style-name="T946"><text:s/>6 января родился Адриано Челентано. 25 января родился Владимир Высоцкий. 13 марта Германия аннексирует Австрию. 30 сентября Германия, Великобритания, Франция и Италия подпис</text:span><text:span text:style-name="T947">ывают Мюнхенское соглашение, по которому Германии передаётся Судетская область Чехословакии (область компактного проживания судетских немцев), в этот же день Польша при поддержке Германии оккупирует Тешинскую область Чехословакии (область проживания поляко</text:span><text:span text:style-name="T948">в), из-за этой агрессии СССР разрывает с Польшей договор о ненападении. 9 ноября расстрелян маршал Советского Союза Василий Константинович Блюхер. На экраны выходит фильм Сергея Эйзенштейна "Александр Невский".</text:span></text:p>
      <text:p text:style-name="P949"><text:span text:style-name="T950">1939 год</text:span></text:p>
      <text:list text:style-name="LFO43" text:continue-numbering="true">
        <text:list-item>
          <text:p text:style-name="P951">23 февраля расстрелян маршал Советского Союза Александр Ильич Егоров.</text:p>
        </text:list-item>
        <text:list-item>
          <text:p text:style-name="P952">В марте Германия начинает оккупацию Литвы, Чехословакия прекращает независимое существование.</text:p>
        </text:list-item>
        <text:list-item>
          <text:p text:style-name="P953">1 апреля ликвидируется Испанская республика и устанавливается диктатура генерала Франко.</text:p>
        </text:list-item>
        <text:list-item>
          <text:p text:style-name="P954">22 мая Германия и Италия заключают Стальной пакт - договор о союзе и дружбе.</text:p>
        </text:list-item>
        <text:list-item>
          <text:p text:style-name="P955">В июне Латвия и Эстония заключают с Германией договор о ненападении.</text:p>
        </text:list-item>
        <text:list-item>
          <text:p text:style-name="P956">23 августа СССР и Германия подписывают договор о ненападении - "Пакт Молотова-Риббентропа" и секретный протокол о разграничении сфер интересов в<text:s/>Восточной Европе: Латвия, Эстония, Финляндия и восточная Польша входят в сферу интересов СССР, а Литва и западная Польша - в сферу влияния Германии.</text:p>
        </text:list-item>
        <text:list-item>
          <text:p text:style-name="P957">1 сентября Гитлер нападает на Польшу - начинается Вторая мировая война.</text:p>
        </text:list-item>
        <text:list-item>
          <text:p text:style-name="P958">17 сентября советские войска входят<text:s/>в Польшу.</text:p>
        </text:list-item>
        <text:list-item>
          <text:p text:style-name="P959">28 сентября СССР и Германия подписывают договор о дружбе и границе (Литва переходит в зону влияния СССР), СССР и Эстония заключают Пакт о взаимопомощи.</text:p>
        </text:list-item>
        <text:list-item>
          <text:p text:style-name="P960">30 ноября начинается Советско-финская война (1939-1940).</text:p>
        </text:list-item>
      </text:list>
      <text:p text:style-name="P961"><text:span text:style-name="T962">1940 год</text:span></text:p>
      <text:list text:style-name="LFO44" text:continue-numbering="true">
        <text:list-item>
          <text:p text:style-name="P963">Весной НКВД осуществляет массовое убийство интернированных польских граждан - Катынский расстрел.</text:p>
        </text:list-item>
        <text:list-item>
          <text:p text:style-name="P964">9 апреля Дания сдаётся Германии без боя.</text:p>
        </text:list-item>
        <text:list-item>
          <text:p text:style-name="P965">2 мая после непродолжительного сопротивления оккупируется Норвегия.</text:p>
        </text:list-item>
        <text:list-item>
          <text:p text:style-name="P966">10 мая Уинстон Черчилль стновится премьер-министром Великобритании.</text:p>
        </text:list-item>
        <text:list-item>
          <text:p text:style-name="P967">15 мая<text:s/>капитулируют Нидерланды.</text:p>
        </text:list-item>
        <text:list-item>
          <text:p text:style-name="P968">28 мая капитулирует Бельгия.</text:p>
        </text:list-item>
        <text:list-item>
          <text:p text:style-name="P969">17 июня советские войска входят в Эстонию и Латвию.</text:p>
        </text:list-item>
        <text:list-item>
          <text:p text:style-name="P970">22 июня капитулирует Франция.</text:p>
        </text:list-item>
        <text:list-item>
          <text:p text:style-name="P971">3 июля советские войска занимают Бессарабию и Северную Буковину.</text:p>
        </text:list-item>
        <text:list-item>
          <text:p text:style-name="P972">15 июля советские войска входят в Литву.</text:p>
        </text:list-item>
        <text:list-item>
          <text:p text:style-name="P973">11 августа образуется Прибалтийский военный округ в составе СССР.</text:p>
        </text:list-item>
        <text:list-item>
          <text:p text:style-name="P974">20 августа агент НКВД Рамон Меркадер наносит Льву Троцкому смертельный удар ледорубом.</text:p>
        </text:list-item>
        <text:list-item>
          <text:p text:style-name="P975">28 октября Италия начинает вторжение в Грецию.</text:p>
        </text:list-item>
      </text:list>
      <text:p text:style-name="P976">1941 год</text:p>
      <text:list text:style-name="LFO45" text:continue-numbering="true">
        <text:list-item>
          <text:p text:style-name="P977">27 апреля немецкие войска вошли в Афины.</text:p>
        </text:list-item>
        <text:list-item>
          <text:p text:style-name="P978">14 июня происходит<text:s/>массовая депортация населения в Прибалтике.</text:p>
        </text:list-item>
        <text:list-item>
          <text:p text:style-name="P979">22 июня фашистская Германия нападает на Советский Союз - начинается Великая Отечественная война.</text:p>
        </text:list-item>
        <text:list-item>
          <text:p text:style-name="P980">23 июня немцы занимают Вильнюс.</text:p>
        </text:list-item>
        <text:list-item>
          <text:p text:style-name="P981">28 июня немецкие войска занимают Минск.</text:p>
        </text:list-item>
        <text:list-item>
          <text:p text:style-name="P982">30 июня оккупирован Львов.</text:p>
        </text:list-item>
        <text:list-item>
          <text:p text:style-name="P983">10 июля взят<text:s/>Псков.</text:p>
        </text:list-item>
        <text:list-item>
          <text:p text:style-name="P984">16 июля пал Смоленск.</text:p>
        </text:list-item>
        <text:list-item>
          <text:p text:style-name="P985">8 сентября начинается 872-дневная блокада Ленинграда.</text:p>
        </text:list-item>
        <text:list-item>
          <text:p text:style-name="P986">23 сентября оккупирован Петергоф.</text:p>
        </text:list-item>
        <text:list-item>
          <text:p text:style-name="P987">26 сентября немецкие войска занимают Киев.</text:p>
        </text:list-item>
        <text:list-item>
          <text:p text:style-name="P988">30 сентября начинается Битва за Москву.</text:p>
        </text:list-item>
        <text:list-item>
          <text:p text:style-name="P989">16 октября пала Одесса.</text:p>
        </text:list-item>
        <text:list-item>
          <text:p text:style-name="P990">5 декабря победа в Тульской оборонительной операции.</text:p>
        </text:list-item>
        <text:list-item>
          <text:p text:style-name="P991">7 декабря японцы нападают на Перл-Харбор.</text:p>
        </text:list-item>
      </text:list>
      <text:p text:style-name="P992">1942 год</text:p>
      <text:list text:style-name="LFO46" text:continue-numbering="true">
        <text:list-item>
          <text:p text:style-name="P993">15 февраля японские войска занимают Сингапур.</text:p>
        </text:list-item>
        <text:list-item>
          <text:p text:style-name="P994">20 апреля одержана победа в Битве за Москву.</text:p>
        </text:list-item>
        <text:list-item>
          <text:p text:style-name="P995">3 июля пал Севастополь.</text:p>
        </text:list-item>
        <text:list-item>
          <text:p text:style-name="P996">24 июля пал Ростов-на-Дону.</text:p>
        </text:list-item>
        <text:list-item>
          <text:p text:style-name="P997">29 июля учреждены ордена Суворова, Кутузова и Александра Невского.</text:p>
        </text:list-item>
        <text:list-item>
          <text:p text:style-name="P998">19 ноября контрнаступление Советской Армии под Сталинградом.</text:p>
        </text:list-item>
        <text:list-item>
          <text:p text:style-name="P999">22 ноября основывется Московский механический институт боеприпасов (МИФИ).</text:p>
        </text:list-item>
      </text:list>
      <text:p text:style-name="P1000">1943 год</text:p>
      <text:list text:style-name="LFO47" text:continue-numbering="true">
        <text:list-item>
          <text:p text:style-name="P1001">18 января Заместителю Верховного Главнокомандующего Вооружёнными Силами СССР Георгию<text:s/>Константиновичу Жукову присваивается звание Маршала Советского Союза.</text:p>
        </text:list-item>
        <text:list-item>
          <text:p text:style-name="P1002">2 февраля победа в Сталинградской битве</text:p>
        </text:list-item>
        <text:list-item>
          <text:p text:style-name="P1003">16 января начальнику Генерального штаба Александру Михайловичу Василевскому присваивается звание Маршала Советского Союза.</text:p>
        </text:list-item>
        <text:list-item>
          <text:p text:style-name="P1004">23 августа победа в Курской битве.</text:p>
        </text:list-item>
        <text:list-item>
          <text:p text:style-name="P1005">17 сентября в США запускается "Манхэттенский проект" по созданию ядерного оружия под руководством Роберта Оппенгеймера.</text:p>
        </text:list-item>
        <text:list-item>
          <text:p text:style-name="P1006">25 сентября освобождается Смоленск.</text:p>
        </text:list-item>
        <text:list-item>
          <text:p text:style-name="P1007">6 ноября освобождается Киев.</text:p>
        </text:list-item>
        <text:list-item>
          <text:p text:style-name="P1008">28 ноября открывается Тегеранская конференция с участием<text:s/>Сталина, Рузвельта и Черчилля.</text:p>
        </text:list-item>
      </text:list>
      <text:p text:style-name="P1009">23 декабря победа в битве за Днепр.</text:p>
      <text:p text:style-name="P1010">1944 год</text:p>
      <text:list text:style-name="LFO48" text:continue-numbering="true">
        <text:list-item>
          <text:p text:style-name="P1011">27 января прорвана блокада Ленинграда.</text:p>
        </text:list-item>
        <text:list-item>
          <text:p text:style-name="P1012">18 января Командующему 2-м Украинским фронтом Ивану Степановичу Коневу присваивается звание Маршала Советского Союза.</text:p>
        </text:list-item>
        <text:list-item>
          <text:p text:style-name="P1013">12 мая освобождается<text:s/>Крым.</text:p>
        </text:list-item>
        <text:list-item>
          <text:p text:style-name="P1014">6 июня открывается второй фронт в Европе.</text:p>
        </text:list-item>
        <text:list-item>
          <text:p text:style-name="P1015">18 июня Командующему Ленинградским фронтом Леониду Александровичу Говорову присваивается звание Маршала Советского Союза.</text:p>
        </text:list-item>
        <text:list-item>
          <text:p text:style-name="P1016">29 июня Командующему 1-м Белорусским фронтом Константину Константиновичу Рокоссовскому<text:s/>присваивается звание Маршала Советского Союза.</text:p>
        </text:list-item>
        <text:list-item>
          <text:p text:style-name="P1017">3 июля осовобождается Минск.</text:p>
        </text:list-item>
        <text:list-item>
          <text:p text:style-name="P1018">13 июля осовобождается Вильнюс.</text:p>
        </text:list-item>
        <text:list-item>
          <text:p text:style-name="P1019">4 августа президентом Финляндии становится Карл Густав Эмиль Маннергейм.</text:p>
        </text:list-item>
        <text:list-item>
          <text:p text:style-name="P1020">10 сентября Командующему 2-м Украинским фронтом Родиону Яковлевичу Малиновскому присваивается звание Маршала Советского Союза.</text:p>
        </text:list-item>
        <text:list-item>
          <text:p text:style-name="P1021">12 сентября Командующему 3-м Украинским фронтом Фёдору Ивановичу Толбухину присваивается звание Маршала Советского Союза.</text:p>
        </text:list-item>
        <text:list-item>
          <text:p text:style-name="P1022">22 сентября освобождается Таллин.</text:p>
        </text:list-item>
        <text:list-item>
          <text:p text:style-name="P1023">13 октября освобождается Рига.</text:p>
        </text:list-item>
        <text:list-item>
          <text:p text:style-name="P1024">26 октября Командующему Карельским фронотом Кириллу Афанасьевичу Мерецкову присваивается звание Маршала Советского Союза.</text:p>
        </text:list-item>
        <text:list-item>
          <text:p text:style-name="P1025">20 октября освобождается Белград.</text:p>
        </text:list-item>
        <text:list-item>
          <text:p text:style-name="P1026">22 ноября основывается Московский механический институт боеприпасов (МИФИ).</text:p>
        </text:list-item>
      </text:list>
      <text:p text:style-name="P1027">1945 год</text:p>
      <text:list text:style-name="LFO49" text:continue-numbering="true">
        <text:list-item>
          <text:p text:style-name="P1028">17 января освобождается Варшава.</text:p>
        </text:list-item>
        <text:list-item>
          <text:p text:style-name="P1029">4 февраля открывается Ялтинская конференция с участием Сталина, Рузвельта и Черчилля.</text:p>
        </text:list-item>
        <text:list-item>
          <text:p text:style-name="P1030">13 февраля освобождается Будапешт.</text:p>
        </text:list-item>
        <text:list-item>
          <text:p text:style-name="P1031">25 апреля - начинается штурм Берлина.</text:p>
        </text:list-item>
        <text:list-item>
          <text:p text:style-name="P1032">9 мая - капитуляция Германии.</text:p>
        </text:list-item>
        <text:list-item>
          <text:p text:style-name="P1033">11 мая освобождается Прага.</text:p>
        </text:list-item>
        <text:list-item>
          <text:p text:style-name="P1034">24 июня парад Победы в Москве.</text:p>
        </text:list-item>
        <text:list-item>
          <text:p text:style-name="P1035">27<text:s/>июня Верховному главнокомандующему Вооружёнными силами СССР Иосифу Виссарионовичу Сталину присваивается звание Генералиссимуса Советского Союза.</text:p>
        </text:list-item>
        <text:list-item>
          <text:p text:style-name="P1036">16 июля в США впервые проводятся испытание атомной бомбы.</text:p>
        </text:list-item>
        <text:list-item>
          <text:p text:style-name="P1037">17 июля открывается Потсдамская конференция с участием Сталина, Черчилля и Трумэна.</text:p>
        </text:list-item>
        <text:list-item>
          <text:p text:style-name="P1038">6 августа США сбрасывают урановую атомную бомбу на Хиросиму, а 9 августа - плутониевую атомную бомбу на Нагасаки.</text:p>
        </text:list-item>
        <text:list-item>
          <text:p text:style-name="P1039">8 августа СССР объявляет войну Японии.</text:p>
        </text:list-item>
        <text:list-item>
          <text:p text:style-name="P1040">2 сентября Япония капитулирует.</text:p>
        </text:list-item>
        <text:list-item>
          <text:p text:style-name="P1041">24 октября образовывается Организация Объединённых Наций (ООН).</text:p>
        </text:list-item>
      </text:list>
      <text:p text:style-name="P1042"><text:span text:style-name="T1043">1946 год</text:span><text:span text:style-name="T1044"><text:s/>Начинается выполнение плана четвёртой пятилетки (1946-1950) - восстановление и развитие народного хозяйства. 4 июля Кёнигсберг переименовывается в Калиниград. 1 октября завершается Нюрнбергский процесс над руководителями фа</text:span><text:span text:style-name="T1045">шистской Германии. 2 декабря создана Бизония - объединённая зона оккупации Германии Великобританией и США.</text:span></text:p>
      <text:p text:style-name="P1046"><text:span text:style-name="T1047">1947 год</text:span><text:span text:style-name="T1048"><text:s/>В Москве начинается строительство сталинских высоток. 22 сентября Сталин основывает Коминформ - организацию, объединяющую коммунистические п</text:span><text:span text:style-name="T1049">артии разных стран (1947-1956). Михаил Тимофеевич Калашников разрабатывает автомат АК-47.</text:span></text:p>
      <text:p text:style-name="P1050"><text:span text:style-name="T1051">1948 год</text:span><text:span text:style-name="T1052"><text:s/>4 апреля начинает действовать программа помощи США в восстановлении экономики стран Европы после Второй мировой войны - "План Маршалла" (при условии выведени</text:span><text:span text:style-name="T1053">я коммунистов из состава правительств). 14 мая образование Государства Израиль. 9 сентября образование КНДР.</text:span></text:p>
      <text:p text:style-name="P1054"><text:span text:style-name="T1055">1949 год</text:span><text:span text:style-name="T1056"><text:s/>4 апреля создаётся военный блок НАТО. 15 апреля родилась Алла Пугачёва. 5 мая создаётся Совет Европы со штаб-квартирой в Страсбурге. 29 августа СССР проводит первое испытание атомной бомбы. 1 октября основывается Китайская Народная Республика.</text:span></text:p>
      <text:p text:style-name="P1057"><text:span text:style-name="T1058">1950 год</text:span><text:span text:style-name="T1059"><text:s/>10</text:span><text:span text:style-name="T1060"><text:s/>апреля 43-летний Сергей Павлович Королёв становится Генеральным конструктором ракетно-космической промышленности СССР. 25 июня начинается корейская война (1950-1953).</text:span></text:p>
      <text:p text:style-name="P1061"><text:span text:style-name="T1062">1952 год</text:span><text:span text:style-name="T1063"><text:s/>3 октября Великобритания проводит первое испытание атомной бомбы. 7 октября род</text:span><text:span text:style-name="T1064">ился Владимир Путин.</text:span></text:p>
      <text:p text:style-name="P1065"><text:span text:style-name="T1066">1953 год</text:span><text:span text:style-name="T1067"><text:s/>13 января начинаются аресты по "делу врачей". 5 марта умирает Сталин. Председателем Совета Министров СССР (1953-1955) становится Георгий Максимилианович Маленков. 26 июля начинается Кубинская революция во главе с Фиделем Кастр</text:span><text:span text:style-name="T1068">о. 7 сентября Первым секретарём ЦК КПСС (1953-1964) становится 59-летний . 23 декабря казнён Лаврентий Павлович Берия.</text:span></text:p>
      <text:p text:style-name="P1069"><text:span text:style-name="T1070">1955 год</text:span><text:span text:style-name="T1071"><text:s/>9 января Г.К.Жуков становится министром обороны СССР. 4 мая создаётся Организация Варшавского договора. В Ленинграде открывается</text:span><text:span text:style-name="T1072"><text:s/>первая линия метро. Начинается освоение целины (1955-1965).</text:span></text:p>
      <text:soft-page-break/>
      <text:p text:style-name="P1073"><text:span text:style-name="T1074">1956 год</text:span><text:span text:style-name="T1075"><text:s/>14-25 февраля на XX съезде КПСС осуждается культ личности Сталина.</text:span></text:p>
      <text:p text:style-name="P1076"><text:span text:style-name="T1077">1957 год</text:span><text:span text:style-name="T1078"><text:s/>28 июля открывается VI Всемирный фестиваль молодёжи и студентов. 4 октября СССР запускает в космос первый в ми</text:span><text:span text:style-name="T1079">ре искусственный спутник Земли. 1 ноября начинается война во Вьетнаме (1957-1975). Франция, ФРГ, Италия, Бельгия, Нидерланды и Люксембург учреждают Европейское Экономическое Сообщество.</text:span></text:p>
      <text:p text:style-name="P1080"><text:span text:style-name="T1081">1958 год</text:span><text:span text:style-name="T1082">Лауреатами Нобелевской премии по физике становятся: П.А.Черенк</text:span><text:span text:style-name="T1083">ов, И.М.Франк и И.Е.Тамм. Борис Пастернак становится лауреатом Нобелевской премии по литературе.</text:span></text:p>
      <text:p text:style-name="P1084"><text:span text:style-name="T1085">1959 год</text:span><text:span text:style-name="T1086"><text:s/>1 января победа Кубинской революции. 8 января Президентом Франции (1959-1969) становится Шарь де Голль, основатель Пятой республики, автор идеи "Европ</text:span><text:span text:style-name="T1087">ы от Атлантики до Урала".</text:span></text:p>
      <text:p text:style-name="P1088"><text:span text:style-name="T1089">1960 год</text:span><text:span text:style-name="T1090"><text:s/>13 февраля Франция проводит первое испытание атомной бомбы. 28 июля погибают собаки-космонавты Лисичка и Чайка. 19 августа собаки-космонавты Белка и Стрелка совершают космический полёт и возвращаются на Землю. 12 октября<text:s/></text:span><text:span text:style-name="T1091">на заседании Генеральной Ассамблеи ООН Хрущёв стучит ботинком по столу. Кипр становится независимой республикой.</text:span></text:p>
      <text:p text:style-name="P1092"><text:span text:style-name="T1093">1961 год</text:span><text:span text:style-name="T1094"><text:s/>12 апреля 27-летний Юрий Гагарин становится первым в мире космонавтом. 13 августа возводится Берлинская стена. Выходит телевизионная и</text:span><text:span text:style-name="T1095">гра КВН.</text:span></text:p>
      <text:p text:style-name="P1096"><text:span text:style-name="T1097">1962 год</text:span><text:span text:style-name="T1098"><text:s/>20 февраля американский астронавт Джон Гленн совершает полёт в космос. Лев Давидович Ландау получает Нобелевской премию по физике.</text:span></text:p>
      <text:p text:style-name="P1099"><text:span text:style-name="T1100">1963 год</text:span><text:span text:style-name="T1101"><text:s/>16 июня Валентина Терешкова становится первой женщиной-космонавтом. 22 ноября убит Джон Кеннеди.</text:span></text:p>
      <text:p text:style-name="P1102"><text:span text:style-name="T1103">1964 год</text:span><text:span text:style-name="T1104"><text:s/>14 октября Пленум ЦК КПСС освобождает от должности Н.С.Хрущёва. 16 октября Китай проводит первое испытание атомной бомбы. Лауреатами Нобелевской премии по физике становятся: Н.Г.Басов и А.М.Прохоров.</text:span></text:p>
      <text:p text:style-name="P1105"><text:span text:style-name="T1106">1965 год</text:span><text:span text:style-name="T1107"><text:s/>18 марта Алексей Леонов впервые выходи</text:span><text:span text:style-name="T1108">т в открытый космос. Михаил Шолохов становится лауреатом Нобелевской премии по литературе.</text:span></text:p>
      <text:p text:style-name="P1109"><text:span text:style-name="T1110">1966 год</text:span><text:span text:style-name="T1111"><text:s text:c="2"/>21 февраля по инициативе Шарля де Голля Франция выходит из НАТО и отказывается от использования доллара в международных расчётах. 6 марта Светлана Аллилуев</text:span><text:span text:style-name="T1112">а, дочь Сталина, эмигрирует в США. 8 апреля Генеральным секретарём ЦК КПСС становится 60-летний . В Тольятти начинается строительство Волжского автомобильного завода (ВАЗ).</text:span></text:p>
      <text:p text:style-name="P1113"><text:span text:style-name="T1114">1967 год</text:span><text:span text:style-name="T1115"><text:s/>9 октября казнён команданте Кубинской революции Эрнесто Че Гевара.</text:span></text:p>
      <text:p text:style-name="P1116"><text:span text:style-name="T1117">1968 го</text:span><text:span text:style-name="T1118">д</text:span><text:span text:style-name="T1119"><text:s text:c="2"/>Аркадию Райкину присваивается звание народного артиста СССР. 31 декабря поднимается в воздух советский сверхзвуковой пассажирский самолёт "Ту-144". На экраны кинотеатров выходит фильм Леонида Гайдая "Бриллиантовая рука".</text:span></text:p>
      <text:p text:style-name="P1120"><text:span text:style-name="T1121">1969 год</text:span><text:span text:style-name="T1122"><text:s/>2 марта поднимается в в</text:span><text:span text:style-name="T1123">оздух британо-французский сверхзвуковой пассажирский самолёт "Конкорд". 20 июля Нил Армстронг и Эдвин Олдрин совершают посадку на Луну. В Набережных Челнах начинается строительства Камского автомобильного завода (КамАЗ).</text:span></text:p>
      <text:p text:style-name="P1124"><text:span text:style-name="T1125">1970 год</text:span><text:span text:style-name="T1126"><text:s/>С конвейера сходит первый<text:s/></text:span><text:span text:style-name="T1127">ВАЗ-2101. Александр Солженицин становится лауреатом Нобелевской премии по литературе. 11 июня в Нью-Йорке умирает А.Ф.Керенский (бывший председатель Временного правительства).</text:span></text:p>
      <text:p text:style-name="P1128"><text:span text:style-name="T1129">1973 год</text:span><text:span text:style-name="T1130"><text:s text:c="2"/>1 сентября образование Организации по безопасности и сотрудничеству в<text:s/></text:span><text:span text:style-name="T1131">Европе (ОБСЕ). 11 сентября в результате военного перворота в Чили к власти приходит Аугусто Пиночет (1973-1990). На экраны страны выходит фильм Леонида Гайдая "Иван Васильевич меняет профессию" и сериал Татьяны Лиозновой "Семнадцать мгновений весны". Звани</text:span><text:span text:style-name="T1132">е народного артиста СССР присваивается<text:s/></text:span><text:soft-page-break/><text:span text:style-name="T1133">Анатолию Папанову, Юрию Никулину, Муслиму Магомаеву. Василий Леонтьев становится лауреатом Нобелевской премии по экономике.</text:span></text:p>
      <text:p text:style-name="P1134"><text:span text:style-name="T1135">1974 год</text:span><text:span text:style-name="T1136"><text:s/>18 мая Индия проводит первое испытание атомной бомбы. 20 июня турецкое вторжение на<text:s/></text:span><text:span text:style-name="T1137">Кипр. Вячеславу Тихонову присваивается звание народного артиста СССР. Высоцкий приезжает на КамАЗ в Набережные Челны.</text:span></text:p>
      <text:p text:style-name="P1138"><text:span text:style-name="T1139">1975 год</text:span><text:span text:style-name="T1140"><text:s/>В эфир выходит интеллектуальная телевизионная игра "Что? Где? Когда?", созданная Владимиром Ворошиловым. Анатолий Карпов становит</text:span><text:span text:style-name="T1141">ся чемпионом мира по шахматам. На экраны страны выходит фильм Эльдара Рязанова "Ирония судьбы, или С легким паром!".</text:span></text:p>
      <text:p text:style-name="P1142"><text:span text:style-name="T1143">1976 год</text:span><text:span text:style-name="T1144"><text:s/>1 апреля Стив Джобс, Стив Возняк и Рональд Уэйн основывают компанию Apple.</text:span></text:p>
      <text:p text:style-name="P1145"><text:span text:style-name="T1146">1977 год</text:span><text:span text:style-name="T1147"><text:s/>1 октября принимается Конституция СССР.</text:span></text:p>
      <text:p text:style-name="P1148"><text:span text:style-name="T1149">1978 г</text:span><text:span text:style-name="T1150">од</text:span><text:span text:style-name="T1151"><text:s/>Евгению Леонову присваивается звание народного артиста СССР.</text:span></text:p>
      <text:p text:style-name="P1152"><text:span text:style-name="T1153">1979 год</text:span><text:span text:style-name="T1154">19 июля победа Сандинистской революции во главе с Даниэлем Ортегой и свержение режима Сомосы в Никарагуа. 11 августа казнена Тонька-пулемётчица, расстрелявшая более 1500 человек во вре</text:span><text:span text:style-name="T1155">мя Великой Отечественной войны. На экраны выходит фильм Игоря Масленникова "Приключения Шерлока Холмса и доктора Ватсона" с Василием Ливановым и Виталием Соломиным в главных ролях. На экраны выходит фильм Станислава Говорухина "Место встречи изменить нельз</text:span><text:span text:style-name="T1156">я". 25 декабря советские войска входят в Афганистан (1979-1989).</text:span></text:p>
      <text:p text:style-name="P1157"><text:span text:style-name="T1158">1980 год</text:span><text:span text:style-name="T1159"><text:s/>19 июля открытие XXII летних Олимпийских игр в Москве. 25 июля умер Высоцкий. 8 декабря убит Джон Леннон. На экраны выходят фильмы: «Тот самый Мюнхгаузен», «Приключения Электроника», "Экипаж", "Осенний марафон".</text:span></text:p>
      <text:p text:style-name="P1160"><text:span text:style-name="T1161">1981 год</text:span><text:span text:style-name="T1162"><text:s/>Фильм Владимира Меньшова "Москва с</text:span><text:span text:style-name="T1163">лезам не верит" удостаивается премии "Оскар". Рональд Рейган становится президентом США.</text:span></text:p>
      <text:p text:style-name="P1164"><text:span text:style-name="T1165">1982 год</text:span><text:span text:style-name="T1166"><text:s/>10 ноября в 75 лет умирает Л.И.Брежнев. Генеральным секретарём ЦК КПСС становится 68-летний .</text:span></text:p>
      <text:p text:style-name="P1167"><text:span text:style-name="T1168">1983 год</text:span><text:span text:style-name="T1169"><text:s/>2 января состоялась премьера песни "Миллион алых роз" в</text:span><text:span text:style-name="T1170"><text:s/>исполнении Аллы Пугачёвой (музыка Раймонда Паулса, стихи Андрея Вознесенского). 23 марта Рейган объявляет о программе СОИ с элементами космического базирования (программа "Звёздных войн"). Людмиле Гурченко и Евгению Евстигнееву присваивается звание народн</text:span><text:span text:style-name="T1171">ого артиста СССР.</text:span></text:p>
      <text:p text:style-name="P1172"><text:span text:style-name="T1173">1984 год</text:span><text:span text:style-name="T1174"><text:s/>9 февраля лет умирает Ю.В.Андропов. Генеральным секретарём ЦК КПСС становится 72-летний . Эльдару Рязанову, Владимиру Этушу и Олегу Басилашвили присваивается звание народного артиста СССР.</text:span></text:p>
      <text:p text:style-name="P1175"><text:span text:style-name="T1176">1985 год</text:span><text:span text:style-name="T1177"><text:s/>10 марта лет умирает К.У.Чернен</text:span><text:span text:style-name="T1178">ко. Генеральным секретарём ЦК КПСС становится 54-летний . 20 ноября компания Microsoft выпускает первую версию Windows 1.0. Раймонду Паулсу и Армену Джигарханяну присваивается звание народного артиста СССР.</text:span></text:p>
      <text:p text:style-name="P1179"><text:span text:style-name="T1180">1987 год</text:span><text:span text:style-name="T1181"><text:s/>2 октября выходит первая телепрограмма "</text:span><text:span text:style-name="T1182">Взгляд", а 23 декабря -"600 секунд". Леониду Броневому и Иосифу Кобзону присваивается звание народного артиста СССР. Иосиф Бродский становится лауреатом Нобелевской премии по литературе.</text:span></text:p>
      <text:p text:style-name="P1183"><text:span text:style-name="T1184">1988 год</text:span><text:span text:style-name="T1185"><text:s/>Олегу Табакову, Софии Ротару, Михаилу Пуговкину, Эдите Пьехе</text:span><text:span text:style-name="T1186"><text:s/>присваивается звание народного артиста СССР.</text:span></text:p>
      <text:p text:style-name="P1187"><text:span text:style-name="T1188">1989 год</text:span><text:span text:style-name="T1189"><text:s/>9 ноября разрушение Берлинской стены. Леониду Гайдаю, Геогрию Данелия присваивается звание народного артиста СССР.</text:span></text:p>
      <text:soft-page-break/>
      <text:p text:style-name="P1190"><text:span text:style-name="T1191">1990 год</text:span><text:span text:style-name="T1192"><text:s/>31 января в Москве открывается первый ресторан МакДоналдс. 15 марта М.С.Горба</text:span><text:span text:style-name="T1193">чёв становится Президентом СССР. 3 октября объединение Германии. Гражданство СССР возвращается Мстиславу Ростроповичу, Галине Вишневской, Александру Солженицину. Льву Дурову, Ролану Быкову, Зиновию Гердту, Георгию Вицину присваивается звание народного арти</text:span><text:span text:style-name="T1194">ста СССР.</text:span></text:p>
      <text:h text:style-name="P1195" text:outline-level="2"><text:bookmark-start text:name="__RefHeading___Toc1441_2426541385"/>Российская Федерация<text:bookmark-end text:name="__RefHeading___Toc1441_2426541385"/></text:h>
      <text:p text:style-name="P1196">1991 год</text:p>
      <text:list text:style-name="LFO50" text:continue-numbering="true">
        <text:list-item>
          <text:p text:style-name="P1197">17 марта состоялся Всесоюзный референдум о сохранении СССР - за сохранение СССР проголосовали 77,85% избирателей.</text:p>
        </text:list-item>
        <text:list-item>
          <text:p text:style-name="P1198">10 июня Руслан Имранович Хасбулатов становится председателем Верховного Совета РСФСР.</text:p>
        </text:list-item>
        <text:list-item>
          <text:p text:style-name="P1199">12 июня Анатолий<text:s/>Александрович Собчак становится первым мэром Ленинграда, а Гавриил Харитонович Попов - первым мэром Москвы.</text:p>
        </text:list-item>
        <text:list-item>
          <text:p text:style-name="P1200">10 июля на всенародном голосовании Президентом Российской Федерации избирается 60-летний .</text:p>
        </text:list-item>
        <text:list-item>
          <text:p text:style-name="P1201">19 июля Геннадий Бурбулис назначается Государственным секретарём.</text:p>
        </text:list-item>
        <text:list-item>
          <text:p text:style-name="P1202">18-21 августа - путч ГКЧП под руководством вице-президента СССР Геннадия Янаева.</text:p>
        </text:list-item>
        <text:list-item>
          <text:p text:style-name="P1203">6 сентября Госсовет СССР признаёт независимость Литвы, Латвии и Эстонии, Ленинград переименовывается в Санкт-Петербург</text:p>
        </text:list-item>
        <text:list-item>
          <text:p text:style-name="P1204">11 ноября министром экономики и финансов становится Егор Тимурович Гайдар.</text:p>
        </text:list-item>
        <text:list-item>
          <text:p text:style-name="P1205">8 декабря Б.Н.Ельцин, Л.М.Кравчук и С.С.Шушкевич подписывают Беловежское соглашение о прекращении существования СССР и образовании Содружества Независимых Государств (СНГ).</text:p>
        </text:list-item>
        <text:list-item>
          <text:p text:style-name="P1206">25 декабря М.С.Горбачёв объявляет об отставке и прекращении существования СССР.</text:p>
        </text:list-item>
      </text:list>
      <text:p text:style-name="P1207"><text:span text:style-name="T1208"><text:s/></text:span><text:span text:style-name="T1209">Алле Пугачёвой, Марку Захарову, Олегу Янковскому, Владимиру Мулявину, Инне Чуриковой присваивается звание народного артиста СССР.</text:span></text:p>
      <text:p text:style-name="P1210">1992 год</text:p>
      <text:list text:style-name="LFO51" text:continue-numbering="true">
        <text:list-item>
          <text:p text:style-name="P1211">В январе в России начинается ваучерная приватизация Чубайса и либерализация потребительских цен Гайдара.</text:p>
        </text:list-item>
        <text:list-item>
          <text:p text:style-name="P1212">1 января начинается Карабахская война (1992-1994).</text:p>
        </text:list-item>
        <text:list-item>
          <text:p text:style-name="P1213">2 января в результате военного переворота в Грузии свергают президента Звиада Гамсахурдиа.</text:p>
        </text:list-item>
        <text:list-item>
          <text:p text:style-name="P1214">1 февраля Джорд Буш-старший и Б.Н.Ельцин подписывают декларацию об окончании холодной войны.</text:p>
        </text:list-item>
        <text:list-item>
          <text:p text:style-name="P1215">6 июня<text:s/>Ю.М.Лужков становится мэром Москвы (1992-2010).</text:p>
        </text:list-item>
        <text:list-item>
          <text:p text:style-name="P1216">14 августа началась Грузино-абхазская война (1992-1993). Гражданская война в Таджикистане (1992-1997).</text:p>
        </text:list-item>
        <text:list-item>
          <text:p text:style-name="P1217">Уровень инфляции в России составил 2509%.</text:p>
        </text:list-item>
      </text:list>
      <text:p text:style-name="P1218">1993 год</text:p>
      <text:list text:style-name="LFO52" text:continue-numbering="true">
        <text:list-item>
          <text:p text:style-name="P1219">25 апреля на всероссийском референдуме 58,7% голосовавших подтвердили доверие президенту Ельцину, 53% поддержали социально-экономическую политику, 67,2% высказались за проведение досрочных выборов депутатов.</text:p>
        </text:list-item>
        <text:list-item>
          <text:p text:style-name="P1220">1 сентября Ельцин отстаняет А.В.Руцкого от выполнения обязанностей вице-президента.</text:p>
        </text:list-item>
        <text:list-item>
          <text:p text:style-name="P1221">21 сентября Ельцин распускает Съезд народных депутатов и Верховный Совет РФ и назначает на декабрь выборы в Государственную Думу.</text:p>
        </text:list-item>
        <text:list-item>
          <text:p text:style-name="P1222">22 сентября Верховный Совет РФ в соответствии с действующей Конституцией прекращает полномочия Бориса Ельцина.</text:p>
        </text:list-item>
        <text:list-item>
          <text:p text:style-name="P1223">24 сентября Съезд народных депутатов передаёт полномочия президента А.В.Руцкому.</text:p>
        </text:list-item>
        <text:list-item>
          <text:p text:style-name="P1224">3-4 октября Ельцин вводит в Москве ЧП и отдаёт приказ о штурме Дома Советов.</text:p>
        </text:list-item>
        <text:list-item>
          <text:p text:style-name="P1225">11 октября в Петербурге начинают выходить программы телекомпании НТВ: "Сегодня", "Намедни" (Леонида Парфёнова) и "Итоги" (Евгения<text:s/>Киселёва).</text:p>
        </text:list-item>
        <text:list-item>
          <text:p text:style-name="P1226">1 ноября образовывается Европейский Союз.</text:p>
        </text:list-item>
        <text:list-item>
          <text:p text:style-name="P1227">12 декабря по итогам выборов в Государственную думу побеждает ЛДПР (22,92%) во главе с Владимиром Вольфовичем Жириновским.</text:p>
        </text:list-item>
        <text:list-item>
          <text:p text:style-name="P1228">25 декабря Виктор Степанович Черномырдин назначается председателем Правительства<text:s/>РФ (1993-1998). Вступает в действие Конституция Российской Федерации.</text:p>
        </text:list-item>
      </text:list>
      <text:p text:style-name="P1229"><text:span text:style-name="T1230">1994 год</text:span><text:span text:style-name="T1231"><text:s/>1 февраля финансовая пирамида "МММ" Сергея Мавроди начинает продавать свои акции. 11 декабря начинается первая чеченская война (1994-1996). Начинается строительство храма Христ</text:span><text:span text:style-name="T1232">а Спасителя, уничтоженного в 1931 году.</text:span></text:p>
      <text:p text:style-name="P1233"><text:span text:style-name="T1234">1995 год</text:span><text:span text:style-name="T1235"><text:s/>В результате проведения залоговых аукционов в собственность коммерческих банков по заниженным ценам переходят крупные государственные компании: Норильский никель, Сиданко, Сибнефть, Лукойл, Сургутнефтегаз, Ю</text:span><text:span text:style-name="T1236">кос, Нафта-Москва, Мечел и Новолипецкий металлургический комбинат, Мурманское и Новороссийское морские пароходства, Северо-западное речное пароходство. 7 декабря по итогам выборов в Государственную думу побеждает КПРФ (22,3%) во главе с Геннадием Андреевич</text:span><text:span text:style-name="T1237">ем Зюгановым.</text:span></text:p>
      <text:p text:style-name="P1238"><text:span text:style-name="T1239">1996 год</text:span><text:span text:style-name="T1240"><text:s/>В марте Госдума принимает постановление о недействительности беловежского соглашения о прекращении существования СССР. 3 июля во втором туре президентских выборов Б.Н.Ельцин (53,82%) опережает Г.А.Зюганова.</text:span></text:p>
      <text:p text:style-name="P1241"><text:span text:style-name="T1242">1997 год</text:span><text:span text:style-name="T1243"><text:s/>1 января начинает</text:span><text:span text:style-name="T1244"><text:s/>вещание телеканал REN TV. 17 марта Борис Немцов назначается первым заместителем председателя правительства.</text:span></text:p>
      <text:p text:style-name="P1245"><text:span text:style-name="T1246">1998 год</text:span><text:span text:style-name="T1247"><text:s/>1 января начинает вещание телеканал ТНТ. 28 февраля Россия вступает в Совет Европы. 25 июля В.В.Путин становится директором ФСБ России. 28</text:span><text:span text:style-name="T1248"><text:s/>мая Пакистан проводит первое испытание атомной бомбы.</text:span></text:p>
      <text:p text:style-name="P1249"><text:span text:style-name="T1250">1999 год</text:span><text:span text:style-name="T1251"><text:s/>1 января образовывается Еврозона - валютный союз стран Европейского Союза, Евро вводится в безналичное обращение (1 января 2002 вводится наличное обращение Евро). 7 августа начинается вторая ч</text:span><text:span text:style-name="T1252">еченская война (1999-2009). 16 августа В.В.Путин назначается председателем Правительства Российской Федерации. 19 декабря по итогам выборов в Государственную думу побеждает КПРФ (24,29%) во главе с Г.А. Зюгановым. 31 декабря Б.Н. Ельцин объявляет о своей о</text:span><text:span text:style-name="T1253">тставке и назначении 47-летнего <text:s/>исполняющим обязанности президента.</text:span></text:p>
      <text:p text:style-name="P1254"/>
      <text:h text:style-name="Заголовок2" text:outline-level="2">22.11.2023</text:h>
      <text:p text:style-name="P1255"><text:span text:style-name="T1256"><text:tab/></text:span><text:span text:style-name="T1257">1914 год</text:span><text:span text:style-name="T1258"><text:s/>Россия вступает в первую мировую войну. Русская армия ведет активные боевые действия в восточной Турции, в результате чего немцы снимают осаду Парижа. С этого момент</text:span><text:span text:style-name="T1259">а основные действия воюющей Германии сосредотачиваются на противостоянии с Россией (на Восточном фронте). Начиная с<text:s/></text:span><text:span text:style-name="T1260">1915 года</text:span><text:span text:style-name="T1261"><text:s/>Русская армия терпит ряд поражений. В тылу растет<text:s/></text:span><text:soft-page-break/><text:span text:style-name="T1262">недовольство затягивающейся войной. В 4 государственной думе складывается прогре</text:span><text:span text:style-name="T1263">ссивный блок требующий от царя ответственного, перед думой, правительства. Туда вошли все политические партии. В<text:s/></text:span><text:span text:style-name="T1264">1916 году</text:span><text:span text:style-name="T1265"><text:s/>на австрийском фронте происходит<text:s/></text:span><text:span text:style-name="T1266">Брусиловский прорыв</text:span><text:span text:style-name="T1267">. Русская армия прорвала фронта.<text:s/></text:span><text:span text:style-name="T1268">1903-1904 годы</text:span><text:span text:style-name="T1269"><text:s/>тройственное объединение — Антанта. Первая мировая война была одной из самых кровопролитных войн во всем мире, а самое грозное оружие того времени было пулеметом. В конечном итоге Русская армия оставляет значительную часть своей территории при отступлении</text:span><text:span text:style-name="T1270"><text:s/>в частности:<text:s/></text:span><text:span text:style-name="T1271">Прибалтика, значительная часть Белоруссии, Украины</text:span><text:span text:style-name="T1272">. В столице происходит постоянная смена правительства. Ситуация усугубляется в начале<text:s/></text:span><text:span text:style-name="T1273">1917 года</text:span><text:span text:style-name="T1274">. Солдаты отказываются воевать и выполнять распоряжения командира т.к. разрешили оспаривать прика</text:span><text:span text:style-name="T1275">зы командира. В столице начинаются беспорядки, в Петрограде всеобщая стачка.<text:s/></text:span><text:span text:style-name="T1276">23 февраля 1917 года</text:span><text:span text:style-name="T1277"><text:s/>начали выходить женщины с пустыми кастрюлями т.к. не было завоза белого хлеба. В Петроград Николай 2 высылает телеграмму с требованием прекратить беспорядки,<text:s/></text:span><text:span text:style-name="T1278">но требования не были выполнены. Николай 2 решил сам приехать в столицу и уладить дела с гражданами, но работники железной дороги преградили ему путь и он отправляется в Псков для отречения от престола<text:s/></text:span><text:span text:style-name="T1279">15 марта 1917 года</text:span><text:span text:style-name="T1280">. Отрекался он в пользу брата, но ем</text:span><text:span text:style-name="T1281">у так и не получилось стать царем. Власть в Петрограде, равнозначно как и во всей стране оказалась в руках государственной думы — временного правительства. В пером составе преобладали оппозиционные партии. Георгий Львов — председатель временного правительс</text:span><text:span text:style-name="T1282">тва. Эта революция названа — февральской революцией. Однако в наше время значительная часть историков не разделяют события с<text:s/></text:span><text:span text:style-name="T1283">февраля по октябрь 1917 года</text:span><text:span text:style-name="T1284"><text:s/>и использует термин «Великая Русская революция». Многие историки акцентирую внимание на том, что после</text:span><text:span text:style-name="T1285"><text:s/>февральской революции складывается система двоевластия в России — с одной стороны временное правительство, а с другой Петроградский совет. Временное правительство кормило народ пустыми обещаниями. Объявило, что будет продолжать войну до победного конца. С</text:span><text:span text:style-name="T1286">оциально-экономические вопросы откладывались до победы и до созыва учредительного собрания. Начались массовые дезертирства с фронта, команды офицеров не выполняются. И в этот момент в Россию, услышав про революцию, приезжает Владимир Ильич Ленин. Прибыв в<text:s/></text:span><text:span text:style-name="T1287">Петроград он взял курс на социалистическую революцию. Это было опубликовано в апрельских тезисах. Начинается подготовка к восстанию. Временное правительство предпринимает ряд мер с целью ограничить влияние большевиков, советов и большевицкую агитацию в око</text:span><text:span text:style-name="T1288">пах. В результате нескольких кризисов временного правительства меняется его состав. Из состава временного правительства выбыли министры — либералы и их заменили социалисты. Главой правительства становится эсер Керенский А.Ф.</text:span></text:p>
      <text:p text:style-name="P1289"><text:span text:style-name="T1290"><text:tab/></text:span><text:span text:style-name="T1291">1 сентября 1917 года<text:s/></text:span><text:span text:style-name="T1292">Россия б</text:span><text:span text:style-name="T1293">ыла провозглашена республикой. Ленина объявляют врагом народа. В скором времени в связи с противоречиями Керинского с Корниловым большевиков начали выпускать из тюрем, чтобы они возглавили. Осенью 1917 осенью создается революционный комитет. Восстание нача</text:span><text:span text:style-name="T1294">лось 25 октября 1917 года с выстрела крейсера «Аврора». Во время штурма зимнего дворца и ареста временного правительства происходит второй съезд советов. Всероссийский съезд эсеров принимает основные декреты власти.</text:span></text:p>
      <text:list text:style-name="LFO53" text:continue-numbering="true">
        <text:list-item>
          <text:p text:style-name="P1295">Декрет о мире (перемирие с Германией).</text:p>
        </text:list-item>
        <text:list-item>
          <text:p text:style-name="P1296">Декрет о земле. В основе — программа уравнительного землепользования. Народническая аграрная программа. Подразумевающая обращение земель страны в общее достояние и разделение<text:s/><text:soft-page-break/>его между крестьянами в зависимости от числа «едаков». На съезде большевики предлагалось создать коалиционное правительство из представителей левых социалистических партий.</text:p>
        </text:list-item>
        <text:list-item>
          <text:p text:style-name="P1297"><text:s/>Декларация прав трудящегося народа.</text:p>
        </text:list-item>
        <text:list-item>
          <text:p text:style-name="P1298">Формируются новые органы управления советской республики и принимается первая советская конституция в 1918. Высшим органом власти становится съезд советов. Он определял ВЦИК (всероссийский центральный исполнительный комитет)</text:p>
        </text:list-item>
        <text:list-item>
          <text:p text:style-name="P1299">Исполнительной властью становится Совнарком. Председателем был — Ленин, иностранных дел — Троцкий. По делам национальности и гос.контроля — Сталин.</text:p>
        </text:list-item>
      </text:list>
      <text:p text:style-name="P1300"><text:tab/>В января 1918 года состоялись выборы учредительного собрания, которые приносят победу партии эссеров. Учредительное собрание отменило все декреты советской власти и объявляет советскую власть нелегитимной. А т. к. пропаганда советской власти не пропадала, собрание потеряло свое влияние.</text:p>
      <text:p text:style-name="P1301"><text:tab/>Прозаседав несколько дней учредительное заседание учредило о своем самороспуске. Представители учредительного собрания бегут на окраины, где образуют комуч и призывают к вооруженному походу против большевиков. Начинается гражданская война. Она имеет ращную хронологию и периодизацию. Одна часть историков утверждает, что она продолжалась с 1918 по 1920. Однако в настоящее время берется иная хронология (периодизация), что война длилась с 1917 по 1927 и последние события происходили на дальнем Востоке.</text:p>
      <text:p text:style-name="P1302"><text:tab/>На первой стадии гражданской войны советская республика оказалась в огненном кольце. Эссере-меньшевесские правительства комуча дискридитировали себя и были заменены военой диктатурой. На восточном фронте нападал адмирал Колчак, на юге<text:s/>Денигин, на Петроград части под командованием генерала Юденича. На ряду с белым движении. Российская империя распадается и появляется. Во время гражданской войны в тулы большевиков проводится политика военного коммунизма. Сразу после прихода к власти большевики национализировали крупную промышленность и банки. В эпоху военного коммунизма национализировали среднюю и мелкую промышленность. Проводится политика, направленная на бартер и товарообмен между городом и деревней.</text:p>
      <text:p text:style-name="P1303">Неотъемлемой частью политики военного коммунизма становится продразверстка. Изъятие излишков хлеба у крестьян. Эта идея принадлежала еще временному правительству, не большевикам. Создаются прод.отряды. Они ходили и забирали излишки. Многие специально гноили хлеб. Портили его. Хлеб забирали для того, чтобы прокормить города и красную армию. Для борьбы с контрреволюцией создается ВЧК. Убийство главы Петроградского ЧК Уидского послужило началом красного террора. Гражданская война заканчивается победой красных. Осные причины которой — контроль партии большевиков за крупной отечественной промышленностью. Около 95% промышленных предприятий контролировалось большевиками. Наличие у большевиков единого командия, которое отсутствовало у белогвардейцов. Четко сформулированной идеологии. Важную роль в победе сыграла интервенция. Она отвернула массы от белого движения. После окончания гражданской войны, по словам Ленина, Россия представляла собой человека, которого избили до полусмерти. Поэтому в марте 1921 года на 9 съезде партии было предложено заменить продразверстку продналогом, что означало переход к новой экономической политике НЭП.<text:s/><text:soft-page-break/>Инициатором новой экономической политики был — Ленин. Просуществовал он до 1927 года. Смысл НЭПа сводился к построению в России многоукладной экономике, состоявшей из гос,<text:s/>кооп и частного секторов. Государство сохраняло за собой командование крупной промышленностью, банковской сферой, монополией за внешней торговлей. Выходит распоряжение, разрешающее открывать частные предприятия. Проводится финансовая реформа, в результате<text:s/>которой (автор Григорий Сокольников) в России появляется устойчивая валюта — золотой червонец. Он же — 10 царских рублей. Существенные изменения происходят и в плане государственно-политического развития страны. <text:s/>Декабря 1922 года 30 декабря на конференции<text:s/>в Гене, официально на международном уровне был утвержден союз советских социалистических республик из 4 союзных республик — РСФСР, УССР (Украина), БССР (Беларусь), ЗСФСР (Закавказье). Экономическое развитие продолжается в лучшую сторону. Начинается привлечение иностранного капитала в форме концессий. Предприятия сдаются в аренду зарубежным организациям для их последующего восстановления. Однако в стране происходит укрепление роли партии. Аппозиционные партии объявляют о своем самороспуске. 1920 год — распределение портфелей. Троцкий надеялся на то, что его оставят приемником, но не тут то было. У него была, как минимум завышенная самооценка. 1922 году генсеком партии стал Сталин. По сути получил контролировать партийный аппарат и переманивал на свою сторону<text:s/>всех, кого Троцкий посылал.</text:p>
      <text:p text:style-name="P1304"><text:span text:style-name="T1305"><text:tab/></text:span><text:span text:style-name="T1306">14.03.2024</text:span></text:p>
      <text:h text:style-name="P1307" text:outline-level="5">Россия в первой мировой войне 1914 – 1918 годы</text:h>
      <text:list text:style-name="LFO54" text:continue-numbering="true">
        <text:list-item>
          <text:p text:style-name="P1308">Причины войны</text:p>
        </text:list-item>
        <text:list-item>
          <text:p text:style-name="P1309">Повод к началу войны</text:p>
        </text:list-item>
        <text:list-item>
          <text:p text:style-name="P1310">Компании 1914-1915 годов</text:p>
        </text:list-item>
        <text:list-item>
          <text:p text:style-name="P1311">Компания 1916 года</text:p>
        </text:list-item>
        <text:list-item>
          <text:p text:style-name="P1312">Русский фронт после февральской революции 1917 года</text:p>
        </text:list-item>
        <text:list-item>
          <text:p text:style-name="P1313">События октября 1917 года. Выход России из первой мировой войны. Брестский мир.<text:s/></text:p>
        </text:list-item>
      </text:list>
      <text:p text:style-name="Абзацсписка"/>
      <text:h text:style-name="P1314" text:outline-level="6">Литература:<text:s/></text:h>
      <text:list text:style-name="LFO55" text:continue-numbering="true">
        <text:list-item>
          <text:p text:style-name="P1315">Деникин А.И. «Очерки русской смуты»<text:s/>в 5 томах Минск 2002<text:s/>г.</text:p>
        </text:list-item>
        <text:list-item>
          <text:p text:style-name="P1316">Брусилов А.А. «Мои воспоминания»</text:p>
        </text:list-item>
        <text:list-item>
          <text:p text:style-name="P1317">Нокс Альфред «Вместе с Русской армией. Дневники военного отоше» Москва 2014 г.</text:p>
        </text:list-item>
        <text:list-item>
          <text:p text:style-name="P1318">Мировые войны 20 века (в 4х книгах). Книга 2-я – 1 мировая война<text:s/>Шацилло<text:s/>Москва наука 2002<text:s/>г.</text:p>
        </text:list-item>
        <text:list-item>
          <text:p text:style-name="P1319">Людендорф Эрих «Мои воспоминания о войне 1914-1918 годов»</text:p>
        </text:list-item>
        <text:list-item>
          <text:p text:style-name="P1320">Николаи (немецкий разведчик)</text:p>
        </text:list-item>
      </text:list>
      <text:h text:style-name="P1321" text:outline-level="6">Исследования</text:h>
      <text:list text:style-name="LFO56" text:continue-numbering="true">
        <text:list-item>
          <text:p text:style-name="P1322">Головин Николай Николаевич «Россия в первой мировой войне»</text:p>
        </text:list-item>
        <text:list-item>
          <text:p text:style-name="P1323">Базанов Сергей Николаевич «как погибала русская армия»(про 1917 год), «от войны до победного конца к миру любой ценой»(про 1914 год)</text:p>
        </text:list-item>
      </text:list>
      <text:p text:style-name="P1324"/>
      <text:soft-page-break/>
      <text:h text:style-name="P1325" text:outline-level="6">Причины войны</text:h>
      <text:p text:style-name="P1326"><text:tab/>60-70 годы 19 века – процесс объединения Германии под Пруссией. Франко-Прусская война. Победа Германии. 18 января 1870 года – провозглашение Германской империи в Версале.<text:s/>1877 – 1878 годы Русско-Турецкая война. Россия отбивает Болгарию и Русский войска подходят к Стамбулу, но Англия не дает России взять Стамбул (на Берлинском конгрессе) и Германия <text:s/>(Бисмарк) поддерживают Англию. После этого отношения между Россией и Германией начинают портиться.<text:s/>Германия начинает сближение с Австрией.<text:s/><text:span text:style-name="T1327">1879 год подписание союзного договора между Германией и Австро-Венгрией</text:span><text:span text:style-name="T1328"><text:s/>(туда же включалась военная конвенция.<text:s/></text:span><text:span text:style-name="T1329">В случае нападения России Австро-Венгрия обязана была присоединиться, а в случае конфликта с<text:s/></text:span><text:span text:style-name="T1330">Францией</text:span><text:span text:style-name="T1331"><text:s/>Австро-Венгрия должна<text:s/></text:span><text:span text:style-name="T1332">сохранять</text:span><text:span text:style-name="T1333"><text:s/>нейтралитет). 1882 Г</text:span><text:span text:style-name="T1334">ермания, Австро-Венгрия</text:span><text:span text:style-name="T1335"><text:s/>и<text:s/></text:span><text:span text:style-name="T1336">Италия</text:span><text:span text:style-name="T1337">. Договор в случае конфликта между Франции<text:s/></text:span><text:span text:style-name="T1338">Италия</text:span><text:span text:style-name="T1339"><text:s/>должна помочь, а в остальных случаях должна сохранять нейтралитет). Все это – тройственный союз.</text:span><text:span text:style-name="T1340"><text:s/></text:span>1891, 1893 годы – оформления Франко-Русского союза. В случае нападения на одну из<text:s/>союзниц, союзник должен прийти на помощь всеми силами.<text:s/>Русско-Французский союз – Антанта.<text:s/>1904 год подписные Франко-Британского договора, 1907 год подписание Англо-Русского договора (договор по разделению<text:s/>влияния)</text:p>
      <text:h text:style-name="P1341" text:outline-level="6">Основные противоречия</text:h>
      <text:list text:style-name="LFO57" text:continue-numbering="true">
        <text:list-item>
          <text:p text:style-name="P1342">Между Францией и Германией – Эльзас, Лотарингия, отошедшие к Германии в 1891 году</text:p>
        </text:list-item>
        <text:list-item>
          <text:p text:style-name="P1343">Между Британией и Германией – опасения Британии относительно усиления Германско-морского могущества.<text:s/>Претензии Германии к расширению колониальных владений</text:p>
        </text:list-item>
        <text:list-item>
          <text:p text:style-name="P1344">Австро-Русские противоречия<text:s/>–<text:s/>Балканский полуостров</text:p>
        </text:list-item>
      </text:list>
      <text:h text:style-name="P1345" text:outline-level="6">Поводы<text:s/>к началу войны</text:h>
      <text:list text:style-name="LFO58" text:continue-numbering="true">
        <text:list-item>
          <text:p text:style-name="P1346">Боснийский кризис. Официальное присоедини Боснийска к Австро-Венгрии<text:s/>без собрания мирового совета, что сильно задело интересы России.</text:p>
        </text:list-item>
        <text:list-item>
          <text:p text:style-name="P1347">Первая Балканская война 1912 октябрь – май 1913 года<text:s/>(между Балканским союзом и Турцией), вторая между Сербией и Болгарией. Румыния ударила Болгарию в тыл, от чего Болгария проиграла.<text:s/></text:p>
        </text:list-item>
        <text:list-item>
          <text:p text:style-name="P1348">15 июня 1914 в г. Сараево. Убийство австро-Венгерского эрцгерцога<text:s/>в чем обвинили Сербию</text:p>
        </text:list-item>
        <text:list-item>
          <text:p text:style-name="P1349">Нота от Австро-Венгрии к Сербии, сделанное так, чтобы Сербия её отклонила (включая требования в изменении конституции и законах Сербии)<text:s/>и на её обдумывание давали всего 48 часов. Попытки России помочь не увенчались успехом т.к. Австро-Венгрия отклоняла любые предложения на продление времени пересмотра<text:s/>и т.д.<text:s/>Сербия приняла все требования, кроме допуска Австро-Венгерских следователей на территорию Сербии, но согласилась дать материалы по убийству эрцгерцога. 28 июля Австро-Венгрия объявила Сербии войну. 29 июля был произведен обстрел Белграда.<text:s/>29 июля Россия объявила частичную мобилизацию. 4 из 12 военных округов подлежали мобилизации + военный флот. В ответ на это Германия заявила, что не останется равнодушной в этом конфликте.<text:s/>30 Июля в свидании с Сазоновым было рассмотрение отмены мобилизации России между Россией и Австро-Венгрией.<text:s/>Австро-Венгрия не согласилась на это и 31 июля в России началась всеобщая мобилизация т.к. Германия еще раз заявила, что не оставит Австро-Венгрию одну.<text:s/>Германия дала ультиматум России. От России поступил отказ. 1 августа Германия объявила войну России. 3 августа Франция присоединяется к войне. Британия с 4 по 5 августа вступает в войну.<text:s/><text:s/>Италия заняла позицию нейтралитета.<text:s/></text:p>
        </text:list-item>
      </text:list>
      <text:h text:style-name="P1350" text:outline-level="6">Компании 1914-1915 годов</text:h>
      <text:p text:style-name="P1351"><text:tab/>Планы Германии на войну (план Шлейфена-Мольтке):</text:p>
      <text:p text:style-name="P1352"><text:tab/>Разгром Франции, после чего победить Россию, а далее пойти на восток.<text:s/>Был выставлен ультиматум по отношении к Бельгии. Бельгия просила Англию оказать помощь в её независимости и Бельгия решила дать отпор Германии, не пропуская Германию через свою территорию.<text:s/></text:p>
      <text:p text:style-name="P1353">4 августа – 1 сентября Восточно-Прусская операция. В ней участвовали 2 Русские армии (Самсонов и Рейникан). Из-за быстрой мобилизации радиограммы передавались без шифра. Россия проиграла эту операцию</text:p>
      <text:soft-page-break/>
      <text:p text:style-name="P1354">5 августа – 4 сентября 1914 года – Галицийская битва. Были одержаны крупные победы. 21 Августа был взят горд Львов. Австро-Венгерские отряды отходили и сдавались России.<text:s/>Германия перебросила часть сил в Галисию. Сентябрь-октябрь – Варшавская – Иваногородская операция.<text:s/>Образована оборона этих двух городов, что грозило наступлением России на территорию Германию</text:p>
      <text:p text:style-name="P1355">Ноябрь – декабрь 1914 года Лодзинская операция. В ходе операции Россию удалось остановить.<text:s/>В итоге открыло два фронта и Германия не смогла выполнить «быструю» войну.<text:s/></text:p>
      <text:p text:style-name="P1356">В октябре 1914 года в войну против России вступила Османская империя. Россия открыла кавказский фронт. В итоге в битве под Сарыкамышем Россия вышла победителем. Россия вышла к крепости Перемышль. Россия сформировала «блокадную» армию и начала блокаду до 9 марта 1915 и завершила её с победой.<text:s/></text:p>
      <text:p text:style-name="P1357">В связи с тем, что войну планировали выиграть за пол года и к марту 1915 года начался дефицит патронов, боеприпасов и прочего. Начался снарядно-патронный голод.<text:s/></text:p>
      <text:p text:style-name="P1358">19 апреля – 10 июля Германия организовала Горлицкий прорыв.<text:s/>После него Россия начала отступление дляя занятия более выгодных позицию, оставив все завоеванные земли 1914 (Галиция, Польша, Западная Белоруссия). Однако Россия не бежала и продолжала сражаться.<text:s/>К сентябрю 1915 года в значительной степени голод боеприпасов был устранен.<text:s/>Линия фронта была сокращени, а Россия вышла из окружения.<text:s/>В итоге Германское наступление не увенчалось капитуляцией России как и Франция</text:p>
      <text:h text:style-name="P1359" text:outline-level="6">Компании 1916 года</text:h>
      <text:p text:style-name="P1360"><text:tab/>С февраля по декабрь 1916 года шла Верденская операция. Верден – последняя крепость на пути <text:s/>Парижу. В совокупности были потери около 1 млн человек. Его назвали Верденской мясорубкой.<text:s/></text:p>
      <text:p text:style-name="P1361">К 1916 года Россия приготовилась к наступлению на Австро-Венгрию.<text:s/><text:span text:style-name="T1362">Алексей Алексеевич Брусилов, Карнилов, Николай Николаевич младший, Колчак, генерал Эверт (памятные военачальники России)</text:span><text:span text:style-name="T1363">.<text:s/></text:span>Брусилов использовал дробную тактику на нескольких участках фронта. В итоге Австрийцы и Немцы не знали где будет главный удар и растягивала свои войска. 4 июля началось наступление Юго-Западного фронта. Начался Брусиловский прорыв и закончился 18 июня. Россия протянулась на территории Галиции на несколько километров. Наиболее важные Луцк, Станислав. Германия была вынуждена опять перебрасывать свои силы на юго-западный фронт для сдерживания России. Россия пыталась взять город Ковель, но к сожалению,<text:s/>не смогла его взять</text:p>
      <text:h text:style-name="P1364" text:outline-level="6">Русский фронт после февральской революции 1917 года</text:h>
      <text:p text:style-name="Обычный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tyle:font-charset="x-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Заголовок" style:next-style-name="Textbody" style:default-outline-level="1">
      <style:text-properties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277in"/>
      <style:text-properties style:font-name="Calibri Light" style:font-name-asian="Times New Roman" style:font-name-complex="Mangal" fo:color="#2E74B5" style:font-size-complex="10.5pt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/>
      <style:text-properties style:font-name="Calibri Light" style:font-name-asian="Times New Roman" style:font-name-complex="Mangal" fo:color="#1F4D78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7.24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7in">
        <style:tab-stops>
          <style:tab-stop style:type="right" style:leader-style="dotted" style:leader-text="." style:position="7.049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902in">
        <style:tab-stops>
          <style:tab-stop style:type="right" style:leader-style="dotted" style:leader-text="." style:position="6.8527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37" style:display-name="ListLabel 37" style:family="text">
      <style:text-properties style:font-name-complex="Symbol"/>
    </style:style>
    <style:style style:name="ListLabel38" style:display-name="ListLabel 38" style:family="text">
      <style:text-properties style:font-name-complex="OpenSymbol"/>
    </style:style>
    <style:style style:name="ListLabel39" style:display-name="ListLabel 39" style:family="text">
      <style:text-properties style:font-name-complex="OpenSymbol"/>
    </style:style>
    <style:style style:name="ListLabel40" style:display-name="ListLabel 40" style:family="text">
      <style:text-properties style:font-name-complex="Symbol"/>
    </style:style>
    <style:style style:name="ListLabel41" style:display-name="ListLabel 41" style:family="text">
      <style:text-properties style:font-name-complex="OpenSymbol"/>
    </style:style>
    <style:style style:name="ListLabel42" style:display-name="ListLabel 42" style:family="text">
      <style:text-properties style:font-name-complex="OpenSymbol"/>
    </style:style>
    <style:style style:name="ListLabel43" style:display-name="ListLabel 43" style:family="text">
      <style:text-properties style:font-name-complex="Symbol"/>
    </style:style>
    <style:style style:name="ListLabel44" style:display-name="ListLabel 44" style:family="text">
      <style:text-properties style:font-name-complex="OpenSymbol"/>
    </style:style>
    <style:style style:name="ListLabel45" style:display-name="ListLabel 45" style:family="text">
      <style:text-properties style:font-name-complex="OpenSymbol"/>
    </style:style>
    <style:style style:name="ListLabel46" style:display-name="ListLabel 46" style:family="text">
      <style:text-properties style:font-name-complex="Symbol"/>
    </style:style>
    <style:style style:name="ListLabel47" style:display-name="ListLabel 47" style:family="text">
      <style:text-properties style:font-name-complex="OpenSymbol"/>
    </style:style>
    <style:style style:name="ListLabel48" style:display-name="ListLabel 48" style:family="text">
      <style:text-properties style:font-name-complex="OpenSymbol"/>
    </style:style>
    <style:style style:name="ListLabel49" style:display-name="ListLabel 49" style:family="text">
      <style:text-properties style:font-name-complex="Symbol"/>
    </style:style>
    <style:style style:name="ListLabel50" style:display-name="ListLabel 50" style:family="text">
      <style:text-properties style:font-name-complex="OpenSymbol"/>
    </style:style>
    <style:style style:name="ListLabel51" style:display-name="ListLabel 51" style:family="text">
      <style:text-properties style:font-name-complex="OpenSymbol"/>
    </style:style>
    <style:style style:name="ListLabel52" style:display-name="ListLabel 52" style:family="text">
      <style:text-properties style:font-name-complex="Symbol"/>
    </style:style>
    <style:style style:name="ListLabel53" style:display-name="ListLabel 53" style:family="text">
      <style:text-properties style:font-name-complex="OpenSymbol"/>
    </style:style>
    <style:style style:name="ListLabel54" style:display-name="ListLabel 54" style:family="text">
      <style:text-properties style:font-name-complex="OpenSymbol"/>
    </style:style>
    <style:style style:name="ListLabel55" style:display-name="ListLabel 55" style:family="text">
      <style:text-properties style:font-name-complex="Symbol"/>
    </style:style>
    <style:style style:name="ListLabel56" style:display-name="ListLabel 56" style:family="text">
      <style:text-properties style:font-name-complex="OpenSymbol"/>
    </style:style>
    <style:style style:name="ListLabel57" style:display-name="ListLabel 57" style:family="text">
      <style:text-properties style:font-name-complex="OpenSymbol"/>
    </style:style>
    <style:style style:name="ListLabel58" style:display-name="ListLabel 58" style:family="text">
      <style:text-properties style:font-name-complex="Symbol"/>
    </style:style>
    <style:style style:name="ListLabel59" style:display-name="ListLabel 59" style:family="text">
      <style:text-properties style:font-name-complex="OpenSymbol"/>
    </style:style>
    <style:style style:name="ListLabel60" style:display-name="ListLabel 60" style:family="text">
      <style:text-properties style:font-name-complex="OpenSymbol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OpenSymbol"/>
    </style:style>
    <style:style style:name="ListLabel63" style:display-name="ListLabel 63" style:family="text">
      <style:text-properties style:font-name-complex="OpenSymbol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OpenSymbol"/>
    </style:style>
    <style:style style:name="ListLabel66" style:display-name="ListLabel 66" style:family="text">
      <style:text-properties style:font-name-complex="OpenSymbol"/>
    </style:style>
    <style:style style:name="ListLabel67" style:display-name="ListLabel 67" style:family="text">
      <style:text-properties style:font-name-complex="Symbol"/>
    </style:style>
    <style:style style:name="ListLabel68" style:display-name="ListLabel 68" style:family="text">
      <style:text-properties style:font-name-complex="OpenSymbol"/>
    </style:style>
    <style:style style:name="ListLabel69" style:display-name="ListLabel 69" style:family="text">
      <style:text-properties style:font-name-complex="OpenSymbol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OpenSymbol"/>
    </style:style>
    <style:style style:name="ListLabel72" style:display-name="ListLabel 72" style:family="text">
      <style:text-properties style:font-name-complex="OpenSymbol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OpenSymbol"/>
    </style:style>
    <style:style style:name="ListLabel75" style:display-name="ListLabel 75" style:family="text">
      <style:text-properties style:font-name-complex="OpenSymbol"/>
    </style:style>
    <style:style style:name="ListLabel76" style:display-name="ListLabel 76" style:family="text">
      <style:text-properties style:font-name-complex="Symbol"/>
    </style:style>
    <style:style style:name="ListLabel77" style:display-name="ListLabel 77" style:family="text">
      <style:text-properties style:font-name-complex="OpenSymbol"/>
    </style:style>
    <style:style style:name="ListLabel78" style:display-name="ListLabel 78" style:family="text">
      <style:text-properties style:font-name-complex="OpenSymbol"/>
    </style:style>
    <style:style style:name="ListLabel79" style:display-name="ListLabel 79" style:family="text">
      <style:text-properties style:font-name-complex="Symbol"/>
    </style:style>
    <style:style style:name="ListLabel80" style:display-name="ListLabel 80" style:family="text">
      <style:text-properties style:font-name-complex="OpenSymbol"/>
    </style:style>
    <style:style style:name="ListLabel81" style:display-name="ListLabel 81" style:family="text">
      <style:text-properties style:font-name-complex="OpenSymbol"/>
    </style:style>
    <style:style style:name="ListLabel82" style:display-name="ListLabel 82" style:family="text">
      <style:text-properties style:font-name-complex="Symbol"/>
    </style:style>
    <style:style style:name="ListLabel83" style:display-name="ListLabel 83" style:family="text">
      <style:text-properties style:font-name-complex="OpenSymbol"/>
    </style:style>
    <style:style style:name="ListLabel84" style:display-name="ListLabel 84" style:family="text">
      <style:text-properties style:font-name-complex="OpenSymbol"/>
    </style:style>
    <style:style style:name="ListLabel85" style:display-name="ListLabel 85" style:family="text">
      <style:text-properties style:font-name-complex="Symbol"/>
    </style:style>
    <style:style style:name="ListLabel86" style:display-name="ListLabel 86" style:family="text">
      <style:text-properties style:font-name-complex="OpenSymbol"/>
    </style:style>
    <style:style style:name="ListLabel87" style:display-name="ListLabel 87" style:family="text">
      <style:text-properties style:font-name-complex="OpenSymbol"/>
    </style:style>
    <style:style style:name="ListLabel88" style:display-name="ListLabel 88" style:family="text">
      <style:text-properties style:font-name-complex="Symbol"/>
    </style:style>
    <style:style style:name="ListLabel89" style:display-name="ListLabel 89" style:family="text">
      <style:text-properties style:font-name-complex="OpenSymbol"/>
    </style:style>
    <style:style style:name="ListLabel90" style:display-name="ListLabel 90" style:family="text">
      <style:text-properties style:font-name-complex="OpenSymbol"/>
    </style:style>
    <style:style style:name="ListLabel91" style:display-name="ListLabel 91" style:family="text">
      <style:text-properties style:font-name-complex="Symbol"/>
    </style:style>
    <style:style style:name="ListLabel92" style:display-name="ListLabel 92" style:family="text">
      <style:text-properties style:font-name-complex="OpenSymbol"/>
    </style:style>
    <style:style style:name="ListLabel93" style:display-name="ListLabel 93" style:family="text">
      <style:text-properties style:font-name-complex="OpenSymbol"/>
    </style:style>
    <style:style style:name="ListLabel94" style:display-name="ListLabel 94" style:family="text">
      <style:text-properties style:font-name-complex="Symbol"/>
    </style:style>
    <style:style style:name="ListLabel95" style:display-name="ListLabel 95" style:family="text">
      <style:text-properties style:font-name-complex="OpenSymbol"/>
    </style:style>
    <style:style style:name="ListLabel96" style:display-name="ListLabel 96" style:family="text">
      <style:text-properties style:font-name-complex="OpenSymbol"/>
    </style:style>
    <style:style style:name="ListLabel97" style:display-name="ListLabel 97" style:family="text">
      <style:text-properties style:font-name-complex="Symbol"/>
    </style:style>
    <style:style style:name="ListLabel98" style:display-name="ListLabel 98" style:family="text">
      <style:text-properties style:font-name-complex="OpenSymbol"/>
    </style:style>
    <style:style style:name="ListLabel99" style:display-name="ListLabel 99" style:family="text">
      <style:text-properties style:font-name-complex="OpenSymbol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OpenSymbol"/>
    </style:style>
    <style:style style:name="ListLabel102" style:display-name="ListLabel 102" style:family="text">
      <style:text-properties style:font-name-complex="OpenSymbol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OpenSymbol"/>
    </style:style>
    <style:style style:name="ListLabel105" style:display-name="ListLabel 105" style:family="text">
      <style:text-properties style:font-name-complex="OpenSymbol"/>
    </style:style>
    <style:style style:name="ListLabel106" style:display-name="ListLabel 106" style:family="text">
      <style:text-properties style:font-name-complex="Symbol"/>
    </style:style>
    <style:style style:name="ListLabel107" style:display-name="ListLabel 107" style:family="text">
      <style:text-properties style:font-name-complex="OpenSymbol"/>
    </style:style>
    <style:style style:name="ListLabel108" style:display-name="ListLabel 108" style:family="text">
      <style:text-properties style:font-name-complex="OpenSymbol"/>
    </style:style>
    <style:style style:name="ListLabel109" style:display-name="ListLabel 109" style:family="text">
      <style:text-properties style:font-name-complex="Symbol"/>
    </style:style>
    <style:style style:name="ListLabel110" style:display-name="ListLabel 110" style:family="text">
      <style:text-properties style:font-name-complex="OpenSymbol"/>
    </style:style>
    <style:style style:name="ListLabel111" style:display-name="ListLabel 111" style:family="text">
      <style:text-properties style:font-name-complex="OpenSymbol"/>
    </style:style>
    <style:style style:name="ListLabel112" style:display-name="ListLabel 112" style:family="text">
      <style:text-properties style:font-name-complex="Symbol"/>
    </style:style>
    <style:style style:name="ListLabel113" style:display-name="ListLabel 113" style:family="text">
      <style:text-properties style:font-name-complex="OpenSymbol"/>
    </style:style>
    <style:style style:name="ListLabel114" style:display-name="ListLabel 114" style:family="text">
      <style:text-properties style:font-name-complex="OpenSymbol"/>
    </style:style>
    <style:style style:name="ListLabel115" style:display-name="ListLabel 115" style:family="text">
      <style:text-properties style:font-name-complex="Symbol"/>
    </style:style>
    <style:style style:name="ListLabel116" style:display-name="ListLabel 116" style:family="text">
      <style:text-properties style:font-name-complex="OpenSymbol"/>
    </style:style>
    <style:style style:name="ListLabel117" style:display-name="ListLabel 117" style:family="text">
      <style:text-properties style:font-name-complex="OpenSymbol"/>
    </style:style>
    <style:style style:name="ListLabel118" style:display-name="ListLabel 118" style:family="text">
      <style:text-properties style:font-name-complex="Symbol"/>
    </style:style>
    <style:style style:name="ListLabel119" style:display-name="ListLabel 119" style:family="text">
      <style:text-properties style:font-name-complex="OpenSymbol"/>
    </style:style>
    <style:style style:name="ListLabel120" style:display-name="ListLabel 120" style:family="text">
      <style:text-properties style:font-name-complex="OpenSymbol"/>
    </style:style>
    <style:style style:name="ListLabel121" style:display-name="ListLabel 121" style:family="text">
      <style:text-properties style:font-name-complex="Symbol"/>
    </style:style>
    <style:style style:name="ListLabel122" style:display-name="ListLabel 122" style:family="text">
      <style:text-properties style:font-name-complex="OpenSymbol"/>
    </style:style>
    <style:style style:name="ListLabel123" style:display-name="ListLabel 123" style:family="text">
      <style:text-properties style:font-name-complex="OpenSymbol"/>
    </style:style>
    <style:style style:name="ListLabel124" style:display-name="ListLabel 124" style:family="text">
      <style:text-properties style:font-name-complex="Symbol"/>
    </style:style>
    <style:style style:name="ListLabel125" style:display-name="ListLabel 125" style:family="text">
      <style:text-properties style:font-name-complex="OpenSymbol"/>
    </style:style>
    <style:style style:name="ListLabel126" style:display-name="ListLabel 126" style:family="text">
      <style:text-properties style:font-name-complex="OpenSymbol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Character_20_style" style:display-name="Character_20_style" style:family="text"/>
    <style:style style:name="NumberingSymbols" style:display-name="Numbering Symbols" style:family="text"/>
    <text:list-style style:name="WWNum1" style:display-name="WWNum1">
      <text:list-level-style-number text:level="1" style:num-format="">
        <style:list-level-properties text:space-before="0.25in" text:min-label-width="0in" text:list-level-position-and-space-mode="label-alignment">
          <style:list-level-label-alignment text:label-followed-by="nothing" fo:margin-left="0.25in" fo:text-indent="0in"/>
        </style:list-level-properties>
      </text:list-level-style-number>
      <text:list-level-style-number text:level="2" style:num-format="">
        <style:list-level-properties text:space-before="0.25in" text:min-label-width="0in" text:list-level-position-and-space-mode="label-alignment">
          <style:list-level-label-alignment text:label-followed-by="nothing" fo:margin-left="0.25in" fo:text-indent="0in"/>
        </style:list-level-properties>
      </text:list-level-style-number>
      <text:list-level-style-number text:level="3" style:num-format="">
        <style:list-level-properties text:space-before="0.25in" text:min-label-width="0in" text:list-level-position-and-space-mode="label-alignment">
          <style:list-level-label-alignment text:label-followed-by="nothing" fo:margin-left="0.25in" fo:text-indent="0in"/>
        </style:list-level-properties>
      </text:list-level-style-number>
      <text:list-level-style-number text:level="4" style:num-format="">
        <style:list-level-properties text:space-before="0.25in" text:min-label-width="0in" text:list-level-position-and-space-mode="label-alignment">
          <style:list-level-label-alignment text:label-followed-by="nothing" fo:margin-left="0.25in" fo:text-indent="0in"/>
        </style:list-level-properties>
      </text:list-level-style-number>
      <text:list-level-style-number text:level="5" style:num-format="">
        <style:list-level-properties text:space-before="0.25in" text:min-label-width="0in" text:list-level-position-and-space-mode="label-alignment">
          <style:list-level-label-alignment text:label-followed-by="nothing" fo:margin-left="0.25in" fo:text-indent="0in"/>
        </style:list-level-properties>
      </text:list-level-style-number>
      <text:list-level-style-number text:level="6" style:num-format="">
        <style:list-level-properties text:space-before="0.25in" text:min-label-width="0in" text:list-level-position-and-space-mode="label-alignment">
          <style:list-level-label-alignment text:label-followed-by="nothing" fo:margin-left="0.25in" fo:text-indent="0in"/>
        </style:list-level-properties>
      </text:list-level-style-number>
      <text:list-level-style-number text:level="7" style:num-format="">
        <style:list-level-properties text:space-before="0.25in" text:min-label-width="0in" text:list-level-position-and-space-mode="label-alignment">
          <style:list-level-label-alignment text:label-followed-by="nothing" fo:margin-left="0.25in" fo:text-indent="0in"/>
        </style:list-level-properties>
      </text:list-level-style-number>
      <text:list-level-style-number text:level="8" style:num-format="">
        <style:list-level-properties text:space-before="0.25in" text:min-label-width="0in" text:list-level-position-and-space-mode="label-alignment">
          <style:list-level-label-alignment text:label-followed-by="nothing" fo:margin-left="0.25in" fo:text-indent="0in"/>
        </style:list-level-properties>
      </text:list-level-style-number>
      <text:list-level-style-number text:level="9" style:num-format="">
        <style:list-level-properties text:space-before="0.25in" text:min-label-width="0in" text:list-level-position-and-space-mode="label-alignment">
          <style:list-level-label-alignment text:label-followed-by="nothing" fo:margin-left="0.25in" fo:text-indent="0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OpenSymbol" style:font-name-complex="OpenSymbol"/>
    </style:style>
    <style:style style:name="WW_CharLFO3LVL3" style:family="text">
      <style:text-properties style:font-name="OpenSymbol" style:font-name-complex="OpenSymbol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OpenSymbol" style:font-name-complex="OpenSymbol"/>
    </style:style>
    <style:style style:name="WW_CharLFO3LVL6" style:family="text">
      <style:text-properties style:font-name="OpenSymbol" style:font-name-complex="OpenSymbol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OpenSymbol" style:font-name-complex="OpenSymbol"/>
    </style:style>
    <style:style style:name="WW_CharLFO3LVL9" style:family="text">
      <style:text-properties style:font-name="OpenSymbol" style:font-name-complex="OpenSymbol"/>
    </style:style>
    <text:list-style style:name="WWNum5" style:display-name="WWNum5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3LVL7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OpenSymbol" style:font-name-complex="OpenSymbol"/>
    </style:style>
    <style:style style:name="WW_CharLFO4LVL3" style:family="text">
      <style:text-properties style:font-name="OpenSymbol" style:font-name-complex="OpenSymbol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OpenSymbol" style:font-name-complex="OpenSymbol"/>
    </style:style>
    <style:style style:name="WW_CharLFO4LVL6" style:family="text">
      <style:text-properties style:font-name="OpenSymbol" style:font-name-complex="OpenSymbol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OpenSymbol" style:font-name-complex="OpenSymbol"/>
    </style:style>
    <style:style style:name="WW_CharLFO4LVL9" style:family="text">
      <style:text-properties style:font-name="OpenSymbol" style:font-name-complex="OpenSymbol"/>
    </style:style>
    <text:list-style style:name="WWNum6" style:display-name="WWNum6">
      <text:list-level-style-bullet text:level="1" text:style-name="WW_CharLFO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4LVL4" text:bullet-char="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4LVL7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OpenSymbol" style:font-name-complex="OpenSymbol"/>
    </style:style>
    <style:style style:name="WW_CharLFO5LVL3" style:family="text">
      <style:text-properties style:font-name="OpenSymbol" style:font-name-complex="OpenSymbol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OpenSymbol" style:font-name-complex="OpenSymbol"/>
    </style:style>
    <style:style style:name="WW_CharLFO5LVL6" style:family="text">
      <style:text-properties style:font-name="OpenSymbol" style:font-name-complex="OpenSymbol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OpenSymbol" style:font-name-complex="OpenSymbol"/>
    </style:style>
    <style:style style:name="WW_CharLFO5LVL9" style:family="text">
      <style:text-properties style:font-name="OpenSymbol" style:font-name-complex="OpenSymbol"/>
    </style:style>
    <text:list-style style:name="WWNum7" style:display-name="WWNum7">
      <text:list-level-style-bullet text:level="1" text:style-name="WW_CharLFO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5LVL4" text:bullet-char="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Symbol"/>
      </text:list-level-style-bullet>
      <text:list-level-style-bullet text:level="5" text:style-name="WW_CharLFO5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5LVL7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8" text:style-name="WW_CharLFO5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OpenSymbol" style:font-name-complex="OpenSymbol"/>
    </style:style>
    <style:style style:name="WW_CharLFO6LVL3" style:family="text">
      <style:text-properties style:font-name="OpenSymbol" style:font-name-complex="OpenSymbol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OpenSymbol" style:font-name-complex="OpenSymbol"/>
    </style:style>
    <style:style style:name="WW_CharLFO6LVL6" style:family="text">
      <style:text-properties style:font-name="OpenSymbol" style:font-name-complex="OpenSymbol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OpenSymbol" style:font-name-complex="OpenSymbol"/>
    </style:style>
    <style:style style:name="WW_CharLFO6LVL9" style:family="text">
      <style:text-properties style:font-name="OpenSymbol" style:font-name-complex="OpenSymbol"/>
    </style:style>
    <text:list-style style:name="WWNum8" style:display-name="WWNum8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OpenSymbol" style:font-name-complex="OpenSymbol"/>
    </style:style>
    <style:style style:name="WW_CharLFO7LVL3" style:family="text">
      <style:text-properties style:font-name="OpenSymbol" style:font-name-complex="OpenSymbol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OpenSymbol" style:font-name-complex="OpenSymbol"/>
    </style:style>
    <style:style style:name="WW_CharLFO7LVL6" style:family="text">
      <style:text-properties style:font-name="OpenSymbol" style:font-name-complex="OpenSymbol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OpenSymbol" style:font-name-complex="OpenSymbol"/>
    </style:style>
    <style:style style:name="WW_CharLFO7LVL9" style:family="text">
      <style:text-properties style:font-name="OpenSymbol" style:font-name-complex="OpenSymbol"/>
    </style:style>
    <text:list-style style:name="WWNum9" style:display-name="WWNum9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OpenSymbol" style:font-name-complex="OpenSymbol"/>
    </style:style>
    <style:style style:name="WW_CharLFO8LVL3" style:family="text">
      <style:text-properties style:font-name="OpenSymbol" style:font-name-complex="OpenSymbol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OpenSymbol" style:font-name-complex="OpenSymbol"/>
    </style:style>
    <style:style style:name="WW_CharLFO8LVL6" style:family="text">
      <style:text-properties style:font-name="OpenSymbol" style:font-name-complex="OpenSymbol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OpenSymbol" style:font-name-complex="OpenSymbol"/>
    </style:style>
    <style:style style:name="WW_CharLFO8LVL9" style:family="text">
      <style:text-properties style:font-name="OpenSymbol" style:font-name-complex="OpenSymbol"/>
    </style:style>
    <text:list-style style:name="WWNum10" style:display-name="WWNum10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OpenSymbol" style:font-name-complex="OpenSymbol"/>
    </style:style>
    <style:style style:name="WW_CharLFO9LVL3" style:family="text">
      <style:text-properties style:font-name="OpenSymbol" style:font-name-complex="OpenSymbol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OpenSymbol" style:font-name-complex="OpenSymbol"/>
    </style:style>
    <style:style style:name="WW_CharLFO9LVL6" style:family="text">
      <style:text-properties style:font-name="OpenSymbol" style:font-name-complex="OpenSymbol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OpenSymbol" style:font-name-complex="OpenSymbol"/>
    </style:style>
    <style:style style:name="WW_CharLFO9LVL9" style:family="text">
      <style:text-properties style:font-name="OpenSymbol" style:font-name-complex="OpenSymbol"/>
    </style:style>
    <text:list-style style:name="WWNum11" style:display-name="WWNum11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2" style:family="text">
      <style:text-properties style:font-name="OpenSymbol" style:font-name-complex="OpenSymbol"/>
    </style:style>
    <style:style style:name="WW_CharLFO10LVL3" style:family="text">
      <style:text-properties style:font-name="OpenSymbol" style:font-name-complex="OpenSymbol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OpenSymbol" style:font-name-complex="OpenSymbol"/>
    </style:style>
    <style:style style:name="WW_CharLFO10LVL6" style:family="text">
      <style:text-properties style:font-name="OpenSymbol" style:font-name-complex="OpenSymbol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OpenSymbol" style:font-name-complex="OpenSymbol"/>
    </style:style>
    <style:style style:name="WW_CharLFO10LVL9" style:family="text">
      <style:text-properties style:font-name="OpenSymbol" style:font-name-complex="OpenSymbol"/>
    </style:style>
    <text:list-style style:name="WWNum12" style:display-name="WWNum12">
      <text:list-level-style-bullet text:level="1" text:style-name="WW_CharLFO1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0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0LVL4" text:bullet-char="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Symbol"/>
      </text:list-level-style-bullet>
      <text:list-level-style-bullet text:level="5" text:style-name="WW_CharLFO10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0LVL7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8" text:style-name="WW_CharLFO10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style style:name="WW_CharLFO11LVL1" style:family="text">
      <style:text-properties style:font-name="Symbol" style:font-name-complex="Symbol"/>
    </style:style>
    <style:style style:name="WW_CharLFO11LVL2" style:family="text">
      <style:text-properties style:font-name="OpenSymbol" style:font-name-complex="OpenSymbol"/>
    </style:style>
    <style:style style:name="WW_CharLFO11LVL3" style:family="text">
      <style:text-properties style:font-name="OpenSymbol" style:font-name-complex="OpenSymbol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OpenSymbol" style:font-name-complex="OpenSymbol"/>
    </style:style>
    <style:style style:name="WW_CharLFO11LVL6" style:family="text">
      <style:text-properties style:font-name="OpenSymbol" style:font-name-complex="OpenSymbol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OpenSymbol" style:font-name-complex="OpenSymbol"/>
    </style:style>
    <style:style style:name="WW_CharLFO11LVL9" style:family="text">
      <style:text-properties style:font-name="OpenSymbol" style:font-name-complex="OpenSymbol"/>
    </style:style>
    <text:list-style style:name="WWNum13" style:display-name="WWNum13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OpenSymbol" style:font-name-complex="OpenSymbol"/>
    </style:style>
    <style:style style:name="WW_CharLFO12LVL3" style:family="text">
      <style:text-properties style:font-name="OpenSymbol" style:font-name-complex="OpenSymbol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OpenSymbol" style:font-name-complex="OpenSymbol"/>
    </style:style>
    <style:style style:name="WW_CharLFO12LVL6" style:family="text">
      <style:text-properties style:font-name="OpenSymbol" style:font-name-complex="OpenSymbol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OpenSymbol" style:font-name-complex="OpenSymbol"/>
    </style:style>
    <style:style style:name="WW_CharLFO12LVL9" style:family="text">
      <style:text-properties style:font-name="OpenSymbol" style:font-name-complex="OpenSymbol"/>
    </style:style>
    <text:list-style style:name="WWNum14" style:display-name="WWNum14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Заголовок5Знак" style:display-name="Заголовок 5 Знак" style:family="text" style:parent-style-name="Основнойшрифтабзаца">
      <style:text-properties style:font-name="Calibri Light" style:font-name-asian="Times New Roman" style:font-name-complex="Mangal" fo:color="#2E74B5" style:font-size-complex="10.5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Заголовок6Знак" style:display-name="Заголовок 6 Знак" style:family="text" style:parent-style-name="Основнойшрифтабзаца">
      <style:text-properties style:font-name="Calibri Light" style:font-name-asian="Times New Roman" style:font-name-complex="Mangal" fo:color="#1F4D78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>
        <style:list-level-properties text:space-before="0.25in" text:min-label-width="0in" text:list-level-position-and-space-mode="label-alignment">
          <style:list-level-label-alignment text:label-followed-by="nothing" fo:margin-left="0.25in" fo:text-indent="0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</text:outline-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1LVL1" style:family="text">
      <style:text-properties style:font-name="OpenSymbol" style:font-name-asian="OpenSymbol" style:font-name-complex="OpenSymbol"/>
    </style:style>
    <style:style style:name="WW_CharLFO31LVL2" style:family="text">
      <style:text-properties style:font-name="OpenSymbol" style:font-name-asian="OpenSymbol" style:font-name-complex="OpenSymbol"/>
    </style:style>
    <style:style style:name="WW_CharLFO31LVL3" style:family="text">
      <style:text-properties style:font-name="OpenSymbol" style:font-name-asian="OpenSymbol" style:font-name-complex="OpenSymbol"/>
    </style:style>
    <style:style style:name="WW_CharLFO31LVL4" style:family="text">
      <style:text-properties style:font-name="OpenSymbol" style:font-name-asian="OpenSymbol" style:font-name-complex="OpenSymbol"/>
    </style:style>
    <style:style style:name="WW_CharLFO31LVL5" style:family="text">
      <style:text-properties style:font-name="OpenSymbol" style:font-name-asian="OpenSymbol" style:font-name-complex="OpenSymbol"/>
    </style:style>
    <style:style style:name="WW_CharLFO31LVL6" style:family="text">
      <style:text-properties style:font-name="OpenSymbol" style:font-name-asian="OpenSymbol" style:font-name-complex="OpenSymbol"/>
    </style:style>
    <style:style style:name="WW_CharLFO31LVL7" style:family="text">
      <style:text-properties style:font-name="OpenSymbol" style:font-name-asian="OpenSymbol" style:font-name-complex="OpenSymbol"/>
    </style:style>
    <style:style style:name="WW_CharLFO31LVL8" style:family="text">
      <style:text-properties style:font-name="OpenSymbol" style:font-name-asian="OpenSymbol" style:font-name-complex="OpenSymbol"/>
    </style:style>
    <style:style style:name="WW_CharLFO31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OpenSymbol" style:font-name-asian="OpenSymbol" style:font-name-complex="Open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4LVL1" style:family="text">
      <style:text-properties style:font-name="OpenSymbol" style:font-name-asian="OpenSymbol" style:font-name-complex="OpenSymbol"/>
    </style:style>
    <style:style style:name="WW_CharLFO35LVL1" style:family="text">
      <style:text-properties style:font-name="OpenSymbol" style:font-name-asian="OpenSymbol" style:font-name-complex="OpenSymbol"/>
    </style:style>
    <style:style style:name="WW_CharLFO36LVL1" style:family="text">
      <style:text-properties style:font-name="OpenSymbol" style:font-name-asian="OpenSymbol" style:font-name-complex="OpenSymbol"/>
    </style:style>
    <style:style style:name="WW_CharLFO37LVL1" style:family="text">
      <style:text-properties style:font-name="OpenSymbol" style:font-name-asian="OpenSymbol" style:font-name-complex="OpenSymbol"/>
    </style: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name="WW_CharLFO43LVL1" style:family="text">
      <style:text-properties style:font-name="OpenSymbol" style:font-name-asian="OpenSymbol" style:font-name-complex="OpenSymbol"/>
    </style:style>
    <style:style style:name="WW_CharLFO43LVL2" style:family="text">
      <style:text-properties style:font-name="OpenSymbol" style:font-name-asian="OpenSymbol" style:font-name-complex="OpenSymbol"/>
    </style:style>
    <style:style style:name="WW_CharLFO43LVL3" style:family="text">
      <style:text-properties style:font-name="OpenSymbol" style:font-name-asian="OpenSymbol" style:font-name-complex="OpenSymbol"/>
    </style:style>
    <style:style style:name="WW_CharLFO43LVL4" style:family="text">
      <style:text-properties style:font-name="OpenSymbol" style:font-name-asian="OpenSymbol" style:font-name-complex="OpenSymbol"/>
    </style:style>
    <style:style style:name="WW_CharLFO43LVL5" style:family="text">
      <style:text-properties style:font-name="OpenSymbol" style:font-name-asian="OpenSymbol" style:font-name-complex="OpenSymbol"/>
    </style:style>
    <style:style style:name="WW_CharLFO43LVL6" style:family="text">
      <style:text-properties style:font-name="OpenSymbol" style:font-name-asian="OpenSymbol" style:font-name-complex="OpenSymbol"/>
    </style:style>
    <style:style style:name="WW_CharLFO43LVL7" style:family="text">
      <style:text-properties style:font-name="OpenSymbol" style:font-name-asian="OpenSymbol" style:font-name-complex="OpenSymbol"/>
    </style:style>
    <style:style style:name="WW_CharLFO43LVL8" style:family="text">
      <style:text-properties style:font-name="OpenSymbol" style:font-name-asian="OpenSymbol" style:font-name-complex="OpenSymbol"/>
    </style:style>
    <style:style style:name="WW_CharLFO43LVL9" style:family="text">
      <style:text-properties style:font-name="OpenSymbol" style:font-name-asian="OpenSymbol" style:font-name-complex="OpenSymbol"/>
    </style:style>
    <style:style style:name="WW_CharLFO44LVL1" style:family="text">
      <style:text-properties style:font-name="OpenSymbol" style:font-name-asian="OpenSymbol" style:font-name-complex="OpenSymbol"/>
    </style:style>
    <style:style style:name="WW_CharLFO44LVL2" style:family="text">
      <style:text-properties style:font-name="OpenSymbol" style:font-name-asian="OpenSymbol" style:font-name-complex="OpenSymbol"/>
    </style:style>
    <style:style style:name="WW_CharLFO44LVL3" style:family="text">
      <style:text-properties style:font-name="OpenSymbol" style:font-name-asian="OpenSymbol" style:font-name-complex="OpenSymbol"/>
    </style:style>
    <style:style style:name="WW_CharLFO44LVL4" style:family="text">
      <style:text-properties style:font-name="OpenSymbol" style:font-name-asian="OpenSymbol" style:font-name-complex="OpenSymbol"/>
    </style:style>
    <style:style style:name="WW_CharLFO44LVL5" style:family="text">
      <style:text-properties style:font-name="OpenSymbol" style:font-name-asian="OpenSymbol" style:font-name-complex="OpenSymbol"/>
    </style:style>
    <style:style style:name="WW_CharLFO44LVL6" style:family="text">
      <style:text-properties style:font-name="OpenSymbol" style:font-name-asian="OpenSymbol" style:font-name-complex="OpenSymbol"/>
    </style:style>
    <style:style style:name="WW_CharLFO44LVL7" style:family="text">
      <style:text-properties style:font-name="OpenSymbol" style:font-name-asian="OpenSymbol" style:font-name-complex="OpenSymbol"/>
    </style:style>
    <style:style style:name="WW_CharLFO44LVL8" style:family="text">
      <style:text-properties style:font-name="OpenSymbol" style:font-name-asian="OpenSymbol" style:font-name-complex="OpenSymbol"/>
    </style:style>
    <style:style style:name="WW_CharLFO44LVL9" style:family="text">
      <style:text-properties style:font-name="OpenSymbol" style:font-name-asian="OpenSymbol" style:font-name-complex="OpenSymbol"/>
    </style:style>
    <style:style style:name="WW_CharLFO45LVL1" style:family="text">
      <style:text-properties style:font-name="OpenSymbol" style:font-name-asian="OpenSymbol" style:font-name-complex="OpenSymbol"/>
    </style:style>
    <style:style style:name="WW_CharLFO45LVL2" style:family="text">
      <style:text-properties style:font-name="OpenSymbol" style:font-name-asian="OpenSymbol" style:font-name-complex="OpenSymbol"/>
    </style:style>
    <style:style style:name="WW_CharLFO45LVL3" style:family="text">
      <style:text-properties style:font-name="OpenSymbol" style:font-name-asian="OpenSymbol" style:font-name-complex="OpenSymbol"/>
    </style:style>
    <style:style style:name="WW_CharLFO45LVL4" style:family="text">
      <style:text-properties style:font-name="OpenSymbol" style:font-name-asian="OpenSymbol" style:font-name-complex="OpenSymbol"/>
    </style:style>
    <style:style style:name="WW_CharLFO45LVL5" style:family="text">
      <style:text-properties style:font-name="OpenSymbol" style:font-name-asian="OpenSymbol" style:font-name-complex="OpenSymbol"/>
    </style:style>
    <style:style style:name="WW_CharLFO45LVL6" style:family="text">
      <style:text-properties style:font-name="OpenSymbol" style:font-name-asian="OpenSymbol" style:font-name-complex="OpenSymbol"/>
    </style:style>
    <style:style style:name="WW_CharLFO45LVL7" style:family="text">
      <style:text-properties style:font-name="OpenSymbol" style:font-name-asian="OpenSymbol" style:font-name-complex="OpenSymbol"/>
    </style:style>
    <style:style style:name="WW_CharLFO45LVL8" style:family="text">
      <style:text-properties style:font-name="OpenSymbol" style:font-name-asian="OpenSymbol" style:font-name-complex="OpenSymbol"/>
    </style:style>
    <style:style style:name="WW_CharLFO45LVL9" style:family="text">
      <style:text-properties style:font-name="OpenSymbol" style:font-name-asian="OpenSymbol" style:font-name-complex="OpenSymbol"/>
    </style:style>
    <style:style style:name="WW_CharLFO46LVL1" style:family="text">
      <style:text-properties style:font-name="OpenSymbol" style:font-name-asian="OpenSymbol" style:font-name-complex="OpenSymbol"/>
    </style:style>
    <style:style style:name="WW_CharLFO46LVL2" style:family="text">
      <style:text-properties style:font-name="OpenSymbol" style:font-name-asian="OpenSymbol" style:font-name-complex="OpenSymbol"/>
    </style:style>
    <style:style style:name="WW_CharLFO46LVL3" style:family="text">
      <style:text-properties style:font-name="OpenSymbol" style:font-name-asian="OpenSymbol" style:font-name-complex="OpenSymbol"/>
    </style:style>
    <style:style style:name="WW_CharLFO46LVL4" style:family="text">
      <style:text-properties style:font-name="OpenSymbol" style:font-name-asian="OpenSymbol" style:font-name-complex="OpenSymbol"/>
    </style:style>
    <style:style style:name="WW_CharLFO46LVL5" style:family="text">
      <style:text-properties style:font-name="OpenSymbol" style:font-name-asian="OpenSymbol" style:font-name-complex="OpenSymbol"/>
    </style:style>
    <style:style style:name="WW_CharLFO46LVL6" style:family="text">
      <style:text-properties style:font-name="OpenSymbol" style:font-name-asian="OpenSymbol" style:font-name-complex="OpenSymbol"/>
    </style:style>
    <style:style style:name="WW_CharLFO46LVL7" style:family="text">
      <style:text-properties style:font-name="OpenSymbol" style:font-name-asian="OpenSymbol" style:font-name-complex="OpenSymbol"/>
    </style:style>
    <style:style style:name="WW_CharLFO46LVL8" style:family="text">
      <style:text-properties style:font-name="OpenSymbol" style:font-name-asian="OpenSymbol" style:font-name-complex="OpenSymbol"/>
    </style:style>
    <style:style style:name="WW_CharLFO46LVL9" style:family="text">
      <style:text-properties style:font-name="OpenSymbol" style:font-name-asian="OpenSymbol" style:font-name-complex="OpenSymbol"/>
    </style:style>
    <style:style style:name="WW_CharLFO47LVL1" style:family="text">
      <style:text-properties style:font-name="OpenSymbol" style:font-name-asian="OpenSymbol" style:font-name-complex="OpenSymbol"/>
    </style:style>
    <style:style style:name="WW_CharLFO47LVL2" style:family="text">
      <style:text-properties style:font-name="OpenSymbol" style:font-name-asian="OpenSymbol" style:font-name-complex="OpenSymbol"/>
    </style:style>
    <style:style style:name="WW_CharLFO47LVL3" style:family="text">
      <style:text-properties style:font-name="OpenSymbol" style:font-name-asian="OpenSymbol" style:font-name-complex="OpenSymbol"/>
    </style:style>
    <style:style style:name="WW_CharLFO47LVL4" style:family="text">
      <style:text-properties style:font-name="OpenSymbol" style:font-name-asian="OpenSymbol" style:font-name-complex="OpenSymbol"/>
    </style:style>
    <style:style style:name="WW_CharLFO47LVL5" style:family="text">
      <style:text-properties style:font-name="OpenSymbol" style:font-name-asian="OpenSymbol" style:font-name-complex="OpenSymbol"/>
    </style:style>
    <style:style style:name="WW_CharLFO47LVL6" style:family="text">
      <style:text-properties style:font-name="OpenSymbol" style:font-name-asian="OpenSymbol" style:font-name-complex="OpenSymbol"/>
    </style:style>
    <style:style style:name="WW_CharLFO47LVL7" style:family="text">
      <style:text-properties style:font-name="OpenSymbol" style:font-name-asian="OpenSymbol" style:font-name-complex="OpenSymbol"/>
    </style:style>
    <style:style style:name="WW_CharLFO47LVL8" style:family="text">
      <style:text-properties style:font-name="OpenSymbol" style:font-name-asian="OpenSymbol" style:font-name-complex="OpenSymbol"/>
    </style:style>
    <style:style style:name="WW_CharLFO47LVL9" style:family="text">
      <style:text-properties style:font-name="OpenSymbol" style:font-name-asian="OpenSymbol" style:font-name-complex="OpenSymbol"/>
    </style:style>
    <style:style style:name="WW_CharLFO48LVL1" style:family="text">
      <style:text-properties style:font-name="OpenSymbol" style:font-name-asian="OpenSymbol" style:font-name-complex="OpenSymbol"/>
    </style:style>
    <style:style style:name="WW_CharLFO48LVL2" style:family="text">
      <style:text-properties style:font-name="OpenSymbol" style:font-name-asian="OpenSymbol" style:font-name-complex="OpenSymbol"/>
    </style:style>
    <style:style style:name="WW_CharLFO48LVL3" style:family="text">
      <style:text-properties style:font-name="OpenSymbol" style:font-name-asian="OpenSymbol" style:font-name-complex="OpenSymbol"/>
    </style:style>
    <style:style style:name="WW_CharLFO48LVL4" style:family="text">
      <style:text-properties style:font-name="OpenSymbol" style:font-name-asian="OpenSymbol" style:font-name-complex="OpenSymbol"/>
    </style:style>
    <style:style style:name="WW_CharLFO48LVL5" style:family="text">
      <style:text-properties style:font-name="OpenSymbol" style:font-name-asian="OpenSymbol" style:font-name-complex="OpenSymbol"/>
    </style:style>
    <style:style style:name="WW_CharLFO48LVL6" style:family="text">
      <style:text-properties style:font-name="OpenSymbol" style:font-name-asian="OpenSymbol" style:font-name-complex="OpenSymbol"/>
    </style:style>
    <style:style style:name="WW_CharLFO48LVL7" style:family="text">
      <style:text-properties style:font-name="OpenSymbol" style:font-name-asian="OpenSymbol" style:font-name-complex="OpenSymbol"/>
    </style:style>
    <style:style style:name="WW_CharLFO48LVL8" style:family="text">
      <style:text-properties style:font-name="OpenSymbol" style:font-name-asian="OpenSymbol" style:font-name-complex="OpenSymbol"/>
    </style:style>
    <style:style style:name="WW_CharLFO48LVL9" style:family="text">
      <style:text-properties style:font-name="OpenSymbol" style:font-name-asian="OpenSymbol" style:font-name-complex="OpenSymbol"/>
    </style:style>
    <style:style style:name="WW_CharLFO49LVL1" style:family="text">
      <style:text-properties style:font-name="OpenSymbol" style:font-name-asian="OpenSymbol" style:font-name-complex="OpenSymbol"/>
    </style:style>
    <style:style style:name="WW_CharLFO49LVL2" style:family="text">
      <style:text-properties style:font-name="OpenSymbol" style:font-name-asian="OpenSymbol" style:font-name-complex="OpenSymbol"/>
    </style:style>
    <style:style style:name="WW_CharLFO49LVL3" style:family="text">
      <style:text-properties style:font-name="OpenSymbol" style:font-name-asian="OpenSymbol" style:font-name-complex="OpenSymbol"/>
    </style:style>
    <style:style style:name="WW_CharLFO49LVL4" style:family="text">
      <style:text-properties style:font-name="OpenSymbol" style:font-name-asian="OpenSymbol" style:font-name-complex="OpenSymbol"/>
    </style:style>
    <style:style style:name="WW_CharLFO49LVL5" style:family="text">
      <style:text-properties style:font-name="OpenSymbol" style:font-name-asian="OpenSymbol" style:font-name-complex="OpenSymbol"/>
    </style:style>
    <style:style style:name="WW_CharLFO49LVL6" style:family="text">
      <style:text-properties style:font-name="OpenSymbol" style:font-name-asian="OpenSymbol" style:font-name-complex="OpenSymbol"/>
    </style:style>
    <style:style style:name="WW_CharLFO49LVL7" style:family="text">
      <style:text-properties style:font-name="OpenSymbol" style:font-name-asian="OpenSymbol" style:font-name-complex="OpenSymbol"/>
    </style:style>
    <style:style style:name="WW_CharLFO49LVL8" style:family="text">
      <style:text-properties style:font-name="OpenSymbol" style:font-name-asian="OpenSymbol" style:font-name-complex="OpenSymbol"/>
    </style:style>
    <style:style style:name="WW_CharLFO49LVL9" style:family="text">
      <style:text-properties style:font-name="OpenSymbol" style:font-name-asian="OpenSymbol" style:font-name-complex="OpenSymbol"/>
    </style:style>
    <style:style style:name="WW_CharLFO50LVL1" style:family="text">
      <style:text-properties style:font-name="OpenSymbol" style:font-name-asian="OpenSymbol" style:font-name-complex="OpenSymbol"/>
    </style:style>
    <style:style style:name="WW_CharLFO50LVL2" style:family="text">
      <style:text-properties style:font-name="OpenSymbol" style:font-name-asian="OpenSymbol" style:font-name-complex="OpenSymbol"/>
    </style:style>
    <style:style style:name="WW_CharLFO50LVL3" style:family="text">
      <style:text-properties style:font-name="OpenSymbol" style:font-name-asian="OpenSymbol" style:font-name-complex="OpenSymbol"/>
    </style:style>
    <style:style style:name="WW_CharLFO50LVL4" style:family="text">
      <style:text-properties style:font-name="OpenSymbol" style:font-name-asian="OpenSymbol" style:font-name-complex="OpenSymbol"/>
    </style:style>
    <style:style style:name="WW_CharLFO50LVL5" style:family="text">
      <style:text-properties style:font-name="OpenSymbol" style:font-name-asian="OpenSymbol" style:font-name-complex="OpenSymbol"/>
    </style:style>
    <style:style style:name="WW_CharLFO50LVL6" style:family="text">
      <style:text-properties style:font-name="OpenSymbol" style:font-name-asian="OpenSymbol" style:font-name-complex="OpenSymbol"/>
    </style:style>
    <style:style style:name="WW_CharLFO50LVL7" style:family="text">
      <style:text-properties style:font-name="OpenSymbol" style:font-name-asian="OpenSymbol" style:font-name-complex="OpenSymbol"/>
    </style:style>
    <style:style style:name="WW_CharLFO50LVL8" style:family="text">
      <style:text-properties style:font-name="OpenSymbol" style:font-name-asian="OpenSymbol" style:font-name-complex="OpenSymbol"/>
    </style:style>
    <style:style style:name="WW_CharLFO50LVL9" style:family="text">
      <style:text-properties style:font-name="OpenSymbol" style:font-name-asian="OpenSymbol" style:font-name-complex="OpenSymbol"/>
    </style:style>
    <style:style style:name="WW_CharLFO51LVL1" style:family="text">
      <style:text-properties style:font-name="OpenSymbol" style:font-name-asian="OpenSymbol" style:font-name-complex="OpenSymbol"/>
    </style:style>
    <style:style style:name="WW_CharLFO51LVL2" style:family="text">
      <style:text-properties style:font-name="OpenSymbol" style:font-name-asian="OpenSymbol" style:font-name-complex="OpenSymbol"/>
    </style:style>
    <style:style style:name="WW_CharLFO51LVL3" style:family="text">
      <style:text-properties style:font-name="OpenSymbol" style:font-name-asian="OpenSymbol" style:font-name-complex="OpenSymbol"/>
    </style:style>
    <style:style style:name="WW_CharLFO51LVL4" style:family="text">
      <style:text-properties style:font-name="OpenSymbol" style:font-name-asian="OpenSymbol" style:font-name-complex="OpenSymbol"/>
    </style:style>
    <style:style style:name="WW_CharLFO51LVL5" style:family="text">
      <style:text-properties style:font-name="OpenSymbol" style:font-name-asian="OpenSymbol" style:font-name-complex="OpenSymbol"/>
    </style:style>
    <style:style style:name="WW_CharLFO51LVL6" style:family="text">
      <style:text-properties style:font-name="OpenSymbol" style:font-name-asian="OpenSymbol" style:font-name-complex="OpenSymbol"/>
    </style:style>
    <style:style style:name="WW_CharLFO51LVL7" style:family="text">
      <style:text-properties style:font-name="OpenSymbol" style:font-name-asian="OpenSymbol" style:font-name-complex="OpenSymbol"/>
    </style:style>
    <style:style style:name="WW_CharLFO51LVL8" style:family="text">
      <style:text-properties style:font-name="OpenSymbol" style:font-name-asian="OpenSymbol" style:font-name-complex="OpenSymbol"/>
    </style:style>
    <style:style style:name="WW_CharLFO51LVL9" style:family="text">
      <style:text-properties style:font-name="OpenSymbol" style:font-name-asian="OpenSymbol" style:font-name-complex="OpenSymbol"/>
    </style:style>
    <style:style style:name="WW_CharLFO52LVL1" style:family="text">
      <style:text-properties style:font-name="OpenSymbol" style:font-name-asian="OpenSymbol" style:font-name-complex="OpenSymbol"/>
    </style:style>
    <style:style style:name="WW_CharLFO52LVL2" style:family="text">
      <style:text-properties style:font-name="OpenSymbol" style:font-name-asian="OpenSymbol" style:font-name-complex="OpenSymbol"/>
    </style:style>
    <style:style style:name="WW_CharLFO52LVL3" style:family="text">
      <style:text-properties style:font-name="OpenSymbol" style:font-name-asian="OpenSymbol" style:font-name-complex="OpenSymbol"/>
    </style:style>
    <style:style style:name="WW_CharLFO52LVL4" style:family="text">
      <style:text-properties style:font-name="OpenSymbol" style:font-name-asian="OpenSymbol" style:font-name-complex="OpenSymbol"/>
    </style:style>
    <style:style style:name="WW_CharLFO52LVL5" style:family="text">
      <style:text-properties style:font-name="OpenSymbol" style:font-name-asian="OpenSymbol" style:font-name-complex="OpenSymbol"/>
    </style:style>
    <style:style style:name="WW_CharLFO52LVL6" style:family="text">
      <style:text-properties style:font-name="OpenSymbol" style:font-name-asian="OpenSymbol" style:font-name-complex="OpenSymbol"/>
    </style:style>
    <style:style style:name="WW_CharLFO52LVL7" style:family="text">
      <style:text-properties style:font-name="OpenSymbol" style:font-name-asian="OpenSymbol" style:font-name-complex="OpenSymbol"/>
    </style:style>
    <style:style style:name="WW_CharLFO52LVL8" style:family="text">
      <style:text-properties style:font-name="OpenSymbol" style:font-name-asian="OpenSymbol" style:font-name-complex="OpenSymbol"/>
    </style:style>
    <style:style style:name="WW_CharLFO52LVL9" style:family="text">
      <style:text-properties style:font-name="OpenSymbol" style:font-name-asian="OpenSymbol" style:font-name-complex="OpenSymbol"/>
    </style:style>
    <style:style style:name="WW_CharLFO54LVL1" style:family="text">
      <style:text-properties style:font-name="Symbol"/>
    </style:style>
    <style:style style:name="WW_CharLFO54LVL2" style:family="text">
      <style:text-properties style:font-name="Courier New" style:font-name-complex="Courier New"/>
    </style:style>
    <style:style style:name="WW_CharLFO54LVL3" style:family="text">
      <style:text-properties style:font-name="Wingdings"/>
    </style:style>
    <style:style style:name="WW_CharLFO54LVL4" style:family="text">
      <style:text-properties style:font-name="Symbol"/>
    </style:style>
    <style:style style:name="WW_CharLFO54LVL5" style:family="text">
      <style:text-properties style:font-name="Courier New" style:font-name-complex="Courier New"/>
    </style:style>
    <style:style style:name="WW_CharLFO54LVL6" style:family="text">
      <style:text-properties style:font-name="Wingdings"/>
    </style:style>
    <style:style style:name="WW_CharLFO54LVL7" style:family="text">
      <style:text-properties style:font-name="Symbol"/>
    </style:style>
    <style:style style:name="WW_CharLFO54LVL8" style:family="text">
      <style:text-properties style:font-name="Courier New" style:font-name-complex="Courier New"/>
    </style:style>
    <style:style style:name="WW_CharLFO54LVL9" style:family="text">
      <style:text-properties style:font-name="Wingdings"/>
    </style:style>
    <style:style style:name="WW_CharLFO55LVL1" style:family="text">
      <style:text-properties style:font-name="Symbol"/>
    </style:style>
    <style:style style:name="WW_CharLFO55LVL2" style:family="text">
      <style:text-properties style:font-name="Courier New" style:font-name-complex="Courier New"/>
    </style:style>
    <style:style style:name="WW_CharLFO55LVL3" style:family="text">
      <style:text-properties style:font-name="Wingdings"/>
    </style:style>
    <style:style style:name="WW_CharLFO55LVL4" style:family="text">
      <style:text-properties style:font-name="Symbol"/>
    </style:style>
    <style:style style:name="WW_CharLFO55LVL5" style:family="text">
      <style:text-properties style:font-name="Courier New" style:font-name-complex="Courier New"/>
    </style:style>
    <style:style style:name="WW_CharLFO55LVL6" style:family="text">
      <style:text-properties style:font-name="Wingdings"/>
    </style:style>
    <style:style style:name="WW_CharLFO55LVL7" style:family="text">
      <style:text-properties style:font-name="Symbol"/>
    </style:style>
    <style:style style:name="WW_CharLFO55LVL8" style:family="text">
      <style:text-properties style:font-name="Courier New" style:font-name-complex="Courier New"/>
    </style:style>
    <style:style style:name="WW_CharLFO55LVL9" style:family="text">
      <style:text-properties style:font-name="Wingdings"/>
    </style:style>
    <style:style style:name="WW_CharLFO56LVL1" style:family="text">
      <style:text-properties style:font-name="Symbol"/>
    </style:style>
    <style:style style:name="WW_CharLFO56LVL2" style:family="text">
      <style:text-properties style:font-name="Courier New" style:font-name-complex="Courier New"/>
    </style:style>
    <style:style style:name="WW_CharLFO56LVL3" style:family="text">
      <style:text-properties style:font-name="Wingdings"/>
    </style:style>
    <style:style style:name="WW_CharLFO56LVL4" style:family="text">
      <style:text-properties style:font-name="Symbol"/>
    </style:style>
    <style:style style:name="WW_CharLFO56LVL5" style:family="text">
      <style:text-properties style:font-name="Courier New" style:font-name-complex="Courier New"/>
    </style:style>
    <style:style style:name="WW_CharLFO56LVL6" style:family="text">
      <style:text-properties style:font-name="Wingdings"/>
    </style:style>
    <style:style style:name="WW_CharLFO56LVL7" style:family="text">
      <style:text-properties style:font-name="Symbol"/>
    </style:style>
    <style:style style:name="WW_CharLFO56LVL8" style:family="text">
      <style:text-properties style:font-name="Courier New" style:font-name-complex="Courier New"/>
    </style:style>
    <style:style style:name="WW_CharLFO56LVL9" style:family="text">
      <style:text-properties style:font-name="Wingdings"/>
    </style:style>
    <style:style style:name="WW_CharLFO57LVL1" style:family="text">
      <style:text-properties style:font-name="Symbol"/>
    </style:style>
    <style:style style:name="WW_CharLFO57LVL2" style:family="text">
      <style:text-properties style:font-name="Courier New" style:font-name-complex="Courier New"/>
    </style:style>
    <style:style style:name="WW_CharLFO57LVL3" style:family="text">
      <style:text-properties style:font-name="Wingdings"/>
    </style:style>
    <style:style style:name="WW_CharLFO57LVL4" style:family="text">
      <style:text-properties style:font-name="Symbol"/>
    </style:style>
    <style:style style:name="WW_CharLFO57LVL5" style:family="text">
      <style:text-properties style:font-name="Courier New" style:font-name-complex="Courier New"/>
    </style:style>
    <style:style style:name="WW_CharLFO57LVL6" style:family="text">
      <style:text-properties style:font-name="Wingdings"/>
    </style:style>
    <style:style style:name="WW_CharLFO57LVL7" style:family="text">
      <style:text-properties style:font-name="Symbol"/>
    </style:style>
    <style:style style:name="WW_CharLFO57LVL8" style:family="text">
      <style:text-properties style:font-name="Courier New" style:font-name-complex="Courier New"/>
    </style:style>
    <style:style style:name="WW_CharLFO57LVL9" style:family="text">
      <style:text-properties style:font-name="Wingdings"/>
    </style:style>
    <style:style style:name="WW_CharLFO58LVL1" style:family="text">
      <style:text-properties style:font-name="Symbol"/>
    </style:style>
    <style:style style:name="WW_CharLFO58LVL2" style:family="text">
      <style:text-properties style:font-name="Courier New" style:font-name-complex="Courier New"/>
    </style:style>
    <style:style style:name="WW_CharLFO58LVL3" style:family="text">
      <style:text-properties style:font-name="Wingdings"/>
    </style:style>
    <style:style style:name="WW_CharLFO58LVL4" style:family="text">
      <style:text-properties style:font-name="Symbol"/>
    </style:style>
    <style:style style:name="WW_CharLFO58LVL5" style:family="text">
      <style:text-properties style:font-name="Courier New" style:font-name-complex="Courier New"/>
    </style:style>
    <style:style style:name="WW_CharLFO58LVL6" style:family="text">
      <style:text-properties style:font-name="Wingdings"/>
    </style:style>
    <style:style style:name="WW_CharLFO58LVL7" style:family="text">
      <style:text-properties style:font-name="Symbol"/>
    </style:style>
    <style:style style:name="WW_CharLFO58LVL8" style:family="text">
      <style:text-properties style:font-name="Courier New" style:font-name-complex="Courier New"/>
    </style:style>
    <style:style style:name="WW_CharLFO5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5">
      <text:list-level-style-bullet text:level="1" text:style-name="WW_CharLFO35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6">
      <text:list-level-style-bullet text:level="1" text:style-name="WW_CharLFO36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7">
      <text:list-level-style-bullet text:level="1" text:style-name="WW_CharLFO37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8">
      <text:list-level-style-bullet text:level="1" text:style-name="WW_CharLFO3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6">
      <text:list-level-style-bullet text:level="1" text:style-name="WW_CharLFO46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7">
      <text:list-level-style-bullet text:level="1" text:style-name="WW_CharLFO47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4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1">
      <text:list-level-style-bullet text:level="1" text:style-name="WW_CharLFO5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2">
      <text:list-level-style-bullet text:level="1" text:style-name="WW_CharLFO5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5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4826in" fo:margin-bottom="0.5in" fo:margin-right="0.342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center"/>
      <style:text-properties fo:font-size="26pt" style:font-size-asian="26pt" style:font-size-complex="26pt"/>
    </style:style>
  </office:automatic-styles>
  <office:master-styles>
    <style:master-page style:name="MP0" style:page-layout-name="PL0">
      <style:header>
        <text:p text:style-name="P2">История России</text:p>
      </style:header>
      <style:footer>
        <text:p text:style-name="Нижнийколонтитул"><text:page-number text:fixed="false">3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Игорь Николашин</dc:creator>
    <meta:creation-date>2023-10-17T19:02:00Z</meta:creation-date>
    <dc:date>2024-03-14T19:20:00Z</dc:date>
    <meta:template xlink:href="Normal" xlink:type="simple"/>
    <meta:editing-cycles>348</meta:editing-cycles>
    <meta:editing-duration>PT35700S</meta:editing-duration>
    <meta:document-statistic meta:page-count="36" meta:paragraph-count="203" meta:word-count="15227" meta:character-count="101821" meta:row-count="723" meta:non-whitespace-character-count="86797"/>
  </office:meta>
</office:document-meta>
</file>